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svg" manifest:media-type=""/>
  <manifest:file-entry manifest:full-path="media/image3.svg" manifest:media-type=""/>
  <manifest:file-entry manifest:full-path="media/image4.png" manifest:media-type="image/png"/>
  <manifest:file-entry manifest:full-path="media/image5.svg" manifest:media-type=""/>
  <manifest:file-entry manifest:full-path="media/image6.png" manifest:media-type="image/png"/>
  <manifest:file-entry manifest:full-path="media/image7.png" manifest:media-type="image/png"/>
  <manifest:file-entry manifest:full-path="media/image8.svg" manifest:media-type=""/>
  <manifest:file-entry manifest:full-path="media/image9.svg" manifest:media-type=""/>
  <manifest:file-entry manifest:full-path="media/image10.png" manifest:media-type="image/png"/>
  <manifest:file-entry manifest:full-path="media/image11.png" manifest:media-type="image/png"/>
  <manifest:file-entry manifest:full-path="media/image12.png" manifest:media-type="image/png"/>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automatic-styles>
    <style:style style:family="graphic" style:name="a1217" style:parent-style-name="Graphics">
      <style:graphic-properties draw:fill="none" draw:stroke="none"/>
    </style:style>
    <style:style style:family="graphic" style:name="a1218" style:parent-style-name="Graphics">
      <style:graphic-properties draw:fill="none" draw:stroke="none"/>
    </style:style>
    <style:style style:family="graphic" style:name="a1219" style:parent-style-name="Graphics">
      <style:graphic-properties draw:fill="none" draw:stroke="none"/>
    </style:style>
    <style:style style:family="text" style:name="a1050">
      <style:text-properties fo:font-variant="normal" fo:text-transform="none" fo:color="#000000" style:text-line-through-type="none" style:text-line-through-style="none" style:text-line-through-width="auto" style:text-line-through-color="font-color" style:text-position="0% 100%" fo:font-family="Meiryo" style:font-family-asian="Meiryo" style:font-family-generic="swiss" style:font-family-generic-asian="swiss" style:font-pitch="variable" style:font-pitch-asian="variable" fo:font-size="0.77847in" style:font-size-asian="0.77847in" style:font-size-complex="0.77847in" fo:letter-spacing="0.05556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1">
      <style:paragraph-properties fo:line-height="100%" fo:text-align="left" style:tab-stop-distance="0.8267in" fo:margin-left="0in" fo:margin-right="0in" fo:text-indent="0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52">
      <style:graphic-properties fo:wrap-option="wrap" fo:padding-top="0.47284in" fo:padding-bottom="0.47284in" fo:padding-left="0.47284in" fo:padding-right="0.47284in" draw:textarea-vertical-align="top" draw:textarea-horizontal-align="left" draw:fill="solid" draw:fill-color="#e2f0d9" draw:opacity="100%" draw:stroke="none" draw:auto-grow-width="false" draw:auto-grow-height="false"/>
      <style:paragraph-properties style:font-independent-line-spacing="true" style:writing-mode="lr-tb"/>
    </style:style>
    <style:style style:family="text" style:name="a1053">
      <style:text-properties fo:font-variant="normal" fo:text-transform="none" fo:color="#000000" style:text-line-through-type="none" style:text-line-through-style="none" style:text-line-through-width="auto" style:text-line-through-color="font-color" style:text-position="0% 100%" fo:font-family="Calibri" style:font-family-asian="游ゴシック" style:font-family-generic-asian="swiss" style:font-pitch-asian="variable" fo:font-size="4.00736in" style:font-size-asian="4.00736in" style:font-size-complex="4.00736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55">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1056">
      <style:text-properties fo:font-variant="normal" fo:text-transform="none" fo:color="#000000" style:text-line-through-type="none" style:text-line-through-style="none" style:text-line-through-width="auto" style:text-line-through-color="font-color" style:text-position="0% 100%" fo:font-family="Meiryo" style:font-family-asian="Meiryo" style:font-family-generic="swiss" style:font-family-generic-asian="swiss" style:font-pitch="variable" style:font-pitch-asian="variable" fo:font-size="0.66722in" style:font-size-asian="0.66722in" style:font-size-complex="0.66722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7">
      <style:text-properties fo:font-variant="normal" fo:text-transform="none" fo:color="#000000" style:text-line-through-type="none" style:text-line-through-style="none" style:text-line-through-width="auto" style:text-line-through-color="font-color" style:text-position="0% 100%" fo:font-family="Meiryo" style:font-family-asian="Meiryo" style:font-family-generic="swiss" style:font-family-generic-asian="swiss" style:font-pitch="variable" style:font-pitch-asian="variable" fo:font-size="0.66722in" style:font-size-asian="0.66722in" style:font-size-complex="0.66722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8">
      <style:paragraph-properties fo:line-height="12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9">
      <style:text-properties fo:font-variant="normal" fo:text-transform="none" fo:color="#000000" style:text-line-through-type="none" style:text-line-through-style="none" style:text-line-through-width="auto" style:text-line-through-color="font-color" style:text-position="0% 100%" fo:font-family="Meiryo" style:font-family-asian="Meiryo" style:font-family-generic="swiss" style:font-family-generic-asian="swiss" style:font-pitch="variable" style:font-pitch-asian="variable" fo:font-size="0.58389in" style:font-size-asian="0.58389in" style:font-size-complex="0.58389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101">
      <style:table-cell-properties style:vertical-align="top" fo:padding-top="0.05in" fo:padding-bottom="0.05in" fo:padding-left="0.1in" fo:padding-right="0.1in"/>
      <style:paragraph-properties style:writing-mode="lr-tb"/>
    </style:style>
    <style:style style:family="text" style:name="a1102">
      <style:text-properties fo:font-size="0.66667in" style:font-size-asian="0.66667in" style:font-size-complex="0.66667in" fo:language="en" style:language-asian="ja" fo:country="US" style:country-asian="JP"/>
    </style:style>
    <style:style style:family="text" style:name="a1170">
      <style:text-properties fo:font-variant="normal" fo:text-transform="none" fo:color="#000000" style:text-line-through-type="none" style:text-line-through-style="none" style:text-line-through-width="auto" style:text-line-through-color="font-color" style:text-position="0% 100%" fo:font-family="Meiryo" style:font-family-asian="Meiryo" fo:font-size="0.66667in" style:font-size-asian="0.66667in" style:font-size-complex="0.6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3">
      <style:text-properties fo:font-size="0.66667in" style:font-size-asian="0.66667in" style:font-size-complex="0.66667in" fo:language="en" fo:country="US"/>
    </style:style>
    <style:style style:family="text" style:name="a1171">
      <style:text-properties fo:font-variant="normal" fo:text-transform="none" fo:color="#000000" style:text-line-through-type="none" style:text-line-through-style="none" style:text-line-through-width="auto" style:text-line-through-color="font-color" style:text-position="0% 100%" fo:font-family="Calibri" style:font-family-asian="游ゴシック" style:font-family-generic-asian="swiss" style:font-pitch-asian="variable" fo:font-size="0.25in" style:font-size-asian="0.25in" style:font-size-complex="0.25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4">
      <style:paragraph-properties fo:text-align="center"/>
    </style:style>
    <style:style style:family="paragraph" style:name="a1172">
      <style:paragraph-properties fo:line-height="12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3">
      <style:text-properties fo:font-variant="normal" fo:text-transform="none" fo:color="#000000" style:text-line-through-type="none" style:text-line-through-style="none" style:text-line-through-width="auto" style:text-line-through-color="font-color" style:text-position="0% 100%" fo:font-family="Meiryo" style:font-family-asian="Meiryo" fo:font-size="0.75in" style:font-size-asian="0.75in" style:font-size-complex="0.7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106">
      <style:table-cell-properties style:vertical-align="top" fo:padding-top="0.05in" fo:padding-bottom="0.05in" fo:padding-left="0.1in" fo:padding-right="0.1in"/>
      <style:paragraph-properties style:writing-mode="lr-tb"/>
    </style:style>
    <style:style style:family="paragraph" style:name="a1174">
      <style:paragraph-properties fo:line-height="12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7">
      <style:text-properties fo:font-size="0.66667in" style:font-size-asian="0.66667in" style:font-size-complex="0.66667in" fo:language="en" style:language-asian="ja" fo:country="US" style:country-asian="JP"/>
    </style:style>
    <style:style style:family="text" style:name="a1175">
      <style:text-properties fo:font-variant="normal" fo:text-transform="none" fo:color="#000000" style:text-line-through-type="none" style:text-line-through-style="none" style:text-line-through-width="auto" style:text-line-through-color="font-color" style:text-position="0% 100%" fo:font-family="Meiryo" style:font-family-asian="Meiryo" fo:font-size="0.66667in" style:font-size-asian="0.66667in" style:font-size-complex="0.6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8">
      <style:paragraph-properties fo:text-align="center"/>
    </style:style>
    <style:style style:family="text" style:name="a1176">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66667in" style:font-size-asian="0.66667in" style:font-size-complex="0.66667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7">
      <style:paragraph-properties fo:line-height="12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8">
      <style:text-properties fo:font-variant="normal" fo:text-transform="none" fo:color="#000000" style:text-line-through-type="none" style:text-line-through-style="none" style:text-line-through-width="auto" style:text-line-through-color="font-color" style:text-position="0% 100%" fo:font-family="Meiryo" style:font-family-asian="Meiryo" fo:font-size="0.66667in" style:font-size-asian="0.66667in" style:font-size-complex="0.6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0">
      <style:text-properties fo:font-variant="normal" fo:text-transform="none" fo:color="#ffffff" style:text-line-through-type="none" style:text-line-through-style="none" style:text-line-through-width="auto" style:text-line-through-color="font-color" style:text-position="0% 100%" fo:font-family="Calibri" style:font-family-asian="游ゴシック" style:font-family-generic-asian="swiss" style:font-pitch-asian="variable" fo:font-size="4.00736in" style:font-size-asian="4.00736in" style:font-size-complex="4.00736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66667in" style:font-size-asian="0.66667in" style:font-size-complex="0.66667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22">
      <style:graphic-properties fo:wrap-option="wrap" fo:padding-top="0.05in" fo:padding-bottom="0.05in" fo:padding-left="0.1in" fo:padding-right="0.1in" draw:textarea-vertical-align="middle" draw:textarea-horizontal-align="center" draw:fill="solid" draw:fill-color="#4472c4" draw:opacity="100%" draw:stroke="solid" svg:stroke-width="0.01389in" svg:stroke-color="#172c51" svg:stroke-opacity="100%" draw:stroke-linejoin="miter" svg:stroke-linecap="butt" draw:auto-grow-width="false" draw:auto-grow-height="false"/>
      <style:paragraph-properties style:font-independent-line-spacing="true" style:writing-mode="lr-tb"/>
    </style:style>
    <style:style style:family="text" style:name="a1223">
      <style:text-properties fo:font-variant="normal" fo:text-transform="none" fo:color="#ffffff" style:text-line-through-type="none" style:text-line-through-style="none" style:text-line-through-width="auto" style:text-line-through-color="font-color" style:text-position="0% 100%" fo:font-family="Calibri" style:font-family-asian="游ゴシック" style:font-family-generic-asian="swiss" style:font-pitch-asian="variable" fo:font-size="4.00736in" style:font-size-asian="4.00736in" style:font-size-complex="4.00736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25">
      <style:graphic-properties fo:wrap-option="wrap" fo:padding-top="0.05in" fo:padding-bottom="0.05in" fo:padding-left="0.1in" fo:padding-right="0.1in" draw:textarea-vertical-align="middle" draw:textarea-horizontal-align="center" draw:fill="solid" draw:fill-color="#4472c4" draw:opacity="100%" draw:stroke="solid" svg:stroke-width="0.01389in" svg:stroke-color="#172c51" svg:stroke-opacity="100%" draw:stroke-linejoin="miter" svg:stroke-linecap="butt" draw:auto-grow-width="false" draw:auto-grow-height="false"/>
      <style:paragraph-properties style:font-independent-line-spacing="true" style:writing-mode="lr-tb"/>
    </style:style>
    <style:style style:family="graphic" style:name="a1226" style:parent-style-name="Graphics">
      <style:graphic-properties draw:fill="none" fo:clip="rect(0in, 0in, 0in, 0in)" draw:stroke="none"/>
    </style:style>
    <style:style style:family="graphic" style:name="a1227" style:parent-style-name="Graphics">
      <style:graphic-properties draw:fill="none" fo:clip="rect(0in, 0in, 0in, 0in)" draw:stroke="none"/>
    </style:style>
    <style:style style:family="graphic" style:name="a1228" style:parent-style-name="Graphics">
      <style:graphic-properties draw:fill="none" draw:stroke="none"/>
    </style:style>
    <style:style style:family="graphic" style:name="a1229" style:parent-style-name="Graphics">
      <style:graphic-properties draw:fill="none" draw:stroke="none"/>
    </style:style>
    <style:style style:family="text" style:name="a1060">
      <style:text-properties fo:font-variant="normal" fo:text-transform="none" fo:color="#000000" style:text-line-through-type="none" style:text-line-through-style="none" style:text-line-through-width="auto" style:text-line-through-color="font-color" style:text-position="0% 100%" fo:font-family="Meiryo" style:font-family-asian="Meiryo" style:font-family-generic="swiss" style:font-family-generic-asian="swiss" style:font-pitch="variable" style:font-pitch-asian="variable" fo:font-size="0.58389in" style:font-size-asian="0.58389in" style:font-size-complex="0.58389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1">
      <style:text-properties fo:font-variant="normal" fo:text-transform="none" fo:color="#000000" style:text-line-through-type="none" style:text-line-through-style="none" style:text-line-through-width="auto" style:text-line-through-color="font-color" style:text-position="0% 100%" fo:font-family="Meiryo" style:font-family-asian="Meiryo" style:font-family-generic="swiss" style:font-family-generic-asian="swiss" style:font-pitch="variable" style:font-pitch-asian="variable" fo:font-size="0.58389in" style:font-size-asian="0.58389in" style:font-size-complex="0.58389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2">
      <style:paragraph-properties fo:line-height="12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3">
      <style:text-properties fo:font-variant="normal" fo:text-transform="none" fo:color="#000000" style:text-line-through-type="none" style:text-line-through-style="none" style:text-line-through-width="auto" style:text-line-through-color="font-color" style:text-position="0% 100%" fo:font-family="Meiryo" style:font-family-asian="Meiryo" style:font-family-generic="swiss" style:font-family-generic-asian="swiss" style:font-pitch="variable" style:font-pitch-asian="variable" fo:font-size="0.58389in" style:font-size-asian="0.58389in" style:font-size-complex="0.58389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4">
      <style:text-properties fo:font-variant="normal" fo:text-transform="none" fo:color="#000000" style:text-line-through-type="none" style:text-line-through-style="none" style:text-line-through-width="auto" style:text-line-through-color="font-color" style:text-position="0% 100%" fo:font-family="Meiryo" style:font-family-asian="Meiryo" style:font-family-generic="swiss" style:font-family-generic-asian="swiss" style:font-pitch="variable" style:font-pitch-asian="variable" fo:font-size="0.58389in" style:font-size-asian="0.58389in" style:font-size-complex="0.58389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5">
      <style:text-properties fo:font-variant="normal" fo:text-transform="none" fo:color="#000000" style:text-line-through-type="none" style:text-line-through-style="none" style:text-line-through-width="auto" style:text-line-through-color="font-color" style:text-position="0% 100%" fo:font-family="Meiryo" style:font-family-asian="Meiryo" style:font-family-generic="swiss" style:font-family-generic-asian="swiss" style:font-pitch="variable" style:font-pitch-asian="variable" fo:font-size="0.58389in" style:font-size-asian="0.58389in" style:font-size-complex="0.58389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6">
      <style:paragraph-properties fo:line-height="12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7">
      <style:text-properties fo:font-variant="normal" fo:text-transform="none" fo:color="#000000" style:text-line-through-type="none" style:text-line-through-style="none" style:text-line-through-width="auto" style:text-line-through-color="font-color" style:text-position="0% 100%" fo:font-family="Meiryo" style:font-family-asian="Meiryo" style:font-family-generic="swiss" style:font-family-generic-asian="swiss" style:font-pitch="variable" style:font-pitch-asian="variable" fo:font-size="0.58389in" style:font-size-asian="0.58389in" style:font-size-complex="0.58389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8">
      <style:text-properties fo:font-variant="normal" fo:text-transform="none" fo:color="#000000" style:text-line-through-type="none" style:text-line-through-style="none" style:text-line-through-width="auto" style:text-line-through-color="font-color" style:text-position="0% 100%" fo:font-family="Meiryo" style:font-family-asian="Meiryo" style:font-family-generic="swiss" style:font-family-generic-asian="swiss" style:font-pitch="variable" style:font-pitch-asian="variable" fo:font-size="0.58389in" style:font-size-asian="0.58389in" style:font-size-complex="0.58389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110">
      <style:table-cell-properties style:vertical-align="top" fo:padding-top="0.05in" fo:padding-bottom="0.05in" fo:padding-left="0.1in" fo:padding-right="0.1in"/>
      <style:paragraph-properties style:writing-mode="lr-tb"/>
    </style:style>
    <style:style style:family="text" style:name="a1069">
      <style:text-properties fo:font-variant="normal" fo:text-transform="none" fo:color="#000000" style:text-line-through-type="none" style:text-line-through-style="none" style:text-line-through-width="auto" style:text-line-through-color="font-color" style:text-position="0% 100%" fo:font-family="Meiryo" style:font-family-asian="Meiryo" style:font-family-generic="swiss" style:font-family-generic-asian="swiss" style:font-pitch="variable" style:font-pitch-asian="variable" fo:font-size="0.58389in" style:font-size-asian="0.58389in" style:font-size-complex="0.58389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1">
      <style:text-properties fo:font-size="0.66667in" style:font-size-asian="0.66667in" style:font-size-complex="0.66667in" fo:language="en" style:language-asian="ja" fo:country="US" style:country-asian="JP"/>
    </style:style>
    <style:style style:family="text" style:name="a1112">
      <style:text-properties fo:font-size="0.66667in" style:font-size-asian="0.66667in" style:font-size-complex="0.66667in" fo:language="en" fo:country="US"/>
    </style:style>
    <style:style style:family="paragraph" style:name="a1180">
      <style:paragraph-properties fo:line-height="12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13">
      <style:paragraph-properties fo:text-align="center"/>
    </style:style>
    <style:style style:family="text" style:name="a1181">
      <style:text-properties fo:font-variant="normal" fo:text-transform="none" fo:color="#000000" style:text-line-through-type="none" style:text-line-through-style="none" style:text-line-through-width="auto" style:text-line-through-color="font-color" style:text-position="0% 100%" fo:font-family="Meiryo" style:font-family-asian="Meiryo" style:font-family-generic="swiss" style:font-family-generic-asian="swiss" style:font-pitch="variable" style:font-pitch-asian="variable" fo:font-size="0.66667in" style:font-size-asian="0.66667in" style:font-size-complex="0.6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2">
      <style:paragraph-properties fo:line-height="12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115">
      <style:table-cell-properties style:vertical-align="top" fo:padding-top="0.05in" fo:padding-bottom="0.05in" fo:padding-left="0.1in" fo:padding-right="0.1in"/>
      <style:paragraph-properties style:writing-mode="lr-tb"/>
    </style:style>
    <style:style style:family="graphic" style:name="a118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able-row" style:name="a1116">
      <style:table-row-properties style:row-height="1.31018in"/>
    </style:style>
    <style:style style:family="graphic" style:name="a1184" style:parent-style-name="Graphics">
      <style:graphic-properties draw:fill="none" draw:stroke="none"/>
    </style:style>
    <style:style style:family="text" style:name="a1117">
      <style:text-properties fo:font-size="0.66667in" style:font-size-asian="0.66667in" style:font-size-complex="0.66667in" fo:language="en" fo:country="US"/>
    </style:style>
    <style:style style:family="graphic" style:name="a1185" style:parent-style-name="Graphics">
      <style:graphic-properties draw:fill="none" draw:stroke="none"/>
    </style:style>
    <style:style style:family="paragraph" style:name="a1118">
      <style:paragraph-properties/>
    </style:style>
    <style:style style:family="text" style:name="a118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88">
      <style:graphic-properties fo:wrap-option="wrap" fo:padding-top="0.05in" fo:padding-bottom="0.05in" fo:padding-left="0.1in" fo:padding-right="0.1in" draw:textarea-vertical-align="middle" draw:textarea-horizontal-align="center" draw:fill="solid" draw:fill-color="#c5e0b4" draw:opacity="100%" draw:stroke="solid" svg:stroke-width="0.01389in" svg:stroke-color="#92d050" svg:stroke-opacity="100%" draw:stroke-linejoin="miter" svg:stroke-linecap="butt" draw:auto-grow-width="false" draw:auto-grow-height="false"/>
      <style:paragraph-properties style:font-independent-line-spacing="true" style:writing-mode="lr-tb"/>
    </style:style>
    <style:style style:family="graphic" style:name="a1230" style:parent-style-name="Graphics">
      <style:graphic-properties draw:fill="none" draw:stroke="none"/>
    </style:style>
    <style:style style:family="text" style:name="a1189">
      <style:text-properties fo:font-variant="normal" fo:text-transform="none" fo:color="#000000" style:text-line-through-type="none" style:text-line-through-style="none" style:text-line-through-width="auto" style:text-line-through-color="font-color" style:text-position="0% 100%" fo:font-family="Meiryo" style:font-family-asian="Meiryo" fo:font-size="0.66667in" style:font-size-asian="0.66667in" style:font-size-complex="0.6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31" style:parent-style-name="Graphics">
      <style:graphic-properties draw:fill="none" draw:stroke="none"/>
    </style:style>
    <style:style style:family="graphic" style:name="a1232" style:parent-style-name="Graphics">
      <style:graphic-properties draw:fill="none" draw:stroke="none"/>
    </style:style>
    <style:style style:family="graphic" style:name="a1233" style:parent-style-name="Graphics">
      <style:graphic-properties draw:fill="none" draw:stroke="none"/>
    </style:style>
    <style:style style:family="graphic" style:name="a1234" style:parent-style-name="Graphics">
      <style:graphic-properties draw:fill="none" draw:stroke="none"/>
    </style:style>
    <style:style style:family="text" style:name="a1235">
      <style:text-properties fo:font-variant="normal" fo:text-transform="none" fo:color="#ffffff" style:text-line-through-type="none" style:text-line-through-style="none" style:text-line-through-width="auto" style:text-line-through-color="font-color" style:text-position="0% 100%" fo:font-family="Calibri" style:font-family-asian="游ゴシック" style:font-family-generic-asian="swiss" style:font-pitch-asian="variable" fo:font-size="4.00736in" style:font-size-asian="4.00736in" style:font-size-complex="4.00736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37">
      <style:graphic-properties fo:wrap-option="wrap" fo:padding-top="0.05in" fo:padding-bottom="0.05in" fo:padding-left="0.1in" fo:padding-right="0.1in" draw:textarea-vertical-align="middle" draw:textarea-horizontal-align="center" draw:fill="solid" draw:fill-color="#4472c4" draw:opacity="100%" draw:stroke="solid" svg:stroke-width="0.01389in" svg:stroke-color="#172c51" svg:stroke-opacity="100%" draw:stroke-linejoin="miter" svg:stroke-linecap="butt" draw:auto-grow-width="false" draw:auto-grow-height="false"/>
      <style:paragraph-properties style:font-independent-line-spacing="true" style:writing-mode="lr-tb"/>
    </style:style>
    <style:style style:family="graphic" style:name="a1238">
      <style:graphic-properties draw:fill="none" draw:stroke="solid" svg:stroke-width="0.01389in" svg:stroke-color="#3d67b1" svg:stroke-opacity="100%" draw:stroke-linejoin="miter" svg:stroke-linecap="butt"/>
    </style:style>
    <style:style style:family="graphic" style:name="a1239">
      <style:graphic-properties draw:fill="none" draw:stroke="solid" svg:stroke-width="0.01389in" svg:stroke-color="#34599c" svg:stroke-opacity="100%" draw:stroke-linejoin="miter" svg:stroke-linecap="butt"/>
    </style:style>
    <style:style style:family="text" style:name="a1000">
      <style:text-properties fo:font-variant="normal" fo:text-transform="none" fo:color="#ffffff" style:text-line-through-type="none" style:text-line-through-style="none" style:text-line-through-width="auto" style:text-line-through-color="font-color" style:text-position="0% 100%" fo:font-family="Meiryo" style:font-family-asian="Meiryo" style:font-family-generic="swiss" style:font-family-generic-asian="swiss" style:font-pitch="variable" style:font-pitch-asian="variable" fo:font-size="1.33333in" style:font-size-asian="1.33333in" style:font-size-complex="1.33333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70">
      <style:paragraph-properties fo:line-height="12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0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107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003">
      <style:text-properties fo:font-variant="normal" fo:text-transform="none" fo:color="#ffffff" style:text-line-through-type="none" style:text-line-through-style="none" style:text-line-through-width="auto" style:text-line-through-color="font-color" style:text-position="0% 100%" fo:font-family="Meiryo" style:font-family-asian="Meiryo" style:font-family-generic="swiss" style:font-family-generic-asian="swiss" style:font-pitch="variable" style:font-pitch-asian="variable" fo:font-size="0.66722in" style:font-size-asian="0.66722in" style:font-size-complex="0.66722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05">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graphic" style:name="a1073">
      <style:graphic-properties draw:fill="none" draw:stroke="dash" draw:stroke-dash="a1072" svg:stroke-width="0.01042in" svg:stroke-color="#70ad47" svg:stroke-opacity="100%" draw:stroke-linejoin="round" svg:stroke-linecap="butt"/>
    </style:style>
    <style:style style:family="text" style:name="a1006">
      <style:text-properties fo:font-variant="normal" fo:text-transform="none" fo:color="#ffffff" style:text-line-through-type="none" style:text-line-through-style="none" style:text-line-through-width="auto" style:text-line-through-color="font-color" style:text-position="0% 100%" fo:font-family="Meiryo" style:font-family-asian="Meiryo" style:font-family-generic="swiss" style:font-family-generic-asian="swiss" style:font-pitch="variable" style:font-pitch-asian="variable" fo:font-size="0.66722in" style:font-size-asian="0.66722in" style:font-size-complex="0.66722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4">
      <style:text-properties fo:font-variant="normal" fo:text-transform="none" fo:color="#000000" style:text-line-through-type="none" style:text-line-through-style="none" style:text-line-through-width="auto" style:text-line-through-color="font-color" style:text-position="0% 100%" fo:font-family="Meiryo" style:font-family-asian="Meiryo" style:font-family-generic="swiss" style:font-family-generic-asian="swiss" style:font-pitch="variable" style:font-pitch-asian="variable" fo:font-size="0.66722in" style:font-size-asian="0.66722in" style:font-size-complex="0.66722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7">
      <style:text-properties fo:font-variant="normal" fo:text-transform="none" fo:color="#ffffff" style:text-line-through-type="none" style:text-line-through-style="none" style:text-line-through-width="auto" style:text-line-through-color="font-color" style:text-position="0% 100%" fo:font-family="Meiryo" style:font-family-asian="Meiryo" style:font-family-generic="swiss" style:font-family-generic-asian="swiss" style:font-pitch="variable" style:font-pitch-asian="variable" fo:font-size="0.66722in" style:font-size-asian="0.66722in" style:font-size-complex="0.66722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5">
      <style:text-properties fo:font-variant="normal" fo:text-transform="none" fo:color="#000000" style:text-line-through-type="none" style:text-line-through-style="none" style:text-line-through-width="auto" style:text-line-through-color="font-color" style:text-position="0% 100%" fo:font-family="Meiryo" style:font-family-asian="Meiryo" style:font-family-generic="swiss" style:font-family-generic-asian="swiss" style:font-pitch="variable" style:font-pitch-asian="variable" fo:font-size="0.66722in" style:font-size-asian="0.66722in" style:font-size-complex="0.66722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8">
      <style:text-properties fo:font-variant="normal" fo:text-transform="none" fo:color="#ffffff" style:text-line-through-type="none" style:text-line-through-style="none" style:text-line-through-width="auto" style:text-line-through-color="font-color" style:text-position="0% 100%" fo:font-family="Meiryo" style:font-family-asian="Meiryo" style:font-family-generic="swiss" style:font-family-generic-asian="swiss" style:font-pitch="variable" style:font-pitch-asian="variable" fo:font-size="0.66722in" style:font-size-asian="0.66722in" style:font-size-complex="0.66722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6">
      <style:paragraph-properties fo:line-height="12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9">
      <style:text-properties fo:font-variant="normal" fo:text-transform="none" fo:color="#ffffff" style:text-line-through-type="none" style:text-line-through-style="none" style:text-line-through-width="auto" style:text-line-through-color="font-color" style:text-position="0% 100%" fo:font-family="Meiryo" style:font-family-asian="Meiryo" style:font-family-generic="swiss" style:font-family-generic-asian="swiss" style:font-pitch="variable" style:font-pitch-asian="variable" fo:font-size="0.66722in" style:font-size-asian="0.66722in" style:font-size-complex="0.66722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7">
      <style:text-properties fo:font-variant="normal" fo:text-transform="none" fo:color="#000000" style:text-line-through-type="none" style:text-line-through-style="none" style:text-line-through-width="auto" style:text-line-through-color="font-color" style:text-position="0% 100%" fo:font-family="Meiryo" style:font-family-asian="Meiryo" style:font-family-generic="swiss" style:font-family-generic-asian="swiss" style:font-pitch="variable" style:font-pitch-asian="variable" fo:font-size="0.58389in" style:font-size-asian="0.58389in" style:font-size-complex="0.58389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120">
      <style:table-cell-properties style:vertical-align="top" fo:padding-top="0.05in" fo:padding-bottom="0.05in" fo:padding-left="0.1in" fo:padding-right="0.1in"/>
      <style:paragraph-properties style:writing-mode="lr-tb"/>
    </style:style>
    <style:style style:family="text" style:name="a1078">
      <style:text-properties fo:font-variant="normal" fo:text-transform="none" fo:color="#000000" style:text-line-through-type="none" style:text-line-through-style="none" style:text-line-through-width="auto" style:text-line-through-color="font-color" style:text-position="0% 100%" fo:font-family="Meiryo" style:font-family-asian="Meiryo" style:font-family-generic="swiss" style:font-family-generic-asian="swiss" style:font-pitch="variable" style:font-pitch-asian="variable" fo:font-size="0.58389in" style:font-size-asian="0.58389in" style:font-size-complex="0.58389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1">
      <style:text-properties fo:font-size="0.66667in" style:font-size-asian="0.66667in" style:font-size-complex="0.66667in" fo:language="en" fo:country="US"/>
    </style:style>
    <style:style style:family="paragraph" style:name="a1079">
      <style:paragraph-properties fo:line-height="12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22">
      <style:paragraph-properties fo:text-align="right"/>
    </style:style>
    <style:style style:family="text" style:name="a1190">
      <style:text-properties fo:font-variant="normal" fo:text-transform="none" fo:color="#000000" style:text-line-through-type="none" style:text-line-through-style="none" style:text-line-through-width="auto" style:text-line-through-color="font-color" style:text-position="0% 100%" fo:font-family="Meiryo" style:font-family-asian="Meiryo" style:font-family-generic="swiss" style:font-family-generic-asian="swiss" style:font-pitch="variable" style:font-pitch-asian="variable" fo:font-size="0.66667in" style:font-size-asian="0.66667in" style:font-size-complex="0.6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1">
      <style:paragraph-properties fo:line-height="12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124">
      <style:table-cell-properties style:vertical-align="top" fo:padding-top="0.05in" fo:padding-bottom="0.05in" fo:padding-left="0.1in" fo:padding-right="0.1in"/>
      <style:paragraph-properties style:writing-mode="lr-tb"/>
    </style:style>
    <style:style style:family="graphic" style:name="a119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125">
      <style:text-properties fo:font-size="0.66667in" style:font-size-asian="0.66667in" style:font-size-complex="0.66667in" fo:language="en" fo:country="US"/>
    </style:style>
    <style:style style:family="text" style:name="a119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6">
      <style:paragraph-properties fo:text-align="right"/>
    </style:style>
    <style:style style:family="paragraph" style:name="a119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95">
      <style:graphic-properties fo:wrap-option="wrap" fo:padding-top="0.05in" fo:padding-bottom="0.05in" fo:padding-left="0.1in" fo:padding-right="0.1in" draw:textarea-vertical-align="middle" draw:textarea-horizontal-align="center" draw:fill="solid" draw:fill-color="#c5e0b4" draw:opacity="100%" draw:stroke="solid" svg:stroke-width="0.01389in" svg:stroke-color="#92d050" svg:stroke-opacity="100%" draw:stroke-linejoin="miter" svg:stroke-linecap="butt" draw:auto-grow-width="false" draw:auto-grow-height="false"/>
      <style:paragraph-properties style:font-independent-line-spacing="true" style:writing-mode="lr-tb"/>
    </style:style>
    <style:style style:family="table-cell" style:name="a1128">
      <style:table-cell-properties style:vertical-align="top" fo:padding-top="0.05in" fo:padding-bottom="0.05in" fo:padding-left="0.1in" fo:padding-right="0.1in"/>
      <style:paragraph-properties style:writing-mode="lr-tb"/>
    </style:style>
    <style:style style:family="text" style:name="a1196">
      <style:text-properties fo:font-variant="normal" fo:text-transform="none" fo:color="#000000" style:text-line-through-type="none" style:text-line-through-style="none" style:text-line-through-width="auto" style:text-line-through-color="font-color" style:text-position="0% 100%" fo:font-family="Calibri" style:font-family-asian="游ゴシック" style:font-family-complex="Calibri" fo:font-size="0.61111in" style:font-size-asian="0.61111in" style:font-size-complex="0.61111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9">
      <style:text-properties fo:font-size="0.66667in" style:font-size-asian="0.66667in" style:font-size-complex="0.66667in" fo:language="en" fo:country="US"/>
    </style:style>
    <style:style style:family="text" style:name="a1197">
      <style:text-properties fo:font-variant="normal" fo:text-transform="none" fo:color="#000000" style:text-line-through-type="none" style:text-line-through-style="none" style:text-line-through-width="auto" style:text-line-through-color="font-color" style:text-position="0% 100%" fo:font-family="Calibri" style:font-family-asian="游ゴシック" style:font-family-complex="Calibri" fo:font-size="0.61111in" style:font-size-asian="0.61111in" style:font-size-complex="0.61111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40">
      <style:graphic-properties draw:fill="none" draw:stroke="solid" svg:stroke-width="0.01389in" svg:stroke-color="#3d67b1" svg:stroke-opacity="100%" draw:stroke-linejoin="miter" svg:stroke-linecap="butt"/>
    </style:style>
    <style:style style:family="graphic" style:name="a1199">
      <style:graphic-properties fo:wrap-option="wrap" fo:padding-top="0.05in" fo:padding-bottom="0.05in" fo:padding-left="0.1in" fo:padding-right="0.1in" draw:textarea-vertical-align="middle" draw:textarea-horizontal-align="center" draw:fill="solid" draw:fill-color="#c5e0b4" draw:opacity="100%" draw:stroke="solid" svg:stroke-width="0.01389in" svg:stroke-color="#92d050" svg:stroke-opacity="100%" draw:stroke-linejoin="miter" svg:stroke-linecap="butt" draw:auto-grow-width="false" draw:auto-grow-height="false"/>
      <style:paragraph-properties style:font-independent-line-spacing="true" style:writing-mode="lr-tb"/>
    </style:style>
    <style:style style:family="graphic" style:name="a1241">
      <style:graphic-properties draw:fill="none" draw:stroke="solid" svg:stroke-width="0.01389in" svg:stroke-color="#3d67b1" svg:stroke-opacity="100%" draw:stroke-linejoin="miter" svg:stroke-linecap="butt"/>
    </style:style>
    <style:style style:family="graphic" style:name="a1242">
      <style:graphic-properties draw:fill="none" draw:stroke="solid" svg:stroke-width="0.01389in" svg:stroke-color="#34599c" svg:stroke-opacity="100%" draw:stroke-linejoin="miter" svg:stroke-linecap="butt"/>
    </style:style>
    <style:style style:family="graphic" style:name="a1243">
      <style:graphic-properties draw:fill="solid" draw:fill-color="#4472c4" draw:opacity="100%" draw:stroke="solid" svg:stroke-width="0.01389in" svg:stroke-color="#ffffff" svg:stroke-opacity="100%" draw:stroke-linejoin="miter" svg:stroke-linecap="butt"/>
    </style:style>
    <style:style style:family="text" style:name="a1244">
      <style:text-properties fo:font-variant="normal" fo:text-transform="none" fo:color="#000000" style:text-line-through-type="none" style:text-line-through-style="none" style:text-line-through-width="auto" style:text-line-through-color="font-color" style:text-position="0% 100%" fo:font-family="Calibri" style:font-family-asian="游ゴシック" style:font-family-generic-asian="swiss" style:font-pitch-asian="variable" fo:font-size="0.31944in" style:font-size-asian="0.31944in" style:font-size-complex="0.31944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5">
      <style:paragraph-properties fo:line-height="90%" fo:text-align="center" style:tab-stop-distance="1.11806in" fo:margin-left="0in" fo:margin-right="0in" fo:text-indent="0in" fo:margin-top="0in" fo:margin-bottom="0.13889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46">
      <style:graphic-properties fo:wrap-option="wrap" fo:padding-top="0.11786in" fo:padding-bottom="0.11786in" fo:padding-left="0.11786in" fo:padding-right="0.11786in" draw:textarea-vertical-align="middle" draw:textarea-horizontal-align="center" draw:fill="solid" draw:fill-color="#ffffff" draw:opacity="90%" draw:stroke="solid" svg:stroke-width="0.01389in" svg:stroke-color="#4472c4" svg:stroke-opacity="100%" draw:stroke-linejoin="miter" svg:stroke-linecap="butt" draw:auto-grow-width="false" draw:auto-grow-height="false"/>
      <style:paragraph-properties style:font-independent-line-spacing="true" style:writing-mode="lr-tb"/>
    </style:style>
    <style:style style:family="graphic" style:name="a1247">
      <style:graphic-properties draw:fill="solid" draw:fill-color="#4472c4" draw:opacity="100%" draw:stroke="solid" svg:stroke-width="0.01389in" svg:stroke-color="#ffffff" svg:stroke-opacity="100%" draw:stroke-linejoin="miter" svg:stroke-linecap="butt"/>
    </style:style>
    <style:style style:family="text" style:name="a1248">
      <style:text-properties fo:font-variant="normal" fo:text-transform="none" fo:color="#000000" style:text-line-through-type="none" style:text-line-through-style="none" style:text-line-through-width="auto" style:text-line-through-color="font-color" style:text-position="0% 100%" fo:font-family="Calibri" style:font-family-asian="游ゴシック" style:font-family-generic-asian="swiss" style:font-pitch-asian="variable" fo:font-size="0.31944in" style:font-size-asian="0.31944in" style:font-size-complex="0.31944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9">
      <style:paragraph-properties fo:line-height="90%" fo:text-align="center" style:tab-stop-distance="1.11806in" fo:margin-left="0in" fo:margin-right="0in" fo:text-indent="0in" fo:margin-top="0in" fo:margin-bottom="0.13889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1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11">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1012">
      <style:text-properties fo:font-variant="normal" fo:text-transform="none" fo:color="#000000" style:text-line-through-type="none" style:text-line-through-style="none" style:text-line-through-width="auto" style:text-line-through-color="font-color" style:text-position="0% 100%" fo:font-family="Meiryo" style:font-family-asian="Meiryo" style:font-family-generic="swiss" style:font-family-generic-asian="swiss" style:font-pitch="variable" style:font-pitch-asian="variable" fo:font-size="0.58389in" style:font-size-asian="0.58389in" style:font-size-complex="0.58389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0">
      <style:text-properties fo:font-variant="normal" fo:text-transform="none" fo:color="#000000" style:text-line-through-type="none" style:text-line-through-style="none" style:text-line-through-width="auto" style:text-line-through-color="font-color" style:text-position="0% 100%" fo:font-family="Meiryo" style:font-family-asian="Meiryo" style:font-family-generic="swiss" style:font-family-generic-asian="swiss" style:font-pitch="variable" style:font-pitch-asian="variable" fo:font-size="0.58389in" style:font-size-asian="0.58389in" style:font-size-complex="0.58389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3">
      <style:text-properties fo:font-variant="normal" fo:text-transform="none" fo:color="#000000" style:text-line-through-type="none" style:text-line-through-style="none" style:text-line-through-width="auto" style:text-line-through-color="font-color" style:text-position="0% 100%" fo:font-family="Meiryo" style:font-family-asian="Meiryo" style:font-family-generic="swiss" style:font-family-generic-asian="swiss" style:font-pitch="variable" style:font-pitch-asian="variable" fo:font-size="0.58389in" style:font-size-asian="0.58389in" style:font-size-complex="0.58389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1">
      <style:text-properties fo:font-variant="normal" fo:text-transform="none" fo:color="#000000" style:text-line-through-type="none" style:text-line-through-style="none" style:text-line-through-width="auto" style:text-line-through-color="font-color" style:text-position="0% 100%" fo:font-family="Meiryo" style:font-family-asian="Meiryo" style:font-family-generic="swiss" style:font-family-generic-asian="swiss" style:font-pitch="variable" style:font-pitch-asian="variable" fo:font-size="0.58389in" style:font-size-asian="0.58389in" style:font-size-complex="0.58389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4">
      <style:paragraph-properties fo:line-height="120%" fo:text-align="left" style:tab-stop-distance="0.5in" fo:margin-left="0.61163in" fo:margin-right="0in" fo:text-indent="-0.61163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2">
      <style:paragraph-properties fo:line-height="12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5">
      <style:text-properties fo:font-variant="normal" fo:text-transform="none" fo:color="#000000" style:text-line-through-type="none" style:text-line-through-style="none" style:text-line-through-width="auto" style:text-line-through-color="font-color" style:text-position="0% 100%" fo:font-family="Meiryo" style:font-family-asian="Meiryo" style:font-family-generic="swiss" style:font-family-generic-asian="swiss" style:font-pitch="variable" style:font-pitch-asian="variable" fo:font-size="0.58389in" style:font-size-asian="0.58389in" style:font-size-complex="0.58389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3">
      <style:text-properties fo:font-variant="normal" fo:text-transform="none" fo:color="#000000" style:text-line-through-type="none" style:text-line-through-style="none" style:text-line-through-width="auto" style:text-line-through-color="font-color" style:text-position="0% 100%" fo:font-family="Meiryo" style:font-family-asian="Meiryo" style:font-family-generic="swiss" style:font-family-generic-asian="swiss" style:font-pitch="variable" style:font-pitch-asian="variable" fo:font-size="0.58389in" style:font-size-asian="0.58389in" style:font-size-complex="0.58389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6">
      <style:text-properties fo:font-variant="normal" fo:text-transform="none" fo:color="#000000" style:text-line-through-type="none" style:text-line-through-style="none" style:text-line-through-width="auto" style:text-line-through-color="font-color" style:text-position="0% 100%" fo:font-family="Meiryo" style:font-family-asian="Meiryo" style:font-family-generic="swiss" style:font-family-generic-asian="swiss" style:font-pitch="variable" style:font-pitch-asian="variable" fo:font-size="0.58389in" style:font-size-asian="0.58389in" style:font-size-complex="0.58389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4">
      <style:text-properties fo:font-variant="normal" fo:text-transform="none" fo:color="#000000" style:text-line-through-type="none" style:text-line-through-style="none" style:text-line-through-width="auto" style:text-line-through-color="font-color" style:text-position="0% 100%" fo:font-family="Meiryo" style:font-family-asian="Meiryo" style:font-family-generic="swiss" style:font-family-generic-asian="swiss" style:font-pitch="variable" style:font-pitch-asian="variable" fo:font-size="0.58389in" style:font-size-asian="0.58389in" style:font-size-complex="0.58389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7">
      <style:paragraph-properties fo:line-height="12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5">
      <style:paragraph-properties fo:line-height="12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8">
      <style:text-properties fo:font-variant="normal" fo:text-transform="none" fo:color="#000000" style:text-line-through-type="none" style:text-line-through-style="none" style:text-line-through-width="auto" style:text-line-through-color="font-color" style:text-position="0% 100%" fo:font-family="Meiryo" style:font-family-asian="Meiryo" style:font-family-generic="swiss" style:font-family-generic-asian="swiss" style:font-pitch="variable" style:font-pitch-asian="variable" fo:font-size="0.58389in" style:font-size-asian="0.58389in" style:font-size-complex="0.58389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8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1019">
      <style:paragraph-properties fo:line-height="120%" fo:text-align="left" style:tab-stop-distance="0.5in" fo:margin-left="0.61163in" fo:margin-right="0in" fo:text-indent="-0.61163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7">
      <style:text-properties fo:font-variant="normal" fo:text-transform="none" fo:color="#000000" style:text-line-through-type="none" style:text-line-through-style="none" style:text-line-through-width="auto" style:text-line-through-color="font-color" style:text-position="0% 100%" fo:font-family="Meiryo" style:font-family-asian="Meiryo" fo:font-size="0.44444in" style:font-size-asian="0.44444in" style:font-size-complex="0.44444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0">
      <style:paragraph-properties fo:text-align="right"/>
    </style:style>
    <style:style style:family="text" style:name="a1088">
      <style:text-properties fo:font-variant="normal" fo:text-transform="none" fo:color="#000000" style:text-line-through-type="none" style:text-line-through-style="none" style:text-line-through-width="auto" style:text-line-through-color="font-color" style:text-position="0% 100%" fo:font-family="Meiryo" style:font-family-asian="Meiryo" fo:font-size="0.44444in" style:font-size-asian="0.44444in" style:font-size-complex="0.44444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9">
      <style:paragraph-properties fo:line-height="12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132">
      <style:table-cell-properties style:vertical-align="top" fo:padding-top="0.05in" fo:padding-bottom="0.05in" fo:padding-left="0.1in" fo:padding-right="0.1in"/>
      <style:paragraph-properties style:writing-mode="lr-tb"/>
    </style:style>
    <style:style style:family="table-row" style:name="a1133">
      <style:table-row-properties style:row-height="1.25062in"/>
    </style:style>
    <style:style style:family="text" style:name="a1134">
      <style:text-properties fo:font-size="0.66667in" style:font-size-asian="0.66667in" style:font-size-complex="0.66667in" fo:language="en" fo:country="US"/>
    </style:style>
    <style:style style:family="paragraph" style:name="a1135">
      <style:paragraph-properties/>
    </style:style>
    <style:style style:family="table-cell" style:name="a1137">
      <style:table-cell-properties style:vertical-align="top" fo:padding-top="0.05in" fo:padding-bottom="0.05in" fo:padding-left="0.1in" fo:padding-right="0.1in"/>
      <style:paragraph-properties style:writing-mode="lr-tb"/>
    </style:style>
    <style:style style:family="text" style:name="a1138">
      <style:text-properties fo:font-size="0.66667in" style:font-size-asian="0.66667in" style:font-size-complex="0.66667in" fo:language="en" fo:country="US"/>
    </style:style>
    <style:style style:family="paragraph" style:name="a1139">
      <style:paragraph-properties fo:text-align="right"/>
    </style:style>
    <style:style style:family="graphic" style:name="a1250">
      <style:graphic-properties fo:wrap-option="wrap" fo:padding-top="0.11786in" fo:padding-bottom="0.11786in" fo:padding-left="0.11786in" fo:padding-right="0.11786in" draw:textarea-vertical-align="middle" draw:textarea-horizontal-align="center" draw:fill="solid" draw:fill-color="#ffffff" draw:opacity="90%" draw:stroke="solid" svg:stroke-width="0.01389in" svg:stroke-color="#4472c4" svg:stroke-opacity="100%" draw:stroke-linejoin="miter" svg:stroke-linecap="butt" draw:auto-grow-width="false" draw:auto-grow-height="false"/>
      <style:paragraph-properties style:font-independent-line-spacing="true" style:writing-mode="lr-tb"/>
    </style:style>
    <style:style style:family="graphic" style:name="a1251">
      <style:graphic-properties draw:fill="solid" draw:fill-color="#4472c4" draw:opacity="100%" draw:stroke="solid" svg:stroke-width="0.01389in" svg:stroke-color="#ffffff" svg:stroke-opacity="100%" draw:stroke-linejoin="miter" svg:stroke-linecap="butt"/>
    </style:style>
    <style:style style:family="text" style:name="a1252">
      <style:text-properties fo:font-variant="normal" fo:text-transform="none" fo:color="#000000" style:text-line-through-type="none" style:text-line-through-style="none" style:text-line-through-width="auto" style:text-line-through-color="font-color" style:text-position="0% 100%" fo:font-family="Calibri" style:font-family-asian="游ゴシック" style:font-family-generic-asian="swiss" style:font-pitch-asian="variable" fo:font-size="0.31944in" style:font-size-asian="0.31944in" style:font-size-complex="0.31944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3">
      <style:paragraph-properties fo:line-height="90%" fo:text-align="center" style:tab-stop-distance="1.11806in" fo:margin-left="0in" fo:margin-right="0in" fo:text-indent="0in" fo:margin-top="0in" fo:margin-bottom="0.13889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54">
      <style:graphic-properties fo:wrap-option="wrap" fo:padding-top="0.11786in" fo:padding-bottom="0.11786in" fo:padding-left="0.11786in" fo:padding-right="0.11786in" draw:textarea-vertical-align="middle" draw:textarea-horizontal-align="center" draw:fill="solid" draw:fill-color="#ffffff" draw:opacity="90%" draw:stroke="solid" svg:stroke-width="0.01389in" svg:stroke-color="#4472c4" svg:stroke-opacity="100%" draw:stroke-linejoin="miter" svg:stroke-linecap="butt" draw:auto-grow-width="false" draw:auto-grow-height="false"/>
      <style:paragraph-properties style:font-independent-line-spacing="true" style:writing-mode="lr-tb"/>
    </style:style>
    <style:style style:family="graphic" style:name="a1255">
      <style:graphic-properties draw:fill="solid" draw:fill-color="#4472c4" draw:opacity="100%" draw:stroke="solid" svg:stroke-width="0.01389in" svg:stroke-color="#ffffff" svg:stroke-opacity="100%" draw:stroke-linejoin="miter" svg:stroke-linecap="butt"/>
    </style:style>
    <style:style style:family="text" style:name="a1256">
      <style:text-properties fo:font-variant="normal" fo:text-transform="none" fo:color="#000000" style:text-line-through-type="none" style:text-line-through-style="none" style:text-line-through-width="auto" style:text-line-through-color="font-color" style:text-position="0% 100%" fo:font-family="Calibri" style:font-family-asian="游ゴシック" style:font-family-generic-asian="swiss" style:font-pitch-asian="variable" fo:font-size="0.31944in" style:font-size-asian="0.31944in" style:font-size-complex="0.31944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8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257">
      <style:paragraph-properties fo:line-height="90%" fo:text-align="center" style:tab-stop-distance="1.11806in" fo:margin-left="0in" fo:margin-right="0in" fo:text-indent="0in" fo:margin-top="0in" fo:margin-bottom="0.13889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4">
      <style:text-properties fo:font-variant="normal" fo:text-transform="none" fo:color="#ff0000" style:text-line-through-type="none" style:text-line-through-style="none" style:text-line-through-width="auto" style:text-line-through-color="font-color" style:text-position="0% 100%" fo:font-family="Meiryo" style:font-family-asian="Meiryo" style:font-family-generic="swiss" style:font-family-generic-asian="swiss" style:font-pitch="variable" style:font-pitch-asian="variable" fo:font-size="1.33444in" style:font-size-asian="1.33444in" style:font-size-complex="1.33444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00"/>
    </style:style>
    <style:style style:family="graphic" style:name="a1258">
      <style:graphic-properties fo:wrap-option="wrap" fo:padding-top="0.11786in" fo:padding-bottom="0.11786in" fo:padding-left="0.11786in" fo:padding-right="0.11786in" draw:textarea-vertical-align="middle" draw:textarea-horizontal-align="center" draw:fill="solid" draw:fill-color="#ffffff" draw:opacity="90%" draw:stroke="solid" svg:stroke-width="0.01389in" svg:stroke-color="#4472c4" svg:stroke-opacity="100%" draw:stroke-linejoin="miter" svg:stroke-linecap="butt" draw:auto-grow-width="false" draw:auto-grow-height="false"/>
      <style:paragraph-properties style:font-independent-line-spacing="true" style:writing-mode="lr-tb"/>
    </style:style>
    <style:style style:family="text" style:name="a985">
      <style:text-properties fo:font-variant="normal" fo:text-transform="none" fo:color="#ff0000" style:text-line-through-type="none" style:text-line-through-style="none" style:text-line-through-width="auto" style:text-line-through-color="font-color" style:text-position="0% 100%" fo:font-family="Meiryo" style:font-family-asian="Meiryo" style:font-family-generic="swiss" style:font-family-generic-asian="swiss" style:font-pitch="variable" style:font-pitch-asian="variable" fo:font-size="1.33444in" style:font-size-asian="1.33444in" style:font-size-complex="1.33444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00"/>
    </style:style>
    <style:style style:family="graphic" style:name="a1259">
      <style:graphic-properties draw:fill="solid" draw:fill-color="#4472c4" draw:opacity="100%" draw:stroke="solid" svg:stroke-width="0.01389in" svg:stroke-color="#ffffff" svg:stroke-opacity="100%" draw:stroke-linejoin="miter" svg:stroke-linecap="butt"/>
    </style:style>
    <style:style style:family="paragraph" style:name="a986">
      <style:paragraph-properties fo:line-height="114%" fo:text-align="center" style:tab-stop-distance="0.8267in" fo:margin-left="0in" fo:margin-right="0in" fo:text-indent="0in" fo:margin-top="0in" fo:margin-bottom="0.27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87">
      <style:graphic-properties fo:wrap-option="wrap" fo:padding-top="0.20017in" fo:padding-bottom="0.20017in" fo:padding-left="0.39404in" fo:padding-right="0.40034in" draw:textarea-vertical-align="bottom" draw:textarea-horizontal-align="center" draw:fill="solid" draw:fill-color="#548235" draw:opacity="100%" draw:stroke="none" draw:auto-grow-width="false" draw:auto-grow-height="false" style:shrink-to-fit="true"/>
      <style:paragraph-properties style:font-independent-line-spacing="true" style:writing-mode="lr-tb"/>
    </style:style>
    <style:style style:family="text" style:name="a988">
      <style:text-properties fo:font-variant="normal" fo:text-transform="none" fo:color="#000000" style:text-line-through-type="none" style:text-line-through-style="none" style:text-line-through-width="auto" style:text-line-through-color="font-color" style:text-position="0% 100%" fo:font-family="Meiryo" style:font-family-asian="Meiryo" style:font-family-generic="swiss" style:font-family-generic-asian="swiss" style:font-pitch="variable" style:font-pitch-asian="variable" fo:font-size="0.77847in" style:font-size-asian="0.77847in" style:font-size-complex="0.77847in" fo:letter-spacing="0.05556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9">
      <style:text-properties fo:font-variant="normal" fo:text-transform="none" fo:color="#000000" style:text-line-through-type="none" style:text-line-through-style="none" style:text-line-through-width="auto" style:text-line-through-color="font-color" style:text-position="0% 100%" fo:font-family="Meiryo" style:font-family-asian="Meiryo" style:font-family-generic="swiss" style:font-family-generic-asian="swiss" style:font-pitch="variable" style:font-pitch-asian="variable" fo:font-size="0.77847in" style:font-size-asian="0.77847in" style:font-size-complex="0.77847in" fo:letter-spacing="0.05556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2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1022">
      <style:graphic-properties draw:fill="none" draw:stroke="dash" draw:stroke-dash="a1021" svg:stroke-width="0.01042in" svg:stroke-color="#70ad47" svg:stroke-opacity="100%" draw:stroke-linejoin="round" svg:stroke-linecap="butt"/>
    </style:style>
    <style:style style:family="graphic" style:name="a109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023">
      <style:text-properties fo:font-variant="normal" fo:text-transform="none" fo:color="#000000" style:text-line-through-type="none" style:text-line-through-style="none" style:text-line-through-width="auto" style:text-line-through-color="font-color" style:text-position="0% 100%" fo:font-family="Meiryo" style:font-family-asian="Meiryo" style:font-family-generic="swiss" style:font-family-generic-asian="swiss" style:font-pitch="variable" style:font-pitch-asian="variable" fo:font-size="0.58389in" style:font-size-asian="0.58389in" style:font-size-complex="0.58389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 style:name="a1091">
      <style:table-properties style:writing-mode="lr-tb"/>
    </style:style>
    <style:style style:family="text" style:name="a1024">
      <style:text-properties fo:font-variant="normal" fo:text-transform="none" fo:color="#000000" style:text-line-through-type="none" style:text-line-through-style="none" style:text-line-through-width="auto" style:text-line-through-color="font-color" style:text-position="0% 100%" fo:font-family="Meiryo" style:font-family-asian="Meiryo" style:font-family-generic="swiss" style:font-family-generic-asian="swiss" style:font-pitch="variable" style:font-pitch-asian="variable" fo:font-size="0.58389in" style:font-size-asian="0.58389in" style:font-size-complex="0.58389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1092">
      <style:table-column-properties style:column-width="4.51034in"/>
    </style:style>
    <style:style style:family="paragraph" style:name="a1025">
      <style:paragraph-properties fo:line-height="12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olumn" style:name="a1093">
      <style:table-column-properties style:column-width="4.21746in"/>
    </style:style>
    <style:style style:family="text" style:name="a1026">
      <style:text-properties fo:font-variant="normal" fo:text-transform="none" fo:color="#000000" style:text-line-through-type="none" style:text-line-through-style="none" style:text-line-through-width="auto" style:text-line-through-color="font-color" style:text-position="0% 100%" fo:font-family="Meiryo" style:font-family-asian="Meiryo" style:font-family-generic="swiss" style:font-family-generic-asian="swiss" style:font-pitch="variable" style:font-pitch-asian="variable" fo:font-size="0.58389in" style:font-size-asian="0.58389in" style:font-size-complex="0.58389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1094">
      <style:table-column-properties style:column-width="4.04173in"/>
    </style:style>
    <style:style style:family="text" style:name="a1027">
      <style:text-properties fo:font-variant="normal" fo:text-transform="none" fo:color="#000000" style:text-line-through-type="none" style:text-line-through-style="none" style:text-line-through-width="auto" style:text-line-through-color="font-color" style:text-position="0% 100%" fo:font-family="Meiryo" style:font-family-asian="Meiryo" style:font-family-generic="swiss" style:font-family-generic-asian="swiss" style:font-pitch="variable" style:font-pitch-asian="variable" fo:font-size="0.58389in" style:font-size-asian="0.58389in" style:font-size-complex="0.58389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1095">
      <style:table-column-properties style:column-width="4.03781in"/>
    </style:style>
    <style:style style:family="text" style:name="a1028">
      <style:text-properties fo:font-variant="normal" fo:text-transform="none" fo:color="#000000" style:text-line-through-type="none" style:text-line-through-style="none" style:text-line-through-width="auto" style:text-line-through-color="font-color" style:text-position="0% 100%" fo:font-family="Meiryo" style:font-family-asian="Meiryo" style:font-family-generic="swiss" style:font-family-generic-asian="swiss" style:font-pitch="variable" style:font-pitch-asian="variable" fo:font-size="0.58389in" style:font-size-asian="0.58389in" style:font-size-complex="0.58389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row" style:name="a1096">
      <style:table-row-properties style:row-height="1.78661in"/>
    </style:style>
    <style:style style:family="paragraph" style:name="a1029">
      <style:paragraph-properties fo:line-height="12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7">
      <style:text-properties fo:font-size="0.66667in" style:font-size-asian="0.66667in" style:font-size-complex="0.66667in" fo:language="en" style:language-asian="ja" fo:country="US" style:country-asian="JP"/>
    </style:style>
    <style:style style:family="text" style:name="a1098">
      <style:text-properties fo:font-size="0.66667in" style:font-size-asian="0.66667in" style:font-size-complex="0.66667in" fo:language="en" fo:country="US"/>
    </style:style>
    <style:style style:family="table-cell" style:name="a1141">
      <style:table-cell-properties style:vertical-align="top" fo:padding-top="0.05in" fo:padding-bottom="0.05in" fo:padding-left="0.1in" fo:padding-right="0.1in"/>
      <style:paragraph-properties style:writing-mode="lr-tb"/>
    </style:style>
    <style:style style:family="paragraph" style:name="a1099">
      <style:paragraph-properties fo:text-align="center"/>
    </style:style>
    <style:style style:family="text" style:name="a1142">
      <style:text-properties fo:font-size="0.66667in" style:font-size-asian="0.66667in" style:font-size-complex="0.66667in" fo:language="en" fo:country="US"/>
    </style:style>
    <style:style style:family="paragraph" style:name="a1143">
      <style:paragraph-properties fo:text-align="right"/>
    </style:style>
    <style:style style:family="table-cell" style:name="a1145">
      <style:table-cell-properties style:vertical-align="top" fo:padding-top="0.05in" fo:padding-bottom="0.05in" fo:padding-left="0.1in" fo:padding-right="0.1in"/>
      <style:paragraph-properties style:writing-mode="lr-tb"/>
    </style:style>
    <style:style style:family="text" style:name="a1146">
      <style:text-properties fo:font-size="0.66667in" style:font-size-asian="0.66667in" style:font-size-complex="0.66667in" fo:language="en" fo:country="US"/>
    </style:style>
    <style:style style:family="paragraph" style:name="a1147">
      <style:paragraph-properties fo:text-align="right"/>
    </style:style>
    <style:style style:family="table-cell" style:name="a1149">
      <style:table-cell-properties style:vertical-align="top" fo:padding-top="0.05in" fo:padding-bottom="0.05in" fo:padding-left="0.1in" fo:padding-right="0.1in"/>
      <style:paragraph-properties style:writing-mode="lr-tb"/>
    </style:style>
    <style:style style:family="text" style:name="a1260">
      <style:text-properties fo:font-variant="normal" fo:text-transform="none" fo:color="#000000" style:text-line-through-type="none" style:text-line-through-style="none" style:text-line-through-width="auto" style:text-line-through-color="font-color" style:text-position="0% 100%" fo:font-family="Calibri" style:font-family-asian="游ゴシック" style:font-family-generic-asian="swiss" style:font-pitch-asian="variable" fo:font-size="0.31944in" style:font-size-asian="0.31944in" style:font-size-complex="0.31944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1">
      <style:paragraph-properties fo:line-height="90%" fo:text-align="center" style:tab-stop-distance="1.11806in" fo:margin-left="0in" fo:margin-right="0in" fo:text-indent="0in" fo:margin-top="0in" fo:margin-bottom="0.13889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62">
      <style:graphic-properties fo:wrap-option="wrap" fo:padding-top="0.11786in" fo:padding-bottom="0.11786in" fo:padding-left="0.11786in" fo:padding-right="0.11786in" draw:textarea-vertical-align="middle" draw:textarea-horizontal-align="center" draw:fill="solid" draw:fill-color="#ffffff" draw:opacity="90%" draw:stroke="solid" svg:stroke-width="0.01389in" svg:stroke-color="#4472c4" svg:stroke-opacity="100%" draw:stroke-linejoin="miter" svg:stroke-linecap="butt" draw:auto-grow-width="false" draw:auto-grow-height="false"/>
      <style:paragraph-properties style:font-independent-line-spacing="true" style:writing-mode="lr-tb"/>
    </style:style>
    <style:style style:family="graphic" style:name="a1263">
      <style:graphic-properties draw:fill="solid" draw:fill-color="#4472c4" draw:opacity="100%" draw:stroke="solid" svg:stroke-width="0.01389in" svg:stroke-color="#ffffff" svg:stroke-opacity="100%" draw:stroke-linejoin="miter" svg:stroke-linecap="butt"/>
    </style:style>
    <style:style style:family="paragraph" style:name="a990">
      <style:paragraph-properties fo:line-height="100%" fo:text-align="left" style:tab-stop-distance="0.8267in" fo:margin-left="0in" fo:margin-right="0in" fo:text-indent="0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4">
      <style:text-properties fo:font-variant="normal" fo:text-transform="none" fo:color="#000000" style:text-line-through-type="none" style:text-line-through-style="none" style:text-line-through-width="auto" style:text-line-through-color="font-color" style:text-position="0% 100%" fo:font-family="Calibri" style:font-family-asian="游ゴシック" style:font-family-generic-asian="swiss" style:font-pitch-asian="variable" fo:font-size="0.31944in" style:font-size-asian="0.31944in" style:font-size-complex="0.31944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91">
      <style:graphic-properties fo:wrap-option="wrap" fo:padding-top="0.47284in" fo:padding-bottom="0.47284in" fo:padding-left="0.47284in" fo:padding-right="0.47284in" draw:textarea-vertical-align="top" draw:textarea-horizontal-align="left" draw:fill="solid" draw:fill-color="#e2f0d9" draw:opacity="100%" draw:stroke="none" draw:auto-grow-width="false" draw:auto-grow-height="false"/>
      <style:paragraph-properties style:font-independent-line-spacing="true" style:writing-mode="lr-tb"/>
    </style:style>
    <style:style style:family="paragraph" style:name="a1265">
      <style:paragraph-properties fo:line-height="90%" fo:text-align="center" style:tab-stop-distance="1.11806in" fo:margin-left="0in" fo:margin-right="0in" fo:text-indent="0in" fo:margin-top="0in" fo:margin-bottom="0.13889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2">
      <style:text-properties fo:font-variant="normal" fo:text-transform="none" fo:color="#000000" style:text-line-through-type="none" style:text-line-through-style="none" style:text-line-through-width="auto" style:text-line-through-color="font-color" style:text-position="0% 100%" fo:font-family="Meiryo" style:font-family-asian="Meiryo" style:font-family-generic="swiss" style:font-family-generic-asian="swiss" style:font-pitch="variable" style:font-pitch-asian="variable" fo:font-size="0.77847in" style:font-size-asian="0.77847in" style:font-size-complex="0.7784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66">
      <style:graphic-properties fo:wrap-option="wrap" fo:padding-top="0.11786in" fo:padding-bottom="0.11786in" fo:padding-left="0.11786in" fo:padding-right="0.11786in" draw:textarea-vertical-align="middle" draw:textarea-horizontal-align="center" draw:fill="solid" draw:fill-color="#ffffff" draw:opacity="90%" draw:stroke="solid" svg:stroke-width="0.01389in" svg:stroke-color="#4472c4" svg:stroke-opacity="100%" draw:stroke-linejoin="miter" svg:stroke-linecap="butt" draw:auto-grow-width="false" draw:auto-grow-height="false"/>
      <style:paragraph-properties style:font-independent-line-spacing="true" style:writing-mode="lr-tb"/>
    </style:style>
    <style:style style:family="text" style:name="a993">
      <style:text-properties fo:font-variant="normal" fo:text-transform="none" fo:color="#000000" style:text-line-through-type="none" style:text-line-through-style="none" style:text-line-through-width="auto" style:text-line-through-color="font-color" style:text-position="0% 100%" fo:font-family="Meiryo" style:font-family-asian="Meiryo" style:font-family-generic="swiss" style:font-family-generic-asian="swiss" style:font-pitch="variable" style:font-pitch-asian="variable" fo:font-size="0.77847in" style:font-size-asian="0.77847in" style:font-size-complex="0.7784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67">
      <style:graphic-properties/>
    </style:style>
    <style:style style:family="paragraph" style:name="a994">
      <style:paragraph-properties fo:line-height="100%" fo:text-align="left" style:tab-stop-distance="0.8267in" fo:margin-left="0in" fo:margin-right="0in" fo:text-indent="0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68" style:parent-style-name="Graphics">
      <style:graphic-properties draw:fill="none" draw:stroke="none"/>
    </style:style>
    <style:style style:family="graphic" style:name="a995">
      <style:graphic-properties fo:wrap-option="wrap" fo:padding-top="0.47284in" fo:padding-bottom="0.47284in" fo:padding-left="0.47284in" fo:padding-right="0.47284in" draw:textarea-vertical-align="top" draw:textarea-horizontal-align="left" draw:fill="solid" draw:fill-color="#e2f0d9" draw:opacity="100%" draw:stroke="none" draw:auto-grow-width="false" draw:auto-grow-height="false"/>
      <style:paragraph-properties style:font-independent-line-spacing="true" style:writing-mode="lr-tb"/>
    </style:style>
    <style:style style:family="presentation" style:name="a1269">
      <style:graphic-properties draw:fill="none" draw:stroke="solid" svg:stroke-width="0.01389in" svg:stroke-color="#000000" svg:stroke-opacity="100%"/>
    </style:style>
    <style:style style:family="text" style:name="a996">
      <style:text-properties fo:font-variant="normal" fo:text-transform="none" fo:color="#000000" style:text-line-through-type="none" style:text-line-through-style="none" style:text-line-through-width="auto" style:text-line-through-color="font-color" style:text-position="0% 100%" fo:font-family="Calibri" style:font-family-asian="游ゴシック" style:font-family-generic-asian="swiss" style:font-pitch-asian="variable" fo:font-size="4.00736in" style:font-size-asian="4.00736in" style:font-size-complex="4.00736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98">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999">
      <style:text-properties fo:font-variant="normal" fo:text-transform="none" fo:color="#ffffff" style:text-line-through-type="none" style:text-line-through-style="none" style:text-line-through-width="auto" style:text-line-through-color="font-color" style:text-position="0% 100%" fo:font-family="Meiryo" style:font-family-asian="Meiryo" fo:font-size="1.33333in" style:font-size-asian="1.33333in" style:font-size-complex="1.33333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0">
      <style:text-properties fo:font-variant="normal" fo:text-transform="none" fo:color="#000000" style:text-line-through-type="none" style:text-line-through-style="none" style:text-line-through-width="auto" style:text-line-through-color="font-color" style:text-position="0% 100%" fo:font-family="Meiryo" style:font-family-asian="Meiryo" style:font-family-generic="swiss" style:font-family-generic-asian="swiss" style:font-pitch="variable" style:font-pitch-asian="variable" fo:font-size="0.58389in" style:font-size-asian="0.58389in" style:font-size-complex="0.58389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1">
      <style:text-properties fo:font-variant="normal" fo:text-transform="none" fo:color="#000000" style:text-line-through-type="none" style:text-line-through-style="none" style:text-line-through-width="auto" style:text-line-through-color="font-color" style:text-position="0% 100%" fo:font-family="Meiryo" style:font-family-asian="Meiryo" style:font-family-generic="swiss" style:font-family-generic-asian="swiss" style:font-pitch="variable" style:font-pitch-asian="variable" fo:font-size="0.58389in" style:font-size-asian="0.58389in" style:font-size-complex="0.58389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2">
      <style:paragraph-properties fo:line-height="12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3">
      <style:text-properties fo:font-variant="normal" fo:text-transform="none" fo:color="#000000" style:text-line-through-type="none" style:text-line-through-style="none" style:text-line-through-width="auto" style:text-line-through-color="font-color" style:text-position="0% 100%" fo:font-family="Meiryo" style:font-family-asian="Meiryo" style:font-family-generic="swiss" style:font-family-generic-asian="swiss" style:font-pitch="variable" style:font-pitch-asian="variable" fo:font-size="0.58389in" style:font-size-asian="0.58389in" style:font-size-complex="0.58389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4">
      <style:text-properties fo:font-variant="normal" fo:text-transform="none" fo:color="#000000" style:text-line-through-type="none" style:text-line-through-style="none" style:text-line-through-width="auto" style:text-line-through-color="font-color" style:text-position="0% 100%" fo:font-family="Meiryo" style:font-family-asian="Meiryo" style:font-family-generic="swiss" style:font-family-generic-asian="swiss" style:font-pitch="variable" style:font-pitch-asian="variable" fo:font-size="0.58389in" style:font-size-asian="0.58389in" style:font-size-complex="0.58389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5">
      <style:paragraph-properties fo:line-height="12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6">
      <style:text-properties fo:font-variant="normal" fo:text-transform="none" fo:color="#000000" style:text-line-through-type="none" style:text-line-through-style="none" style:text-line-through-width="auto" style:text-line-through-color="font-color" style:text-position="0% 100%" fo:font-family="Meiryo" style:font-family-asian="Meiryo" style:font-family-generic="swiss" style:font-family-generic-asian="swiss" style:font-pitch="variable" style:font-pitch-asian="variable" fo:font-size="0.58389in" style:font-size-asian="0.58389in" style:font-size-complex="0.58389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7">
      <style:paragraph-properties fo:line-height="12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3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039">
      <style:text-properties fo:font-variant="normal" fo:text-transform="none" fo:color="#000000" style:text-line-through-type="none" style:text-line-through-style="none" style:text-line-through-width="auto" style:text-line-through-color="font-color" style:text-position="0% 100%" fo:font-family="Meiryo" style:font-family-asian="Meiryo" fo:font-size="0.77778in" style:font-size-asian="0.77778in" style:font-size-complex="0.77778in" fo:letter-spacing="0.05556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row" style:name="a1150">
      <style:table-row-properties style:row-height="1.25062in"/>
    </style:style>
    <style:style style:family="text" style:name="a1151">
      <style:text-properties fo:font-size="0.66667in" style:font-size-asian="0.66667in" style:font-size-complex="0.66667in" fo:language="en" fo:country="US"/>
    </style:style>
    <style:style style:family="paragraph" style:name="a1152">
      <style:paragraph-properties/>
    </style:style>
    <style:style style:family="table-cell" style:name="a1154">
      <style:table-cell-properties style:vertical-align="top" fo:padding-top="0.05in" fo:padding-bottom="0.05in" fo:padding-left="0.1in" fo:padding-right="0.1in"/>
      <style:paragraph-properties style:writing-mode="lr-tb"/>
    </style:style>
    <style:style style:family="text" style:name="a1155">
      <style:text-properties fo:font-size="0.66667in" style:font-size-asian="0.66667in" style:font-size-complex="0.66667in" fo:language="en" fo:country="US"/>
    </style:style>
    <style:style style:family="paragraph" style:name="a1156">
      <style:paragraph-properties fo:text-align="right"/>
    </style:style>
    <style:style style:family="table-cell" style:name="a1158">
      <style:table-cell-properties style:vertical-align="top" fo:padding-top="0.05in" fo:padding-bottom="0.05in" fo:padding-left="0.1in" fo:padding-right="0.1in"/>
      <style:paragraph-properties style:writing-mode="lr-tb"/>
    </style:style>
    <style:style style:family="text" style:name="a120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9">
      <style:text-properties fo:font-size="0.66667in" style:font-size-asian="0.66667in" style:font-size-complex="0.66667in" fo:language="en" fo:country="US"/>
    </style:style>
    <style:style style:family="paragraph" style:name="a120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02">
      <style:graphic-properties fo:wrap-option="wrap" fo:padding-top="0.05in" fo:padding-bottom="0.05in" fo:padding-left="0.1in" fo:padding-right="0.1in" draw:textarea-vertical-align="middle" draw:textarea-horizontal-align="center" draw:fill="solid" draw:fill-color="#c5e0b4" draw:opacity="100%" draw:stroke="solid" svg:stroke-width="0.01389in" svg:stroke-color="#92d050" svg:stroke-opacity="100%" draw:stroke-linejoin="miter" svg:stroke-linecap="butt" draw:auto-grow-width="false" draw:auto-grow-height="false"/>
      <style:paragraph-properties style:font-independent-line-spacing="true" style:writing-mode="lr-tb"/>
    </style:style>
    <style:style style:family="presentation" style:name="a127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03">
      <style:text-properties fo:font-variant="normal" fo:text-transform="none" fo:color="#000000" style:text-line-through-type="none" style:text-line-through-style="none" style:text-line-through-width="auto" style:text-line-through-color="font-color" style:text-position="0% 100%" fo:font-family="Calibri" style:font-family-asian="游ゴシック" style:font-family-complex="Calibri" fo:font-size="0.61111in" style:font-size-asian="0.61111in" style:font-size-complex="0.61111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1">
      <style:text-properties fo:font-variant="normal" fo:text-transform="none" fo:color="#000000" style:text-line-through-type="none" style:text-line-through-style="none" style:text-line-through-width="auto" style:text-line-through-color="font-color" style:text-position="0% 100%" fo:font-family="游ゴシック" style:font-family-asian="游ゴシック" style:font-family-generic-asian="swiss" style:font-pitch-asian="variable"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4">
      <style:text-properties fo:font-variant="normal" fo:text-transform="none" fo:color="#000000" style:text-line-through-type="none" style:text-line-through-style="none" style:text-line-through-width="auto" style:text-line-through-color="font-color" style:text-position="0% 100%" fo:font-family="Calibri" style:font-family-asian="游ゴシック" style:font-family-complex="Calibri" fo:font-size="0.61111in" style:font-size-asian="0.61111in" style:font-size-complex="0.61111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2">
      <style:text-properties fo:font-variant="normal" fo:text-transform="none" fo:color="#000000" style:text-line-through-type="none" style:text-line-through-style="none" style:text-line-through-width="auto" style:text-line-through-color="font-color" style:text-position="0% 100%" fo:font-family="游ゴシック" style:font-family-asian="游ゴシック" style:font-family-generic-asian="swiss" style:font-pitch-asian="variable"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7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6">
      <style:text-properties fo:font-variant="normal" fo:text-transform="none" fo:color="#000000" style:text-line-through-type="none" style:text-line-through-style="none" style:text-line-through-width="auto" style:text-line-through-color="font-color" style:text-position="0% 100%" fo:font-family="Calibri" style:font-family-asian="游ゴシック" style:font-family-complex="Calibri" fo:font-size="0.61111in" style:font-size-asian="0.61111in" style:font-size-complex="0.61111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7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20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27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208">
      <style:graphic-properties fo:wrap-option="wrap" fo:padding-top="0.05in" fo:padding-bottom="0.05in" fo:padding-left="0.1in" fo:padding-right="0.1in" draw:textarea-vertical-align="middle" draw:textarea-horizontal-align="center" draw:fill="solid" draw:fill-color="#c5e0b4" draw:opacity="100%" draw:stroke="solid" svg:stroke-width="0.01389in" svg:stroke-color="#92d050" svg:stroke-opacity="100%" draw:stroke-linejoin="miter" svg:stroke-linecap="butt" draw:auto-grow-width="false" draw:auto-grow-height="false"/>
      <style:paragraph-properties style:font-independent-line-spacing="true" style:writing-mode="lr-tb"/>
    </style:style>
    <style:style style:family="text" style:name="a120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0">
      <style:text-properties fo:font-variant="normal" fo:text-transform="none" fo:color="#000000" style:text-line-through-type="none" style:text-line-through-style="none" style:text-line-through-width="auto" style:text-line-through-color="font-color" style:text-position="0% 100%" fo:font-family="Meiryo" style:font-family-asian="Meiryo" style:font-family-generic="swiss" style:font-family-generic-asian="swiss" style:font-pitch="variable" style:font-pitch-asian="variable" fo:font-size="0.77778in" style:font-size-asian="0.77778in" style:font-size-complex="0.77778in" fo:letter-spacing="0.05556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1">
      <style:paragraph-properties fo:line-height="100%" fo:text-align="left" style:tab-stop-distance="0.8267in" fo:margin-left="0in" fo:margin-right="0in" fo:text-indent="0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42">
      <style:graphic-properties fo:wrap-option="wrap" fo:padding-top="0.47284in" fo:padding-bottom="0.47284in" fo:padding-left="0.47284in" fo:padding-right="0.47284in" draw:textarea-vertical-align="top" draw:textarea-horizontal-align="left" draw:fill="solid" draw:fill-color="#e2f0d9" draw:opacity="100%" draw:stroke="none" draw:auto-grow-width="false" draw:auto-grow-height="false"/>
      <style:paragraph-properties style:font-independent-line-spacing="true" style:writing-mode="lr-tb"/>
    </style:style>
    <style:style style:family="text" style:name="a1043">
      <style:text-properties fo:font-variant="normal" fo:text-transform="none" fo:color="#000000" style:text-line-through-type="none" style:text-line-through-style="none" style:text-line-through-width="auto" style:text-line-through-color="font-color" style:text-position="0% 100%" fo:font-family="Calibri" style:font-family-asian="游ゴシック" style:font-family-generic-asian="swiss" style:font-pitch-asian="variable" fo:font-size="4.00736in" style:font-size-asian="4.00736in" style:font-size-complex="4.00736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4">
      <style:paragraph-properties fo:line-height="12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45">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1046">
      <style:text-properties fo:font-variant="normal" fo:text-transform="none" fo:color="#000000" style:text-line-through-type="none" style:text-line-through-style="none" style:text-line-through-width="auto" style:text-line-through-color="font-color" style:text-position="0% 100%" fo:font-family="Calibri" style:font-family-asian="游ゴシック" style:font-family-generic-asian="swiss" style:font-pitch-asian="variable" fo:font-size="4.00736in" style:font-size-asian="4.00736in" style:font-size-complex="4.00736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48">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1049">
      <style:text-properties fo:font-variant="normal" fo:text-transform="none" fo:color="#000000" style:text-line-through-type="none" style:text-line-through-style="none" style:text-line-through-width="auto" style:text-line-through-color="font-color" style:text-position="0% 100%" fo:font-family="Meiryo" style:font-family-asian="Meiryo" style:font-family-generic="swiss" style:font-family-generic-asian="swiss" style:font-pitch="variable" style:font-pitch-asian="variable" fo:font-size="0.77847in" style:font-size-asian="0.77847in" style:font-size-complex="0.77847in" fo:letter-spacing="0.05556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0">
      <style:paragraph-properties fo:text-align="right"/>
    </style:style>
    <style:style style:family="table-cell" style:name="a1162">
      <style:table-cell-properties style:vertical-align="top" fo:padding-top="0.05in" fo:padding-bottom="0.05in" fo:padding-left="0.1in" fo:padding-right="0.1in"/>
      <style:paragraph-properties style:writing-mode="lr-tb"/>
    </style:style>
    <style:style style:family="text" style:name="a1163">
      <style:text-properties fo:font-size="0.66667in" style:font-size-asian="0.66667in" style:font-size-complex="0.66667in" fo:language="en" fo:country="US"/>
    </style:style>
    <style:style style:family="paragraph" style:name="a1164">
      <style:paragraph-properties fo:text-align="right"/>
    </style:style>
    <style:style style:family="table-cell" style:name="a1166">
      <style:table-cell-properties style:vertical-align="top" fo:padding-top="0.05in" fo:padding-bottom="0.05in" fo:padding-left="0.1in" fo:padding-right="0.1in"/>
      <style:paragraph-properties style:writing-mode="lr-tb"/>
    </style:style>
    <style:style style:family="text" style:name="a1167">
      <style:text-properties fo:font-variant="normal" fo:text-transform="none" fo:color="#000000" style:text-line-through-type="none" style:text-line-through-style="none" style:text-line-through-width="auto" style:text-line-through-color="font-color" style:text-position="0% 100%" fo:font-family="Meiryo" style:font-family-asian="Meiryo" fo:font-size="0.75in" style:font-size-asian="0.75in" style:font-size-complex="0.7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8">
      <style:text-properties fo:font-variant="normal" fo:text-transform="none" fo:color="#000000" style:text-line-through-type="none" style:text-line-through-style="none" style:text-line-through-width="auto" style:text-line-through-color="font-color" style:text-position="0% 100%" fo:font-family="Calibri" style:font-family-asian="游ゴシック" style:font-family-complex="Calibri" fo:font-size="0.75in" style:font-size-asian="0.75in" style:font-size-complex="0.7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9">
      <style:paragraph-properties fo:line-height="12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11">
      <style:graphic-properties fo:wrap-option="wrap" fo:padding-top="0.05in" fo:padding-bottom="0.05in" fo:padding-left="0.1in" fo:padding-right="0.1in" draw:textarea-vertical-align="middle" draw:textarea-horizontal-align="center" draw:fill="solid" draw:fill-color="#c5e0b4" draw:opacity="100%" draw:stroke="solid" svg:stroke-width="0.01389in" svg:stroke-color="#92d050" svg:stroke-opacity="100%" draw:stroke-linejoin="miter" svg:stroke-linecap="butt" draw:auto-grow-width="false" draw:auto-grow-height="false"/>
      <style:paragraph-properties style:font-independent-line-spacing="true" style:writing-mode="lr-tb"/>
    </style:style>
    <style:style style:family="text" style:name="a1212">
      <style:text-properties fo:font-variant="normal" fo:text-transform="none" fo:color="#000000" style:text-line-through-type="none" style:text-line-through-style="none" style:text-line-through-width="auto" style:text-line-through-color="font-color" style:text-position="0% 100%" fo:font-family="Calibri" style:font-family-asian="游ゴシック" style:font-family-complex="Calibri" fo:font-size="0.61111in" style:font-size-asian="0.61111in" style:font-size-complex="0.61111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15">
      <style:graphic-properties fo:wrap-option="wrap" fo:padding-top="0.05in" fo:padding-bottom="0.05in" fo:padding-left="0.1in" fo:padding-right="0.1in" draw:textarea-vertical-align="middle" draw:textarea-horizontal-align="center" draw:fill="solid" draw:fill-color="#c5e0b4" draw:opacity="100%" draw:stroke="solid" svg:stroke-width="0.01389in" svg:stroke-color="#92d050" svg:stroke-opacity="100%" draw:stroke-linejoin="miter" svg:stroke-linecap="butt" draw:auto-grow-width="false" draw:auto-grow-height="false"/>
      <style:paragraph-properties style:font-independent-line-spacing="true" style:writing-mode="lr-tb"/>
    </style:style>
    <style:style style:family="graphic" style:name="a1216" style:parent-style-name="Graphics">
      <style:graphic-properties draw:fill="none" draw:stroke="none"/>
    </style:style>
    <text:list-style style:name="a1114"/>
    <text:list-style style:name="a1109"/>
    <text:list-style style:name="a1123"/>
    <text:list-style style:name="a1131"/>
    <text:list-style style:name="a1119"/>
    <text:list-style style:name="a1127"/>
    <text:list-style style:name="a1140"/>
    <text:list-style style:name="a1136"/>
    <text:list-style style:name="a1144"/>
    <text:list-style style:name="a1153"/>
    <text:list-style style:name="a1148"/>
    <text:list-style style:name="a1161"/>
    <text:list-style style:name="a1157"/>
    <text:list-style style:name="a1100"/>
    <text:list-style style:name="a1165"/>
    <text:list-style style:name="a1105"/>
  </office:automatic-styles>
  <office:body>
    <office:presentation>
      <draw:page draw:name="Slide12" draw:style-name="a983" draw:master-page-name="Master1-Layout1-title-タイトル-スライド" presentation:presentation-page-layout-name="Master1-PPL1" draw:id="Slide-267">
        <draw:frame draw:id="id69" draw:style-name="a987" draw:name="タイトル 1" svg:x="0.15345in" svg:y="0.13948in" svg:width="32.74683in" svg:height="6.65068in">
          <draw:text-box>
            <text:p text:style-name="a986" text:class-names="" text:cond-style-name=""><text:span text:style-name="a984" text:class-names=""><text:s text:c="1"/></text:span><text:span text:style-name="a985" text:class-names=""/></text:p>
          </draw:text-box>
          <svg:title/>
          <svg:desc/>
        </draw:frame>
        <draw:frame draw:id="id70" draw:style-name="a991" draw:name="コンテンツ プレースホルダー 2" svg:x="0.15345in" svg:y="7.004in" svg:width="32.74683in" svg:height="10.56208in">
          <draw:text-box>
            <text:p text:style-name="a990" text:class-names="" text:cond-style-name=""><text:span text:style-name="a988" text:class-names="">背景</text:span><text:span text:style-name="a989" text:class-names=""/></text:p>
          </draw:text-box>
          <svg:title/>
          <svg:desc/>
        </draw:frame>
        <draw:frame draw:id="id71" draw:style-name="a995" draw:name="コンテンツ プレースホルダー 2" svg:x="0.13672in" svg:y="23.74692in" svg:width="32.87738in" svg:height="14.39753in">
          <draw:text-box>
            <text:p text:style-name="a994" text:class-names="" text:cond-style-name=""><text:span text:style-name="a992" text:class-names="">実行例</text:span><text:span text:style-name="a993" text:class-names=""/></text:p>
          </draw:text-box>
          <svg:title/>
          <svg:desc/>
        </draw:frame>
        <draw:custom-shape svg:x="0.43902in" svg:y="8.67469in" svg:width="32.14762in" svg:height="8.3896in" draw:id="id72" draw:style-name="a998" draw:name="正方形/長方形 123">
          <svg:title/>
          <svg:desc/>
          <text:p text:style-name="a997" text:class-names="" text:cond-style-name=""><text:span text:style-name="a996" text:class-names=""/></text:p>
          <draw:enhanced-geometry xmlns:dr3d="urn:oasis:names:tc:opendocument:xmlns:dr3d:1.0" draw:type="non-primitive" svg:viewBox="0 0 21600 21600" draw:enhanced-path="M 0 0 L 21600 0 21600 21600 0 21600 Z N"/>
        </draw:custom-shape>
        <draw:frame draw:id="id73" draw:style-name="a1002" draw:name="テキスト ボックス 124" svg:x="4.46959in" svg:y="1.81742in" svg:width="25.04317in" svg:height="3.33223in">
          <draw:text-box>
            <text:p text:style-name="a1001" text:class-names="" text:cond-style-name=""><text:span text:style-name="a999" text:class-names="">ソフトウェアプロジェクトの時系列変化の可視化によるプロジェクト理解支援</text:span><text:span text:style-name="a1000" text:class-names=""/></text:p>
          </draw:text-box>
          <svg:title/>
          <svg:desc/>
        </draw:frame>
        <draw:frame draw:id="id74" draw:style-name="a1005" draw:name="テキスト ボックス 125" svg:x="21.40342in" svg:y="5.64798in" svg:width="4.24102in" svg:height="0.90949in">
          <draw:text-box>
            <text:p text:style-name="a1004" text:class-names="" text:cond-style-name=""><text:span text:style-name="a1003" text:class-names="">京都産業大学</text:span></text:p>
          </draw:text-box>
          <svg:title/>
          <svg:desc/>
        </draw:frame>
        <draw:frame draw:id="id75" draw:style-name="a1011" draw:name="テキスト ボックス 126" svg:x="26.08339in" svg:y="5.62213in" svg:width="6.05193in" svg:height="0.90949in">
          <draw:text-box>
            <text:p text:style-name="a1010" text:class-names="" text:cond-style-name=""><text:span text:style-name="a1006" text:class-names="">速水健杜</text:span><text:span text:style-name="a1007" text:class-names="">,<text:s text:c="1"/></text:span><text:span text:style-name="a1008" text:class-names="">玉田春昭</text:span><text:span text:style-name="a1009" text:class-names=""/></text:p>
          </draw:text-box>
          <svg:title/>
          <svg:desc/>
        </draw:frame>
        <draw:frame draw:id="id76" draw:style-name="a1020" draw:name="テキスト ボックス 129" svg:x="0.67813in" svg:y="8.77644in" svg:width="15.68616in" svg:height="4.31086in">
          <draw:text-box>
            <text:p text:style-name="a1014" text:class-names="" text:cond-style-name=""><text:span text:style-name="a1012" text:class-names="">・ソフトウェアは大規模・複雑化しており、開発保守が困難になってきている。</text:span><text:span text:style-name="a1013" text:class-names=""/></text:p>
            <text:p text:style-name="a1017" text:class-names="" text:cond-style-name=""><text:span text:style-name="a1015" text:class-names="">・開発効率や品質、保守性にも影響を与える。</text:span><text:span text:style-name="a1016" text:class-names=""/></text:p>
            <text:p text:style-name="a1019" text:class-names="" text:cond-style-name=""><text:span text:style-name="a1018" text:class-names="">・大規模プロジェクトを効率的に可視化し、理解を促す手法を提案する。</text:span></text:p>
          </draw:text-box>
          <svg:title/>
          <svg:desc/>
        </draw:frame>
        <draw:connector draw:type="line" svg:x1="16.29842in" svg:y1="9.11799in" svg:x2="16.29842in" svg:y2="16.68423in" draw:id="id77" draw:style-name="a1022" draw:name="直線コネクタ 130">
          <svg:title/>
          <svg:desc/>
        </draw:connector>
        <draw:frame draw:id="id78" draw:style-name="a1038" draw:name="テキスト ボックス 131" svg:x="16.29842in" svg:y="8.75576in" svg:width="15.68616in" svg:height="4.31086in">
          <draw:text-box>
            <text:p text:style-name="a1025" text:class-names="" text:cond-style-name=""><text:span text:style-name="a1023" text:class-names="">・プロジェクトの構造を二つの動的グラフで可視化する。</text:span><text:span text:style-name="a1024" text:class-names=""/></text:p>
            <text:p text:style-name="a1029" text:class-names="" text:cond-style-name=""><text:span text:style-name="a1026" text:class-names="">　・</text:span><text:span text:style-name="a1027" text:class-names="">TreeMap</text:span><text:span text:style-name="a1028" text:class-names=""/></text:p>
            <text:p text:style-name="a1032" text:class-names="" text:cond-style-name=""><text:span text:style-name="a1030" text:class-names="">　　・プロジェクトの構造を木構造で可視化する。</text:span><text:span text:style-name="a1031" text:class-names=""/></text:p>
            <text:p text:style-name="a1035" text:class-names="" text:cond-style-name=""><text:span text:style-name="a1033" text:class-names="">　・棒グラフ</text:span><text:span text:style-name="a1034" text:class-names=""/></text:p>
            <text:p text:style-name="a1037" text:class-names="" text:cond-style-name=""><text:span text:style-name="a1036" text:class-names="">　　・プロジェクト内の拡張子ごとの規模を可視化する。</text:span></text:p>
          </draw:text-box>
          <svg:title/>
          <svg:desc/>
        </draw:frame>
        <draw:g draw:name="グループ化 132" draw:id="id79">
          <svg:title/>
          <svg:desc/>
          <draw:custom-shape svg:x="23.64383in" svg:y="14.67792in" svg:width="1.11031in" svg:height="0.92248in" draw:id="id122" draw:style-name="a1237" draw:name="右矢印 133">
            <svg:title/>
            <svg:desc/>
            <text:p text:style-name="a1236" text:class-names="" text:cond-style-name=""><text:span text:style-name="a1235" text:class-names=""/></text:p>
            <draw:enhanced-geometry xmlns:dr3d="urn:oasis:names:tc:opendocument:xmlns:dr3d:1.0" draw:type="non-primitive" svg:viewBox="0 0 21600 21600" draw:enhanced-path="M 0 ?f0 L ?f1 ?f0 ?f1 0 21600 10800 ?f1 21600 ?f1 ?f2 0 ?f2 Z N" draw:text-areas="0 ?f0 ?f5 ?f2" draw:glue-points="?f1 0 ?f1 21600" draw:glue-point-leaving-directions="0, 180" draw:modifiers="12627 5400">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position-x="$0" draw:handle-position-y="$1" draw:handle-range-x-minimum="0" draw:handle-range-x-maximum="21600" draw:handle-range-y-minimum="0" draw:handle-range-y-maximum="10800"/>
            </draw:enhanced-geometry>
          </draw:custom-shape>
          <draw:g draw:name="図表 134" draw:id="id140" draw:style-name="a1267">
            <svg:title/>
            <svg:desc/>
            <draw:custom-shape svg:x="22.08192in" svg:y="15.38568in" svg:width="0.1in" svg:height="0.34439in" draw:id="id123" draw:style-name="a1238">
              <svg:title/>
              <svg:desc/>
              <draw:enhanced-geometry xmlns:dr3d="urn:oasis:names:tc:opendocument:xmlns:dr3d:1.0" draw:type="non-primitive" svg:viewBox="0 0 91440 314913" draw:enhanced-path="M 45720 0 L 45720 314913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1440"/>
                <draw:equation draw:name="f7" draw:formula="?f4 / 314913"/>
                <draw:equation draw:name="f8" draw:formula="0 / ?f6"/>
                <draw:equation draw:name="f9" draw:formula="91440 / ?f6"/>
                <draw:equation draw:name="f10" draw:formula="0 / ?f7"/>
                <draw:equation draw:name="f11" draw:formula="314913 / ?f7"/>
              </draw:enhanced-geometry>
            </draw:custom-shape>
            <draw:custom-shape svg:x="21.04644in" svg:y="14.28934in" svg:width="1.08548in" svg:height="0.34439in" draw:id="id124" draw:style-name="a1239">
              <svg:title/>
              <svg:desc/>
              <draw:enhanced-geometry xmlns:dr3d="urn:oasis:names:tc:opendocument:xmlns:dr3d:1.0" draw:type="non-primitive" svg:viewBox="0 0 992563 314913" draw:enhanced-path="M 0 0 L 0 214604 992563 214604 992563 314913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92563"/>
                <draw:equation draw:name="f7" draw:formula="?f4 / 314913"/>
                <draw:equation draw:name="f8" draw:formula="0 / ?f6"/>
                <draw:equation draw:name="f9" draw:formula="992563 / ?f6"/>
                <draw:equation draw:name="f10" draw:formula="0 / ?f7"/>
                <draw:equation draw:name="f11" draw:formula="314913 / ?f7"/>
              </draw:enhanced-geometry>
            </draw:custom-shape>
            <draw:custom-shape svg:x="19.96096in" svg:y="15.38568in" svg:width="0.72365in" svg:height="0.34439in" draw:id="id125" draw:style-name="a1240">
              <svg:title/>
              <svg:desc/>
              <draw:enhanced-geometry xmlns:dr3d="urn:oasis:names:tc:opendocument:xmlns:dr3d:1.0" draw:type="non-primitive" svg:viewBox="0 0 661708 314913" draw:enhanced-path="M 0 0 L 0 214604 661708 214604 661708 314913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61708"/>
                <draw:equation draw:name="f7" draw:formula="?f4 / 314913"/>
                <draw:equation draw:name="f8" draw:formula="0 / ?f6"/>
                <draw:equation draw:name="f9" draw:formula="661708 / ?f6"/>
                <draw:equation draw:name="f10" draw:formula="0 / ?f7"/>
                <draw:equation draw:name="f11" draw:formula="314913 / ?f7"/>
              </draw:enhanced-geometry>
            </draw:custom-shape>
            <draw:custom-shape svg:x="19.23731in" svg:y="15.38568in" svg:width="0.72365in" svg:height="0.34439in" draw:id="id126" draw:style-name="a1241">
              <svg:title/>
              <svg:desc/>
              <draw:enhanced-geometry xmlns:dr3d="urn:oasis:names:tc:opendocument:xmlns:dr3d:1.0" draw:type="non-primitive" svg:viewBox="0 0 661708 314913" draw:enhanced-path="M 661708 0 L 661708 214604 0 214604 0 314913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61708"/>
                <draw:equation draw:name="f7" draw:formula="?f4 / 314913"/>
                <draw:equation draw:name="f8" draw:formula="0 / ?f6"/>
                <draw:equation draw:name="f9" draw:formula="661708 / ?f6"/>
                <draw:equation draw:name="f10" draw:formula="0 / ?f7"/>
                <draw:equation draw:name="f11" draw:formula="314913 / ?f7"/>
              </draw:enhanced-geometry>
            </draw:custom-shape>
            <draw:custom-shape svg:x="19.96096in" svg:y="14.28934in" svg:width="1.08548in" svg:height="0.34439in" draw:id="id127" draw:style-name="a1242">
              <svg:title/>
              <svg:desc/>
              <draw:enhanced-geometry xmlns:dr3d="urn:oasis:names:tc:opendocument:xmlns:dr3d:1.0" draw:type="non-primitive" svg:viewBox="0 0 992563 314913" draw:enhanced-path="M 992563 0 L 992563 214604 0 214604 0 314913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92563"/>
                <draw:equation draw:name="f7" draw:formula="?f4 / 314913"/>
                <draw:equation draw:name="f8" draw:formula="0 / ?f6"/>
                <draw:equation draw:name="f9" draw:formula="992563 / ?f6"/>
                <draw:equation draw:name="f10" draw:formula="0 / ?f7"/>
                <draw:equation draw:name="f11" draw:formula="314913 / ?f7"/>
              </draw:enhanced-geometry>
            </draw:custom-shape>
            <draw:custom-shape svg:x="20.45436in" svg:y="13.5374in" svg:width="1.18416in" svg:height="0.75194in" draw:id="id128" draw:style-name="a1243">
              <svg:title/>
              <svg:desc/>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216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custom-shape svg:x="20.58594in" svg:y="13.66239in" svg:width="1.18416in" svg:height="0.75194in" draw:id="id129" draw:style-name="a1246">
              <svg:title/>
              <svg:desc/>
              <text:p text:style-name="a1245" text:class-names="" text:cond-style-name=""><text:span text:style-name="a1244" text:class-names="">　</text:span></text:p>
              <draw:enhanced-geometry xmlns:dr3d="urn:oasis:names:tc:opendocument:xmlns:dr3d:1.0" draw:type="non-primitive" svg:viewBox="0 0 1082796 687575" draw:enhanced-path="M 0 68758 C 0 30784 30784 0 68758 0 L 1014039 0 C 1052013 0 1082797 30784 1082797 68758 1082797 252111 1082796 435465 1082796 618818 1082796 656792 1052012 687576 1014038 687576 L 68758 687575 C 30784 687575 0 656791 0 618817 L 0 68758 Z N" draw:text-areas="?f32 ?f34 ?f33 ?f35" draw:glue-points="?f20 ?f21 ?f22 ?f23 ?f24 ?f23 ?f25 ?f21 ?f26 ?f27 ?f28 ?f29 ?f22 ?f30 ?f20 ?f31 ?f20 ?f21" draw:glue-point-leaving-directions="-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82796"/>
                <draw:equation draw:name="f7" draw:formula="?f4 / 687575"/>
                <draw:equation draw:name="f8" draw:formula="0 * ?f5 / 1082796"/>
                <draw:equation draw:name="f9" draw:formula="68758 * ?f4 / 687575"/>
                <draw:equation draw:name="f10" draw:formula="68758 * ?f5 / 1082796"/>
                <draw:equation draw:name="f11" draw:formula="0 * ?f4 / 687575"/>
                <draw:equation draw:name="f12" draw:formula="1014039 * ?f5 / 1082796"/>
                <draw:equation draw:name="f13" draw:formula="1082797 * ?f5 / 1082796"/>
                <draw:equation draw:name="f14" draw:formula="1082796 * ?f5 / 1082796"/>
                <draw:equation draw:name="f15" draw:formula="618818 * ?f4 / 687575"/>
                <draw:equation draw:name="f16" draw:formula="1014038 * ?f5 / 1082796"/>
                <draw:equation draw:name="f17" draw:formula="687576 * ?f4 / 687575"/>
                <draw:equation draw:name="f18" draw:formula="687575 * ?f4 / 687575"/>
                <draw:equation draw:name="f19" draw:formula="618817 * ?f4 / 687575"/>
                <draw:equation draw:name="f20" draw:formula="?f8 / ?f6"/>
                <draw:equation draw:name="f21" draw:formula="?f9 / ?f7"/>
                <draw:equation draw:name="f22" draw:formula="?f10 / ?f6"/>
                <draw:equation draw:name="f23" draw:formula="?f11 / ?f7"/>
                <draw:equation draw:name="f24" draw:formula="?f12 / ?f6"/>
                <draw:equation draw:name="f25" draw:formula="?f13 / ?f6"/>
                <draw:equation draw:name="f26" draw:formula="?f14 / ?f6"/>
                <draw:equation draw:name="f27" draw:formula="?f15 / ?f7"/>
                <draw:equation draw:name="f28" draw:formula="?f16 / ?f6"/>
                <draw:equation draw:name="f29" draw:formula="?f17 / ?f7"/>
                <draw:equation draw:name="f30" draw:formula="?f18 / ?f7"/>
                <draw:equation draw:name="f31" draw:formula="?f19 / ?f7"/>
                <draw:equation draw:name="f32" draw:formula="?f0 / ?f6"/>
                <draw:equation draw:name="f33" draw:formula="?f1 / ?f6"/>
                <draw:equation draw:name="f34" draw:formula="?f2 / ?f7"/>
                <draw:equation draw:name="f35" draw:formula="?f3 / ?f7"/>
              </draw:enhanced-geometry>
            </draw:custom-shape>
            <draw:custom-shape svg:x="19.36888in" svg:y="14.63373in" svg:width="1.18416in" svg:height="0.75194in" draw:id="id130" draw:style-name="a1247">
              <svg:title/>
              <svg:desc/>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216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custom-shape svg:x="19.50046in" svg:y="14.75873in" svg:width="1.18416in" svg:height="0.75194in" draw:id="id131" draw:style-name="a1250">
              <svg:title/>
              <svg:desc/>
              <text:p text:style-name="a1249" text:class-names="" text:cond-style-name=""><text:span text:style-name="a1248" text:class-names="">　</text:span></text:p>
              <draw:enhanced-geometry xmlns:dr3d="urn:oasis:names:tc:opendocument:xmlns:dr3d:1.0" draw:type="non-primitive" svg:viewBox="0 0 1082796 687575" draw:enhanced-path="M 0 68758 C 0 30784 30784 0 68758 0 L 1014039 0 C 1052013 0 1082797 30784 1082797 68758 1082797 252111 1082796 435465 1082796 618818 1082796 656792 1052012 687576 1014038 687576 L 68758 687575 C 30784 687575 0 656791 0 618817 L 0 68758 Z N" draw:text-areas="?f32 ?f34 ?f33 ?f35" draw:glue-points="?f20 ?f21 ?f22 ?f23 ?f24 ?f23 ?f25 ?f21 ?f26 ?f27 ?f28 ?f29 ?f22 ?f30 ?f20 ?f31 ?f20 ?f21" draw:glue-point-leaving-directions="-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82796"/>
                <draw:equation draw:name="f7" draw:formula="?f4 / 687575"/>
                <draw:equation draw:name="f8" draw:formula="0 * ?f5 / 1082796"/>
                <draw:equation draw:name="f9" draw:formula="68758 * ?f4 / 687575"/>
                <draw:equation draw:name="f10" draw:formula="68758 * ?f5 / 1082796"/>
                <draw:equation draw:name="f11" draw:formula="0 * ?f4 / 687575"/>
                <draw:equation draw:name="f12" draw:formula="1014039 * ?f5 / 1082796"/>
                <draw:equation draw:name="f13" draw:formula="1082797 * ?f5 / 1082796"/>
                <draw:equation draw:name="f14" draw:formula="1082796 * ?f5 / 1082796"/>
                <draw:equation draw:name="f15" draw:formula="618818 * ?f4 / 687575"/>
                <draw:equation draw:name="f16" draw:formula="1014038 * ?f5 / 1082796"/>
                <draw:equation draw:name="f17" draw:formula="687576 * ?f4 / 687575"/>
                <draw:equation draw:name="f18" draw:formula="687575 * ?f4 / 687575"/>
                <draw:equation draw:name="f19" draw:formula="618817 * ?f4 / 687575"/>
                <draw:equation draw:name="f20" draw:formula="?f8 / ?f6"/>
                <draw:equation draw:name="f21" draw:formula="?f9 / ?f7"/>
                <draw:equation draw:name="f22" draw:formula="?f10 / ?f6"/>
                <draw:equation draw:name="f23" draw:formula="?f11 / ?f7"/>
                <draw:equation draw:name="f24" draw:formula="?f12 / ?f6"/>
                <draw:equation draw:name="f25" draw:formula="?f13 / ?f6"/>
                <draw:equation draw:name="f26" draw:formula="?f14 / ?f6"/>
                <draw:equation draw:name="f27" draw:formula="?f15 / ?f7"/>
                <draw:equation draw:name="f28" draw:formula="?f16 / ?f6"/>
                <draw:equation draw:name="f29" draw:formula="?f17 / ?f7"/>
                <draw:equation draw:name="f30" draw:formula="?f18 / ?f7"/>
                <draw:equation draw:name="f31" draw:formula="?f19 / ?f7"/>
                <draw:equation draw:name="f32" draw:formula="?f0 / ?f6"/>
                <draw:equation draw:name="f33" draw:formula="?f1 / ?f6"/>
                <draw:equation draw:name="f34" draw:formula="?f2 / ?f7"/>
                <draw:equation draw:name="f35" draw:formula="?f3 / ?f7"/>
              </draw:enhanced-geometry>
            </draw:custom-shape>
            <draw:custom-shape svg:x="18.64523in" svg:y="15.73007in" svg:width="1.18416in" svg:height="0.75194in" draw:id="id132" draw:style-name="a1251">
              <svg:title/>
              <svg:desc/>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216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custom-shape svg:x="18.7768in" svg:y="15.85506in" svg:width="1.18416in" svg:height="0.75194in" draw:id="id133" draw:style-name="a1254">
              <svg:title/>
              <svg:desc/>
              <text:p text:style-name="a1253" text:class-names="" text:cond-style-name=""><text:span text:style-name="a1252" text:class-names="">　</text:span></text:p>
              <draw:enhanced-geometry xmlns:dr3d="urn:oasis:names:tc:opendocument:xmlns:dr3d:1.0" draw:type="non-primitive" svg:viewBox="0 0 1082796 687575" draw:enhanced-path="M 0 68758 C 0 30784 30784 0 68758 0 L 1014039 0 C 1052013 0 1082797 30784 1082797 68758 1082797 252111 1082796 435465 1082796 618818 1082796 656792 1052012 687576 1014038 687576 L 68758 687575 C 30784 687575 0 656791 0 618817 L 0 68758 Z N" draw:text-areas="?f32 ?f34 ?f33 ?f35" draw:glue-points="?f20 ?f21 ?f22 ?f23 ?f24 ?f23 ?f25 ?f21 ?f26 ?f27 ?f28 ?f29 ?f22 ?f30 ?f20 ?f31 ?f20 ?f21" draw:glue-point-leaving-directions="-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82796"/>
                <draw:equation draw:name="f7" draw:formula="?f4 / 687575"/>
                <draw:equation draw:name="f8" draw:formula="0 * ?f5 / 1082796"/>
                <draw:equation draw:name="f9" draw:formula="68758 * ?f4 / 687575"/>
                <draw:equation draw:name="f10" draw:formula="68758 * ?f5 / 1082796"/>
                <draw:equation draw:name="f11" draw:formula="0 * ?f4 / 687575"/>
                <draw:equation draw:name="f12" draw:formula="1014039 * ?f5 / 1082796"/>
                <draw:equation draw:name="f13" draw:formula="1082797 * ?f5 / 1082796"/>
                <draw:equation draw:name="f14" draw:formula="1082796 * ?f5 / 1082796"/>
                <draw:equation draw:name="f15" draw:formula="618818 * ?f4 / 687575"/>
                <draw:equation draw:name="f16" draw:formula="1014038 * ?f5 / 1082796"/>
                <draw:equation draw:name="f17" draw:formula="687576 * ?f4 / 687575"/>
                <draw:equation draw:name="f18" draw:formula="687575 * ?f4 / 687575"/>
                <draw:equation draw:name="f19" draw:formula="618817 * ?f4 / 687575"/>
                <draw:equation draw:name="f20" draw:formula="?f8 / ?f6"/>
                <draw:equation draw:name="f21" draw:formula="?f9 / ?f7"/>
                <draw:equation draw:name="f22" draw:formula="?f10 / ?f6"/>
                <draw:equation draw:name="f23" draw:formula="?f11 / ?f7"/>
                <draw:equation draw:name="f24" draw:formula="?f12 / ?f6"/>
                <draw:equation draw:name="f25" draw:formula="?f13 / ?f6"/>
                <draw:equation draw:name="f26" draw:formula="?f14 / ?f6"/>
                <draw:equation draw:name="f27" draw:formula="?f15 / ?f7"/>
                <draw:equation draw:name="f28" draw:formula="?f16 / ?f6"/>
                <draw:equation draw:name="f29" draw:formula="?f17 / ?f7"/>
                <draw:equation draw:name="f30" draw:formula="?f18 / ?f7"/>
                <draw:equation draw:name="f31" draw:formula="?f19 / ?f7"/>
                <draw:equation draw:name="f32" draw:formula="?f0 / ?f6"/>
                <draw:equation draw:name="f33" draw:formula="?f1 / ?f6"/>
                <draw:equation draw:name="f34" draw:formula="?f2 / ?f7"/>
                <draw:equation draw:name="f35" draw:formula="?f3 / ?f7"/>
              </draw:enhanced-geometry>
            </draw:custom-shape>
            <draw:custom-shape svg:x="20.09254in" svg:y="15.73007in" svg:width="1.18416in" svg:height="0.75194in" draw:id="id134" draw:style-name="a1255">
              <svg:title/>
              <svg:desc/>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216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custom-shape svg:x="20.22411in" svg:y="15.85506in" svg:width="1.18416in" svg:height="0.75194in" draw:id="id135" draw:style-name="a1258">
              <svg:title/>
              <svg:desc/>
              <text:p text:style-name="a1257" text:class-names="" text:cond-style-name=""><text:span text:style-name="a1256" text:class-names="">　</text:span></text:p>
              <draw:enhanced-geometry xmlns:dr3d="urn:oasis:names:tc:opendocument:xmlns:dr3d:1.0" draw:type="non-primitive" svg:viewBox="0 0 1082796 687575" draw:enhanced-path="M 0 68758 C 0 30784 30784 0 68758 0 L 1014039 0 C 1052013 0 1082797 30784 1082797 68758 1082797 252111 1082796 435465 1082796 618818 1082796 656792 1052012 687576 1014038 687576 L 68758 687575 C 30784 687575 0 656791 0 618817 L 0 68758 Z N" draw:text-areas="?f32 ?f34 ?f33 ?f35" draw:glue-points="?f20 ?f21 ?f22 ?f23 ?f24 ?f23 ?f25 ?f21 ?f26 ?f27 ?f28 ?f29 ?f22 ?f30 ?f20 ?f31 ?f20 ?f21" draw:glue-point-leaving-directions="-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82796"/>
                <draw:equation draw:name="f7" draw:formula="?f4 / 687575"/>
                <draw:equation draw:name="f8" draw:formula="0 * ?f5 / 1082796"/>
                <draw:equation draw:name="f9" draw:formula="68758 * ?f4 / 687575"/>
                <draw:equation draw:name="f10" draw:formula="68758 * ?f5 / 1082796"/>
                <draw:equation draw:name="f11" draw:formula="0 * ?f4 / 687575"/>
                <draw:equation draw:name="f12" draw:formula="1014039 * ?f5 / 1082796"/>
                <draw:equation draw:name="f13" draw:formula="1082797 * ?f5 / 1082796"/>
                <draw:equation draw:name="f14" draw:formula="1082796 * ?f5 / 1082796"/>
                <draw:equation draw:name="f15" draw:formula="618818 * ?f4 / 687575"/>
                <draw:equation draw:name="f16" draw:formula="1014038 * ?f5 / 1082796"/>
                <draw:equation draw:name="f17" draw:formula="687576 * ?f4 / 687575"/>
                <draw:equation draw:name="f18" draw:formula="687575 * ?f4 / 687575"/>
                <draw:equation draw:name="f19" draw:formula="618817 * ?f4 / 687575"/>
                <draw:equation draw:name="f20" draw:formula="?f8 / ?f6"/>
                <draw:equation draw:name="f21" draw:formula="?f9 / ?f7"/>
                <draw:equation draw:name="f22" draw:formula="?f10 / ?f6"/>
                <draw:equation draw:name="f23" draw:formula="?f11 / ?f7"/>
                <draw:equation draw:name="f24" draw:formula="?f12 / ?f6"/>
                <draw:equation draw:name="f25" draw:formula="?f13 / ?f6"/>
                <draw:equation draw:name="f26" draw:formula="?f14 / ?f6"/>
                <draw:equation draw:name="f27" draw:formula="?f15 / ?f7"/>
                <draw:equation draw:name="f28" draw:formula="?f16 / ?f6"/>
                <draw:equation draw:name="f29" draw:formula="?f17 / ?f7"/>
                <draw:equation draw:name="f30" draw:formula="?f18 / ?f7"/>
                <draw:equation draw:name="f31" draw:formula="?f19 / ?f7"/>
                <draw:equation draw:name="f32" draw:formula="?f0 / ?f6"/>
                <draw:equation draw:name="f33" draw:formula="?f1 / ?f6"/>
                <draw:equation draw:name="f34" draw:formula="?f2 / ?f7"/>
                <draw:equation draw:name="f35" draw:formula="?f3 / ?f7"/>
              </draw:enhanced-geometry>
            </draw:custom-shape>
            <draw:custom-shape svg:x="21.53984in" svg:y="14.63373in" svg:width="1.18416in" svg:height="0.75194in" draw:id="id136" draw:style-name="a1259">
              <svg:title/>
              <svg:desc/>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216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custom-shape svg:x="21.67142in" svg:y="14.75873in" svg:width="1.18416in" svg:height="0.75194in" draw:id="id137" draw:style-name="a1262">
              <svg:title/>
              <svg:desc/>
              <text:p text:style-name="a1261" text:class-names="" text:cond-style-name=""><text:span text:style-name="a1260" text:class-names="">　</text:span></text:p>
              <draw:enhanced-geometry xmlns:dr3d="urn:oasis:names:tc:opendocument:xmlns:dr3d:1.0" draw:type="non-primitive" svg:viewBox="0 0 1082796 687575" draw:enhanced-path="M 0 68758 C 0 30784 30784 0 68758 0 L 1014039 0 C 1052013 0 1082797 30784 1082797 68758 1082797 252111 1082796 435465 1082796 618818 1082796 656792 1052012 687576 1014038 687576 L 68758 687575 C 30784 687575 0 656791 0 618817 L 0 68758 Z N" draw:text-areas="?f32 ?f34 ?f33 ?f35" draw:glue-points="?f20 ?f21 ?f22 ?f23 ?f24 ?f23 ?f25 ?f21 ?f26 ?f27 ?f28 ?f29 ?f22 ?f30 ?f20 ?f31 ?f20 ?f21" draw:glue-point-leaving-directions="-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82796"/>
                <draw:equation draw:name="f7" draw:formula="?f4 / 687575"/>
                <draw:equation draw:name="f8" draw:formula="0 * ?f5 / 1082796"/>
                <draw:equation draw:name="f9" draw:formula="68758 * ?f4 / 687575"/>
                <draw:equation draw:name="f10" draw:formula="68758 * ?f5 / 1082796"/>
                <draw:equation draw:name="f11" draw:formula="0 * ?f4 / 687575"/>
                <draw:equation draw:name="f12" draw:formula="1014039 * ?f5 / 1082796"/>
                <draw:equation draw:name="f13" draw:formula="1082797 * ?f5 / 1082796"/>
                <draw:equation draw:name="f14" draw:formula="1082796 * ?f5 / 1082796"/>
                <draw:equation draw:name="f15" draw:formula="618818 * ?f4 / 687575"/>
                <draw:equation draw:name="f16" draw:formula="1014038 * ?f5 / 1082796"/>
                <draw:equation draw:name="f17" draw:formula="687576 * ?f4 / 687575"/>
                <draw:equation draw:name="f18" draw:formula="687575 * ?f4 / 687575"/>
                <draw:equation draw:name="f19" draw:formula="618817 * ?f4 / 687575"/>
                <draw:equation draw:name="f20" draw:formula="?f8 / ?f6"/>
                <draw:equation draw:name="f21" draw:formula="?f9 / ?f7"/>
                <draw:equation draw:name="f22" draw:formula="?f10 / ?f6"/>
                <draw:equation draw:name="f23" draw:formula="?f11 / ?f7"/>
                <draw:equation draw:name="f24" draw:formula="?f12 / ?f6"/>
                <draw:equation draw:name="f25" draw:formula="?f13 / ?f6"/>
                <draw:equation draw:name="f26" draw:formula="?f14 / ?f6"/>
                <draw:equation draw:name="f27" draw:formula="?f15 / ?f7"/>
                <draw:equation draw:name="f28" draw:formula="?f16 / ?f6"/>
                <draw:equation draw:name="f29" draw:formula="?f17 / ?f7"/>
                <draw:equation draw:name="f30" draw:formula="?f18 / ?f7"/>
                <draw:equation draw:name="f31" draw:formula="?f19 / ?f7"/>
                <draw:equation draw:name="f32" draw:formula="?f0 / ?f6"/>
                <draw:equation draw:name="f33" draw:formula="?f1 / ?f6"/>
                <draw:equation draw:name="f34" draw:formula="?f2 / ?f7"/>
                <draw:equation draw:name="f35" draw:formula="?f3 / ?f7"/>
              </draw:enhanced-geometry>
            </draw:custom-shape>
            <draw:custom-shape svg:x="21.53984in" svg:y="15.73007in" svg:width="1.18416in" svg:height="0.75194in" draw:id="id138" draw:style-name="a1263">
              <svg:title/>
              <svg:desc/>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216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custom-shape svg:x="21.67142in" svg:y="15.85506in" svg:width="1.18416in" svg:height="0.75194in" draw:id="id139" draw:style-name="a1266">
              <svg:title/>
              <svg:desc/>
              <text:p text:style-name="a1265" text:class-names="" text:cond-style-name=""><text:span text:style-name="a1264" text:class-names="">　</text:span></text:p>
              <draw:enhanced-geometry xmlns:dr3d="urn:oasis:names:tc:opendocument:xmlns:dr3d:1.0" draw:type="non-primitive" svg:viewBox="0 0 1082796 687575" draw:enhanced-path="M 0 68758 C 0 30784 30784 0 68758 0 L 1014039 0 C 1052013 0 1082797 30784 1082797 68758 1082797 252111 1082796 435465 1082796 618818 1082796 656792 1052012 687576 1014038 687576 L 68758 687575 C 30784 687575 0 656791 0 618817 L 0 68758 Z N" draw:text-areas="?f32 ?f34 ?f33 ?f35" draw:glue-points="?f20 ?f21 ?f22 ?f23 ?f24 ?f23 ?f25 ?f21 ?f26 ?f27 ?f28 ?f29 ?f22 ?f30 ?f20 ?f31 ?f20 ?f21" draw:glue-point-leaving-directions="-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82796"/>
                <draw:equation draw:name="f7" draw:formula="?f4 / 687575"/>
                <draw:equation draw:name="f8" draw:formula="0 * ?f5 / 1082796"/>
                <draw:equation draw:name="f9" draw:formula="68758 * ?f4 / 687575"/>
                <draw:equation draw:name="f10" draw:formula="68758 * ?f5 / 1082796"/>
                <draw:equation draw:name="f11" draw:formula="0 * ?f4 / 687575"/>
                <draw:equation draw:name="f12" draw:formula="1014039 * ?f5 / 1082796"/>
                <draw:equation draw:name="f13" draw:formula="1082797 * ?f5 / 1082796"/>
                <draw:equation draw:name="f14" draw:formula="1082796 * ?f5 / 1082796"/>
                <draw:equation draw:name="f15" draw:formula="618818 * ?f4 / 687575"/>
                <draw:equation draw:name="f16" draw:formula="1014038 * ?f5 / 1082796"/>
                <draw:equation draw:name="f17" draw:formula="687576 * ?f4 / 687575"/>
                <draw:equation draw:name="f18" draw:formula="687575 * ?f4 / 687575"/>
                <draw:equation draw:name="f19" draw:formula="618817 * ?f4 / 687575"/>
                <draw:equation draw:name="f20" draw:formula="?f8 / ?f6"/>
                <draw:equation draw:name="f21" draw:formula="?f9 / ?f7"/>
                <draw:equation draw:name="f22" draw:formula="?f10 / ?f6"/>
                <draw:equation draw:name="f23" draw:formula="?f11 / ?f7"/>
                <draw:equation draw:name="f24" draw:formula="?f12 / ?f6"/>
                <draw:equation draw:name="f25" draw:formula="?f13 / ?f6"/>
                <draw:equation draw:name="f26" draw:formula="?f14 / ?f6"/>
                <draw:equation draw:name="f27" draw:formula="?f15 / ?f7"/>
                <draw:equation draw:name="f28" draw:formula="?f16 / ?f6"/>
                <draw:equation draw:name="f29" draw:formula="?f17 / ?f7"/>
                <draw:equation draw:name="f30" draw:formula="?f18 / ?f7"/>
                <draw:equation draw:name="f31" draw:formula="?f19 / ?f7"/>
                <draw:equation draw:name="f32" draw:formula="?f0 / ?f6"/>
                <draw:equation draw:name="f33" draw:formula="?f1 / ?f6"/>
                <draw:equation draw:name="f34" draw:formula="?f2 / ?f7"/>
                <draw:equation draw:name="f35" draw:formula="?f3 / ?f7"/>
              </draw:enhanced-geometry>
            </draw:custom-shape>
          </draw:g>
          <draw:frame draw:style-name="a1268" draw:name="グラフ 135" svg:x="24.79358in" svg:y="13.36928in" svg:width="6.45083in" svg:height="3.31495in" style:rel-width="scale" style:rel-height="scale">
            <draw:image xlink:href="media/image1.png" xlink:type="simple" xlink:show="embed" xlink:actuate="onLoad"/>
            <svg:title/>
            <svg:desc/>
          </draw:frame>
        </draw:g>
        <draw:g draw:name="グループ化 136" draw:id="id80">
          <svg:title/>
          <svg:desc/>
          <draw:g draw:name="グループ化 137" draw:id="id112">
            <svg:title/>
            <svg:desc/>
            <draw:frame draw:id="id115" draw:style-name="a1228" draw:name="グラフィックス 140" svg:x="6.89848in" svg:y="14.06546in" svg:width="1.88331in" svg:height="2.27013in" style:rel-width="scale" style:rel-height="scale">
              <draw:image xlink:href="media/image2.svg" xlink:type="simple" xlink:show="embed" xlink:actuate="onLoad"/>
              <svg:title/>
              <svg:desc>プログラマー男性 単色塗りつぶし</svg:desc>
            </draw:frame>
            <draw:frame draw:id="id116" draw:style-name="a1229" draw:name="グラフィックス 141" svg:x="14.13557in" svg:y="13.97765in" svg:width="1.11204in" svg:height="1.34045in" style:rel-width="scale" style:rel-height="scale">
              <draw:image xlink:href="media/image3.svg" xlink:type="simple" xlink:show="embed" xlink:actuate="onLoad"/>
              <svg:title/>
              <svg:desc>棒グラフ 単色塗りつぶし</svg:desc>
            </draw:frame>
            <draw:frame draw:id="id117" draw:style-name="a1230" draw:name="図 142" svg:x="8.72453in" svg:y="14.01267in" svg:width="0.84419in" svg:height="1.25275in" style:rel-width="scale" style:rel-height="scale">
              <draw:image xlink:href="media/image4.png" xlink:type="simple" xlink:show="embed" xlink:actuate="onLoad"/>
              <svg:title/>
              <svg:desc>図形

中程度の精度で自動的に生成された説明</svg:desc>
            </draw:frame>
            <draw:frame draw:id="id118" draw:style-name="a1231" draw:name="図 143" svg:x="9.32403in" svg:y="15.36428in" svg:width="0.84419in" svg:height="1.25275in" style:rel-width="scale" style:rel-height="scale">
              <draw:image xlink:href="media/image4.png" xlink:type="simple" xlink:show="embed" xlink:actuate="onLoad"/>
              <svg:title/>
              <svg:desc>図形

中程度の精度で自動的に生成された説明</svg:desc>
            </draw:frame>
            <draw:frame draw:id="id119" draw:style-name="a1232" draw:name="図 144" svg:x="9.65226in" svg:y="14.02266in" svg:width="0.84419in" svg:height="1.25275in" style:rel-width="scale" style:rel-height="scale">
              <draw:image xlink:href="media/image4.png" xlink:type="simple" xlink:show="embed" xlink:actuate="onLoad"/>
              <svg:title/>
              <svg:desc>図形

中程度の精度で自動的に生成された説明</svg:desc>
            </draw:frame>
            <draw:frame draw:id="id120" draw:style-name="a1233" draw:name="グラフィックス 145" svg:x="11.63418in" svg:y="14.06546in" svg:width="1.88331in" svg:height="2.27013in" style:rel-width="scale" style:rel-height="scale">
              <draw:image xlink:href="media/image2.svg" xlink:type="simple" xlink:show="embed" xlink:actuate="onLoad"/>
              <svg:title/>
              <svg:desc>プログラマー男性 単色塗りつぶし</svg:desc>
            </draw:frame>
            <draw:frame draw:id="id121" draw:style-name="a1234" draw:name="グラフィックス 146" svg:x="14.17205in" svg:y="15.20052in" svg:width="1.03929in" svg:height="1.25275in" style:rel-width="scale" style:rel-height="scale">
              <draw:image xlink:href="media/image5.svg" xlink:type="simple" xlink:show="embed" xlink:actuate="onLoad"/>
              <svg:title/>
              <svg:desc>階層 単色塗りつぶし</svg:desc>
            </draw:frame>
          </draw:g>
          <draw:frame draw:id="id113" draw:style-name="a1226" draw:name="Picture 4" svg:x="7.97589in" svg:y="13.28742in" svg:width="0.75522in" svg:height="1.25275in" style:rel-width="scale" style:rel-height="scale">
            <draw:image xlink:href="media/image6.png" xlink:type="simple" xlink:show="embed" xlink:actuate="onLoad"/>
            <svg:title/>
            <svg:desc>漫符「はてなマーク・クエスチョンマーク」</svg:desc>
          </draw:frame>
          <draw:frame draw:id="id114" draw:style-name="a1227" draw:name="Picture 6" svg:x="12.8059in" svg:y="13.43908in" svg:width="0.86607in" svg:height="1.25275in" style:rel-width="scale" style:rel-height="scale">
            <draw:image xlink:href="media/image7.png" xlink:type="simple" xlink:show="embed" xlink:actuate="onLoad"/>
            <svg:title/>
            <svg:desc>漫符「ビックリマーク」</svg:desc>
          </draw:frame>
        </draw:g>
        <draw:frame draw:id="id81" draw:style-name="a1042" draw:name="コンテンツ プレースホルダー 2" svg:x="0.18127in" svg:y="38.51907in" svg:width="32.74683in" svg:height="8.15222in">
          <draw:text-box>
            <text:p text:style-name="a1041" text:class-names="" text:cond-style-name=""><text:span text:style-name="a1039" text:class-names="">結果とまとめ</text:span><text:span text:style-name="a1040" text:class-names=""/></text:p>
          </draw:text-box>
          <svg:title/>
          <svg:desc/>
        </draw:frame>
        <draw:custom-shape svg:x="0.43902in" svg:y="40.09181in" svg:width="32.14761in" svg:height="6.37872in" draw:id="id82" draw:style-name="a1045" draw:name="正方形/長方形 153">
          <svg:title/>
          <svg:desc/>
          <text:p text:style-name="a1044" text:class-names="" text:cond-style-name=""><text:span text:style-name="a1043" text:class-names=""/></text:p>
          <draw:enhanced-geometry xmlns:dr3d="urn:oasis:names:tc:opendocument:xmlns:dr3d:1.0" draw:type="non-primitive" svg:viewBox="0 0 21600 21600" draw:enhanced-path="M 0 0 L 21600 0 21600 21600 0 21600 Z N"/>
        </draw:custom-shape>
        <draw:custom-shape svg:x="0.32537in" svg:y="25.37372in" svg:width="32.26127in" svg:height="12.59047in" draw:id="id83" draw:style-name="a1048" draw:name="正方形/長方形 128">
          <svg:title/>
          <svg:desc/>
          <text:p text:style-name="a1047" text:class-names="" text:cond-style-name=""><text:span text:style-name="a1046" text:class-names=""/></text:p>
          <draw:enhanced-geometry xmlns:dr3d="urn:oasis:names:tc:opendocument:xmlns:dr3d:1.0" draw:type="non-primitive" svg:viewBox="0 0 21600 21600" draw:enhanced-path="M 0 0 L 21600 0 21600 21600 0 21600 Z N"/>
        </draw:custom-shape>
        <draw:frame draw:id="id84" draw:style-name="a1052" draw:name="コンテンツ プレースホルダー 2" svg:x="0.15345in" svg:y="17.86933in" svg:width="32.74683in" svg:height="5.67684in">
          <draw:text-box>
            <text:p text:style-name="a1051" text:class-names="" text:cond-style-name=""><text:span text:style-name="a1049" text:class-names="">提案手法</text:span><text:span text:style-name="a1050" text:class-names=""/></text:p>
          </draw:text-box>
          <svg:title/>
          <svg:desc/>
        </draw:frame>
        <draw:custom-shape svg:x="0.42484in" svg:y="19.43161in" svg:width="32.14762in" svg:height="3.75656in" draw:id="id85" draw:style-name="a1055" draw:name="正方形/長方形 165">
          <svg:title/>
          <svg:desc/>
          <text:p text:style-name="a1054" text:class-names="" text:cond-style-name=""><text:span text:style-name="a1053" text:class-names=""/></text:p>
          <draw:enhanced-geometry xmlns:dr3d="urn:oasis:names:tc:opendocument:xmlns:dr3d:1.0" draw:type="non-primitive" svg:viewBox="0 0 21600 21600" draw:enhanced-path="M 0 0 L 21600 0 21600 21600 0 21600 Z N"/>
        </draw:custom-shape>
        <draw:frame draw:id="id86" draw:style-name="a1071" draw:name="テキスト ボックス 166" svg:x="0.96555in" svg:y="19.43432in" svg:width="15.35234in" svg:height="3.58299in">
          <draw:text-box>
            <text:p text:style-name="a1058" text:class-names="" text:cond-style-name=""><text:span text:style-name="a1056" text:class-names="">データ収集方法</text:span><text:span text:style-name="a1057" text:class-names=""/></text:p>
            <text:p text:style-name="a1062" text:class-names="" text:cond-style-name=""><text:span text:style-name="a1059" text:class-names="">1. Git</text:span><text:span text:style-name="a1060" text:class-names="">リポジトリをクローンする。</text:span><text:span text:style-name="a1061" text:class-names=""/></text:p>
            <text:p text:style-name="a1066" text:class-names="" text:cond-style-name=""><text:span text:style-name="a1063" text:class-names="">2.<text:s text:c="1"/></text:span><text:span text:style-name="a1064" text:class-names="">コミットを調査し、変更のあるファイルを記録する。</text:span><text:span text:style-name="a1065" text:class-names=""/></text:p>
            <text:p text:style-name="a1070" text:class-names="" text:cond-style-name=""><text:span text:style-name="a1067" text:class-names="">3.<text:s text:c="1"/></text:span><text:span text:style-name="a1068" text:class-names="">記録した情報を用いてグラフを生成する。</text:span><text:span text:style-name="a1069" text:class-names=""/></text:p>
          </draw:text-box>
          <svg:title/>
          <svg:desc/>
        </draw:frame>
        <draw:connector draw:type="line" svg:x1="16.45598in" svg:y1="19.96866in" svg:x2="16.45598in" svg:y2="22.67573in" draw:id="id87" draw:style-name="a1073" draw:name="直線コネクタ 167">
          <svg:title/>
          <svg:desc/>
        </draw:connector>
        <draw:g draw:name="グループ化 168" draw:id="id88">
          <svg:title/>
          <svg:desc/>
          <draw:frame draw:id="id106" draw:style-name="a1216" draw:name="グラフィックス 169" svg:x="29.3157in" svg:y="19.81661in" svg:width="1.35451in" svg:height="1.79719in" style:rel-width="scale" style:rel-height="scale">
            <draw:image xlink:href="media/image3.svg" xlink:type="simple" xlink:show="embed" xlink:actuate="onLoad"/>
            <svg:title/>
            <svg:desc>棒グラフ 単色塗りつぶし</svg:desc>
          </draw:frame>
          <draw:frame draw:id="id107" draw:style-name="a1217" draw:name="グラフィックス 170" svg:x="23.54349in" svg:y="19.72747in" svg:width="2.35411in" svg:height="3.12348in" style:rel-width="scale" style:rel-height="scale">
            <draw:image xlink:href="media/image8.svg" xlink:type="simple" xlink:show="embed" xlink:actuate="onLoad"/>
            <svg:title/>
            <svg:desc>データベース 枠線</svg:desc>
          </draw:frame>
          <draw:frame draw:id="id108" draw:style-name="a1218" draw:name="グラフィックス 171" svg:x="26.31265in" svg:y="19.72747in" svg:width="2.35411in" svg:height="3.12348in" style:rel-width="scale" style:rel-height="scale">
            <draw:image xlink:href="media/image9.svg" xlink:type="simple" xlink:show="embed" xlink:actuate="onLoad"/>
            <svg:title/>
            <svg:desc>テーブル 枠線</svg:desc>
          </draw:frame>
          <draw:frame draw:id="id109" draw:style-name="a1219" draw:name="グラフィックス 172" svg:x="30.18004in" svg:y="21.05376in" svg:width="1.35451in" svg:height="1.79719in" style:rel-width="scale" style:rel-height="scale">
            <draw:image xlink:href="media/image5.svg" xlink:type="simple" xlink:show="embed" xlink:actuate="onLoad"/>
            <svg:title/>
            <svg:desc>階層 単色塗りつぶし</svg:desc>
          </draw:frame>
          <draw:custom-shape svg:x="25.6205in" svg:y="20.71521in" svg:width="0.80788in" svg:height="1.21997in" draw:id="id110" draw:style-name="a1222" draw:name="右矢印 173">
            <svg:title/>
            <svg:desc/>
            <text:p text:style-name="a1221" text:class-names="" text:cond-style-name=""><text:span text:style-name="a1220" text:class-names=""/></text:p>
            <draw:enhanced-geometry xmlns:dr3d="urn:oasis:names:tc:opendocument:xmlns:dr3d:1.0" draw:type="non-primitive" svg:viewBox="0 0 21600 21600" draw:enhanced-path="M 0 ?f0 L ?f1 ?f0 ?f1 0 21600 10800 ?f1 21600 ?f1 ?f2 0 ?f2 Z N" draw:text-areas="0 ?f0 ?f5 ?f2" draw:glue-points="?f1 0 ?f1 21600" draw:glue-point-leaving-directions="0, 180" draw:modifiers="10800 5400">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position-x="$0" draw:handle-position-y="$1" draw:handle-range-x-minimum="0" draw:handle-range-x-maximum="21600" draw:handle-range-y-minimum="0" draw:handle-range-y-maximum="10800"/>
            </draw:enhanced-geometry>
          </draw:custom-shape>
          <draw:custom-shape svg:x="28.57579in" svg:y="20.71521in" svg:width="0.80788in" svg:height="1.21997in" draw:id="id111" draw:style-name="a1225" draw:name="右矢印 174">
            <svg:title/>
            <svg:desc/>
            <text:p text:style-name="a1224" text:class-names="" text:cond-style-name=""><text:span text:style-name="a1223" text:class-names=""/></text:p>
            <draw:enhanced-geometry xmlns:dr3d="urn:oasis:names:tc:opendocument:xmlns:dr3d:1.0" draw:type="non-primitive" svg:viewBox="0 0 21600 21600" draw:enhanced-path="M 0 ?f0 L ?f1 ?f0 ?f1 0 21600 10800 ?f1 21600 ?f1 ?f2 0 ?f2 Z N" draw:text-areas="0 ?f0 ?f5 ?f2" draw:glue-points="?f1 0 ?f1 21600" draw:glue-point-leaving-directions="0, 180" draw:modifiers="10800 5400">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position-x="$0" draw:handle-position-y="$1" draw:handle-range-x-minimum="0" draw:handle-range-x-maximum="21600" draw:handle-range-y-minimum="0" draw:handle-range-y-maximum="10800"/>
            </draw:enhanced-geometry>
          </draw:custom-shape>
        </draw:g>
        <draw:frame draw:id="id89" draw:style-name="a1086" draw:name="テキスト ボックス 175" svg:x="17.01224in" svg:y="19.43432in" svg:width="6.57702in" svg:height="3.58299in">
          <draw:text-box>
            <text:p text:style-name="a1076" text:class-names="" text:cond-style-name=""><text:span text:style-name="a1074" text:class-names="">収集するデータ</text:span><text:span text:style-name="a1075" text:class-names=""/></text:p>
            <text:p text:style-name="a1079" text:class-names="" text:cond-style-name=""><text:span text:style-name="a1077" text:class-names="">・ファイルパス</text:span><text:span text:style-name="a1078" text:class-names=""/></text:p>
            <text:p text:style-name="a1082" text:class-names="" text:cond-style-name=""><text:span text:style-name="a1080" text:class-names="">・ファイルの行数</text:span><text:span text:style-name="a1081" text:class-names=""/></text:p>
            <text:p text:style-name="a1085" text:class-names="" text:cond-style-name=""><text:span text:style-name="a1083" text:class-names="">・コミットの日付</text:span><text:span text:style-name="a1084" text:class-names=""/></text:p>
          </draw:text-box>
          <svg:title/>
          <svg:desc/>
        </draw:frame>
        <draw:frame draw:id="id90" draw:style-name="a1090" draw:name="テキスト ボックス 4" svg:x="3.09in" svg:y="24.1973in" svg:width="12.8547in" svg:height="0.72086in">
          <draw:text-box>
            <text:p text:style-name="a1089" text:class-names="" text:cond-style-name=""><text:span text:style-name="a1087" text:class-names="">[1] https://github.com/python/cpython</text:span><text:span text:style-name="a1088" text:class-names=""/></text:p>
          </draw:text-box>
          <svg:title/>
          <svg:desc/>
        </draw:frame>
        <draw:frame draw:id="id91" draw:name="Table 40" svg:x="0.69433in" svg:y="40.50551in" svg:width="16.80733in" svg:height="5.59803in">
          <table:table table:style-name="a1091" table:template-name="{E8B1032C-EA38-4F05-BA0D-38AFFFC7BED3}" table:use-banding-columns-styles="false" table:use-banding-rows-styles="true" table:use-first-column-styles="false" table:use-first-row-styles="true" table:use-last-column-styles="false" table:use-last-row-styles="false">
            <table:table-column table:style-name="a1092" table:default-cell-style-name=""/>
            <table:table-column table:style-name="a1093" table:default-cell-style-name=""/>
            <table:table-column table:style-name="a1094" table:default-cell-style-name=""/>
            <table:table-column table:style-name="a1095" table:default-cell-style-name=""/>
            <table:table-row table:style-name="a1096" table:default-cell-style-name="">
              <table:table-cell table:style-name="a1101">
                <text:list text:style-name="a1100">
                  <text:list-item>
                    <text:p text:style-name="a1099" text:class-names="" text:cond-style-name=""><text:span text:style-name="a1097" text:class-names="">プロジェクト</text:span><text:span text:style-name="a1098" text:class-names=""/></text:p>
                  </text:list-item>
                </text:list>
              </table:table-cell>
              <table:table-cell table:style-name="a1106">
                <text:list text:style-name="a1105">
                  <text:list-item>
                    <text:p text:style-name="a1104" text:class-names="" text:cond-style-name=""><text:span text:style-name="a1102" text:class-names="">実行時間(秒)</text:span><text:span text:style-name="a1103" text:class-names=""/></text:p>
                  </text:list-item>
                </text:list>
              </table:table-cell>
              <table:table-cell table:style-name="a1110">
                <text:list text:style-name="a1109">
                  <text:list-item>
                    <text:p text:style-name="a1108" text:class-names="" text:cond-style-name=""><text:span text:style-name="a1107" text:class-names="">コミット数</text:span></text:p>
                  </text:list-item>
                </text:list>
              </table:table-cell>
              <table:table-cell table:style-name="a1115">
                <text:list text:style-name="a1114">
                  <text:list-item>
                    <text:p text:style-name="a1113" text:class-names="" text:cond-style-name=""><text:span text:style-name="a1111" text:class-names="">ファイル数</text:span><text:span text:style-name="a1112" text:class-names=""/></text:p>
                  </text:list-item>
                </text:list>
              </table:table-cell>
            </table:table-row>
            <table:table-row table:style-name="a1116" table:default-cell-style-name="">
              <table:table-cell table:style-name="a1120">
                <text:list text:style-name="a1119">
                  <text:list-item>
                    <text:p text:style-name="a1118" text:class-names="" text:cond-style-name=""><text:span text:style-name="a1117" text:class-names="">JSON-java</text:span></text:p>
                  </text:list-item>
                </text:list>
              </table:table-cell>
              <table:table-cell table:style-name="a1124">
                <text:list text:style-name="a1123">
                  <text:list-item>
                    <text:p text:style-name="a1122" text:class-names="" text:cond-style-name=""><text:span text:style-name="a1121" text:class-names="">10.87</text:span></text:p>
                  </text:list-item>
                </text:list>
              </table:table-cell>
              <table:table-cell table:style-name="a1128">
                <text:list text:style-name="a1127">
                  <text:list-item>
                    <text:p text:style-name="a1126" text:class-names="" text:cond-style-name=""><text:span text:style-name="a1125" text:class-names="">1,289</text:span></text:p>
                  </text:list-item>
                </text:list>
              </table:table-cell>
              <table:table-cell table:style-name="a1132">
                <text:list text:style-name="a1131">
                  <text:list-item>
                    <text:p text:style-name="a1130" text:class-names="" text:cond-style-name=""><text:span text:style-name="a1129" text:class-names="">144</text:span></text:p>
                  </text:list-item>
                </text:list>
              </table:table-cell>
            </table:table-row>
            <table:table-row table:style-name="a1133" table:default-cell-style-name="">
              <table:table-cell table:style-name="a1137">
                <text:list text:style-name="a1136">
                  <text:list-item>
                    <text:p text:style-name="a1135" text:class-names="" text:cond-style-name=""><text:span text:style-name="a1134" text:class-names="">SQLite</text:span></text:p>
                  </text:list-item>
                </text:list>
              </table:table-cell>
              <table:table-cell table:style-name="a1141">
                <text:list text:style-name="a1140">
                  <text:list-item>
                    <text:p text:style-name="a1139" text:class-names="" text:cond-style-name=""><text:span text:style-name="a1138" text:class-names="">309.55</text:span></text:p>
                  </text:list-item>
                </text:list>
              </table:table-cell>
              <table:table-cell table:style-name="a1145">
                <text:list text:style-name="a1144">
                  <text:list-item>
                    <text:p text:style-name="a1143" text:class-names="" text:cond-style-name=""><text:span text:style-name="a1142" text:class-names="">29,303</text:span></text:p>
                  </text:list-item>
                </text:list>
              </table:table-cell>
              <table:table-cell table:style-name="a1149">
                <text:list text:style-name="a1148">
                  <text:list-item>
                    <text:p text:style-name="a1147" text:class-names="" text:cond-style-name=""><text:span text:style-name="a1146" text:class-names="">1,659</text:span></text:p>
                  </text:list-item>
                </text:list>
              </table:table-cell>
            </table:table-row>
            <table:table-row table:style-name="a1150" table:default-cell-style-name="">
              <table:table-cell table:style-name="a1154">
                <text:list text:style-name="a1153">
                  <text:list-item>
                    <text:p text:style-name="a1152" text:class-names="" text:cond-style-name=""><text:span text:style-name="a1151" text:class-names="">CPython</text:span></text:p>
                  </text:list-item>
                </text:list>
              </table:table-cell>
              <table:table-cell table:style-name="a1158">
                <text:list text:style-name="a1157">
                  <text:list-item>
                    <text:p text:style-name="a1156" text:class-names="" text:cond-style-name=""><text:span text:style-name="a1155" text:class-names="">1,030.16</text:span></text:p>
                  </text:list-item>
                </text:list>
              </table:table-cell>
              <table:table-cell table:style-name="a1162">
                <text:list text:style-name="a1161">
                  <text:list-item>
                    <text:p text:style-name="a1160" text:class-names="" text:cond-style-name=""><text:span text:style-name="a1159" text:class-names="">124,798</text:span></text:p>
                  </text:list-item>
                </text:list>
              </table:table-cell>
              <table:table-cell table:style-name="a1166">
                <text:list text:style-name="a1165">
                  <text:list-item>
                    <text:p text:style-name="a1164" text:class-names="" text:cond-style-name=""><text:span text:style-name="a1163" text:class-names="">4,385</text:span></text:p>
                  </text:list-item>
                </text:list>
              </table:table-cell>
            </table:table-row>
          </table:table>
          <draw:image xlink:href="media/image10.png" xlink:type="simple" xlink:show="embed" xlink:actuate="onLoad"/>
          <svg:title/>
          <svg:desc/>
        </draw:frame>
        <draw:frame draw:id="id92" draw:style-name="a1183" draw:name="テキスト ボックス 166" svg:x="18.05191in" svg:y="40.48457in" svg:width="14.49791in" svg:height="7.08855in">
          <draw:text-box>
            <text:p text:style-name="a1169" text:class-names="" text:cond-style-name=""><text:span text:style-name="a1167" text:class-names="">結果</text:span><text:span text:style-name="a1168" text:class-names=""/></text:p>
            <text:p text:style-name="a1172" text:class-names="" text:cond-style-name=""><text:span text:style-name="a1170" text:class-names="">・実行時間はプロジェクトの規模に比例する。</text:span><text:span text:style-name="a1171" text:class-names=""/></text:p>
            <text:p text:style-name="a1174" text:class-names="" text:cond-style-name=""><text:span text:style-name="a1173" text:class-names="">まとめ</text:span></text:p>
            <text:p text:style-name="a1177" text:class-names="" text:cond-style-name=""><text:span text:style-name="a1175" text:class-names="">・</text:span><text:span text:style-name="a1176" text:class-names="">可視化ツール「RepoTimelapse」を開発した。</text:span></text:p>
            <text:p text:style-name="a1180" text:class-names="" text:cond-style-name=""><text:span text:style-name="a1178" text:class-names="">・</text:span><text:span text:style-name="a1179" text:class-names="">プロジェクトの構造把握と成長分析を行うことができた。</text:span></text:p>
            <text:p text:style-name="a1182" text:class-names="" text:cond-style-name=""><text:span text:style-name="a1181" text:class-names=""/></text:p>
          </draw:text-box>
          <svg:title/>
          <svg:desc/>
        </draw:frame>
        <draw:frame draw:id="id93" draw:style-name="a1184" draw:name="Picture 38" svg:x="0.90388in" svg:y="27.3783in" svg:width="11.41318in" svg:height="8.50123in" style:rel-width="scale" style:rel-height="scale">
          <draw:image xlink:href="media/image11.png" xlink:type="simple" xlink:show="embed" xlink:actuate="onLoad"/>
          <svg:title/>
          <svg:desc/>
        </draw:frame>
        <draw:frame draw:id="id94" draw:style-name="a1185" draw:name="Picture 39" svg:x="13.02395in" svg:y="27.3783in" svg:width="11.6268in" svg:height="8.50124in" style:rel-width="scale" style:rel-height="scale">
          <draw:image xlink:href="media/image12.png" xlink:type="simple" xlink:show="embed" xlink:actuate="onLoad"/>
          <svg:title/>
          <svg:desc/>
        </draw:frame>
        <draw:custom-shape svg:x="11.91535in" svg:y="30.94227in" svg:width="1.55062in" svg:height="1.43843in" draw:id="id95" draw:style-name="a1188" draw:name="Arrow: Right 41">
          <svg:title/>
          <svg:desc/>
          <text:p text:style-name="a1187" text:class-names="" text:cond-style-name=""><text:span text:style-name="a1186" text:class-names=""/></text:p>
          <draw:enhanced-geometry xmlns:dr3d="urn:oasis:names:tc:opendocument:xmlns:dr3d:1.0" draw:type="non-primitive" svg:viewBox="0 0 21600 21600" draw:enhanced-path="M 0 ?f0 L ?f1 ?f0 ?f1 0 21600 10800 ?f1 21600 ?f1 ?f2 0 ?f2 Z N" draw:text-areas="0 ?f0 ?f5 ?f2" draw:glue-points="?f1 0 ?f1 21600" draw:glue-point-leaving-directions="0, 180" draw:modifiers="11581 5400">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position-x="$0" draw:handle-position-y="$1" draw:handle-range-x-minimum="0" draw:handle-range-x-maximum="21600" draw:handle-range-y-minimum="0" draw:handle-range-y-maximum="10800"/>
          </draw:enhanced-geometry>
        </draw:custom-shape>
        <draw:frame draw:id="id96" draw:style-name="a1192" draw:name="テキスト ボックス 175" svg:x="0.89893in" svg:y="25.73867in" svg:width="15.38838in" svg:height="1.02996in">
          <draw:text-box>
            <text:p text:style-name="a1191" text:class-names="" text:cond-style-name=""><text:span text:style-name="a1189" text:class-names="">TreeMap生成例（CPython[1]）</text:span><text:span text:style-name="a1190" text:class-names=""/></text:p>
          </draw:text-box>
          <svg:title/>
          <svg:desc/>
        </draw:frame>
        <draw:g draw:name="Group 108" draw:id="id97">
          <svg:title/>
          <svg:desc/>
          <draw:custom-shape svg:width="0.67938in" svg:height="1.48093in" draw:id="id104" draw:style-name="a1211" draw:transform="translate(-0.33969in -0.74047in) rotate(-4.71239) translate(25.59514in 28.29396in)" draw:name="Isosceles Triangle 71">
            <svg:title/>
            <svg:desc/>
            <text:p text:style-name="a1210" text:class-names="" text:cond-style-name=""><text:span text:style-name="a1209" text:class-names=""/></text:p>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5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x="25.58083in" svg:y="27.35744in" svg:width="6.39362in" svg:height="3.55559in" draw:id="id105" draw:style-name="a1215" draw:name="Speech Bubble: Rectangle with Corners Rounded 70">
            <svg:title/>
            <svg:desc/>
            <text:p text:style-name="a1214" text:class-names="" text:cond-style-name=""><text:span text:style-name="a1212" text:class-names="">マウスでクリックすると詳細表示が可能</text:span><text:span text:style-name="a1213"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360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g>
        <draw:g draw:name="Group 101" draw:id="id98">
          <svg:title/>
          <svg:desc/>
          <draw:custom-shape svg:width="0.67938in" svg:height="1.48093in" draw:id="id102" draw:style-name="a1202" draw:transform="translate(-0.33969in -0.74047in) rotate(-4.71239) translate(25.28991in 32.62155in)" draw:name="Isosceles Triangle 110">
            <svg:title/>
            <svg:desc/>
            <text:p text:style-name="a1201" text:class-names="" text:cond-style-name=""><text:span text:style-name="a1200" text:class-names=""/></text:p>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5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x="25.59595in" svg:y="31.6316in" svg:width="6.39362in" svg:height="3.55559in" draw:id="id103" draw:style-name="a1208" draw:name="Speech Bubble: Rectangle with Corners Rounded 70">
            <svg:title/>
            <svg:desc/>
            <text:p text:style-name="a1205" text:class-names="" text:cond-style-name=""><text:span text:style-name="a1203" text:class-names="">区画の大きさが</text:span><text:span text:style-name="a1204" text:class-names=""/></text:p>
            <text:p text:style-name="a1207" text:class-names="" text:cond-style-name=""><text:span text:style-name="a1206" text:class-names="">コード行数</text:span></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360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g>
        <draw:g draw:name="Group 102" draw:id="id99">
          <svg:title/>
          <svg:desc/>
          <draw:custom-shape svg:width="0.90107in" svg:height="1.15858in" draw:id="id100" draw:style-name="a1195" draw:transform="translate(-0.45054in -0.57929in) rotate(-5.53269) translate(4.95875in 35.72812in)" draw:name="Isosceles Triangle 189">
            <svg:title/>
            <svg:desc/>
            <text:p text:style-name="a1194" text:class-names="" text:cond-style-name=""><text:span text:style-name="a1193" text:class-names=""/></text:p>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5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x="4.52122in" svg:y="35.75278in" svg:width="7.40813in" svg:height="1.73149in" draw:id="id101" draw:style-name="a1199" draw:name="Speech Bubble: Rectangle with Corners Rounded 70">
            <svg:title/>
            <svg:desc/>
            <text:p text:style-name="a1198" text:class-names="" text:cond-style-name=""><text:span text:style-name="a1196" text:class-names="">表示時期の操作が可能</text:span><text:span text:style-name="a1197"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360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g>
        <presentation:notes draw:style-name="a1275">
          <draw:page-thumbnail draw:page-number="1" svg:x="2.55729in" svg:y="1.25in" svg:width="2.38542in" svg:height="3.375in" presentation:class="page" draw:id="id141" presentation:style-name="a1269" draw:name="スライド イメージ プレースホルダー 1">
            <svg:title/>
            <svg:desc/>
          </draw:page-thumbnail>
          <draw:frame draw:id="id142" presentation:style-name="a1270" draw:name="ノート プレースホルダー 2" svg:x="0.75in" svg:y="4.8125in" svg:width="6in" svg:height="3.9375in" presentation:class="notes" presentation:placeholder="true">
            <draw:text-box/>
            <svg:title/>
            <svg:desc/>
          </draw:frame>
          <draw:frame draw:id="id143" presentation:style-name="a1274" draw:name="スライド番号プレースホルダー 3" svg:x="4.24826in" svg:y="9.49826in" svg:width="3.25in" svg:height="0.50174in" presentation:class="page-number" presentation:placeholder="false">
            <draw:text-box>
              <text:p text:style-name="a1273" text:class-names="" text:cond-style-name=""><text:span text:style-name="a1271" text:class-names=""><text:page-number style:num-format="1" text:fixed="false">1</text:page-number></text:span><text:span text:style-name="a1272" text:class-names=""/></text:p>
            </draw:text-box>
            <svg:title/>
            <svg:desc/>
          </draw:frame>
        </presentation:notes>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styles>
    <style:presentation-page-layout style:name="Master1-PPL1" style:display-name="タイトル スライド">
      <presentation:placeholder presentation:object="title" svg:x="2.4832in" svg:y="7.66093in" svg:width="28.14297in" svg:height="16.29708in"/>
      <presentation:placeholder presentation:object="subtitle" svg:x="4.13867in" svg:y="24.58649in" svg:width="24.83203in" svg:height="11.30176in"/>
      <presentation:placeholder presentation:object="date-time" svg:x="2.27627in" svg:y="43.38665in" svg:width="7.44961in" svg:height="2.49224in"/>
      <presentation:placeholder presentation:object="footer" svg:x="10.96748in" svg:y="43.38665in" svg:width="11.17441in" svg:height="2.49224in"/>
      <presentation:placeholder presentation:object="page-number" svg:x="23.3835in" svg:y="43.38665in" svg:width="7.44961in" svg:height="2.49224in"/>
    </style:presentation-page-layout>
    <style:presentation-page-layout style:name="Master1-PPL2" style:display-name="タイトルとコンテンツ">
      <presentation:placeholder presentation:object="title" svg:x="2.27627in" svg:y="2.49225in" svg:width="28.55684in" svg:height="9.04792in"/>
      <presentation:placeholder presentation:object="object" svg:x="2.27627in" svg:y="12.4612in" svg:width="28.55684in" svg:height="29.701in"/>
      <presentation:placeholder presentation:object="date-time" svg:x="2.27627in" svg:y="43.38665in" svg:width="7.44961in" svg:height="2.49224in"/>
      <presentation:placeholder presentation:object="footer" svg:x="10.96748in" svg:y="43.38665in" svg:width="11.17441in" svg:height="2.49224in"/>
      <presentation:placeholder presentation:object="page-number" svg:x="23.3835in" svg:y="43.38665in" svg:width="7.44961in" svg:height="2.49224in"/>
    </style:presentation-page-layout>
    <style:presentation-page-layout style:name="Master1-PPL3" style:display-name="セクション見出し">
      <presentation:placeholder presentation:object="title" svg:x="2.25903in" svg:y="11.6702in" svg:width="28.55684in" svg:height="19.47197in"/>
      <presentation:placeholder presentation:object="outline" svg:x="2.25903in" svg:y="31.32638in" svg:width="28.55684in" svg:height="10.23985in"/>
      <presentation:placeholder presentation:object="date-time" svg:x="2.27627in" svg:y="43.38665in" svg:width="7.44961in" svg:height="2.49224in"/>
      <presentation:placeholder presentation:object="footer" svg:x="10.96748in" svg:y="43.38665in" svg:width="11.17441in" svg:height="2.49224in"/>
      <presentation:placeholder presentation:object="page-number" svg:x="23.3835in" svg:y="43.38665in" svg:width="7.44961in" svg:height="2.49224in"/>
    </style:presentation-page-layout>
    <style:presentation-page-layout style:name="Master1-PPL4" style:display-name="2 つのコンテンツ">
      <presentation:placeholder presentation:object="title" svg:x="2.27627in" svg:y="2.49225in" svg:width="28.55684in" svg:height="9.04792in"/>
      <presentation:placeholder presentation:object="object" svg:x="2.27627in" svg:y="12.4612in" svg:width="14.07149in" svg:height="29.701in"/>
      <presentation:placeholder presentation:object="object" svg:x="16.76162in" svg:y="12.4612in" svg:width="14.07149in" svg:height="29.701in"/>
      <presentation:placeholder presentation:object="date-time" svg:x="2.27627in" svg:y="43.38665in" svg:width="7.44961in" svg:height="2.49224in"/>
      <presentation:placeholder presentation:object="footer" svg:x="10.96748in" svg:y="43.38665in" svg:width="11.17441in" svg:height="2.49224in"/>
      <presentation:placeholder presentation:object="page-number" svg:x="23.3835in" svg:y="43.38665in" svg:width="7.44961in" svg:height="2.49224in"/>
    </style:presentation-page-layout>
    <style:presentation-page-layout style:name="Master1-PPL5" style:display-name="比較">
      <presentation:placeholder presentation:object="title" svg:x="2.28058in" svg:y="2.49225in" svg:width="28.55684in" svg:height="9.04792in"/>
      <presentation:placeholder presentation:object="outline" svg:x="2.28059in" svg:y="11.47514in" svg:width="14.00682in" svg:height="5.62379in"/>
      <presentation:placeholder presentation:object="object" svg:x="2.28059in" svg:y="17.09893in" svg:width="14.00682in" svg:height="25.14995in"/>
      <presentation:placeholder presentation:object="outline" svg:x="16.76162in" svg:y="11.47514in" svg:width="14.0758in" svg:height="5.62379in"/>
      <presentation:placeholder presentation:object="object" svg:x="16.76162in" svg:y="17.09893in" svg:width="14.0758in" svg:height="25.14995in"/>
      <presentation:placeholder presentation:object="date-time" svg:x="2.27627in" svg:y="43.38665in" svg:width="7.44961in" svg:height="2.49224in"/>
      <presentation:placeholder presentation:object="footer" svg:x="10.96748in" svg:y="43.38665in" svg:width="11.17441in" svg:height="2.49224in"/>
      <presentation:placeholder presentation:object="page-number" svg:x="23.3835in" svg:y="43.38665in" svg:width="7.44961in" svg:height="2.49224in"/>
    </style:presentation-page-layout>
    <style:presentation-page-layout style:name="Master1-PPL6" style:display-name="タイトルのみ">
      <presentation:placeholder presentation:object="title" svg:x="2.27627in" svg:y="2.49225in" svg:width="28.55684in" svg:height="9.04792in"/>
      <presentation:placeholder presentation:object="date-time" svg:x="2.27627in" svg:y="43.38665in" svg:width="7.44961in" svg:height="2.49224in"/>
      <presentation:placeholder presentation:object="footer" svg:x="10.96748in" svg:y="43.38665in" svg:width="11.17441in" svg:height="2.49224in"/>
      <presentation:placeholder presentation:object="page-number" svg:x="23.3835in" svg:y="43.38665in" svg:width="7.44961in" svg:height="2.49224in"/>
    </style:presentation-page-layout>
    <style:presentation-page-layout style:name="Master1-PPL7" style:display-name="白紙">
      <presentation:placeholder presentation:object="date-time" svg:x="2.27627in" svg:y="43.38665in" svg:width="7.44961in" svg:height="2.49224in"/>
      <presentation:placeholder presentation:object="footer" svg:x="10.96748in" svg:y="43.38665in" svg:width="11.17441in" svg:height="2.49224in"/>
      <presentation:placeholder presentation:object="page-number" svg:x="23.3835in" svg:y="43.38665in" svg:width="7.44961in" svg:height="2.49224in"/>
    </style:presentation-page-layout>
    <style:presentation-page-layout style:name="Master1-PPL8" style:display-name="タイトル付きのコンテンツ">
      <presentation:placeholder presentation:object="title" svg:x="2.28058in" svg:y="3.12072in" svg:width="10.67864in" svg:height="10.92251in"/>
      <presentation:placeholder presentation:object="object" svg:x="14.0758in" svg:y="6.73989in" svg:width="16.76162in" svg:height="33.26598in"/>
      <presentation:placeholder presentation:object="outline" svg:x="2.28058in" svg:y="14.04323in" svg:width="10.67864in" svg:height="26.01682in"/>
      <presentation:placeholder presentation:object="date-time" svg:x="2.27627in" svg:y="43.38665in" svg:width="7.44961in" svg:height="2.49224in"/>
      <presentation:placeholder presentation:object="footer" svg:x="10.96748in" svg:y="43.38665in" svg:width="11.17441in" svg:height="2.49224in"/>
      <presentation:placeholder presentation:object="page-number" svg:x="23.3835in" svg:y="43.38665in" svg:width="7.44961in" svg:height="2.49224in"/>
    </style:presentation-page-layout>
    <style:presentation-page-layout style:name="Master1-PPL9" style:display-name="タイトル付きの図">
      <presentation:placeholder presentation:object="title" svg:x="2.28058in" svg:y="3.12072in" svg:width="10.67864in" svg:height="10.92251in"/>
      <presentation:placeholder presentation:object="graphic" svg:x="14.0758in" svg:y="6.73989in" svg:width="16.76162in" svg:height="33.26598in"/>
      <presentation:placeholder presentation:object="outline" svg:x="2.28058in" svg:y="14.04323in" svg:width="10.67864in" svg:height="26.01682in"/>
      <presentation:placeholder presentation:object="date-time" svg:x="2.27627in" svg:y="43.38665in" svg:width="7.44961in" svg:height="2.49224in"/>
      <presentation:placeholder presentation:object="footer" svg:x="10.96748in" svg:y="43.38665in" svg:width="11.17441in" svg:height="2.49224in"/>
      <presentation:placeholder presentation:object="page-number" svg:x="23.3835in" svg:y="43.38665in" svg:width="7.44961in" svg:height="2.49224in"/>
    </style:presentation-page-layout>
    <style:presentation-page-layout style:name="Master1-PPL10" style:display-name="タイトルと縦書きテキスト">
      <presentation:placeholder presentation:object="title" svg:x="2.27627in" svg:y="2.49225in" svg:width="28.55684in" svg:height="9.04792in"/>
      <presentation:placeholder presentation:object="outline" svg:x="2.27627in" svg:y="12.4612in" svg:width="28.55684in" svg:height="29.701in"/>
      <presentation:placeholder presentation:object="date-time" svg:x="2.27627in" svg:y="43.38665in" svg:width="7.44961in" svg:height="2.49224in"/>
      <presentation:placeholder presentation:object="footer" svg:x="10.96748in" svg:y="43.38665in" svg:width="11.17441in" svg:height="2.49224in"/>
      <presentation:placeholder presentation:object="page-number" svg:x="23.3835in" svg:y="43.38665in" svg:width="7.44961in" svg:height="2.49224in"/>
    </style:presentation-page-layout>
    <style:presentation-page-layout style:name="Master1-PPL11" style:display-name="縦書きタイトルと&#10;縦書きテキスト">
      <presentation:placeholder presentation:object="title" svg:x="23.6939in" svg:y="2.49224in" svg:width="7.13921in" svg:height="39.66996in"/>
      <presentation:placeholder presentation:object="outline" svg:x="2.27627in" svg:y="2.49224in" svg:width="21.00376in" svg:height="39.66996in"/>
      <presentation:placeholder presentation:object="date-time" svg:x="2.27627in" svg:y="43.38665in" svg:width="7.44961in" svg:height="2.49224in"/>
      <presentation:placeholder presentation:object="footer" svg:x="10.96748in" svg:y="43.38665in" svg:width="11.17441in" svg:height="2.49224in"/>
      <presentation:placeholder presentation:object="page-number" svg:x="23.3835in" svg:y="43.38665in" svg:width="7.44961in" svg:height="2.49224in"/>
    </style:presentation-page-layout>
    <style:style style:family="table-cell" style:name="a942">
      <style:table-cell-properties fo:background-color="#fcece8" fo:border-top="0.01389in solid #ffffff" fo:border-bottom="0.01389in solid #ffffff" fo:border-left="0.01389in solid #ffffff" fo:border-right="0.01389in solid #ffffff"/>
      <style:text-properties fo:color="#000000" fo:font-family="+mn-lt" style:font-family-asian="+mn-ea" style:font-family-complex="+mn-cs"/>
    </style:style>
    <style:style style:family="table-cell" style:name="a979">
      <style:table-cell-properties fo:background-color="transparent" fo:border-bottom="0.02778in solid #70ad47"/>
      <style:text-properties fo:font-weight="bold" style:font-weight-asian="bold" style:font-weight-complex="bold"/>
    </style:style>
    <style:style style:family="table-cell" style:name="a943">
      <style:table-cell-properties/>
    </style:style>
    <style:style style:family="table-cell" style:name="a944">
      <style:table-cell-properties fo:background-color="#f8d7cd"/>
    </style:style>
    <style:style style:family="table-cell" style:name="a945">
      <style:table-cell-properties/>
    </style:style>
    <style:style style:family="table-cell" style:name="a946">
      <style:table-cell-properties fo:background-color="#f8d7cd"/>
    </style:style>
    <style:style style:family="table-cell" style:name="a947">
      <style:table-cell-properties fo:background-color="#ed7d31" fo:border-bottom="0.04167in solid #ffffff"/>
      <style:text-properties fo:color="#ffffff" fo:font-family="+mn-lt" style:font-family-asian="+mn-ea" style:font-family-complex="+mn-cs" fo:font-weight="bold" style:font-weight-asian="bold" style:font-weight-complex="bold"/>
    </style:style>
    <style:style style:family="table-cell" style:name="a948">
      <style:table-cell-properties fo:background-color="#ed7d31" fo:border-top="0.04167in solid #ffffff"/>
      <style:text-properties fo:color="#ffffff" fo:font-family="+mn-lt" style:font-family-asian="+mn-ea" style:font-family-complex="+mn-cs" fo:font-weight="bold" style:font-weight-asian="bold" style:font-weight-complex="bold"/>
    </style:style>
    <style:style style:family="table-cell" style:name="a949">
      <style:table-cell-properties fo:background-color="#ed7d31"/>
      <style:text-properties fo:color="#ffffff" fo:font-family="+mn-lt" style:font-family-asian="+mn-ea" style:font-family-complex="+mn-cs" fo:font-weight="bold" style:font-weight-asian="bold" style:font-weight-complex="bold"/>
    </style:style>
    <style:style style:family="graphic" style:name="Graphics"/>
    <style:style style:family="table-cell" style:name="a960">
      <style:table-cell-properties fo:background-color="#70ad47" fo:border-top="0.00347in solid #70ad47" fo:border-bottom="0.00347in solid #70ad47" fo:border-left="0.00347in solid #70ad47" fo:border-right="0.00347in solid #70ad47"/>
      <style:text-properties fo:color="#000000" fo:font-family="+mn-lt" style:font-family-asian="+mn-ea" style:font-family-complex="+mn-cs"/>
    </style:style>
    <style:style style:family="table-cell" style:name="a961">
      <style:table-cell-properties fo:background-color="#70ad47"/>
    </style:style>
    <style:style style:family="table-cell" style:name="a962">
      <style:table-cell-properties fo:background-color="#70ad47" fo:border-top="0.00347in solid #70ad47" fo:border-bottom="0.00347in solid #70ad47"/>
    </style:style>
    <style:style style:family="table-cell" style:name="a963">
      <style:table-cell-properties fo:background-color="#70ad47"/>
    </style:style>
    <style:style style:family="table-cell" style:name="a964">
      <style:table-cell-properties fo:background-color="#70ad47"/>
    </style:style>
    <style:style style:family="table-cell" style:name="a965">
      <style:table-cell-properties fo:background-color="#70ad47" fo:border-top="0.00347in solid #70ad47" fo:border-bottom="0.00347in solid #ffffff" fo:border-left="0.00347in solid #70ad47" fo:border-right="0.00347in solid #70ad47"/>
      <style:text-properties fo:color="#ffffff" fo:font-family="+mn-lt" style:font-family-asian="+mn-ea" style:font-family-complex="+mn-cs" fo:font-weight="bold" style:font-weight-asian="bold" style:font-weight-complex="bold"/>
    </style:style>
    <style:style style:family="table-cell" style:name="a966">
      <style:table-cell-properties fo:background-color="#70ad47" fo:border-top="0.00347in solid #70ad47" fo:border-bottom="0.00347in solid #70ad47" fo:border-left="0.00347in solid #70ad47" fo:border-right="0.00347in solid #70ad47"/>
      <style:text-properties fo:font-weight="bold" style:font-weight-asian="bold" style:font-weight-complex="bold"/>
    </style:style>
    <style:style style:family="table-cell" style:name="a967">
      <style:table-cell-properties fo:background-color="#70ad47" fo:border-top="0.00347in solid #70ad47" fo:border-bottom="0.00347in solid #70ad47" fo:border-left="0.00347in solid #70ad47" fo:border-right="0.00347in solid #70ad47"/>
      <style:text-properties fo:font-weight="bold" style:font-weight-asian="bold" style:font-weight-complex="bold"/>
    </style:style>
    <style:style style:family="table-cell" style:name="a968">
      <style:table-cell-properties fo:background-color="#70ad47" fo:border-top="0.00347in solid #70ad47" fo:border-bottom="0.00347in solid #70ad47" fo:border-left="0.00347in solid #70ad47" fo:border-right="0.00347in solid #70ad47"/>
      <style:text-properties fo:font-weight="bold" style:font-weight-asian="bold" style:font-weight-complex="bold"/>
    </style:style>
    <style:style style:family="table-cell" style:name="a969">
      <style:table-cell-properties fo:background-color="#70ad47" fo:border-top="0.00347in solid #c9dbc1" fo:border-bottom="0.00347in solid #c9dbc1" fo:border-left="0.00347in solid #c9dbc1" fo:border-right="0.00347in solid #c9dbc1"/>
      <style:text-properties fo:color="#ffffff" fo:font-family="+mn-lt" style:font-family-asian="+mn-ea" style:font-family-complex="+mn-cs"/>
    </style:style>
    <style:style style:family="table-cell" style:name="a933">
      <style:table-cell-properties fo:background-color="#e9ebf5" fo:border-top="0.01389in solid #ffffff" fo:border-bottom="0.01389in solid #ffffff" fo:border-left="0.01389in solid #ffffff" fo:border-right="0.01389in solid #ffffff"/>
      <style:text-properties fo:color="#000000" fo:font-family="+mn-lt" style:font-family-asian="+mn-ea" style:font-family-complex="+mn-cs"/>
    </style:style>
    <style:style style:family="table-cell" style:name="a934">
      <style:table-cell-properties/>
    </style:style>
    <style:style style:family="table-cell" style:name="a935">
      <style:table-cell-properties fo:background-color="#cfd5ea"/>
    </style:style>
    <style:style style:family="table-cell" style:name="a936">
      <style:table-cell-properties/>
    </style:style>
    <style:style style:family="table-cell" style:name="a980">
      <style:table-cell-properties fo:background-color="transparent" fo:border-top="0.05556in double #70ad47"/>
      <style:text-properties fo:font-weight="bold" style:font-weight-asian="bold" style:font-weight-complex="bold"/>
    </style:style>
    <style:style style:family="table-cell" style:name="a937">
      <style:table-cell-properties fo:background-color="#cfd5ea"/>
    </style:style>
    <style:style style:family="table-cell" style:name="a981">
      <style:table-cell-properties/>
      <style:text-properties fo:font-weight="bold" style:font-weight-asian="bold" style:font-weight-complex="bold"/>
    </style:style>
    <style:style style:family="table-cell" style:name="a938">
      <style:table-cell-properties fo:background-color="#4472c4" fo:border-bottom="0.04167in solid #ffffff"/>
      <style:text-properties fo:color="#ffffff" fo:font-family="+mn-lt" style:font-family-asian="+mn-ea" style:font-family-complex="+mn-cs" fo:font-weight="bold" style:font-weight-asian="bold" style:font-weight-complex="bold"/>
    </style:style>
    <style:style style:family="table-cell" style:name="a982">
      <style:table-cell-properties/>
      <style:text-properties fo:font-weight="bold" style:font-weight-asian="bold" style:font-weight-complex="bold"/>
    </style:style>
    <style:style style:family="table-cell" style:name="a939">
      <style:table-cell-properties fo:background-color="#4472c4" fo:border-top="0.04167in solid #ffffff"/>
      <style:text-properties fo:color="#ffffff" fo:font-family="+mn-lt" style:font-family-asian="+mn-ea" style:font-family-complex="+mn-cs" fo:font-weight="bold" style:font-weight-asian="bold" style:font-weight-complex="bold"/>
    </style:style>
    <style:style style:family="table-cell" style:name="a950">
      <style:table-cell-properties fo:background-color="#ed7d31"/>
      <style:text-properties fo:color="#ffffff" fo:font-family="+mn-lt" style:font-family-asian="+mn-ea" style:font-family-complex="+mn-cs" fo:font-weight="bold" style:font-weight-asian="bold" style:font-weight-complex="bold"/>
    </style:style>
    <style:style style:family="table-cell" style:name="a951">
      <style:table-cell-properties fo:background-color="#f0f0f0" fo:border-top="0.01389in solid #ffffff" fo:border-bottom="0.01389in solid #ffffff" fo:border-left="0.01389in solid #ffffff" fo:border-right="0.01389in solid #ffffff"/>
      <style:text-properties fo:color="#000000" fo:font-family="+mn-lt" style:font-family-asian="+mn-ea" style:font-family-complex="+mn-cs"/>
    </style:style>
    <style:style style:family="table-cell" style:name="a952">
      <style:table-cell-properties/>
    </style:style>
    <style:style style:family="table-cell" style:name="a953">
      <style:table-cell-properties fo:background-color="#e1e1e1"/>
    </style:style>
    <style:style style:family="table-cell" style:name="a954">
      <style:table-cell-properties/>
    </style:style>
    <style:style style:family="table-cell" style:name="a955">
      <style:table-cell-properties fo:background-color="#e1e1e1"/>
    </style:style>
    <style:style style:family="table-cell" style:name="a956">
      <style:table-cell-properties fo:background-color="#a5a5a5" fo:border-bottom="0.04167in solid #ffffff"/>
      <style:text-properties fo:color="#ffffff" fo:font-family="+mn-lt" style:font-family-asian="+mn-ea" style:font-family-complex="+mn-cs" fo:font-weight="bold" style:font-weight-asian="bold" style:font-weight-complex="bold"/>
    </style:style>
    <style:style style:family="table-cell" style:name="a957">
      <style:table-cell-properties fo:background-color="#a5a5a5" fo:border-top="0.04167in solid #ffffff"/>
      <style:text-properties fo:color="#ffffff" fo:font-family="+mn-lt" style:font-family-asian="+mn-ea" style:font-family-complex="+mn-cs" fo:font-weight="bold" style:font-weight-asian="bold" style:font-weight-complex="bold"/>
    </style:style>
    <style:style style:family="table-cell" style:name="a958">
      <style:table-cell-properties fo:background-color="#a5a5a5"/>
      <style:text-properties fo:color="#ffffff" fo:font-family="+mn-lt" style:font-family-asian="+mn-ea" style:font-family-complex="+mn-cs" fo:font-weight="bold" style:font-weight-asian="bold" style:font-weight-complex="bold"/>
    </style:style>
    <style:style style:family="table-cell" style:name="a959">
      <style:table-cell-properties fo:background-color="#a5a5a5"/>
      <style:text-properties fo:color="#ffffff" fo:font-family="+mn-lt" style:font-family-asian="+mn-ea" style:font-family-complex="+mn-cs" fo:font-weight="bold" style:font-weight-asian="bold" style:font-weight-complex="bold"/>
    </style:style>
    <style:style style:family="table-cell" style:name="a970">
      <style:table-cell-properties fo:background-color="#ffffff"/>
    </style:style>
    <style:style style:family="table-cell" style:name="a971">
      <style:table-cell-properties fo:background-color="#ffffff"/>
    </style:style>
    <style:style style:family="table-cell" style:name="a972">
      <style:table-cell-properties fo:background-color="#70ad47" fo:border-bottom="0.00347in solid #ffffff"/>
      <style:text-properties fo:font-weight="bold" style:font-weight-asian="bold" style:font-weight-complex="bold"/>
    </style:style>
    <style:style style:family="table-cell" style:name="a973">
      <style:table-cell-properties fo:background-color="#70ad47" fo:border-top="0.00347in solid #ffffff"/>
      <style:text-properties fo:font-weight="bold" style:font-weight-asian="bold" style:font-weight-complex="bold"/>
    </style:style>
    <style:style style:family="table-cell" style:name="a974">
      <style:table-cell-properties fo:background-color="#70ad47" fo:border-right="0.00347in solid #ffffff"/>
      <style:text-properties fo:font-weight="bold" style:font-weight-asian="bold" style:font-weight-complex="bold"/>
    </style:style>
    <style:style style:family="table-cell" style:name="a975">
      <style:table-cell-properties fo:background-color="#70ad47" fo:border-left="0.00347in solid #ffffff"/>
      <style:text-properties fo:font-weight="bold" style:font-weight-asian="bold" style:font-weight-complex="bold"/>
    </style:style>
    <style:style style:family="table-cell" style:name="a976">
      <style:table-cell-properties fo:background-color="transparent" fo:border-top="0.01389in solid #70ad47" fo:border-bottom="0.01389in solid #70ad47" fo:border-left="0.01389in solid #70ad47" fo:border-right="0.01389in solid #70ad47"/>
      <style:text-properties fo:color="#000000" fo:font-family="+mn-lt" style:font-family-asian="+mn-ea" style:font-family-complex="+mn-cs"/>
    </style:style>
    <style:style style:family="table-cell" style:name="a940">
      <style:table-cell-properties fo:background-color="#4472c4"/>
      <style:text-properties fo:color="#ffffff" fo:font-family="+mn-lt" style:font-family-asian="+mn-ea" style:font-family-complex="+mn-cs" fo:font-weight="bold" style:font-weight-asian="bold" style:font-weight-complex="bold"/>
    </style:style>
    <style:style style:family="table-cell" style:name="a977">
      <style:table-cell-properties fo:background-color="#70ad47"/>
    </style:style>
    <style:style style:family="table-cell" style:name="a941">
      <style:table-cell-properties fo:background-color="#4472c4"/>
      <style:text-properties fo:color="#ffffff" fo:font-family="+mn-lt" style:font-family-asian="+mn-ea" style:font-family-complex="+mn-cs" fo:font-weight="bold" style:font-weight-asian="bold" style:font-weight-complex="bold"/>
    </style:style>
    <style:style style:family="table-cell" style:name="a978">
      <style:table-cell-properties fo:background-color="#70ad47"/>
    </style:style>
    <style:default-style style:family="graphic">
      <style:graphic-properties draw:fill="solid" draw:fill-color="#4472c4" draw:opacity="100%" draw:stroke="solid" svg:stroke-width="0.01389in" svg:stroke-color="#172c51" svg:stroke-opacity="100%" draw:stroke-linejoin="miter" svg:stroke-linecap="butt"/>
    </style:default-style>
    <draw:stroke-dash draw:name="a1072" draw:display-name="Dash" draw:style="rect" draw:dots1="1" draw:dots1-length="0.03125in" draw:dots2="0" draw:dots2-length="0in" draw:distance="0.03125in"/>
    <draw:stroke-dash draw:name="a1021" draw:display-name="Dash" draw:style="rect" draw:dots1="1" draw:dots1-length="0.03125in" draw:dots2="0" draw:dots2-length="0in" draw:distance="0.03125in"/>
    <table:table-template table:name="{5C22544A-7EE6-4342-B048-85BDC9FD1C3A}">
      <table:first-row table:style-name="a938" table:paragraph-style-name=""/>
      <table:last-row table:style-name="a939" table:paragraph-style-name=""/>
      <table:first-column table:style-name="a940" table:paragraph-style-name=""/>
      <table:last-column table:style-name="a941" table:paragraph-style-name=""/>
      <table:body table:style-name="a933" table:paragraph-style-name=""/>
      <table:even-rows table:style-name="a936" table:paragraph-style-name=""/>
      <table:odd-rows table:style-name="a937" table:paragraph-style-name=""/>
      <table:even-columns table:style-name="a934" table:paragraph-style-name=""/>
      <table:odd-columns table:style-name="a935" table:paragraph-style-name=""/>
    </table:table-template>
    <table:table-template table:name="{F5AB1C69-6EDB-4FF4-983F-18BD219EF322}">
      <table:first-row table:style-name="a956" table:paragraph-style-name=""/>
      <table:last-row table:style-name="a957" table:paragraph-style-name=""/>
      <table:first-column table:style-name="a958" table:paragraph-style-name=""/>
      <table:last-column table:style-name="a959" table:paragraph-style-name=""/>
      <table:body table:style-name="a951" table:paragraph-style-name=""/>
      <table:even-rows table:style-name="a954" table:paragraph-style-name=""/>
      <table:odd-rows table:style-name="a955" table:paragraph-style-name=""/>
      <table:even-columns table:style-name="a952" table:paragraph-style-name=""/>
      <table:odd-columns table:style-name="a953" table:paragraph-style-name=""/>
    </table:table-template>
    <table:table-template table:name="{21E4AEA4-8DFA-4A89-87EB-49C32662AFE0}">
      <table:first-row table:style-name="a947" table:paragraph-style-name=""/>
      <table:last-row table:style-name="a948" table:paragraph-style-name=""/>
      <table:first-column table:style-name="a949" table:paragraph-style-name=""/>
      <table:last-column table:style-name="a950" table:paragraph-style-name=""/>
      <table:body table:style-name="a942" table:paragraph-style-name=""/>
      <table:even-rows table:style-name="a945" table:paragraph-style-name=""/>
      <table:odd-rows table:style-name="a946" table:paragraph-style-name=""/>
      <table:even-columns table:style-name="a943" table:paragraph-style-name=""/>
      <table:odd-columns table:style-name="a944" table:paragraph-style-name=""/>
    </table:table-template>
    <table:table-template table:name="{638B1855-1B75-4FBE-930C-398BA8C253C6}">
      <table:first-row table:style-name="a972" table:paragraph-style-name=""/>
      <table:last-row table:style-name="a973" table:paragraph-style-name=""/>
      <table:first-column table:style-name="a974" table:paragraph-style-name=""/>
      <table:last-column table:style-name="a975" table:paragraph-style-name=""/>
      <table:body table:style-name="a969" table:paragraph-style-name=""/>
      <table:odd-rows table:style-name="a971" table:paragraph-style-name=""/>
      <table:odd-columns table:style-name="a970" table:paragraph-style-name=""/>
    </table:table-template>
    <table:table-template table:name="{E8B1032C-EA38-4F05-BA0D-38AFFFC7BED3}">
      <table:first-row table:style-name="a979" table:paragraph-style-name=""/>
      <table:last-row table:style-name="a980" table:paragraph-style-name=""/>
      <table:first-column table:style-name="a981" table:paragraph-style-name=""/>
      <table:last-column table:style-name="a982" table:paragraph-style-name=""/>
      <table:body table:style-name="a976" table:paragraph-style-name=""/>
      <table:odd-rows table:style-name="a978" table:paragraph-style-name=""/>
      <table:odd-columns table:style-name="a977" table:paragraph-style-name=""/>
    </table:table-template>
    <table:table-template table:name="{08FB837D-C827-4EFA-A057-4D05807E0F7C}">
      <table:first-row table:style-name="a965" table:paragraph-style-name=""/>
      <table:last-row table:style-name="a966" table:paragraph-style-name=""/>
      <table:first-column table:style-name="a967" table:paragraph-style-name=""/>
      <table:last-column table:style-name="a968" table:paragraph-style-name=""/>
      <table:body table:style-name="a960" table:paragraph-style-name=""/>
      <table:even-rows table:style-name="a963" table:paragraph-style-name=""/>
      <table:odd-rows table:style-name="a964" table:paragraph-style-name=""/>
      <table:even-columns table:style-name="a961" table:paragraph-style-name=""/>
      <table:odd-columns table:style-name="a962" table:paragraph-style-name=""/>
    </table:table-template>
  </office:styles>
  <office:automatic-styles>
    <style:page-layout style:name="pageLayout1">
      <style:page-layout-properties fo:page-width="33.10938in" fo:page-height="46.81076in" style:print-orientation="portrait"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text" style:name="a211">
      <style:text-properties fo:font-variant="normal" fo:text-transform="none" fo:color="#000000" style:text-line-through-type="none" style:text-line-through-style="none" style:text-line-through-width="auto" style:text-line-through-color="font-color" style:text-position="0% 100%" fo:font-family="游ゴシック" style:font-family-asian="游ゴシック" style:font-family-generic-asian="swiss" style:font-pitch-asian="variable" fo:font-size="0.66736in" style:font-size-asian="0.66736in" style:font-size-complex="0.66736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
      <style:text-properties fo:font-variant="normal" fo:text-transform="none" fo:color="#000000" style:text-line-through-type="none" style:text-line-through-style="none" style:text-line-through-width="auto" style:text-line-through-color="font-color" style:text-position="0% 100%" fo:font-family="游ゴシック" style:font-family-asian="游ゴシック" style:font-family-generic-asian="swiss" style:font-pitch-asian="variable" fo:font-size="0.66736in" style:font-size-asian="0.66736in" style:font-size-complex="0.66736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2">
      <style:text-properties fo:font-variant="normal" fo:text-transform="none" fo:color="#000000" style:text-line-through-type="none" style:text-line-through-style="none" style:text-line-through-width="auto" style:text-line-through-color="font-color" style:text-position="0% 100%" fo:font-family="游ゴシック" style:font-family-asian="游ゴシック" style:font-family-generic-asian="swiss" style:font-pitch-asian="variable" fo:font-size="0.66736in" style:font-size-asian="0.66736in" style:font-size-complex="0.66736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
      <style:paragraph-properties fo:line-height="100%" fo:text-align="left" style:tab-stop-distance="4.004in" fo:margin-left="8.008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3">
      <style:text-properties fo:font-variant="normal" fo:text-transform="none" fo:color="#000000" style:text-line-through-type="none" style:text-line-through-style="none" style:text-line-through-width="auto" style:text-line-through-color="font-color" style:text-position="0% 100%" fo:font-family="游ゴシック" style:font-family-asian="游ゴシック" style:font-family-generic-asian="swiss" style:font-pitch-asian="variable" fo:font-size="0.66736in" style:font-size-asian="0.66736in" style:font-size-complex="0.66736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4">
      <style:paragraph-properties fo:line-height="100%" fo:text-align="left" style:tab-stop-distance="4.004in" fo:margin-left="8.008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4">
      <style:text-properties fo:font-variant="normal" fo:text-transform="none" fo:color="#000000" style:text-line-through-type="none" style:text-line-through-style="none" style:text-line-through-width="auto" style:text-line-through-color="font-color" style:text-position="0% 100%" fo:font-family="游ゴシック" style:font-family-asian="游ゴシック" style:font-family-generic-asian="swiss" style:font-pitch-asian="variable"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0">
      <style:text-properties fo:font-variant="normal" fo:text-transform="none" fo:color="#000000" style:text-line-through-type="none" style:text-line-through-style="none" style:text-line-through-width="auto" style:text-line-through-color="font-color" style:text-position="0% 100%" fo:font-family="Calibri" style:font-family-asian="游ゴシック" style:font-family-generic-asian="swiss" style:font-pitch-asian="variable" fo:font-size="0.91972in" style:font-size-asian="0.91972in" style:font-size-complex="0.91972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41">
      <style:text-properties fo:font-variant="normal" fo:text-transform="none" fo:color="#000000" style:text-line-through-type="none" style:text-line-through-style="none" style:text-line-through-width="auto" style:text-line-through-color="font-color" style:text-position="0% 100%" fo:font-family="Calibri" style:font-family-asian="游ゴシック" style:font-family-generic-asian="swiss" style:font-pitch-asian="variable" fo:font-size="0.91972in" style:font-size-asian="0.91972in" style:font-size-complex="0.91972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7">
      <style:text-properties fo:font-variant="normal" fo:text-transform="none" fo:color="#000000" style:text-line-through-type="none" style:text-line-through-style="none" style:text-line-through-width="auto" style:text-line-through-color="font-color" style:text-position="0% 100%" fo:font-family="游ゴシック" style:font-family-asian="游ゴシック" style:font-family-generic-asian="swiss" style:font-pitch-asian="variable"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
      <style:text-properties fo:font-variant="normal" fo:text-transform="none" fo:color="#000000" style:text-line-through-type="none" style:text-line-through-style="none" style:text-line-through-width="auto" style:text-line-through-color="font-color" style:text-position="0% 100%" fo:font-family="游ゴシック" style:font-family-asian="游ゴシック" style:font-family-generic-asian="swiss" style:font-pitch-asian="variable"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2">
      <style:paragraph-properties fo:line-height="90%" fo:text-align="left" style:tab-stop-distance="3.3109in" fo:margin-left="4.13863in" fo:margin-right="0in" fo:text-indent="-0.82773in" fo:margin-top="0.2298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
      <style:text-properties fo:font-variant="normal" fo:text-transform="none" fo:color="#000000" style:text-line-through-type="none" style:text-line-through-style="none" style:text-line-through-width="auto" style:text-line-through-color="font-color" style:text-position="0% 100%" fo:font-family="游ゴシック" style:font-family-asian="游ゴシック" style:font-family-generic-asian="swiss" style:font-pitch-asian="variable"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7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4">
      <style:text-properties fo:font-variant="normal" fo:text-transform="none" fo:color="#000000" style:text-line-through-type="none" style:text-line-through-style="none" style:text-line-through-width="auto" style:text-line-through-color="font-color" style:text-position="0% 100%" fo:font-family="Calibri" style:font-family-asian="游ゴシック" style:font-family-generic-asian="swiss" style:font-pitch-asian="variable" fo:font-size="0.82778in" style:font-size-asian="0.82778in" style:font-size-complex="0.82778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5">
      <style:text-properties fo:font-variant="normal" fo:text-transform="none" fo:color="#000000" style:text-line-through-type="none" style:text-line-through-style="none" style:text-line-through-width="auto" style:text-line-through-color="font-color" style:text-position="0% 100%" fo:font-family="Calibri" style:font-family-asian="游ゴシック" style:font-family-generic-asian="swiss" style:font-pitch-asian="variable" fo:font-size="0.82778in" style:font-size-asian="0.82778in" style:font-size-complex="0.82778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6">
      <style:text-properties fo:font-variant="normal" fo:text-transform="none" fo:color="#000000" style:text-line-through-type="none" style:text-line-through-style="none" style:text-line-through-width="auto" style:text-line-through-color="font-color" style:text-position="0% 100%" fo:font-family="Calibri" style:font-family-asian="游ゴシック" style:font-family-generic-asian="swiss" style:font-pitch-asian="variable" fo:font-size="0.82778in" style:font-size-asian="0.82778in" style:font-size-complex="0.82778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7">
      <style:paragraph-properties fo:line-height="90%" fo:text-align="left" style:tab-stop-distance="3.3109in" fo:margin-left="5.79407in" fo:margin-right="0in" fo:text-indent="-0.82773in" fo:margin-top="0.2298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72">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449">
      <style:text-properties fo:font-variant="normal" fo:text-transform="none" fo:color="#000000" style:text-line-through-type="none" style:text-line-through-style="none" style:text-line-through-width="auto" style:text-line-through-color="font-color" style:text-position="0% 100%" fo:font-family="Calibri" style:font-family-asian="游ゴシック" style:font-family-generic-asian="swiss" style:font-pitch-asian="variable" fo:font-size="0.82778in" style:font-size-asian="0.82778in" style:font-size-complex="0.82778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3">
      <style:text-properties fo:font-variant="normal" fo:text-transform="none" fo:color="#000000" style:text-line-through-type="none" style:text-line-through-style="none" style:text-line-through-width="auto" style:text-line-through-color="font-color" style:text-position="0% 100%" fo:font-family="游ゴシック" style:font-family-asian="游ゴシック" style:font-family-generic-asian="swiss" style:font-pitch-asian="variable" fo:font-size="0.66736in" style:font-size-asian="0.66736in" style:font-size-complex="0.66736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4">
      <style:paragraph-properties fo:line-height="100%" fo:text-align="left" style:tab-stop-distance="4.004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5">
      <style:text-properties fo:font-variant="normal" fo:text-transform="none" fo:color="#000000" style:text-line-through-type="none" style:text-line-through-style="none" style:text-line-through-width="auto" style:text-line-through-color="font-color" style:text-position="0% 100%" fo:font-family="游ゴシック" style:font-family-asian="游ゴシック" style:font-family-generic-asian="swiss" style:font-pitch-asian="variable" fo:font-size="0.66736in" style:font-size-asian="0.66736in" style:font-size-complex="0.66736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6">
      <style:text-properties fo:font-variant="normal" fo:text-transform="none" fo:color="#000000" style:text-line-through-type="none" style:text-line-through-style="none" style:text-line-through-width="auto" style:text-line-through-color="font-color" style:text-position="0% 100%" fo:font-family="游ゴシック" style:font-family-asian="游ゴシック" style:font-family-generic-asian="swiss" style:font-pitch-asian="variable" fo:font-size="0.66736in" style:font-size-asian="0.66736in" style:font-size-complex="0.66736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7">
      <style:text-properties fo:font-variant="normal" fo:text-transform="none" fo:color="#000000" style:text-line-through-type="none" style:text-line-through-style="none" style:text-line-through-width="auto" style:text-line-through-color="font-color" style:text-position="0% 100%" fo:font-family="游ゴシック" style:font-family-asian="游ゴシック" style:font-family-generic-asian="swiss" style:font-pitch-asian="variable" fo:font-size="0.66736in" style:font-size-asian="0.66736in" style:font-size-complex="0.66736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8">
      <style:paragraph-properties fo:line-height="100%" fo:text-align="left" style:tab-stop-distance="4.004in" fo:margin-left="2.00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901">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902">
      <style:text-properties fo:font-variant="normal" fo:text-transform="none" fo:color="#000000" style:text-line-through-type="none" style:text-line-through-style="none" style:text-line-through-width="auto" style:text-line-through-color="font-color" style:text-position="0% 100%" fo:font-family="游ゴシック" style:font-family-asian="游ゴシック" style:font-family-generic-asian="swiss" style:font-pitch-asian="variable" fo:font-size="0.66736in" style:font-size-asian="0.66736in" style:font-size-complex="0.66736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3">
      <style:paragraph-properties fo:line-height="100%" fo:text-align="left" style:tab-stop-distance="4.004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4">
      <style:text-properties fo:font-variant="normal" fo:text-transform="none" fo:color="#000000" style:text-line-through-type="none" style:text-line-through-style="none" style:text-line-through-width="auto" style:text-line-through-color="font-color" style:text-position="0% 100%" fo:font-family="游ゴシック" style:font-family-asian="游ゴシック" style:font-family-generic-asian="swiss" style:font-pitch-asian="variable" fo:font-size="0.66736in" style:font-size-asian="0.66736in" style:font-size-complex="0.66736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5">
      <style:text-properties fo:font-variant="normal" fo:text-transform="none" fo:color="#000000" style:text-line-through-type="none" style:text-line-through-style="none" style:text-line-through-width="auto" style:text-line-through-color="font-color" style:text-position="0% 100%" fo:font-family="游ゴシック" style:font-family-asian="游ゴシック" style:font-family-generic-asian="swiss" style:font-pitch-asian="variable" fo:font-size="0.66736in" style:font-size-asian="0.66736in" style:font-size-complex="0.66736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6">
      <style:text-properties fo:font-variant="normal" fo:text-transform="none" fo:color="#000000" style:text-line-through-type="none" style:text-line-through-style="none" style:text-line-through-width="auto" style:text-line-through-color="font-color" style:text-position="0% 100%" fo:font-family="游ゴシック" style:font-family-asian="游ゴシック" style:font-family-generic-asian="swiss" style:font-pitch-asian="variable" fo:font-size="0.66736in" style:font-size-asian="0.66736in" style:font-size-complex="0.66736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7">
      <style:paragraph-properties fo:line-height="100%" fo:text-align="left" style:tab-stop-distance="4.004in" fo:margin-left="2.00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9">
      <style:text-properties fo:font-variant="normal" fo:text-transform="none" fo:color="#000000" style:text-line-through-type="none" style:text-line-through-style="none" style:text-line-through-width="auto" style:text-line-through-color="font-color" style:text-position="0% 100%" fo:font-family="游ゴシック" style:font-family-asian="游ゴシック" style:font-family-generic-asian="swiss" style:font-pitch-asian="variable" fo:font-size="0.66736in" style:font-size-asian="0.66736in" style:font-size-complex="0.66736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0">
      <style:text-properties fo:font-variant="normal" fo:text-transform="none" fo:color="#000000" style:text-line-through-type="none" style:text-line-through-style="none" style:text-line-through-width="auto" style:text-line-through-color="font-color" style:text-position="0% 100%" fo:font-family="游ゴシック" style:font-family-asian="游ゴシック" style:font-family-generic-asian="swiss" style:font-pitch-asian="variable"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21">
      <style:text-properties fo:font-variant="normal" fo:text-transform="none" fo:color="#000000" style:text-line-through-type="none" style:text-line-through-style="none" style:text-line-through-width="auto" style:text-line-through-color="font-color" style:text-position="0% 100%" fo:font-family="游ゴシック" style:font-family-asian="游ゴシック" style:font-family-generic-asian="swiss" style:font-pitch-asian="variable"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22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22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3">
      <style:text-properties fo:font-variant="normal" fo:text-transform="none" fo:color="#000000" style:text-line-through-type="none" style:text-line-through-style="none" style:text-line-through-width="auto" style:text-line-through-color="font-color" style:text-position="0% 100%" fo:font-family="Calibri Light" style:font-family-asian="游ゴシック Light" style:font-family-generic-asian="swiss" style:font-pitch-asian="variable" fo:font-size="2.75903in" style:font-size-asian="2.75903in" style:font-size-complex="2.75903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2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84">
      <style:text-properties fo:font-variant="normal" fo:text-transform="none" fo:color="#000000" style:text-line-through-type="none" style:text-line-through-style="none" style:text-line-through-width="auto" style:text-line-through-color="font-color" style:text-position="0% 100%" fo:font-family="Calibri Light" fo:font-size="2.75903in" style:font-size-asian="2.75903in" style:font-size-complex="2.7590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2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85">
      <style:paragraph-properties fo:line-height="90%" fo:text-align="center" style:tab-stop-distance="3.310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0">
      <style:text-properties fo:font-variant="normal" fo:text-transform="none" fo:color="#000000" style:text-line-through-type="none" style:text-line-through-style="none" style:text-line-through-width="auto" style:text-line-through-color="font-color" style:text-position="0% 100%" fo:font-family="Calibri" style:font-family-asian="游ゴシック" style:font-family-generic-asian="swiss" style:font-pitch-asian="variable" fo:font-size="0.82778in" style:font-size-asian="0.82778in" style:font-size-complex="0.82778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6">
      <style:text-properties fo:font-variant="normal" fo:text-transform="none" fo:color="#000000" style:text-line-through-type="none" style:text-line-through-style="none" style:text-line-through-width="auto" style:text-line-through-color="font-color" style:text-position="0% 100%" fo:font-family="Calibri Light" style:font-family-asian="游ゴシック Light" style:font-family-generic-asian="swiss" style:font-pitch-asian="variable" fo:font-size="2.75903in" style:font-size-asian="2.75903in" style:font-size-complex="2.75903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6">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451">
      <style:text-properties fo:font-variant="normal" fo:text-transform="none" fo:color="#000000" style:text-line-through-type="none" style:text-line-through-style="none" style:text-line-through-width="auto" style:text-line-through-color="font-color" style:text-position="0% 100%" fo:font-family="Calibri" style:font-family-asian="游ゴシック" style:font-family-generic-asian="swiss" style:font-pitch-asian="variable" fo:font-size="0.82778in" style:font-size-asian="0.82778in" style:font-size-complex="0.82778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7">
      <style:text-properties fo:font-variant="normal" fo:text-transform="none" fo:color="#000000" style:text-line-through-type="none" style:text-line-through-style="none" style:text-line-through-width="auto" style:text-line-through-color="font-color" style:text-position="0% 100%" fo:font-family="Calibri Light" fo:font-size="2.75903in" style:font-size-asian="2.75903in" style:font-size-complex="2.7590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
      <style:text-properties fo:font-variant="normal" fo:text-transform="none" fo:color="#000000" style:text-line-through-type="none" style:text-line-through-style="none" style:text-line-through-width="auto" style:text-line-through-color="font-color" style:text-position="0% 100%" fo:font-family="Calibri" style:font-family-asian="游ゴシック" style:font-family-generic-asian="swiss" style:font-pitch-asian="variable" fo:font-size="1.10361in" style:font-size-asian="1.10361in" style:font-size-complex="1.10361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2">
      <style:text-properties fo:font-variant="normal" fo:text-transform="none" fo:color="#000000" style:text-line-through-type="none" style:text-line-through-style="none" style:text-line-through-width="auto" style:text-line-through-color="font-color" style:text-position="0% 100%" fo:font-family="Calibri" fo:font-size="0.82778in" style:font-size-asian="0.82778in" style:font-size-complex="0.82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
      <style:paragraph-properties fo:line-height="90%" fo:text-align="left" style:tab-stop-distance="3.310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
      <style:text-properties fo:font-variant="normal" fo:text-transform="none" fo:color="#000000" style:text-line-through-type="none" style:text-line-through-style="none" style:text-line-through-width="auto" style:text-line-through-color="font-color" style:text-position="0% 100%" fo:font-family="Calibri" fo:font-size="1.10361in" style:font-size-asian="1.10361in" style:font-size-complex="1.1036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3">
      <style:paragraph-properties fo:line-height="90%" fo:text-align="left" style:tab-stop-distance="3.3109in" fo:margin-left="7.44953in" fo:margin-right="0in" fo:text-indent="-0.82773in" fo:margin-top="0.2298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89">
      <style:paragraph-properties fo:line-height="90%" fo:text-align="center" style:tab-stop-distance="3.3109in" fo:margin-left="0in" fo:margin-right="0in" fo:text-indent="0in" fo:margin-top="0.4597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56">
      <style:text-properties fo:font-variant="normal" fo:text-transform="none" fo:color="#898989" style:text-line-through-type="none" style:text-line-through-style="none" style:text-line-through-width="auto" style:text-line-through-color="font-color" style:text-position="0% 100%" fo:font-family="Calibri" style:font-family-asian="游ゴシック" style:font-family-generic-asian="swiss" style:font-pitch-asian="variable" fo:font-size="0.55181in" style:font-size-asian="0.55181in" style:font-size-complex="0.55181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0">
      <style:text-properties fo:font-variant="normal" fo:text-transform="none" fo:color="#000000" style:text-line-through-type="none" style:text-line-through-style="none" style:text-line-through-width="auto" style:text-line-through-color="font-color" style:text-position="0% 100%" fo:font-family="游ゴシック" style:font-family-asian="游ゴシック" style:font-family-generic-asian="swiss" style:font-pitch-asian="variable" fo:font-size="0.66736in" style:font-size-asian="0.66736in" style:font-size-complex="0.66736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1">
      <style:text-properties fo:font-variant="normal" fo:text-transform="none" fo:color="#000000" style:text-line-through-type="none" style:text-line-through-style="none" style:text-line-through-width="auto" style:text-line-through-color="font-color" style:text-position="0% 100%" fo:font-family="游ゴシック" style:font-family-asian="游ゴシック" style:font-family-generic-asian="swiss" style:font-pitch-asian="variable" fo:font-size="0.66736in" style:font-size-asian="0.66736in" style:font-size-complex="0.66736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8">
      <style:text-properties fo:font-variant="normal" fo:text-transform="none" fo:color="#898989" style:text-line-through-type="none" style:text-line-through-style="none" style:text-line-through-width="auto" style:text-line-through-color="font-color" style:text-position="0% 100%" fo:font-family="Calibri" style:font-family-asian="游ゴシック" style:font-family-generic-asian="swiss" style:font-pitch-asian="variable" fo:font-size="0.55181in" style:font-size-asian="0.55181in" style:font-size-complex="0.55181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2">
      <style:text-properties fo:font-variant="normal" fo:text-transform="none" fo:color="#000000" style:text-line-through-type="none" style:text-line-through-style="none" style:text-line-through-width="auto" style:text-line-through-color="font-color" style:text-position="0% 100%" fo:font-family="游ゴシック" style:font-family-asian="游ゴシック" style:font-family-generic-asian="swiss" style:font-pitch-asian="variable" fo:font-size="0.66736in" style:font-size-asian="0.66736in" style:font-size-complex="0.66736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3">
      <style:paragraph-properties fo:line-height="100%" fo:text-align="left" style:tab-stop-distance="4.004in" fo:margin-left="4.004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5">
      <style:text-properties fo:font-variant="normal" fo:text-transform="none" fo:color="#000000" style:text-line-through-type="none" style:text-line-through-style="none" style:text-line-through-width="auto" style:text-line-through-color="font-color" style:text-position="0% 100%" fo:font-family="游ゴシック" style:font-family-asian="游ゴシック" style:font-family-generic-asian="swiss" style:font-pitch-asian="variable" fo:font-size="0.66736in" style:font-size-asian="0.66736in" style:font-size-complex="0.66736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6">
      <style:text-properties fo:font-variant="normal" fo:text-transform="none" fo:color="#000000" style:text-line-through-type="none" style:text-line-through-style="none" style:text-line-through-width="auto" style:text-line-through-color="font-color" style:text-position="0% 100%" fo:font-family="游ゴシック" style:font-family-asian="游ゴシック" style:font-family-generic-asian="swiss" style:font-pitch-asian="variable" fo:font-size="0.66736in" style:font-size-asian="0.66736in" style:font-size-complex="0.66736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7">
      <style:text-properties fo:font-variant="normal" fo:text-transform="none" fo:color="#000000" style:text-line-through-type="none" style:text-line-through-style="none" style:text-line-through-width="auto" style:text-line-through-color="font-color" style:text-position="0% 100%" fo:font-family="游ゴシック" style:font-family-asian="游ゴシック" style:font-family-generic-asian="swiss" style:font-pitch-asian="variable" fo:font-size="0.66736in" style:font-size-asian="0.66736in" style:font-size-complex="0.66736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8">
      <style:paragraph-properties fo:line-height="100%" fo:text-align="left" style:tab-stop-distance="4.004in" fo:margin-left="6.006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0">
      <style:text-properties fo:font-variant="normal" fo:text-transform="none" fo:color="#000000" style:text-line-through-type="none" style:text-line-through-style="none" style:text-line-through-width="auto" style:text-line-through-color="font-color" style:text-position="0% 100%" fo:font-family="游ゴシック" style:font-family-asian="游ゴシック" style:font-family-generic-asian="swiss" style:font-pitch-asian="variable" fo:font-size="0.66736in" style:font-size-asian="0.66736in" style:font-size-complex="0.66736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1">
      <style:text-properties fo:font-variant="normal" fo:text-transform="none" fo:color="#000000" style:text-line-through-type="none" style:text-line-through-style="none" style:text-line-through-width="auto" style:text-line-through-color="font-color" style:text-position="0% 100%" fo:font-family="游ゴシック" style:font-family-asian="游ゴシック" style:font-family-generic-asian="swiss" style:font-pitch-asian="variable" fo:font-size="0.66736in" style:font-size-asian="0.66736in" style:font-size-complex="0.66736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2">
      <style:paragraph-properties fo:line-height="100%" fo:text-align="left" style:tab-stop-distance="4.004in" fo:margin-left="4.004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4">
      <style:text-properties fo:font-variant="normal" fo:text-transform="none" fo:color="#000000" style:text-line-through-type="none" style:text-line-through-style="none" style:text-line-through-width="auto" style:text-line-through-color="font-color" style:text-position="0% 100%" fo:font-family="游ゴシック" style:font-family-asian="游ゴシック" style:font-family-generic-asian="swiss" style:font-pitch-asian="variable" fo:font-size="0.66736in" style:font-size-asian="0.66736in" style:font-size-complex="0.66736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5">
      <style:text-properties fo:font-variant="normal" fo:text-transform="none" fo:color="#000000" style:text-line-through-type="none" style:text-line-through-style="none" style:text-line-through-width="auto" style:text-line-through-color="font-color" style:text-position="0% 100%" fo:font-family="游ゴシック" style:font-family-asian="游ゴシック" style:font-family-generic-asian="swiss" style:font-pitch-asian="variable" fo:font-size="0.66736in" style:font-size-asian="0.66736in" style:font-size-complex="0.66736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6">
      <style:text-properties fo:font-variant="normal" fo:text-transform="none" fo:color="#000000" style:text-line-through-type="none" style:text-line-through-style="none" style:text-line-through-width="auto" style:text-line-through-color="font-color" style:text-position="0% 100%" fo:font-family="游ゴシック" style:font-family-asian="游ゴシック" style:font-family-generic-asian="swiss" style:font-pitch-asian="variable" fo:font-size="0.66736in" style:font-size-asian="0.66736in" style:font-size-complex="0.66736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7">
      <style:paragraph-properties fo:line-height="100%" fo:text-align="left" style:tab-stop-distance="4.004in" fo:margin-left="6.006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9">
      <style:text-properties fo:font-variant="normal" fo:text-transform="none" fo:color="#000000" style:text-line-through-type="none" style:text-line-through-style="none" style:text-line-through-width="auto" style:text-line-through-color="font-color" style:text-position="0% 100%" fo:font-family="游ゴシック" style:font-family-asian="游ゴシック" style:font-family-generic-asian="swiss" style:font-pitch-asian="variable" fo:font-size="0.66736in" style:font-size-asian="0.66736in" style:font-size-complex="0.66736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0">
      <style:text-properties fo:font-variant="normal" fo:text-transform="none" fo:color="#000000" style:text-line-through-type="none" style:text-line-through-style="none" style:text-line-through-width="auto" style:text-line-through-color="font-color" style:text-position="0% 100%" fo:font-family="Calibri" style:font-family-asian="游ゴシック" style:font-family-generic-asian="swiss" style:font-pitch-asian="variable" fo:font-size="1.10361in" style:font-size-asian="1.10361in" style:font-size-complex="1.10361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0">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paragraph" style:name="a231">
      <style:paragraph-properties fo:line-height="90%" fo:text-align="left" style:tab-stop-distance="3.3109in" fo:margin-left="0in" fo:margin-right="0in" fo:text-indent="0in" fo:margin-top="0.4597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
      <style:text-properties fo:font-variant="normal" fo:text-transform="none" fo:color="#898989" style:text-line-through-type="none" style:text-line-through-style="none" style:text-line-through-width="auto" style:text-line-through-color="font-color" style:text-position="0% 100%" fo:font-family="Calibri" style:font-family-asian="游ゴシック" style:font-family-generic-asian="swiss" style:font-pitch-asian="variable" fo:font-size="0.55181in" style:font-size-asian="0.55181in" style:font-size-complex="0.55181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3">
      <style:text-properties fo:font-variant="normal" fo:text-transform="none" fo:color="#898989" style:text-line-through-type="none" style:text-line-through-style="none" style:text-line-through-width="auto" style:text-line-through-color="font-color" style:text-position="0% 100%" fo:font-family="Calibri" style:font-family-asian="游ゴシック" style:font-family-generic-asian="swiss" style:font-pitch-asian="variable" fo:font-size="0.55181in" style:font-size-asian="0.55181in" style:font-size-complex="0.55181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4">
      <style:text-properties fo:font-variant="normal" fo:text-transform="none" fo:color="#898989" style:text-line-through-type="none" style:text-line-through-style="none" style:text-line-through-width="auto" style:text-line-through-color="font-color" style:text-position="0% 100%" fo:font-family="Calibri" style:font-family-asian="游ゴシック" style:font-family-generic-asian="swiss" style:font-pitch-asian="variable" fo:font-size="0.55181in" style:font-size-asian="0.55181in" style:font-size-complex="0.55181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46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36">
      <style:text-properties fo:font-variant="normal" fo:text-transform="none" fo:color="#898989" style:text-line-through-type="none" style:text-line-through-style="none" style:text-line-through-width="auto" style:text-line-through-color="font-color" style:text-position="0% 100%" fo:font-family="Calibri" style:font-family-asian="游ゴシック" style:font-family-generic-asian="swiss" style:font-pitch-asian="variable" fo:font-size="0.55181in" style:font-size-asian="0.55181in" style:font-size-complex="0.55181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
      <style:text-properties fo:font-variant="normal" fo:text-transform="none" fo:color="#898989" style:text-line-through-type="none" style:text-line-through-style="none" style:text-line-through-width="auto" style:text-line-through-color="font-color" style:text-position="0% 100%" fo:font-family="Calibri" style:font-family-asian="游ゴシック" style:font-family-generic-asian="swiss" style:font-pitch-asian="variable" fo:font-size="0.55181in" style:font-size-asian="0.55181in" style:font-size-complex="0.55181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1">
      <style:text-properties fo:font-variant="normal" fo:text-transform="none" fo:color="#898989" style:text-line-through-type="none" style:text-line-through-style="none" style:text-line-through-width="auto" style:text-line-through-color="font-color" style:text-position="0% 100%" fo:font-family="Calibri" style:font-family-asian="游ゴシック" style:font-family-generic-asian="swiss" style:font-pitch-asian="variable" fo:font-size="0.55181in" style:font-size-asian="0.55181in" style:font-size-complex="0.55181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9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46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39">
      <style:text-properties fo:font-variant="normal" fo:text-transform="none" fo:color="#898989" style:text-line-through-type="none" style:text-line-through-style="none" style:text-line-through-width="auto" style:text-line-through-color="font-color" style:text-position="0% 100%" fo:font-family="Calibri" style:font-family-asian="游ゴシック" style:font-family-generic-asian="swiss" style:font-pitch-asian="variable" fo:font-size="0.55181in" style:font-size-asian="0.55181in" style:font-size-complex="0.55181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
      <style:text-properties fo:font-variant="normal" fo:text-transform="none" fo:color="#898989" style:text-line-through-type="none" style:text-line-through-style="none" style:text-line-through-width="auto" style:text-line-through-color="font-color" style:text-position="0% 100%" fo:font-family="Calibri" style:font-family-asian="游ゴシック" style:font-family-generic-asian="swiss" style:font-pitch-asian="variable" fo:font-size="0.55181in" style:font-size-asian="0.55181in" style:font-size-complex="0.55181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4">
      <style:text-properties fo:font-variant="normal" fo:text-transform="none" fo:color="#898989" style:text-line-through-type="none" style:text-line-through-style="none" style:text-line-through-width="auto" style:text-line-through-color="font-color" style:text-position="0% 100%" fo:font-family="Calibri" style:font-family-asian="游ゴシック" style:font-family-generic-asian="swiss" style:font-pitch-asian="variable" fo:font-size="0.55181in" style:font-size-asian="0.55181in" style:font-size-complex="0.55181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5">
      <style:text-properties fo:font-variant="normal" fo:text-transform="none" fo:color="#898989" style:text-line-through-type="none" style:text-line-through-style="none" style:text-line-through-width="auto" style:text-line-through-color="font-color" style:text-position="0% 100%" fo:font-family="Calibri" style:font-family-asian="游ゴシック" style:font-family-generic-asian="swiss" style:font-pitch-asian="variable" fo:font-size="0.55181in" style:font-size-asian="0.55181in" style:font-size-complex="0.55181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0">
      <style:text-properties fo:font-variant="normal" fo:text-transform="none" fo:color="#000000" style:text-line-through-type="none" style:text-line-through-style="none" style:text-line-through-width="auto" style:text-line-through-color="font-color" style:text-position="0% 100%" fo:font-family="游ゴシック" style:font-family-asian="游ゴシック" style:font-family-generic-asian="swiss" style:font-pitch-asian="variable" fo:font-size="0.66736in" style:font-size-asian="0.66736in" style:font-size-complex="0.66736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6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91">
      <style:text-properties fo:font-variant="normal" fo:text-transform="none" fo:color="#000000" style:text-line-through-type="none" style:text-line-through-style="none" style:text-line-through-width="auto" style:text-line-through-color="font-color" style:text-position="0% 100%" fo:font-family="游ゴシック" style:font-family-asian="游ゴシック" style:font-family-generic-asian="swiss" style:font-pitch-asian="variable" fo:font-size="0.66736in" style:font-size-asian="0.66736in" style:font-size-complex="0.66736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8">
      <style:text-properties fo:font-variant="normal" fo:text-transform="none" fo:color="#000000" style:text-line-through-type="none" style:text-line-through-style="none" style:text-line-through-width="auto" style:text-line-through-color="font-color" style:text-position="0% 100%" fo:font-family="游ゴシック" style:font-family-asian="游ゴシック" style:font-family-generic-asian="swiss" style:font-pitch-asian="variable"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2">
      <style:text-properties fo:font-variant="normal" fo:text-transform="none" fo:color="#000000" style:text-line-through-type="none" style:text-line-through-style="none" style:text-line-through-width="auto" style:text-line-through-color="font-color" style:text-position="0% 100%" fo:font-family="游ゴシック" style:font-family-asian="游ゴシック" style:font-family-generic-asian="swiss" style:font-pitch-asian="variable" fo:font-size="0.66736in" style:font-size-asian="0.66736in" style:font-size-complex="0.66736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3">
      <style:paragraph-properties fo:line-height="100%" fo:text-align="left" style:tab-stop-distance="4.004in" fo:margin-left="8.008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96">
      <style:text-properties fo:font-variant="normal" fo:text-transform="none" fo:color="#000000" style:text-line-through-type="none" style:text-line-through-style="none" style:text-line-through-width="auto" style:text-line-through-color="font-color" style:text-position="0% 100%" fo:font-family="游ゴシック" style:font-family-asian="游ゴシック" style:font-family-generic-asian="swiss" style:font-pitch-asian="variable"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20">
      <style:text-properties fo:font-variant="normal" fo:text-transform="none" fo:color="#000000" style:text-line-through-type="none" style:text-line-through-style="none" style:text-line-through-width="auto" style:text-line-through-color="font-color" style:text-position="0% 100%" fo:font-family="游ゴシック" style:font-family-asian="游ゴシック" style:font-family-generic-asian="swiss" style:font-pitch-asian="variable" fo:font-size="0.66736in" style:font-size-asian="0.66736in" style:font-size-complex="0.66736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9">
      <style:text-properties fo:font-variant="normal" fo:text-transform="none" fo:color="#000000" style:text-line-through-type="none" style:text-line-through-style="none" style:text-line-through-width="auto" style:text-line-through-color="font-color" style:text-position="0% 100%" fo:font-family="游ゴシック" style:font-family-asian="游ゴシック" style:font-family-generic-asian="swiss" style:font-pitch-asian="variable"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1">
      <style:text-properties fo:font-variant="normal" fo:text-transform="none" fo:color="#000000" style:text-line-through-type="none" style:text-line-through-style="none" style:text-line-through-width="auto" style:text-line-through-color="font-color" style:text-position="0% 100%" fo:font-family="游ゴシック" style:font-family-asian="游ゴシック" style:font-family-generic-asian="swiss" style:font-pitch-asian="variable" fo:font-size="0.66736in" style:font-size-asian="0.66736in" style:font-size-complex="0.66736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2">
      <style:paragraph-properties fo:line-height="100%" fo:text-align="left" style:tab-stop-distance="4.004in" fo:margin-left="8.008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25">
      <style:text-properties fo:font-variant="normal" fo:text-transform="none" fo:color="#000000" style:text-line-through-type="none" style:text-line-through-style="none" style:text-line-through-width="auto" style:text-line-through-color="font-color" style:text-position="0% 100%" fo:font-family="游ゴシック" style:font-family-asian="游ゴシック" style:font-family-generic-asian="swiss" style:font-pitch-asian="variable"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28">
      <style:text-properties fo:font-variant="normal" fo:text-transform="none" fo:color="#000000" style:text-line-through-type="none" style:text-line-through-style="none" style:text-line-through-width="auto" style:text-line-through-color="font-color" style:text-position="0% 100%" fo:font-family="游ゴシック" style:font-family-asian="游ゴシック" style:font-family-generic-asian="swiss" style:font-pitch-asian="variable"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9">
      <style:text-properties fo:font-variant="normal" fo:text-transform="none" fo:color="#000000" style:text-line-through-type="none" style:text-line-through-style="none" style:text-line-through-width="auto" style:text-line-through-color="font-color" style:text-position="0% 100%" fo:font-family="游ゴシック" style:font-family-asian="游ゴシック" style:font-family-generic-asian="swiss" style:font-pitch-asian="variable"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42">
      <style:text-properties fo:font-variant="normal" fo:text-transform="none" fo:color="#898989" style:text-line-through-type="none" style:text-line-through-style="none" style:text-line-through-width="auto" style:text-line-through-color="font-color" style:text-position="0% 100%" fo:font-family="Calibri" style:font-family-asian="游ゴシック" style:font-family-generic-asian="swiss" style:font-pitch-asian="variable" fo:font-size="0.55181in" style:font-size-asian="0.55181in" style:font-size-complex="0.55181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3">
      <style:text-properties fo:font-variant="normal" fo:text-transform="none" fo:color="#898989" style:text-line-through-type="none" style:text-line-through-style="none" style:text-line-through-width="auto" style:text-line-through-color="font-color" style:text-position="0% 100%" fo:font-family="Calibri" style:font-family-asian="游ゴシック" style:font-family-generic-asian="swiss" style:font-pitch-asian="variable" fo:font-size="0.55181in" style:font-size-asian="0.55181in" style:font-size-complex="0.55181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6">
      <style:text-properties fo:font-variant="normal" fo:text-transform="none" fo:color="#000000" style:text-line-through-type="none" style:text-line-through-style="none" style:text-line-through-width="auto" style:text-line-through-color="font-color" style:text-position="0% 100%" fo:font-family="游ゴシック" style:font-family-asian="游ゴシック" style:font-family-generic-asian="swiss" style:font-pitch-asian="variable"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7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4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1">
      <style:text-properties fo:font-variant="normal" fo:text-transform="none" fo:color="#000000" style:text-line-through-type="none" style:text-line-through-style="none" style:text-line-through-width="auto" style:text-line-through-color="font-color" style:text-position="0% 100%" fo:font-family="游ゴシック" style:font-family-asian="游ゴシック" style:font-family-generic-asian="swiss" style:font-pitch-asian="variable"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49">
      <style:text-properties fo:font-variant="normal" fo:text-transform="none" fo:color="#000000" style:text-line-through-type="none" style:text-line-through-style="none" style:text-line-through-width="auto" style:text-line-through-color="font-color" style:text-position="0% 100%" fo:font-family="游ゴシック" style:font-family-asian="游ゴシック" style:font-family-generic-asian="swiss" style:font-pitch-asian="variable"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3">
      <style:text-properties fo:font-variant="normal" fo:text-transform="none" fo:color="#000000" style:text-line-through-type="none" style:text-line-through-style="none" style:text-line-through-width="auto" style:text-line-through-color="font-color" style:text-position="0% 100%" fo:font-family="游ゴシック" style:font-family-asian="游ゴシック" style:font-family-generic-asian="swiss" style:font-pitch-asian="variable"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76">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477">
      <style:text-properties fo:font-variant="normal" fo:text-transform="none" fo:color="#000000" style:text-line-through-type="none" style:text-line-through-style="none" style:text-line-through-width="auto" style:text-line-through-color="font-color" style:text-position="0% 100%" fo:font-family="游ゴシック" style:font-family-asian="游ゴシック" style:font-family-generic-asian="swiss" style:font-pitch-asian="variable" fo:font-size="0.66736in" style:font-size-asian="0.66736in" style:font-size-complex="0.66736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8">
      <style:paragraph-properties fo:line-height="100%" fo:text-align="left" style:tab-stop-distance="4.004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0">
      <style:text-properties fo:font-variant="normal" fo:text-transform="none" fo:color="#000000" style:text-line-through-type="none" style:text-line-through-style="none" style:text-line-through-width="auto" style:text-line-through-color="font-color" style:text-position="0% 100%" fo:font-family="游ゴシック" style:font-family-asian="游ゴシック" style:font-family-generic-asian="swiss" style:font-pitch-asian="variable"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9">
      <style:text-properties fo:font-variant="normal" fo:text-transform="none" fo:color="#000000" style:text-line-through-type="none" style:text-line-through-style="none" style:text-line-through-width="auto" style:text-line-through-color="font-color" style:text-position="0% 100%" fo:font-family="游ゴシック" style:font-family-asian="游ゴシック" style:font-family-generic-asian="swiss" style:font-pitch-asian="variable" fo:font-size="0.66736in" style:font-size-asian="0.66736in" style:font-size-complex="0.66736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0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70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05">
      <style:text-properties fo:font-variant="normal" fo:text-transform="none" fo:color="#000000" style:text-line-through-type="none" style:text-line-through-style="none" style:text-line-through-width="auto" style:text-line-through-color="font-color" style:text-position="0% 100%" fo:font-family="Calibri Light" style:font-family-asian="游ゴシック Light" style:font-family-generic-asian="swiss" style:font-pitch-asian="variable" fo:font-size="1.47153in" style:font-size-asian="1.47153in" style:font-size-complex="1.47153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6">
      <style:text-properties fo:font-variant="normal" fo:text-transform="none" fo:color="#000000" style:text-line-through-type="none" style:text-line-through-style="none" style:text-line-through-width="auto" style:text-line-through-color="font-color" style:text-position="0% 100%" fo:font-family="Calibri Light" fo:font-size="1.47153in" style:font-size-asian="1.47153in" style:font-size-complex="1.4715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7">
      <style:paragraph-properties fo:line-height="90%" fo:text-align="left" style:tab-stop-distance="3.310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70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drawing-page" style:name="a93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709">
      <style:text-properties fo:font-variant="normal" fo:text-transform="none" fo:color="#000000" style:text-line-through-type="none" style:text-line-through-style="none" style:text-line-through-width="auto" style:text-line-through-color="font-color" style:text-position="0% 100%" fo:font-family="Calibri" style:font-family-asian="游ゴシック" style:font-family-generic-asian="swiss" style:font-pitch-asian="variable" fo:font-size="1.47153in" style:font-size-asian="1.47153in" style:font-size-complex="1.47153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1">
      <style:text-properties fo:font-variant="normal" fo:text-transform="none" fo:color="#000000" style:text-line-through-type="none" style:text-line-through-style="none" style:text-line-through-width="auto" style:text-line-through-color="font-color" style:text-position="0% 100%" fo:font-family="游ゴシック" style:font-family-asian="游ゴシック" style:font-family-generic-asian="swiss" style:font-pitch-asian="variable"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54">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255">
      <style:text-properties fo:font-variant="normal" fo:text-transform="none" fo:color="#000000" style:text-line-through-type="none" style:text-line-through-style="none" style:text-line-through-width="auto" style:text-line-through-color="font-color" style:text-position="0% 100%" fo:font-family="游ゴシック" style:font-family-asian="游ゴシック" style:font-family-generic-asian="swiss" style:font-pitch-asian="variable" fo:font-size="0.66736in" style:font-size-asian="0.66736in" style:font-size-complex="0.66736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6">
      <style:paragraph-properties fo:line-height="100%" fo:text-align="left" style:tab-stop-distance="4.004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0">
      <style:text-properties fo:font-variant="normal" fo:text-transform="none" fo:color="#000000" style:text-line-through-type="none" style:text-line-through-style="none" style:text-line-through-width="auto" style:text-line-through-color="font-color" style:text-position="0% 100%" fo:font-family="游ゴシック" style:font-family-asian="游ゴシック" style:font-family-generic-asian="swiss" style:font-pitch-asian="variable" fo:font-size="0.66736in" style:font-size-asian="0.66736in" style:font-size-complex="0.66736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7">
      <style:text-properties fo:font-variant="normal" fo:text-transform="none" fo:color="#000000" style:text-line-through-type="none" style:text-line-through-style="none" style:text-line-through-width="auto" style:text-line-through-color="font-color" style:text-position="0% 100%" fo:font-family="游ゴシック" style:font-family-asian="游ゴシック" style:font-family-generic-asian="swiss" style:font-pitch-asian="variable" fo:font-size="0.66736in" style:font-size-asian="0.66736in" style:font-size-complex="0.66736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1">
      <style:text-properties fo:font-variant="normal" fo:text-transform="none" fo:color="#000000" style:text-line-through-type="none" style:text-line-through-style="none" style:text-line-through-width="auto" style:text-line-through-color="font-color" style:text-position="0% 100%" fo:font-family="游ゴシック" style:font-family-asian="游ゴシック" style:font-family-generic-asian="swiss" style:font-pitch-asian="variable" fo:font-size="0.66736in" style:font-size-asian="0.66736in" style:font-size-complex="0.66736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8">
      <style:text-properties fo:font-variant="normal" fo:text-transform="none" fo:color="#000000" style:text-line-through-type="none" style:text-line-through-style="none" style:text-line-through-width="auto" style:text-line-through-color="font-color" style:text-position="0% 100%" fo:font-family="游ゴシック" style:font-family-asian="游ゴシック" style:font-family-generic-asian="swiss" style:font-pitch-asian="variable" fo:font-size="0.66736in" style:font-size-asian="0.66736in" style:font-size-complex="0.66736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2">
      <style:paragraph-properties fo:line-height="100%" fo:text-align="left" style:tab-stop-distance="4.004in" fo:margin-left="2.00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9">
      <style:text-properties fo:font-variant="normal" fo:text-transform="none" fo:color="#000000" style:text-line-through-type="none" style:text-line-through-style="none" style:text-line-through-width="auto" style:text-line-through-color="font-color" style:text-position="0% 100%" fo:font-family="游ゴシック" style:font-family-asian="游ゴシック" style:font-family-generic-asian="swiss" style:font-pitch-asian="variable" fo:font-size="0.66736in" style:font-size-asian="0.66736in" style:font-size-complex="0.66736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4">
      <style:text-properties fo:font-variant="normal" fo:text-transform="none" fo:color="#000000" style:text-line-through-type="none" style:text-line-through-style="none" style:text-line-through-width="auto" style:text-line-through-color="font-color" style:text-position="0% 100%" fo:font-family="游ゴシック" style:font-family-asian="游ゴシック" style:font-family-generic-asian="swiss" style:font-pitch-asian="variable" fo:font-size="0.66736in" style:font-size-asian="0.66736in" style:font-size-complex="0.66736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5">
      <style:text-properties fo:font-variant="normal" fo:text-transform="none" fo:color="#000000" style:text-line-through-type="none" style:text-line-through-style="none" style:text-line-through-width="auto" style:text-line-through-color="font-color" style:text-position="0% 100%" fo:font-family="游ゴシック" style:font-family-asian="游ゴシック" style:font-family-generic-asian="swiss" style:font-pitch-asian="variable" fo:font-size="0.66736in" style:font-size-asian="0.66736in" style:font-size-complex="0.66736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6">
      <style:text-properties fo:font-variant="normal" fo:text-transform="none" fo:color="#000000" style:text-line-through-type="none" style:text-line-through-style="none" style:text-line-through-width="auto" style:text-line-through-color="font-color" style:text-position="0% 100%" fo:font-family="游ゴシック" style:font-family-asian="游ゴシック" style:font-family-generic-asian="swiss" style:font-pitch-asian="variable" fo:font-size="0.66736in" style:font-size-asian="0.66736in" style:font-size-complex="0.66736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7">
      <style:paragraph-properties fo:line-height="100%" fo:text-align="left" style:tab-stop-distance="4.004in" fo:margin-left="4.004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0">
      <style:text-properties fo:font-variant="normal" fo:text-transform="none" fo:color="#000000" style:text-line-through-type="none" style:text-line-through-style="none" style:text-line-through-width="auto" style:text-line-through-color="font-color" style:text-position="0% 100%" fo:font-family="Calibri" fo:font-size="1.47153in" style:font-size-asian="1.47153in" style:font-size-complex="1.4715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9">
      <style:text-properties fo:font-variant="normal" fo:text-transform="none" fo:color="#000000" style:text-line-through-type="none" style:text-line-through-style="none" style:text-line-through-width="auto" style:text-line-through-color="font-color" style:text-position="0% 100%" fo:font-family="游ゴシック" style:font-family-asian="游ゴシック" style:font-family-generic-asian="swiss" style:font-pitch-asian="variable" fo:font-size="0.66736in" style:font-size-asian="0.66736in" style:font-size-complex="0.66736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1">
      <style:paragraph-properties fo:line-height="90%" fo:text-align="left" style:tab-stop-distance="3.3109in" fo:margin-left="0in" fo:margin-right="0in" fo:text-indent="0in" fo:margin-top="0.4597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13">
      <style:text-properties fo:font-variant="normal" fo:text-transform="none" fo:color="#000000" style:text-line-through-type="none" style:text-line-through-style="none" style:text-line-through-width="auto" style:text-line-through-color="font-color" style:text-position="0% 100%" fo:font-family="Calibri" style:font-family-asian="游ゴシック" style:font-family-generic-asian="swiss" style:font-pitch-asian="variable" fo:font-size="0.73569in" style:font-size-asian="0.73569in" style:font-size-complex="0.73569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4">
      <style:paragraph-properties fo:line-height="90%" fo:text-align="left" style:tab-stop-distance="3.3109in" fo:margin-left="0in" fo:margin-right="0in" fo:text-indent="0in" fo:margin-top="0.4597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17">
      <style:text-properties fo:font-variant="normal" fo:text-transform="none" fo:color="#898989" style:text-line-through-type="none" style:text-line-through-style="none" style:text-line-through-width="auto" style:text-line-through-color="font-color" style:text-position="0% 100%" fo:font-family="Calibri" style:font-family-asian="游ゴシック" style:font-family-generic-asian="swiss" style:font-pitch-asian="variable" fo:font-size="0.55181in" style:font-size-asian="0.55181in" style:font-size-complex="0.55181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9">
      <style:text-properties fo:font-variant="normal" fo:text-transform="none" fo:color="#898989" style:text-line-through-type="none" style:text-line-through-style="none" style:text-line-through-width="auto" style:text-line-through-color="font-color" style:text-position="0% 100%" fo:font-family="Calibri" style:font-family-asian="游ゴシック" style:font-family-generic-asian="swiss" style:font-pitch-asian="variable" fo:font-size="0.55181in" style:font-size-asian="0.55181in" style:font-size-complex="0.55181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0">
      <style:paragraph-properties fo:line-height="100%" fo:text-align="left" style:tab-stop-distance="4.004in" fo:margin-left="2.00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2">
      <style:text-properties fo:font-variant="normal" fo:text-transform="none" fo:color="#000000" style:text-line-through-type="none" style:text-line-through-style="none" style:text-line-through-width="auto" style:text-line-through-color="font-color" style:text-position="0% 100%" fo:font-family="游ゴシック" style:font-family-asian="游ゴシック" style:font-family-generic-asian="swiss" style:font-pitch-asian="variable" fo:font-size="0.66736in" style:font-size-asian="0.66736in" style:font-size-complex="0.66736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3">
      <style:text-properties fo:font-variant="normal" fo:text-transform="none" fo:color="#000000" style:text-line-through-type="none" style:text-line-through-style="none" style:text-line-through-width="auto" style:text-line-through-color="font-color" style:text-position="0% 100%" fo:font-family="游ゴシック" style:font-family-asian="游ゴシック" style:font-family-generic-asian="swiss" style:font-pitch-asian="variable" fo:font-size="0.66736in" style:font-size-asian="0.66736in" style:font-size-complex="0.66736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4">
      <style:text-properties fo:font-variant="normal" fo:text-transform="none" fo:color="#000000" style:text-line-through-type="none" style:text-line-through-style="none" style:text-line-through-width="auto" style:text-line-through-color="font-color" style:text-position="0% 100%" fo:font-family="游ゴシック" style:font-family-asian="游ゴシック" style:font-family-generic-asian="swiss" style:font-pitch-asian="variable" fo:font-size="0.66736in" style:font-size-asian="0.66736in" style:font-size-complex="0.66736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5">
      <style:paragraph-properties fo:line-height="100%" fo:text-align="left" style:tab-stop-distance="4.004in" fo:margin-left="4.004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0">
      <style:text-properties fo:font-variant="normal" fo:text-transform="none" fo:color="#000000" style:text-line-through-type="none" style:text-line-through-style="none" style:text-line-through-width="auto" style:text-line-through-color="font-color" style:text-position="0% 100%" fo:font-family="游ゴシック" style:font-family-asian="游ゴシック" style:font-family-generic-asian="swiss" style:font-pitch-asian="variable" fo:font-size="0.66736in" style:font-size-asian="0.66736in" style:font-size-complex="0.66736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7">
      <style:text-properties fo:font-variant="normal" fo:text-transform="none" fo:color="#000000" style:text-line-through-type="none" style:text-line-through-style="none" style:text-line-through-width="auto" style:text-line-through-color="font-color" style:text-position="0% 100%" fo:font-family="游ゴシック" style:font-family-asian="游ゴシック" style:font-family-generic-asian="swiss" style:font-pitch-asian="variable" fo:font-size="0.66736in" style:font-size-asian="0.66736in" style:font-size-complex="0.66736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1">
      <style:text-properties fo:font-variant="normal" fo:text-transform="none" fo:color="#000000" style:text-line-through-type="none" style:text-line-through-style="none" style:text-line-through-width="auto" style:text-line-through-color="font-color" style:text-position="0% 100%" fo:font-family="游ゴシック" style:font-family-asian="游ゴシック" style:font-family-generic-asian="swiss" style:font-pitch-asian="variable" fo:font-size="0.66736in" style:font-size-asian="0.66736in" style:font-size-complex="0.66736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8">
      <style:text-properties fo:font-variant="normal" fo:text-transform="none" fo:color="#000000" style:text-line-through-type="none" style:text-line-through-style="none" style:text-line-through-width="auto" style:text-line-through-color="font-color" style:text-position="0% 100%" fo:font-family="游ゴシック" style:font-family-asian="游ゴシック" style:font-family-generic-asian="swiss" style:font-pitch-asian="variable" fo:font-size="0.66736in" style:font-size-asian="0.66736in" style:font-size-complex="0.66736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2">
      <style:paragraph-properties fo:line-height="100%" fo:text-align="left" style:tab-stop-distance="4.004in" fo:margin-left="6.006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9">
      <style:text-properties fo:font-variant="normal" fo:text-transform="none" fo:color="#000000" style:text-line-through-type="none" style:text-line-through-style="none" style:text-line-through-width="auto" style:text-line-through-color="font-color" style:text-position="0% 100%" fo:font-family="游ゴシック" style:font-family-asian="游ゴシック" style:font-family-generic-asian="swiss" style:font-pitch-asian="variable" fo:font-size="0.66736in" style:font-size-asian="0.66736in" style:font-size-complex="0.66736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4">
      <style:text-properties fo:font-variant="normal" fo:text-transform="none" fo:color="#000000" style:text-line-through-type="none" style:text-line-through-style="none" style:text-line-through-width="auto" style:text-line-through-color="font-color" style:text-position="0% 100%" fo:font-family="游ゴシック" style:font-family-asian="游ゴシック" style:font-family-generic-asian="swiss" style:font-pitch-asian="variable" fo:font-size="0.66736in" style:font-size-asian="0.66736in" style:font-size-complex="0.66736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5">
      <style:text-properties fo:font-variant="normal" fo:text-transform="none" fo:color="#000000" style:text-line-through-type="none" style:text-line-through-style="none" style:text-line-through-width="auto" style:text-line-through-color="font-color" style:text-position="0% 100%" fo:font-family="游ゴシック" style:font-family-asian="游ゴシック" style:font-family-generic-asian="swiss" style:font-pitch-asian="variable" fo:font-size="0.66736in" style:font-size-asian="0.66736in" style:font-size-complex="0.66736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6">
      <style:text-properties fo:font-variant="normal" fo:text-transform="none" fo:color="#000000" style:text-line-through-type="none" style:text-line-through-style="none" style:text-line-through-width="auto" style:text-line-through-color="font-color" style:text-position="0% 100%" fo:font-family="游ゴシック" style:font-family-asian="游ゴシック" style:font-family-generic-asian="swiss" style:font-pitch-asian="variable" fo:font-size="0.66736in" style:font-size-asian="0.66736in" style:font-size-complex="0.66736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7">
      <style:paragraph-properties fo:line-height="100%" fo:text-align="left" style:tab-stop-distance="4.004in" fo:margin-left="8.008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2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22">
      <style:text-properties fo:font-variant="normal" fo:text-transform="none" fo:color="#898989" style:text-line-through-type="none" style:text-line-through-style="none" style:text-line-through-width="auto" style:text-line-through-color="font-color" style:text-position="0% 100%" fo:font-family="Calibri" style:font-family-asian="游ゴシック" style:font-family-generic-asian="swiss" style:font-pitch-asian="variable" fo:font-size="0.55181in" style:font-size-asian="0.55181in" style:font-size-complex="0.55181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725">
      <style:text-properties fo:font-variant="normal" fo:text-transform="none" fo:color="#898989" style:text-line-through-type="none" style:text-line-through-style="none" style:text-line-through-width="auto" style:text-line-through-color="font-color" style:text-position="0% 100%" fo:font-family="Calibri" style:font-family-asian="游ゴシック" style:font-family-generic-asian="swiss" style:font-pitch-asian="variable" fo:font-size="0.55181in" style:font-size-asian="0.55181in" style:font-size-complex="0.55181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6">
      <style:text-properties fo:font-variant="normal" fo:text-transform="none" fo:color="#898989" style:text-line-through-type="none" style:text-line-through-style="none" style:text-line-through-width="auto" style:text-line-through-color="font-color" style:text-position="0% 100%" fo:font-family="Calibri" style:font-family-asian="游ゴシック" style:font-family-generic-asian="swiss" style:font-pitch-asian="variable" fo:font-size="0.55181in" style:font-size-asian="0.55181in" style:font-size-complex="0.55181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29">
      <style:text-properties fo:font-variant="normal" fo:text-transform="none" fo:color="#000000" style:text-line-through-type="none" style:text-line-through-style="none" style:text-line-through-width="auto" style:text-line-through-color="font-color" style:text-position="0% 100%" fo:font-family="游ゴシック" style:font-family-asian="游ゴシック" style:font-family-generic-asian="swiss" style:font-pitch-asian="variable"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0">
      <style:paragraph-properties fo:line-height="100%" fo:text-align="left" style:tab-stop-distance="4.004in" fo:margin-left="6.006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2">
      <style:text-properties fo:font-variant="normal" fo:text-transform="none" fo:color="#000000" style:text-line-through-type="none" style:text-line-through-style="none" style:text-line-through-width="auto" style:text-line-through-color="font-color" style:text-position="0% 100%" fo:font-family="游ゴシック" style:font-family-asian="游ゴシック" style:font-family-generic-asian="swiss" style:font-pitch-asian="variable" fo:font-size="0.66736in" style:font-size-asian="0.66736in" style:font-size-complex="0.66736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3">
      <style:text-properties fo:font-variant="normal" fo:text-transform="none" fo:color="#000000" style:text-line-through-type="none" style:text-line-through-style="none" style:text-line-through-width="auto" style:text-line-through-color="font-color" style:text-position="0% 100%" fo:font-family="游ゴシック" style:font-family-asian="游ゴシック" style:font-family-generic-asian="swiss" style:font-pitch-asian="variable" fo:font-size="0.66736in" style:font-size-asian="0.66736in" style:font-size-complex="0.66736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4">
      <style:text-properties fo:font-variant="normal" fo:text-transform="none" fo:color="#000000" style:text-line-through-type="none" style:text-line-through-style="none" style:text-line-through-width="auto" style:text-line-through-color="font-color" style:text-position="0% 100%" fo:font-family="游ゴシック" style:font-family-asian="游ゴシック" style:font-family-generic-asian="swiss" style:font-pitch-asian="variable" fo:font-size="0.66736in" style:font-size-asian="0.66736in" style:font-size-complex="0.66736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5">
      <style:paragraph-properties fo:line-height="100%" fo:text-align="left" style:tab-stop-distance="4.004in" fo:margin-left="8.008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78">
      <style:text-properties fo:font-variant="normal" fo:text-transform="none" fo:color="#000000" style:text-line-through-type="none" style:text-line-through-style="none" style:text-line-through-width="auto" style:text-line-through-color="font-color" style:text-position="0% 100%" fo:font-family="游ゴシック" style:font-family-asian="游ゴシック" style:font-family-generic-asian="swiss" style:font-pitch-asian="variable"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0">
      <style:text-properties fo:font-variant="normal" fo:text-transform="none" fo:color="#000000" style:text-line-through-type="none" style:text-line-through-style="none" style:text-line-through-width="auto" style:text-line-through-color="font-color" style:text-position="0% 100%" fo:font-family="游ゴシック" style:font-family-asian="游ゴシック" style:font-family-generic-asian="swiss" style:font-pitch-asian="variable"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03">
      <style:text-properties fo:font-variant="normal" fo:text-transform="none" fo:color="#000000" style:text-line-through-type="none" style:text-line-through-style="none" style:text-line-through-width="auto" style:text-line-through-color="font-color" style:text-position="0% 100%" fo:font-family="游ゴシック" style:font-family-asian="游ゴシック" style:font-family-generic-asian="swiss" style:font-pitch-asian="variable"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4">
      <style:text-properties fo:font-variant="normal" fo:text-transform="none" fo:color="#000000" style:text-line-through-type="none" style:text-line-through-style="none" style:text-line-through-width="auto" style:text-line-through-color="font-color" style:text-position="0% 100%" fo:font-family="游ゴシック" style:font-family-asian="游ゴシック" style:font-family-generic-asian="swiss" style:font-pitch-asian="variable"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73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0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73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50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32">
      <style:text-properties fo:font-variant="normal" fo:text-transform="none" fo:color="#000000" style:text-line-through-type="none" style:text-line-through-style="none" style:text-line-through-width="auto" style:text-line-through-color="font-color" style:text-position="0% 100%" fo:font-family="游ゴシック" style:font-family-asian="游ゴシック" style:font-family-generic-asian="swiss" style:font-pitch-asian="variable"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9">
      <style:text-properties fo:font-variant="normal" fo:text-transform="none" fo:color="#000000" style:text-line-through-type="none" style:text-line-through-style="none" style:text-line-through-width="auto" style:text-line-through-color="font-color" style:text-position="0% 100%" fo:font-family="Calibri Light" style:font-family-asian="游ゴシック Light" style:font-family-generic-asian="swiss" style:font-pitch-asian="variable" fo:font-size="2.02333in" style:font-size-asian="2.02333in" style:font-size-complex="2.02333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4">
      <style:text-properties fo:font-variant="normal" fo:text-transform="none" fo:color="#000000" style:text-line-through-type="none" style:text-line-through-style="none" style:text-line-through-width="auto" style:text-line-through-color="font-color" style:text-position="0% 100%" fo:font-family="游ゴシック" style:font-family-asian="游ゴシック" style:font-family-generic-asian="swiss" style:font-pitch-asian="variable"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37">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738">
      <style:text-properties fo:font-variant="normal" fo:text-transform="none" fo:color="#000000" style:text-line-through-type="none" style:text-line-through-style="none" style:text-line-through-width="auto" style:text-line-through-color="font-color" style:text-position="0% 100%" fo:font-family="游ゴシック" style:font-family-asian="游ゴシック" style:font-family-generic-asian="swiss" style:font-pitch-asian="variable" fo:font-size="0.66736in" style:font-size-asian="0.66736in" style:font-size-complex="0.66736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Calibri Light" style:font-family-asian="游ゴシック Light" style:font-family-generic-asian="swiss" style:font-pitch-asian="variable" fo:font-size="2.02333in" style:font-size-asian="2.02333in" style:font-size-complex="2.02333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9">
      <style:paragraph-properties fo:line-height="100%" fo:text-align="left" style:tab-stop-distance="4.004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
      <style:text-properties fo:font-variant="normal" fo:text-transform="none" fo:color="#000000" style:text-line-through-type="none" style:text-line-through-style="none" style:text-line-through-width="auto" style:text-line-through-color="font-color" style:text-position="0% 100%" fo:font-family="Calibri Light" fo:font-size="2.02333in" style:font-size-asian="2.02333in" style:font-size-complex="2.02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
      <style:paragraph-properties fo:line-height="90%" fo:text-align="left" style:tab-stop-distance="3.310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
      <style:text-properties fo:font-variant="normal" fo:text-transform="none" fo:color="#000000" style:text-line-through-type="none" style:text-line-through-style="none" style:text-line-through-width="auto" style:text-line-through-color="font-color" style:text-position="0% 100%" fo:font-family="Calibri" style:font-family-asian="游ゴシック" style:font-family-generic-asian="swiss" style:font-pitch-asian="variable" fo:font-size="1.28764in" style:font-size-asian="1.28764in" style:font-size-complex="1.28764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
      <style:paragraph-properties fo:line-height="90%" fo:text-align="left" style:tab-stop-distance="3.3109in" fo:margin-left="0.82773in" fo:margin-right="0in" fo:text-indent="-0.82773in" fo:margin-top="0.4597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
      <style:text-properties fo:font-variant="normal" fo:text-transform="none" fo:color="#000000" style:text-line-through-type="none" style:text-line-through-style="none" style:text-line-through-width="auto" style:text-line-through-color="font-color" style:text-position="0% 100%" fo:font-family="Calibri" style:font-family-asian="游ゴシック" style:font-family-generic-asian="swiss" style:font-pitch-asian="variable" fo:font-size="1.10361in" style:font-size-asian="1.10361in" style:font-size-complex="1.10361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
      <style:text-properties fo:font-variant="normal" fo:text-transform="none" fo:color="#000000" style:text-line-through-type="none" style:text-line-through-style="none" style:text-line-through-width="auto" style:text-line-through-color="font-color" style:text-position="0% 100%" fo:font-family="Calibri" style:font-family-asian="游ゴシック" style:font-family-generic-asian="swiss" style:font-pitch-asian="variable" fo:font-size="1.10361in" style:font-size-asian="1.10361in" style:font-size-complex="1.10361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81">
      <style:text-properties fo:font-variant="normal" fo:text-transform="none" fo:color="#000000" style:text-line-through-type="none" style:text-line-through-style="none" style:text-line-through-width="auto" style:text-line-through-color="font-color" style:text-position="0% 100%" fo:font-family="游ゴシック" style:font-family-asian="游ゴシック" style:font-family-generic-asian="swiss" style:font-pitch-asian="variable"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2">
      <style:text-properties fo:font-variant="normal" fo:text-transform="none" fo:color="#000000" style:text-line-through-type="none" style:text-line-through-style="none" style:text-line-through-width="auto" style:text-line-through-color="font-color" style:text-position="0% 100%" fo:font-family="游ゴシック" style:font-family-asian="游ゴシック" style:font-family-generic-asian="swiss" style:font-pitch-asian="variable"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8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8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87">
      <style:text-properties fo:font-variant="normal" fo:text-transform="none" fo:color="#000000" style:text-line-through-type="none" style:text-line-through-style="none" style:text-line-through-width="auto" style:text-line-through-color="font-color" style:text-position="0% 100%" fo:font-family="Calibri Light" style:font-family-asian="游ゴシック Light" style:font-family-generic-asian="swiss" style:font-pitch-asian="variable" fo:font-size="2.02333in" style:font-size-asian="2.02333in" style:font-size-complex="2.02333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8">
      <style:text-properties fo:font-variant="normal" fo:text-transform="none" fo:color="#000000" style:text-line-through-type="none" style:text-line-through-style="none" style:text-line-through-width="auto" style:text-line-through-color="font-color" style:text-position="0% 100%" fo:font-family="Calibri Light" fo:font-size="2.02333in" style:font-size-asian="2.02333in" style:font-size-complex="2.02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0">
      <style:text-properties fo:font-variant="normal" fo:text-transform="none" fo:color="#000000" style:text-line-through-type="none" style:text-line-through-style="none" style:text-line-through-width="auto" style:text-line-through-color="font-color" style:text-position="0% 100%" fo:font-family="Calibri Light" fo:font-size="2.02333in" style:font-size-asian="2.02333in" style:font-size-complex="2.02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9">
      <style:paragraph-properties fo:line-height="90%" fo:text-align="left" style:tab-stop-distance="3.310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1">
      <style:paragraph-properties fo:line-height="90%" fo:text-align="left" style:tab-stop-distance="3.310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13">
      <style:text-properties fo:font-variant="normal" fo:text-transform="none" fo:color="#898989" style:text-line-through-type="none" style:text-line-through-style="none" style:text-line-through-width="auto" style:text-line-through-color="font-color" style:text-position="0% 100%" fo:font-family="Calibri" style:font-family-asian="游ゴシック" style:font-family-generic-asian="swiss" style:font-pitch-asian="variable" fo:font-size="0.55181in" style:font-size-asian="0.55181in" style:font-size-complex="0.55181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5">
      <style:text-properties fo:font-variant="normal" fo:text-transform="none" fo:color="#898989" style:text-line-through-type="none" style:text-line-through-style="none" style:text-line-through-width="auto" style:text-line-through-color="font-color" style:text-position="0% 100%" fo:font-family="Calibri" style:font-family-asian="游ゴシック" style:font-family-generic-asian="swiss" style:font-pitch-asian="variable" fo:font-size="0.55181in" style:font-size-asian="0.55181in" style:font-size-complex="0.55181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0">
      <style:text-properties fo:font-variant="normal" fo:text-transform="none" fo:color="#000000" style:text-line-through-type="none" style:text-line-through-style="none" style:text-line-through-width="auto" style:text-line-through-color="font-color" style:text-position="0% 100%" fo:font-family="游ゴシック" style:font-family-asian="游ゴシック" style:font-family-generic-asian="swiss" style:font-pitch-asian="variable" fo:font-size="0.66736in" style:font-size-asian="0.66736in" style:font-size-complex="0.66736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1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41">
      <style:text-properties fo:font-variant="normal" fo:text-transform="none" fo:color="#000000" style:text-line-through-type="none" style:text-line-through-style="none" style:text-line-through-width="auto" style:text-line-through-color="font-color" style:text-position="0% 100%" fo:font-family="游ゴシック" style:font-family-asian="游ゴシック" style:font-family-generic-asian="swiss" style:font-pitch-asian="variable" fo:font-size="0.66736in" style:font-size-asian="0.66736in" style:font-size-complex="0.66736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8">
      <style:text-properties fo:font-variant="normal" fo:text-transform="none" fo:color="#898989" style:text-line-through-type="none" style:text-line-through-style="none" style:text-line-through-width="auto" style:text-line-through-color="font-color" style:text-position="0% 100%" fo:font-family="Calibri" style:font-family-asian="游ゴシック" style:font-family-generic-asian="swiss" style:font-pitch-asian="variable" fo:font-size="0.55181in" style:font-size-asian="0.55181in" style:font-size-complex="0.55181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2">
      <style:text-properties fo:font-variant="normal" fo:text-transform="none" fo:color="#000000" style:text-line-through-type="none" style:text-line-through-style="none" style:text-line-through-width="auto" style:text-line-through-color="font-color" style:text-position="0% 100%" fo:font-family="游ゴシック" style:font-family-asian="游ゴシック" style:font-family-generic-asian="swiss" style:font-pitch-asian="variable" fo:font-size="0.66736in" style:font-size-asian="0.66736in" style:font-size-complex="0.66736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3">
      <style:paragraph-properties fo:line-height="100%" fo:text-align="left" style:tab-stop-distance="4.004in" fo:margin-left="2.00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5">
      <style:text-properties fo:font-variant="normal" fo:text-transform="none" fo:color="#000000" style:text-line-through-type="none" style:text-line-through-style="none" style:text-line-through-width="auto" style:text-line-through-color="font-color" style:text-position="0% 100%" fo:font-family="游ゴシック" style:font-family-asian="游ゴシック" style:font-family-generic-asian="swiss" style:font-pitch-asian="variable" fo:font-size="0.66736in" style:font-size-asian="0.66736in" style:font-size-complex="0.66736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6">
      <style:text-properties fo:font-variant="normal" fo:text-transform="none" fo:color="#000000" style:text-line-through-type="none" style:text-line-through-style="none" style:text-line-through-width="auto" style:text-line-through-color="font-color" style:text-position="0% 100%" fo:font-family="游ゴシック" style:font-family-asian="游ゴシック" style:font-family-generic-asian="swiss" style:font-pitch-asian="variable" fo:font-size="0.66736in" style:font-size-asian="0.66736in" style:font-size-complex="0.66736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7">
      <style:text-properties fo:font-variant="normal" fo:text-transform="none" fo:color="#000000" style:text-line-through-type="none" style:text-line-through-style="none" style:text-line-through-width="auto" style:text-line-through-color="font-color" style:text-position="0% 100%" fo:font-family="游ゴシック" style:font-family-asian="游ゴシック" style:font-family-generic-asian="swiss" style:font-pitch-asian="variable" fo:font-size="0.66736in" style:font-size-asian="0.66736in" style:font-size-complex="0.66736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8">
      <style:paragraph-properties fo:line-height="100%" fo:text-align="left" style:tab-stop-distance="4.004in" fo:margin-left="4.004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91">
      <style:text-properties fo:font-variant="normal" fo:text-transform="none" fo:color="#000000" style:text-line-through-type="none" style:text-line-through-style="none" style:text-line-through-width="auto" style:text-line-through-color="font-color" style:text-position="0% 100%" fo:font-family="Calibri" style:font-family-asian="游ゴシック" style:font-family-generic-asian="swiss" style:font-pitch-asian="variable" fo:font-size="1.28764in" style:font-size-asian="1.28764in" style:font-size-complex="1.28764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2">
      <style:paragraph-properties fo:line-height="90%" fo:text-align="left" style:tab-stop-distance="3.3109in" fo:margin-left="0.82773in" fo:margin-right="0in" fo:text-indent="-0.82773in" fo:margin-top="0.4597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4">
      <style:text-properties fo:font-variant="normal" fo:text-transform="none" fo:color="#000000" style:text-line-through-type="none" style:text-line-through-style="none" style:text-line-through-width="auto" style:text-line-through-color="font-color" style:text-position="0% 100%" fo:font-family="Calibri" style:font-family-asian="游ゴシック" style:font-family-generic-asian="swiss" style:font-pitch-asian="variable" fo:font-size="1.10361in" style:font-size-asian="1.10361in" style:font-size-complex="1.10361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5">
      <style:text-properties fo:font-variant="normal" fo:text-transform="none" fo:color="#000000" style:text-line-through-type="none" style:text-line-through-style="none" style:text-line-through-width="auto" style:text-line-through-color="font-color" style:text-position="0% 100%" fo:font-family="Calibri" style:font-family-asian="游ゴシック" style:font-family-generic-asian="swiss" style:font-pitch-asian="variable" fo:font-size="1.10361in" style:font-size-asian="1.10361in" style:font-size-complex="1.10361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6">
      <style:text-properties fo:font-variant="normal" fo:text-transform="none" fo:color="#000000" style:text-line-through-type="none" style:text-line-through-style="none" style:text-line-through-width="auto" style:text-line-through-color="font-color" style:text-position="0% 100%" fo:font-family="Calibri" style:font-family-asian="游ゴシック" style:font-family-generic-asian="swiss" style:font-pitch-asian="variable" fo:font-size="1.10361in" style:font-size-asian="1.10361in" style:font-size-complex="1.10361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7">
      <style:paragraph-properties fo:line-height="90%" fo:text-align="left" style:tab-stop-distance="3.3109in" fo:margin-left="2.48317in" fo:margin-right="0in" fo:text-indent="-0.82773in" fo:margin-top="0.2298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521">
      <style:text-properties fo:font-variant="normal" fo:text-transform="none" fo:color="#898989" style:text-line-through-type="none" style:text-line-through-style="none" style:text-line-through-width="auto" style:text-line-through-color="font-color" style:text-position="0% 100%" fo:font-family="Calibri" style:font-family-asian="游ゴシック" style:font-family-generic-asian="swiss" style:font-pitch-asian="variable" fo:font-size="0.55181in" style:font-size-asian="0.55181in" style:font-size-complex="0.55181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9">
      <style:text-properties fo:font-variant="normal" fo:text-transform="none" fo:color="#000000" style:text-line-through-type="none" style:text-line-through-style="none" style:text-line-through-width="auto" style:text-line-through-color="font-color" style:text-position="0% 100%" fo:font-family="Calibri" style:font-family-asian="游ゴシック" style:font-family-generic-asian="swiss" style:font-pitch-asian="variable" fo:font-size="0.91972in" style:font-size-asian="0.91972in" style:font-size-complex="0.91972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2">
      <style:text-properties fo:font-variant="normal" fo:text-transform="none" fo:color="#898989" style:text-line-through-type="none" style:text-line-through-style="none" style:text-line-through-width="auto" style:text-line-through-color="font-color" style:text-position="0% 100%" fo:font-family="Calibri" style:font-family-asian="游ゴシック" style:font-family-generic-asian="swiss" style:font-pitch-asian="variable" fo:font-size="0.55181in" style:font-size-asian="0.55181in" style:font-size-complex="0.55181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25">
      <style:text-properties fo:font-variant="normal" fo:text-transform="none" fo:color="#000000" style:text-line-through-type="none" style:text-line-through-style="none" style:text-line-through-width="auto" style:text-line-through-color="font-color" style:text-position="0% 100%" fo:font-family="游ゴシック" style:font-family-asian="游ゴシック" style:font-family-generic-asian="swiss" style:font-pitch-asian="variable"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0">
      <style:text-properties fo:font-variant="normal" fo:text-transform="none" fo:color="#000000" style:text-line-through-type="none" style:text-line-through-style="none" style:text-line-through-width="auto" style:text-line-through-color="font-color" style:text-position="0% 100%" fo:font-family="游ゴシック" style:font-family-asian="游ゴシック" style:font-family-generic-asian="swiss" style:font-pitch-asian="variable" fo:font-size="0.66736in" style:font-size-asian="0.66736in" style:font-size-complex="0.66736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2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51">
      <style:text-properties fo:font-variant="normal" fo:text-transform="none" fo:color="#000000" style:text-line-through-type="none" style:text-line-through-style="none" style:text-line-through-width="auto" style:text-line-through-color="font-color" style:text-position="0% 100%" fo:font-family="游ゴシック" style:font-family-asian="游ゴシック" style:font-family-generic-asian="swiss" style:font-pitch-asian="variable" fo:font-size="0.66736in" style:font-size-asian="0.66736in" style:font-size-complex="0.66736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8">
      <style:text-properties fo:font-variant="normal" fo:text-transform="none" fo:color="#000000" style:text-line-through-type="none" style:text-line-through-style="none" style:text-line-through-width="auto" style:text-line-through-color="font-color" style:text-position="0% 100%" fo:font-family="游ゴシック" style:font-family-asian="游ゴシック" style:font-family-generic-asian="swiss" style:font-pitch-asian="variable"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2">
      <style:text-properties fo:font-variant="normal" fo:text-transform="none" fo:color="#000000" style:text-line-through-type="none" style:text-line-through-style="none" style:text-line-through-width="auto" style:text-line-through-color="font-color" style:text-position="0% 100%" fo:font-family="游ゴシック" style:font-family-asian="游ゴシック" style:font-family-generic-asian="swiss" style:font-pitch-asian="variable" fo:font-size="0.66736in" style:font-size-asian="0.66736in" style:font-size-complex="0.66736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3">
      <style:paragraph-properties fo:line-height="100%" fo:text-align="left" style:tab-stop-distance="4.004in" fo:margin-left="6.006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5">
      <style:text-properties fo:font-variant="normal" fo:text-transform="none" fo:color="#000000" style:text-line-through-type="none" style:text-line-through-style="none" style:text-line-through-width="auto" style:text-line-through-color="font-color" style:text-position="0% 100%" fo:font-family="游ゴシック" style:font-family-asian="游ゴシック" style:font-family-generic-asian="swiss" style:font-pitch-asian="variable" fo:font-size="0.66736in" style:font-size-asian="0.66736in" style:font-size-complex="0.66736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6">
      <style:text-properties fo:font-variant="normal" fo:text-transform="none" fo:color="#000000" style:text-line-through-type="none" style:text-line-through-style="none" style:text-line-through-width="auto" style:text-line-through-color="font-color" style:text-position="0% 100%" fo:font-family="游ゴシック" style:font-family-asian="游ゴシック" style:font-family-generic-asian="swiss" style:font-pitch-asian="variable" fo:font-size="0.66736in" style:font-size-asian="0.66736in" style:font-size-complex="0.66736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7">
      <style:text-properties fo:font-variant="normal" fo:text-transform="none" fo:color="#000000" style:text-line-through-type="none" style:text-line-through-style="none" style:text-line-through-width="auto" style:text-line-through-color="font-color" style:text-position="0% 100%" fo:font-family="游ゴシック" style:font-family-asian="游ゴシック" style:font-family-generic-asian="swiss" style:font-pitch-asian="variable" fo:font-size="0.66736in" style:font-size-asian="0.66736in" style:font-size-complex="0.66736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8">
      <style:paragraph-properties fo:line-height="100%" fo:text-align="left" style:tab-stop-distance="4.004in" fo:margin-left="8.008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0">
      <style:text-properties fo:font-variant="normal" fo:text-transform="none" fo:color="#000000" style:text-line-through-type="none" style:text-line-through-style="none" style:text-line-through-width="auto" style:text-line-through-color="font-color" style:text-position="0% 100%" fo:font-family="Calibri" style:font-family-asian="游ゴシック" style:font-family-generic-asian="swiss" style:font-pitch-asian="variable" fo:font-size="0.91972in" style:font-size-asian="0.91972in" style:font-size-complex="0.91972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1">
      <style:text-properties fo:font-variant="normal" fo:text-transform="none" fo:color="#000000" style:text-line-through-type="none" style:text-line-through-style="none" style:text-line-through-width="auto" style:text-line-through-color="font-color" style:text-position="0% 100%" fo:font-family="Calibri" style:font-family-asian="游ゴシック" style:font-family-generic-asian="swiss" style:font-pitch-asian="variable" fo:font-size="0.91972in" style:font-size-asian="0.91972in" style:font-size-complex="0.91972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2">
      <style:paragraph-properties fo:line-height="90%" fo:text-align="left" style:tab-stop-distance="3.3109in" fo:margin-left="4.13863in" fo:margin-right="0in" fo:text-indent="-0.82773in" fo:margin-top="0.2298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4">
      <style:text-properties fo:font-variant="normal" fo:text-transform="none" fo:color="#000000" style:text-line-through-type="none" style:text-line-through-style="none" style:text-line-through-width="auto" style:text-line-through-color="font-color" style:text-position="0% 100%" fo:font-family="Calibri" style:font-family-asian="游ゴシック" style:font-family-generic-asian="swiss" style:font-pitch-asian="variable" fo:font-size="0.82778in" style:font-size-asian="0.82778in" style:font-size-complex="0.82778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5">
      <style:text-properties fo:font-variant="normal" fo:text-transform="none" fo:color="#000000" style:text-line-through-type="none" style:text-line-through-style="none" style:text-line-through-width="auto" style:text-line-through-color="font-color" style:text-position="0% 100%" fo:font-family="Calibri" style:font-family-asian="游ゴシック" style:font-family-generic-asian="swiss" style:font-pitch-asian="variable" fo:font-size="0.82778in" style:font-size-asian="0.82778in" style:font-size-complex="0.82778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0">
      <style:text-properties fo:font-variant="normal" fo:text-transform="none" fo:color="#000000" style:text-line-through-type="none" style:text-line-through-style="none" style:text-line-through-width="auto" style:text-line-through-color="font-color" style:text-position="0% 100%" fo:font-family="游ゴシック" style:font-family-asian="游ゴシック" style:font-family-generic-asian="swiss" style:font-pitch-asian="variable"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6">
      <style:text-properties fo:font-variant="normal" fo:text-transform="none" fo:color="#000000" style:text-line-through-type="none" style:text-line-through-style="none" style:text-line-through-width="auto" style:text-line-through-color="font-color" style:text-position="0% 100%" fo:font-family="Calibri" style:font-family-asian="游ゴシック" style:font-family-generic-asian="swiss" style:font-pitch-asian="variable" fo:font-size="0.82778in" style:font-size-asian="0.82778in" style:font-size-complex="0.82778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7">
      <style:paragraph-properties fo:line-height="90%" fo:text-align="left" style:tab-stop-distance="3.3109in" fo:margin-left="5.79407in" fo:margin-right="0in" fo:text-indent="-0.82773in" fo:margin-top="0.2298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33">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309">
      <style:text-properties fo:font-variant="normal" fo:text-transform="none" fo:color="#000000" style:text-line-through-type="none" style:text-line-through-style="none" style:text-line-through-width="auto" style:text-line-through-color="font-color" style:text-position="0% 100%" fo:font-family="Calibri" style:font-family-asian="游ゴシック" style:font-family-generic-asian="swiss" style:font-pitch-asian="variable" fo:font-size="0.82778in" style:font-size-asian="0.82778in" style:font-size-complex="0.82778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4">
      <style:text-properties fo:font-variant="normal" fo:text-transform="none" fo:color="#000000" style:text-line-through-type="none" style:text-line-through-style="none" style:text-line-through-width="auto" style:text-line-through-color="font-color" style:text-position="0% 100%" fo:font-family="游ゴシック" style:font-family-asian="游ゴシック" style:font-family-generic-asian="swiss" style:font-pitch-asian="variable" fo:font-size="0.66736in" style:font-size-asian="0.66736in" style:font-size-complex="0.66736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5">
      <style:paragraph-properties fo:line-height="100%" fo:text-align="left" style:tab-stop-distance="4.004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6">
      <style:text-properties fo:font-variant="normal" fo:text-transform="none" fo:color="#000000" style:text-line-through-type="none" style:text-line-through-style="none" style:text-line-through-width="auto" style:text-line-through-color="font-color" style:text-position="0% 100%" fo:font-family="游ゴシック" style:font-family-asian="游ゴシック" style:font-family-generic-asian="swiss" style:font-pitch-asian="variable" fo:font-size="0.66736in" style:font-size-asian="0.66736in" style:font-size-complex="0.66736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6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37">
      <style:text-properties fo:font-variant="normal" fo:text-transform="none" fo:color="#000000" style:text-line-through-type="none" style:text-line-through-style="none" style:text-line-through-width="auto" style:text-line-through-color="font-color" style:text-position="0% 100%" fo:font-family="游ゴシック" style:font-family-asian="游ゴシック" style:font-family-generic-asian="swiss" style:font-pitch-asian="variable" fo:font-size="0.66736in" style:font-size-asian="0.66736in" style:font-size-complex="0.66736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1">
      <style:text-properties fo:font-variant="normal" fo:text-transform="none" fo:color="#000000" style:text-line-through-type="none" style:text-line-through-style="none" style:text-line-through-width="auto" style:text-line-through-color="font-color" style:text-position="0% 100%" fo:font-family="游ゴシック" style:font-family-asian="游ゴシック" style:font-family-generic-asian="swiss" style:font-pitch-asian="variable"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8">
      <style:text-properties fo:font-variant="normal" fo:text-transform="none" fo:color="#000000" style:text-line-through-type="none" style:text-line-through-style="none" style:text-line-through-width="auto" style:text-line-through-color="font-color" style:text-position="0% 100%" fo:font-family="游ゴシック" style:font-family-asian="游ゴシック" style:font-family-generic-asian="swiss" style:font-pitch-asian="variable" fo:font-size="0.66736in" style:font-size-asian="0.66736in" style:font-size-complex="0.66736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9">
      <style:paragraph-properties fo:line-height="100%" fo:text-align="left" style:tab-stop-distance="4.004in" fo:margin-left="2.00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64">
      <style:text-properties fo:font-variant="normal" fo:text-transform="none" fo:color="#000000" style:text-line-through-type="none" style:text-line-through-style="none" style:text-line-through-width="auto" style:text-line-through-color="font-color" style:text-position="0% 100%" fo:font-family="游ゴシック" style:font-family-asian="游ゴシック" style:font-family-generic-asian="swiss" style:font-pitch-asian="variable"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5">
      <style:text-properties fo:font-variant="normal" fo:text-transform="none" fo:color="#000000" style:text-line-through-type="none" style:text-line-through-style="none" style:text-line-through-width="auto" style:text-line-through-color="font-color" style:text-position="0% 100%" fo:font-family="游ゴシック" style:font-family-asian="游ゴシック" style:font-family-generic-asian="swiss" style:font-pitch-asian="variable"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6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76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10">
      <style:text-properties fo:font-variant="normal" fo:text-transform="none" fo:color="#000000" style:text-line-through-type="none" style:text-line-through-style="none" style:text-line-through-width="auto" style:text-line-through-color="font-color" style:text-position="0% 100%" fo:font-family="Calibri" style:font-family-asian="游ゴシック" style:font-family-generic-asian="swiss" style:font-pitch-asian="variable" fo:font-size="0.82778in" style:font-size-asian="0.82778in" style:font-size-complex="0.82778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1">
      <style:text-properties fo:font-variant="normal" fo:text-transform="none" fo:color="#000000" style:text-line-through-type="none" style:text-line-through-style="none" style:text-line-through-width="auto" style:text-line-through-color="font-color" style:text-position="0% 100%" fo:font-family="Calibri" style:font-family-asian="游ゴシック" style:font-family-generic-asian="swiss" style:font-pitch-asian="variable" fo:font-size="0.82778in" style:font-size-asian="0.82778in" style:font-size-complex="0.82778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2">
      <style:text-properties fo:font-variant="normal" fo:text-transform="none" fo:color="#000000" style:text-line-through-type="none" style:text-line-through-style="none" style:text-line-through-width="auto" style:text-line-through-color="font-color" style:text-position="0% 100%" fo:font-family="Calibri" fo:font-size="0.82778in" style:font-size-asian="0.82778in" style:font-size-complex="0.82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3">
      <style:paragraph-properties fo:line-height="90%" fo:text-align="left" style:tab-stop-distance="3.3109in" fo:margin-left="7.44953in" fo:margin-right="0in" fo:text-indent="-0.82773in" fo:margin-top="0.2298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16">
      <style:text-properties fo:font-variant="normal" fo:text-transform="none" fo:color="#000000" style:text-line-through-type="none" style:text-line-through-style="none" style:text-line-through-width="auto" style:text-line-through-color="font-color" style:text-position="0% 100%" fo:font-family="Calibri" style:font-family-asian="游ゴシック" style:font-family-generic-asian="swiss" style:font-pitch-asian="variable" fo:font-size="1.28764in" style:font-size-asian="1.28764in" style:font-size-complex="1.28764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7">
      <style:paragraph-properties fo:line-height="90%" fo:text-align="left" style:tab-stop-distance="3.3109in" fo:margin-left="0.82773in" fo:margin-right="0in" fo:text-indent="-0.82773in" fo:margin-top="0.4597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1">
      <style:text-properties fo:font-variant="normal" fo:text-transform="none" fo:color="#000000" style:text-line-through-type="none" style:text-line-through-style="none" style:text-line-through-width="auto" style:text-line-through-color="font-color" style:text-position="0% 100%" fo:font-family="游ゴシック" style:font-family-asian="游ゴシック" style:font-family-generic-asian="swiss" style:font-pitch-asian="variable" fo:font-size="0.66736in" style:font-size-asian="0.66736in" style:font-size-complex="0.66736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2">
      <style:text-properties fo:font-variant="normal" fo:text-transform="none" fo:color="#000000" style:text-line-through-type="none" style:text-line-through-style="none" style:text-line-through-width="auto" style:text-line-through-color="font-color" style:text-position="0% 100%" fo:font-family="游ゴシック" style:font-family-asian="游ゴシック" style:font-family-generic-asian="swiss" style:font-pitch-asian="variable" fo:font-size="0.66736in" style:font-size-asian="0.66736in" style:font-size-complex="0.66736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9">
      <style:text-properties fo:font-variant="normal" fo:text-transform="none" fo:color="#000000" style:text-line-through-type="none" style:text-line-through-style="none" style:text-line-through-width="auto" style:text-line-through-color="font-color" style:text-position="0% 100%" fo:font-family="Calibri" style:font-family-asian="游ゴシック" style:font-family-generic-asian="swiss" style:font-pitch-asian="variable" fo:font-size="1.10361in" style:font-size-asian="1.10361in" style:font-size-complex="1.10361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3">
      <style:text-properties fo:font-variant="normal" fo:text-transform="none" fo:color="#000000" style:text-line-through-type="none" style:text-line-through-style="none" style:text-line-through-width="auto" style:text-line-through-color="font-color" style:text-position="0% 100%" fo:font-family="游ゴシック" style:font-family-asian="游ゴシック" style:font-family-generic-asian="swiss" style:font-pitch-asian="variable" fo:font-size="0.66736in" style:font-size-asian="0.66736in" style:font-size-complex="0.66736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4">
      <style:paragraph-properties fo:line-height="100%" fo:text-align="left" style:tab-stop-distance="4.004in" fo:margin-left="4.004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6">
      <style:text-properties fo:font-variant="normal" fo:text-transform="none" fo:color="#000000" style:text-line-through-type="none" style:text-line-through-style="none" style:text-line-through-width="auto" style:text-line-through-color="font-color" style:text-position="0% 100%" fo:font-family="游ゴシック" style:font-family-asian="游ゴシック" style:font-family-generic-asian="swiss" style:font-pitch-asian="variable" fo:font-size="0.66736in" style:font-size-asian="0.66736in" style:font-size-complex="0.66736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0">
      <style:text-properties fo:font-variant="normal" fo:text-transform="none" fo:color="#000000" style:text-line-through-type="none" style:text-line-through-style="none" style:text-line-through-width="auto" style:text-line-through-color="font-color" style:text-position="0% 100%" fo:font-family="Calibri Light" style:font-family-asian="游ゴシック Light" style:font-family-generic-asian="swiss" style:font-pitch-asian="variable" fo:font-size="2.02333in" style:font-size-asian="2.02333in" style:font-size-complex="2.02333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7">
      <style:text-properties fo:font-variant="normal" fo:text-transform="none" fo:color="#000000" style:text-line-through-type="none" style:text-line-through-style="none" style:text-line-through-width="auto" style:text-line-through-color="font-color" style:text-position="0% 100%" fo:font-family="游ゴシック" style:font-family-asian="游ゴシック" style:font-family-generic-asian="swiss" style:font-pitch-asian="variable" fo:font-size="0.66736in" style:font-size-asian="0.66736in" style:font-size-complex="0.66736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1">
      <style:text-properties fo:font-variant="normal" fo:text-transform="none" fo:color="#000000" style:text-line-through-type="none" style:text-line-through-style="none" style:text-line-through-width="auto" style:text-line-through-color="font-color" style:text-position="0% 100%" fo:font-family="Calibri Light" fo:font-size="2.02333in" style:font-size-asian="2.02333in" style:font-size-complex="2.02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8">
      <style:text-properties fo:font-variant="normal" fo:text-transform="none" fo:color="#000000" style:text-line-through-type="none" style:text-line-through-style="none" style:text-line-through-width="auto" style:text-line-through-color="font-color" style:text-position="0% 100%" fo:font-family="游ゴシック" style:font-family-asian="游ゴシック" style:font-family-generic-asian="swiss" style:font-pitch-asian="variable" fo:font-size="0.66736in" style:font-size-asian="0.66736in" style:font-size-complex="0.66736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2">
      <style:paragraph-properties fo:line-height="90%" fo:text-align="left" style:tab-stop-distance="3.310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9">
      <style:paragraph-properties fo:line-height="100%" fo:text-align="left" style:tab-stop-distance="4.004in" fo:margin-left="6.006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774">
      <style:text-properties fo:font-variant="normal" fo:text-transform="none" fo:color="#000000" style:text-line-through-type="none" style:text-line-through-style="none" style:text-line-through-width="auto" style:text-line-through-color="font-color" style:text-position="0% 100%" fo:font-family="Calibri" style:font-family-asian="游ゴシック" style:font-family-generic-asian="swiss" style:font-pitch-asian="variable" fo:font-size="1.28764in" style:font-size-asian="1.28764in" style:font-size-complex="1.28764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5">
      <style:paragraph-properties fo:line-height="90%" fo:text-align="left" style:tab-stop-distance="3.3109in" fo:margin-left="0.82773in" fo:margin-right="0in" fo:text-indent="-0.82773in" fo:margin-top="0.4597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7">
      <style:text-properties fo:font-variant="normal" fo:text-transform="none" fo:color="#000000" style:text-line-through-type="none" style:text-line-through-style="none" style:text-line-through-width="auto" style:text-line-through-color="font-color" style:text-position="0% 100%" fo:font-family="Calibri" style:font-family-asian="游ゴシック" style:font-family-generic-asian="swiss" style:font-pitch-asian="variable" fo:font-size="1.10361in" style:font-size-asian="1.10361in" style:font-size-complex="1.10361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8">
      <style:text-properties fo:font-variant="normal" fo:text-transform="none" fo:color="#000000" style:text-line-through-type="none" style:text-line-through-style="none" style:text-line-through-width="auto" style:text-line-through-color="font-color" style:text-position="0% 100%" fo:font-family="Calibri" style:font-family-asian="游ゴシック" style:font-family-generic-asian="swiss" style:font-pitch-asian="variable" fo:font-size="1.10361in" style:font-size-asian="1.10361in" style:font-size-complex="1.10361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9">
      <style:text-properties fo:font-variant="normal" fo:text-transform="none" fo:color="#000000" style:text-line-through-type="none" style:text-line-through-style="none" style:text-line-through-width="auto" style:text-line-through-color="font-color" style:text-position="0% 100%" fo:font-family="Calibri" style:font-family-asian="游ゴシック" style:font-family-generic-asian="swiss" style:font-pitch-asian="variable" fo:font-size="1.10361in" style:font-size-asian="1.10361in" style:font-size-complex="1.10361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0">
      <style:text-properties fo:font-variant="normal" fo:text-transform="none" fo:color="#000000" style:text-line-through-type="none" style:text-line-through-style="none" style:text-line-through-width="auto" style:text-line-through-color="font-color" style:text-position="0% 100%" fo:font-family="Calibri" style:font-family-asian="游ゴシック" style:font-family-generic-asian="swiss" style:font-pitch-asian="variable" fo:font-size="1.10361in" style:font-size-asian="1.10361in" style:font-size-complex="1.10361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1">
      <style:text-properties fo:font-variant="normal" fo:text-transform="none" fo:color="#000000" style:text-line-through-type="none" style:text-line-through-style="none" style:text-line-through-width="auto" style:text-line-through-color="font-color" style:text-position="0% 100%" fo:font-family="Calibri" style:font-family-asian="游ゴシック" style:font-family-generic-asian="swiss" style:font-pitch-asian="variable" fo:font-size="1.10361in" style:font-size-asian="1.10361in" style:font-size-complex="1.10361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2">
      <style:paragraph-properties fo:line-height="90%" fo:text-align="left" style:tab-stop-distance="3.3109in" fo:margin-left="2.48317in" fo:margin-right="0in" fo:text-indent="-0.82773in" fo:margin-top="0.2298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4">
      <style:text-properties fo:font-variant="normal" fo:text-transform="none" fo:color="#000000" style:text-line-through-type="none" style:text-line-through-style="none" style:text-line-through-width="auto" style:text-line-through-color="font-color" style:text-position="0% 100%" fo:font-family="Calibri" style:font-family-asian="游ゴシック" style:font-family-generic-asian="swiss" style:font-pitch-asian="variable" fo:font-size="0.91972in" style:font-size-asian="0.91972in" style:font-size-complex="0.91972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5">
      <style:text-properties fo:font-variant="normal" fo:text-transform="none" fo:color="#000000" style:text-line-through-type="none" style:text-line-through-style="none" style:text-line-through-width="auto" style:text-line-through-color="font-color" style:text-position="0% 100%" fo:font-family="Calibri" style:font-family-asian="游ゴシック" style:font-family-generic-asian="swiss" style:font-pitch-asian="variable" fo:font-size="0.91972in" style:font-size-asian="0.91972in" style:font-size-complex="0.91972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6">
      <style:text-properties fo:font-variant="normal" fo:text-transform="none" fo:color="#000000" style:text-line-through-type="none" style:text-line-through-style="none" style:text-line-through-width="auto" style:text-line-through-color="font-color" style:text-position="0% 100%" fo:font-family="Calibri" style:font-family-asian="游ゴシック" style:font-family-generic-asian="swiss" style:font-pitch-asian="variable" fo:font-size="0.91972in" style:font-size-asian="0.91972in" style:font-size-complex="0.91972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7">
      <style:paragraph-properties fo:line-height="90%" fo:text-align="left" style:tab-stop-distance="3.3109in" fo:margin-left="4.13863in" fo:margin-right="0in" fo:text-indent="-0.82773in" fo:margin-top="0.2298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1">
      <style:text-properties fo:font-variant="normal" fo:text-transform="none" fo:color="#000000" style:text-line-through-type="none" style:text-line-through-style="none" style:text-line-through-width="auto" style:text-line-through-color="font-color" style:text-position="0% 100%" fo:font-family="游ゴシック" style:font-family-asian="游ゴシック" style:font-family-generic-asian="swiss" style:font-pitch-asian="variable" fo:font-size="0.66736in" style:font-size-asian="0.66736in" style:font-size-complex="0.66736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2">
      <style:text-properties fo:font-variant="normal" fo:text-transform="none" fo:color="#000000" style:text-line-through-type="none" style:text-line-through-style="none" style:text-line-through-width="auto" style:text-line-through-color="font-color" style:text-position="0% 100%" fo:font-family="游ゴシック" style:font-family-asian="游ゴシック" style:font-family-generic-asian="swiss" style:font-pitch-asian="variable" fo:font-size="0.66736in" style:font-size-asian="0.66736in" style:font-size-complex="0.66736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9">
      <style:text-properties fo:font-variant="normal" fo:text-transform="none" fo:color="#000000" style:text-line-through-type="none" style:text-line-through-style="none" style:text-line-through-width="auto" style:text-line-through-color="font-color" style:text-position="0% 100%" fo:font-family="Calibri" style:font-family-asian="游ゴシック" style:font-family-generic-asian="swiss" style:font-pitch-asian="variable" fo:font-size="0.82778in" style:font-size-asian="0.82778in" style:font-size-complex="0.82778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3">
      <style:text-properties fo:font-variant="normal" fo:text-transform="none" fo:color="#000000" style:text-line-through-type="none" style:text-line-through-style="none" style:text-line-through-width="auto" style:text-line-through-color="font-color" style:text-position="0% 100%" fo:font-family="游ゴシック" style:font-family-asian="游ゴシック" style:font-family-generic-asian="swiss" style:font-pitch-asian="variable" fo:font-size="0.66736in" style:font-size-asian="0.66736in" style:font-size-complex="0.66736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4">
      <style:paragraph-properties fo:line-height="100%" fo:text-align="left" style:tab-stop-distance="4.004in" fo:margin-left="8.008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780">
      <style:paragraph-properties fo:line-height="90%" fo:text-align="left" style:tab-stop-distance="3.3109in" fo:margin-left="2.48317in" fo:margin-right="0in" fo:text-indent="-0.82773in" fo:margin-top="0.2298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7">
      <style:text-properties fo:font-variant="normal" fo:text-transform="none" fo:color="#000000" style:text-line-through-type="none" style:text-line-through-style="none" style:text-line-through-width="auto" style:text-line-through-color="font-color" style:text-position="0% 100%" fo:font-family="游ゴシック" style:font-family-asian="游ゴシック" style:font-family-generic-asian="swiss" style:font-pitch-asian="variable"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2">
      <style:text-properties fo:font-variant="normal" fo:text-transform="none" fo:color="#000000" style:text-line-through-type="none" style:text-line-through-style="none" style:text-line-through-width="auto" style:text-line-through-color="font-color" style:text-position="0% 100%" fo:font-family="Calibri" style:font-family-asian="游ゴシック" style:font-family-generic-asian="swiss" style:font-pitch-asian="variable" fo:font-size="0.91972in" style:font-size-asian="0.91972in" style:font-size-complex="0.91972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83">
      <style:text-properties fo:font-variant="normal" fo:text-transform="none" fo:color="#000000" style:text-line-through-type="none" style:text-line-through-style="none" style:text-line-through-width="auto" style:text-line-through-color="font-color" style:text-position="0% 100%" fo:font-family="Calibri" style:font-family-asian="游ゴシック" style:font-family-generic-asian="swiss" style:font-pitch-asian="variable" fo:font-size="0.91972in" style:font-size-asian="0.91972in" style:font-size-complex="0.91972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4">
      <style:text-properties fo:font-variant="normal" fo:text-transform="none" fo:color="#000000" style:text-line-through-type="none" style:text-line-through-style="none" style:text-line-through-width="auto" style:text-line-through-color="font-color" style:text-position="0% 100%" fo:font-family="Calibri" style:font-family-asian="游ゴシック" style:font-family-generic-asian="swiss" style:font-pitch-asian="variable" fo:font-size="0.91972in" style:font-size-asian="0.91972in" style:font-size-complex="0.91972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5">
      <style:paragraph-properties fo:line-height="90%" fo:text-align="left" style:tab-stop-distance="3.3109in" fo:margin-left="4.13863in" fo:margin-right="0in" fo:text-indent="-0.82773in" fo:margin-top="0.2298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7">
      <style:text-properties fo:font-variant="normal" fo:text-transform="none" fo:color="#000000" style:text-line-through-type="none" style:text-line-through-style="none" style:text-line-through-width="auto" style:text-line-through-color="font-color" style:text-position="0% 100%" fo:font-family="Calibri" style:font-family-asian="游ゴシック" style:font-family-generic-asian="swiss" style:font-pitch-asian="variable" fo:font-size="0.82778in" style:font-size-asian="0.82778in" style:font-size-complex="0.82778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8">
      <style:text-properties fo:font-variant="normal" fo:text-transform="none" fo:color="#000000" style:text-line-through-type="none" style:text-line-through-style="none" style:text-line-through-width="auto" style:text-line-through-color="font-color" style:text-position="0% 100%" fo:font-family="Calibri" style:font-family-asian="游ゴシック" style:font-family-generic-asian="swiss" style:font-pitch-asian="variable" fo:font-size="0.82778in" style:font-size-asian="0.82778in" style:font-size-complex="0.82778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9">
      <style:text-properties fo:font-variant="normal" fo:text-transform="none" fo:color="#000000" style:text-line-through-type="none" style:text-line-through-style="none" style:text-line-through-width="auto" style:text-line-through-color="font-color" style:text-position="0% 100%" fo:font-family="Calibri" style:font-family-asian="游ゴシック" style:font-family-generic-asian="swiss" style:font-pitch-asian="variable" fo:font-size="0.82778in" style:font-size-asian="0.82778in" style:font-size-complex="0.82778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
      <style:text-properties fo:font-variant="normal" fo:text-transform="none" fo:color="#898989" style:text-line-through-type="none" style:text-line-through-style="none" style:text-line-through-width="auto" style:text-line-through-color="font-color" style:text-position="0% 100%" fo:font-family="Calibri" style:font-family-asian="游ゴシック" style:font-family-generic-asian="swiss" style:font-pitch-asian="variable" fo:font-size="0.55181in" style:font-size-asian="0.55181in" style:font-size-complex="0.55181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3">
      <style:text-properties fo:font-variant="normal" fo:text-transform="none" fo:color="#000000" style:text-line-through-type="none" style:text-line-through-style="none" style:text-line-through-width="auto" style:text-line-through-color="font-color" style:text-position="0% 100%" fo:font-family="游ゴシック" style:font-family-asian="游ゴシック" style:font-family-generic-asian="swiss" style:font-pitch-asian="variable"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6">
      <style:text-properties fo:font-variant="normal" fo:text-transform="none" fo:color="#000000" style:text-line-through-type="none" style:text-line-through-style="none" style:text-line-through-width="auto" style:text-line-through-color="font-color" style:text-position="0% 100%" fo:font-family="游ゴシック" style:font-family-asian="游ゴシック" style:font-family-generic-asian="swiss" style:font-pitch-asian="variable"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0">
      <style:text-properties fo:font-variant="normal" fo:text-transform="none" fo:color="#000000" style:text-line-through-type="none" style:text-line-through-style="none" style:text-line-through-width="auto" style:text-line-through-color="font-color" style:text-position="0% 100%" fo:font-family="Calibri" style:font-family-asian="游ゴシック" style:font-family-generic-asian="swiss" style:font-pitch-asian="variable" fo:font-size="0.82778in" style:font-size-asian="0.82778in" style:font-size-complex="0.82778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1">
      <style:text-properties fo:font-variant="normal" fo:text-transform="none" fo:color="#000000" style:text-line-through-type="none" style:text-line-through-style="none" style:text-line-through-width="auto" style:text-line-through-color="font-color" style:text-position="0% 100%" fo:font-family="Calibri" style:font-family-asian="游ゴシック" style:font-family-generic-asian="swiss" style:font-pitch-asian="variable" fo:font-size="0.82778in" style:font-size-asian="0.82778in" style:font-size-complex="0.82778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
      <style:text-properties fo:font-variant="normal" fo:text-transform="none" fo:color="#000000" style:text-line-through-type="none" style:text-line-through-style="none" style:text-line-through-width="auto" style:text-line-through-color="font-color" style:text-position="0% 100%" fo:font-family="游ゴシック" style:font-family-asian="游ゴシック" style:font-family-generic-asian="swiss" style:font-pitch-asian="variable"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2">
      <style:paragraph-properties fo:line-height="90%" fo:text-align="left" style:tab-stop-distance="3.3109in" fo:margin-left="5.79407in" fo:margin-right="0in" fo:text-indent="-0.82773in" fo:margin-top="0.2298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4">
      <style:text-properties fo:font-variant="normal" fo:text-transform="none" fo:color="#000000" style:text-line-through-type="none" style:text-line-through-style="none" style:text-line-through-width="auto" style:text-line-through-color="font-color" style:text-position="0% 100%" fo:font-family="Calibri" style:font-family-asian="游ゴシック" style:font-family-generic-asian="swiss" style:font-pitch-asian="variable" fo:font-size="0.82778in" style:font-size-asian="0.82778in" style:font-size-complex="0.82778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5">
      <style:text-properties fo:font-variant="normal" fo:text-transform="none" fo:color="#000000" style:text-line-through-type="none" style:text-line-through-style="none" style:text-line-through-width="auto" style:text-line-through-color="font-color" style:text-position="0% 100%" fo:font-family="Calibri" style:font-family-asian="游ゴシック" style:font-family-generic-asian="swiss" style:font-pitch-asian="variable" fo:font-size="0.82778in" style:font-size-asian="0.82778in" style:font-size-complex="0.82778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6">
      <style:text-properties fo:font-variant="normal" fo:text-transform="none" fo:color="#000000" style:text-line-through-type="none" style:text-line-through-style="none" style:text-line-through-width="auto" style:text-line-through-color="font-color" style:text-position="0% 100%" fo:font-family="Calibri" style:font-family-asian="游ゴシック" style:font-family-generic-asian="swiss" style:font-pitch-asian="variable" fo:font-size="0.82778in" style:font-size-asian="0.82778in" style:font-size-complex="0.82778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0">
      <style:text-properties fo:font-variant="normal" fo:text-transform="none" fo:color="#000000" style:text-line-through-type="none" style:text-line-through-style="none" style:text-line-through-width="auto" style:text-line-through-color="font-color" style:text-position="0% 100%" fo:font-family="游ゴシック" style:font-family-asian="游ゴシック" style:font-family-generic-asian="swiss" style:font-pitch-asian="variable"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7">
      <style:text-properties fo:font-variant="normal" fo:text-transform="none" fo:color="#000000" style:text-line-through-type="none" style:text-line-through-style="none" style:text-line-through-width="auto" style:text-line-through-color="font-color" style:text-position="0% 100%" fo:font-family="Calibri" fo:font-size="0.82778in" style:font-size-asian="0.82778in" style:font-size-complex="0.82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1">
      <style:text-properties fo:font-variant="normal" fo:text-transform="none" fo:color="#000000" style:text-line-through-type="none" style:text-line-through-style="none" style:text-line-through-width="auto" style:text-line-through-color="font-color" style:text-position="0% 100%" fo:font-family="游ゴシック" style:font-family-asian="游ゴシック" style:font-family-generic-asian="swiss" style:font-pitch-asian="variable"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8">
      <style:paragraph-properties fo:line-height="90%" fo:text-align="left" style:tab-stop-distance="3.3109in" fo:margin-left="7.44953in" fo:margin-right="0in" fo:text-indent="-0.82773in" fo:margin-top="0.2298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6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6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66">
      <style:text-properties fo:font-variant="normal" fo:text-transform="none" fo:color="#898989" style:text-line-through-type="none" style:text-line-through-style="none" style:text-line-through-width="auto" style:text-line-through-color="font-color" style:text-position="0% 100%" fo:font-family="Calibri" style:font-family-asian="游ゴシック" style:font-family-generic-asian="swiss" style:font-pitch-asian="variable" fo:font-size="0.55181in" style:font-size-asian="0.55181in" style:font-size-complex="0.55181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0">
      <style:paragraph-properties fo:line-height="90%" fo:text-align="left" style:tab-stop-distance="3.3109in" fo:margin-left="5.79407in" fo:margin-right="0in" fo:text-indent="-0.82773in" fo:margin-top="0.2298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8">
      <style:text-properties fo:font-variant="normal" fo:text-transform="none" fo:color="#898989" style:text-line-through-type="none" style:text-line-through-style="none" style:text-line-through-width="auto" style:text-line-through-color="font-color" style:text-position="0% 100%" fo:font-family="Calibri" style:font-family-asian="游ゴシック" style:font-family-generic-asian="swiss" style:font-pitch-asian="variable" fo:font-size="0.55181in" style:font-size-asian="0.55181in" style:font-size-complex="0.55181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2">
      <style:text-properties fo:font-variant="normal" fo:text-transform="none" fo:color="#000000" style:text-line-through-type="none" style:text-line-through-style="none" style:text-line-through-width="auto" style:text-line-through-color="font-color" style:text-position="0% 100%" fo:font-family="Calibri" style:font-family-asian="游ゴシック" style:font-family-generic-asian="swiss" style:font-pitch-asian="variable" fo:font-size="0.82778in" style:font-size-asian="0.82778in" style:font-size-complex="0.82778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3">
      <style:text-properties fo:font-variant="normal" fo:text-transform="none" fo:color="#000000" style:text-line-through-type="none" style:text-line-through-style="none" style:text-line-through-width="auto" style:text-line-through-color="font-color" style:text-position="0% 100%" fo:font-family="Calibri" style:font-family-asian="游ゴシック" style:font-family-generic-asian="swiss" style:font-pitch-asian="variable" fo:font-size="0.82778in" style:font-size-asian="0.82778in" style:font-size-complex="0.82778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4">
      <style:text-properties fo:font-variant="normal" fo:text-transform="none" fo:color="#000000" style:text-line-through-type="none" style:text-line-through-style="none" style:text-line-through-width="auto" style:text-line-through-color="font-color" style:text-position="0% 100%" fo:font-family="Calibri" style:font-family-asian="游ゴシック" style:font-family-generic-asian="swiss" style:font-pitch-asian="variable" fo:font-size="0.82778in" style:font-size-asian="0.82778in" style:font-size-complex="0.82778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5">
      <style:text-properties fo:font-variant="normal" fo:text-transform="none" fo:color="#000000" style:text-line-through-type="none" style:text-line-through-style="none" style:text-line-through-width="auto" style:text-line-through-color="font-color" style:text-position="0% 100%" fo:font-family="Calibri" fo:font-size="0.82778in" style:font-size-asian="0.82778in" style:font-size-complex="0.82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6">
      <style:paragraph-properties fo:line-height="90%" fo:text-align="left" style:tab-stop-distance="3.3109in" fo:margin-left="7.44953in" fo:margin-right="0in" fo:text-indent="-0.82773in" fo:margin-top="0.2298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8">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799">
      <style:text-properties fo:font-variant="normal" fo:text-transform="none" fo:color="#898989" style:text-line-through-type="none" style:text-line-through-style="none" style:text-line-through-width="auto" style:text-line-through-color="font-color" style:text-position="0% 100%" fo:font-family="Calibri" style:font-family-asian="游ゴシック" style:font-family-generic-asian="swiss" style:font-pitch-asian="variable" fo:font-size="0.55181in" style:font-size-asian="0.55181in" style:font-size-complex="0.55181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11">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12">
      <style:text-properties fo:font-variant="normal" fo:text-transform="none" fo:color="#000000" style:text-line-through-type="none" style:text-line-through-style="none" style:text-line-through-width="auto" style:text-line-through-color="font-color" style:text-position="0% 100%" fo:font-family="游ゴシック" style:font-family-asian="游ゴシック" style:font-family-generic-asian="swiss" style:font-pitch-asian="variable" fo:font-size="0.66736in" style:font-size-asian="0.66736in" style:font-size-complex="0.66736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
      <style:paragraph-properties fo:line-height="100%" fo:text-align="left" style:tab-stop-distance="4.004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
      <style:text-properties fo:font-variant="normal" fo:text-transform="none" fo:color="#000000" style:text-line-through-type="none" style:text-line-through-style="none" style:text-line-through-width="auto" style:text-line-through-color="font-color" style:text-position="0% 100%" fo:font-family="游ゴシック" style:font-family-asian="游ゴシック" style:font-family-generic-asian="swiss" style:font-pitch-asian="variable" fo:font-size="0.66736in" style:font-size-asian="0.66736in" style:font-size-complex="0.66736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游ゴシック" style:font-family-asian="游ゴシック" style:font-family-generic-asian="swiss" style:font-pitch-asian="variable" fo:font-size="0.66736in" style:font-size-asian="0.66736in" style:font-size-complex="0.66736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
      <style:text-properties fo:font-variant="normal" fo:text-transform="none" fo:color="#000000" style:text-line-through-type="none" style:text-line-through-style="none" style:text-line-through-width="auto" style:text-line-through-color="font-color" style:text-position="0% 100%" fo:font-family="游ゴシック" style:font-family-asian="游ゴシック" style:font-family-generic-asian="swiss" style:font-pitch-asian="variable" fo:font-size="0.66736in" style:font-size-asian="0.66736in" style:font-size-complex="0.66736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17">
      <style:paragraph-properties fo:line-height="100%" fo:text-align="left" style:tab-stop-distance="4.004in" fo:margin-left="2.00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1">
      <style:text-properties fo:font-variant="normal" fo:text-transform="none" fo:color="#898989" style:text-line-through-type="none" style:text-line-through-style="none" style:text-line-through-width="auto" style:text-line-through-color="font-color" style:text-position="0% 100%" fo:font-family="Calibri" style:font-family-asian="游ゴシック" style:font-family-generic-asian="swiss" style:font-pitch-asian="variable" fo:font-size="0.55181in" style:font-size-asian="0.55181in" style:font-size-complex="0.55181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
      <style:text-properties fo:font-variant="normal" fo:text-transform="none" fo:color="#000000" style:text-line-through-type="none" style:text-line-through-style="none" style:text-line-through-width="auto" style:text-line-through-color="font-color" style:text-position="0% 100%" fo:font-family="游ゴシック" style:font-family-asian="游ゴシック" style:font-family-generic-asian="swiss" style:font-pitch-asian="variable" fo:font-size="0.66736in" style:font-size-asian="0.66736in" style:font-size-complex="0.66736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3">
      <style:text-properties fo:font-variant="normal" fo:text-transform="none" fo:color="#898989" style:text-line-through-type="none" style:text-line-through-style="none" style:text-line-through-width="auto" style:text-line-through-color="font-color" style:text-position="0% 100%" fo:font-family="Calibri" style:font-family-asian="游ゴシック" style:font-family-generic-asian="swiss" style:font-pitch-asian="variable" fo:font-size="0.55181in" style:font-size-asian="0.55181in" style:font-size-complex="0.55181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46">
      <style:text-properties fo:font-variant="normal" fo:text-transform="none" fo:color="#898989" style:text-line-through-type="none" style:text-line-through-style="none" style:text-line-through-width="auto" style:text-line-through-color="font-color" style:text-position="0% 100%" fo:font-family="Calibri" style:font-family-asian="游ゴシック" style:font-family-generic-asian="swiss" style:font-pitch-asian="variable" fo:font-size="0.55181in" style:font-size-asian="0.55181in" style:font-size-complex="0.55181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7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4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1">
      <style:text-properties fo:font-variant="normal" fo:text-transform="none" fo:color="#898989" style:text-line-through-type="none" style:text-line-through-style="none" style:text-line-through-width="auto" style:text-line-through-color="font-color" style:text-position="0% 100%" fo:font-family="Calibri" style:font-family-asian="游ゴシック" style:font-family-generic-asian="swiss" style:font-pitch-asian="variable" fo:font-size="0.55181in" style:font-size-asian="0.55181in" style:font-size-complex="0.55181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57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9">
      <style:text-properties fo:font-variant="normal" fo:text-transform="none" fo:color="#898989" style:text-line-through-type="none" style:text-line-through-style="none" style:text-line-through-width="auto" style:text-line-through-color="font-color" style:text-position="0% 100%" fo:font-family="Calibri" style:font-family-asian="游ゴシック" style:font-family-generic-asian="swiss" style:font-pitch-asian="variable" fo:font-size="0.55181in" style:font-size-asian="0.55181in" style:font-size-complex="0.55181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7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574">
      <style:text-properties fo:font-variant="normal" fo:text-transform="none" fo:color="#898989" style:text-line-through-type="none" style:text-line-through-style="none" style:text-line-through-width="auto" style:text-line-through-color="font-color" style:text-position="0% 100%" fo:font-family="Calibri" style:font-family-asian="游ゴシック" style:font-family-generic-asian="swiss" style:font-pitch-asian="variable" fo:font-size="0.55181in" style:font-size-asian="0.55181in" style:font-size-complex="0.55181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5">
      <style:text-properties fo:font-variant="normal" fo:text-transform="none" fo:color="#898989" style:text-line-through-type="none" style:text-line-through-style="none" style:text-line-through-width="auto" style:text-line-through-color="font-color" style:text-position="0% 100%" fo:font-family="Calibri" style:font-family-asian="游ゴシック" style:font-family-generic-asian="swiss" style:font-pitch-asian="variable" fo:font-size="0.55181in" style:font-size-asian="0.55181in" style:font-size-complex="0.55181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78">
      <style:text-properties fo:font-variant="normal" fo:text-transform="none" fo:color="#000000" style:text-line-through-type="none" style:text-line-through-style="none" style:text-line-through-width="auto" style:text-line-through-color="font-color" style:text-position="0% 100%" fo:font-family="游ゴシック" style:font-family-asian="游ゴシック" style:font-family-generic-asian="swiss" style:font-pitch-asian="variable"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1">
      <style:text-properties fo:font-variant="normal" fo:text-transform="none" fo:color="#898989" style:text-line-through-type="none" style:text-line-through-style="none" style:text-line-through-width="auto" style:text-line-through-color="font-color" style:text-position="0% 100%" fo:font-family="Calibri" style:font-family-asian="游ゴシック" style:font-family-generic-asian="swiss" style:font-pitch-asian="variable" fo:font-size="0.55181in" style:font-size-asian="0.55181in" style:font-size-complex="0.55181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04">
      <style:text-properties fo:font-variant="normal" fo:text-transform="none" fo:color="#898989" style:text-line-through-type="none" style:text-line-through-style="none" style:text-line-through-width="auto" style:text-line-through-color="font-color" style:text-position="0% 100%" fo:font-family="Calibri" style:font-family-asian="游ゴシック" style:font-family-generic-asian="swiss" style:font-pitch-asian="variable" fo:font-size="0.55181in" style:font-size-asian="0.55181in" style:font-size-complex="0.55181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807">
      <style:text-properties fo:font-variant="normal" fo:text-transform="none" fo:color="#898989" style:text-line-through-type="none" style:text-line-through-style="none" style:text-line-through-width="auto" style:text-line-through-color="font-color" style:text-position="0% 100%" fo:font-family="Calibri" style:font-family-asian="游ゴシック" style:font-family-generic-asian="swiss" style:font-pitch-asian="variable" fo:font-size="0.55181in" style:font-size-asian="0.55181in" style:font-size-complex="0.55181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8">
      <style:text-properties fo:font-variant="normal" fo:text-transform="none" fo:color="#898989" style:text-line-through-type="none" style:text-line-through-style="none" style:text-line-through-width="auto" style:text-line-through-color="font-color" style:text-position="0% 100%" fo:font-family="Calibri" style:font-family-asian="游ゴシック" style:font-family-generic-asian="swiss" style:font-pitch-asian="variable" fo:font-size="0.55181in" style:font-size-asian="0.55181in" style:font-size-complex="0.55181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
      <style:text-properties fo:font-variant="normal" fo:text-transform="none" fo:color="#000000" style:text-line-through-type="none" style:text-line-through-style="none" style:text-line-through-width="auto" style:text-line-through-color="font-color" style:text-position="0% 100%" fo:font-family="游ゴシック" style:font-family-asian="游ゴシック" style:font-family-generic-asian="swiss" style:font-pitch-asian="variable" fo:font-size="0.66736in" style:font-size-asian="0.66736in" style:font-size-complex="0.66736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
      <style:text-properties fo:font-variant="normal" fo:text-transform="none" fo:color="#000000" style:text-line-through-type="none" style:text-line-through-style="none" style:text-line-through-width="auto" style:text-line-through-color="font-color" style:text-position="0% 100%" fo:font-family="游ゴシック" style:font-family-asian="游ゴシック" style:font-family-generic-asian="swiss" style:font-pitch-asian="variable" fo:font-size="0.66736in" style:font-size-asian="0.66736in" style:font-size-complex="0.66736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
      <style:paragraph-properties fo:line-height="100%" fo:text-align="left" style:tab-stop-distance="4.004in" fo:margin-left="4.004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
      <style:text-properties fo:font-variant="normal" fo:text-transform="none" fo:color="#000000" style:text-line-through-type="none" style:text-line-through-style="none" style:text-line-through-width="auto" style:text-line-through-color="font-color" style:text-position="0% 100%" fo:font-family="游ゴシック" style:font-family-asian="游ゴシック" style:font-family-generic-asian="swiss" style:font-pitch-asian="variable" fo:font-size="0.66736in" style:font-size-asian="0.66736in" style:font-size-complex="0.66736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
      <style:text-properties fo:font-variant="normal" fo:text-transform="none" fo:color="#000000" style:text-line-through-type="none" style:text-line-through-style="none" style:text-line-through-width="auto" style:text-line-through-color="font-color" style:text-position="0% 100%" fo:font-family="游ゴシック" style:font-family-asian="游ゴシック" style:font-family-generic-asian="swiss" style:font-pitch-asian="variable" fo:font-size="0.66736in" style:font-size-asian="0.66736in" style:font-size-complex="0.66736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
      <style:text-properties fo:font-variant="normal" fo:text-transform="none" fo:color="#000000" style:text-line-through-type="none" style:text-line-through-style="none" style:text-line-through-width="auto" style:text-line-through-color="font-color" style:text-position="0% 100%" fo:font-family="游ゴシック" style:font-family-asian="游ゴシック" style:font-family-generic-asian="swiss" style:font-pitch-asian="variable" fo:font-size="0.66736in" style:font-size-asian="0.66736in" style:font-size-complex="0.66736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0">
      <style:text-properties fo:font-variant="normal" fo:text-transform="none" fo:color="#898989" style:text-line-through-type="none" style:text-line-through-style="none" style:text-line-through-width="auto" style:text-line-through-color="font-color" style:text-position="0% 100%" fo:font-family="Calibri" style:font-family-asian="游ゴシック" style:font-family-generic-asian="swiss" style:font-pitch-asian="variable" fo:font-size="0.55181in" style:font-size-asian="0.55181in" style:font-size-complex="0.55181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
      <style:paragraph-properties fo:line-height="100%" fo:text-align="left" style:tab-stop-distance="4.004in" fo:margin-left="6.006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29">
      <style:text-properties fo:font-variant="normal" fo:text-transform="none" fo:color="#000000" style:text-line-through-type="none" style:text-line-through-style="none" style:text-line-through-width="auto" style:text-line-through-color="font-color" style:text-position="0% 100%" fo:font-family="游ゴシック" style:font-family-asian="游ゴシック" style:font-family-generic-asian="swiss" style:font-pitch-asian="variable" fo:font-size="0.66736in" style:font-size-asian="0.66736in" style:font-size-complex="0.66736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3">
      <style:text-properties fo:font-variant="normal" fo:text-transform="none" fo:color="#000000" style:text-line-through-type="none" style:text-line-through-style="none" style:text-line-through-width="auto" style:text-line-through-color="font-color" style:text-position="0% 100%" fo:font-family="游ゴシック" style:font-family-asian="游ゴシック" style:font-family-generic-asian="swiss" style:font-pitch-asian="variable"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56">
      <style:text-properties fo:font-variant="normal" fo:text-transform="none" fo:color="#000000" style:text-line-through-type="none" style:text-line-through-style="none" style:text-line-through-width="auto" style:text-line-through-color="font-color" style:text-position="0% 100%" fo:font-family="游ゴシック" style:font-family-asian="游ゴシック" style:font-family-generic-asian="swiss" style:font-pitch-asian="variable"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8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81">
      <style:text-properties fo:font-variant="normal" fo:text-transform="none" fo:color="#000000" style:text-line-through-type="none" style:text-line-through-style="none" style:text-line-through-width="auto" style:text-line-through-color="font-color" style:text-position="0% 100%" fo:font-family="游ゴシック" style:font-family-asian="游ゴシック" style:font-family-generic-asian="swiss" style:font-pitch-asian="variable"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8">
      <style:text-properties fo:font-variant="normal" fo:text-transform="none" fo:color="#000000" style:text-line-through-type="none" style:text-line-through-style="none" style:text-line-through-width="auto" style:text-line-through-color="font-color" style:text-position="0% 100%" fo:font-family="游ゴシック" style:font-family-asian="游ゴシック" style:font-family-generic-asian="swiss" style:font-pitch-asian="variable"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3">
      <style:text-properties fo:font-variant="normal" fo:text-transform="none" fo:color="#000000" style:text-line-through-type="none" style:text-line-through-style="none" style:text-line-through-width="auto" style:text-line-through-color="font-color" style:text-position="0% 100%" fo:font-family="游ゴシック" style:font-family-asian="游ゴシック" style:font-family-generic-asian="swiss" style:font-pitch-asian="variable"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86">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587">
      <style:text-properties fo:font-variant="normal" fo:text-transform="none" fo:color="#000000" style:text-line-through-type="none" style:text-line-through-style="none" style:text-line-through-width="auto" style:text-line-through-color="font-color" style:text-position="0% 100%" fo:font-family="游ゴシック" style:font-family-asian="游ゴシック" style:font-family-generic-asian="swiss" style:font-pitch-asian="variable" fo:font-size="0.66736in" style:font-size-asian="0.66736in" style:font-size-complex="0.66736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8">
      <style:paragraph-properties fo:line-height="100%" fo:text-align="left" style:tab-stop-distance="4.004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89">
      <style:text-properties fo:font-variant="normal" fo:text-transform="none" fo:color="#000000" style:text-line-through-type="none" style:text-line-through-style="none" style:text-line-through-width="auto" style:text-line-through-color="font-color" style:text-position="0% 100%" fo:font-family="游ゴシック" style:font-family-asian="游ゴシック" style:font-family-generic-asian="swiss" style:font-pitch-asian="variable" fo:font-size="0.66736in" style:font-size-asian="0.66736in" style:font-size-complex="0.66736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1">
      <style:text-properties fo:font-variant="normal" fo:text-transform="none" fo:color="#000000" style:text-line-through-type="none" style:text-line-through-style="none" style:text-line-through-width="auto" style:text-line-through-color="font-color" style:text-position="0% 100%" fo:font-family="游ゴシック" style:font-family-asian="游ゴシック" style:font-family-generic-asian="swiss" style:font-pitch-asian="variable"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14">
      <style:text-properties fo:font-variant="normal" fo:text-transform="none" fo:color="#000000" style:text-line-through-type="none" style:text-line-through-style="none" style:text-line-through-width="auto" style:text-line-through-color="font-color" style:text-position="0% 100%" fo:font-family="游ゴシック" style:font-family-asian="游ゴシック" style:font-family-generic-asian="swiss" style:font-pitch-asian="variable"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6">
      <style:text-properties fo:font-variant="normal" fo:text-transform="none" fo:color="#000000" style:text-line-through-type="none" style:text-line-through-style="none" style:text-line-through-width="auto" style:text-line-through-color="font-color" style:text-position="0% 100%" fo:font-family="游ゴシック" style:font-family-asian="游ゴシック" style:font-family-generic-asian="swiss" style:font-pitch-asian="variable"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819">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30">
      <style:text-properties fo:font-variant="normal" fo:text-transform="none" fo:color="#000000" style:text-line-through-type="none" style:text-line-through-style="none" style:text-line-through-width="auto" style:text-line-through-color="font-color" style:text-position="0% 100%" fo:font-family="游ゴシック" style:font-family-asian="游ゴシック" style:font-family-generic-asian="swiss" style:font-pitch-asian="variable" fo:font-size="0.66736in" style:font-size-asian="0.66736in" style:font-size-complex="0.66736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
      <style:text-properties fo:font-variant="normal" fo:text-transform="none" fo:color="#000000" style:text-line-through-type="none" style:text-line-through-style="none" style:text-line-through-width="auto" style:text-line-through-color="font-color" style:text-position="0% 100%" fo:font-family="游ゴシック" style:font-family-asian="游ゴシック" style:font-family-generic-asian="swiss" style:font-pitch-asian="variable" fo:font-size="0.66736in" style:font-size-asian="0.66736in" style:font-size-complex="0.66736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
      <style:paragraph-properties fo:line-height="100%" fo:text-align="left" style:tab-stop-distance="4.004in" fo:margin-left="8.008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5">
      <style:text-properties fo:font-variant="normal" fo:text-transform="none" fo:color="#000000" style:text-line-through-type="none" style:text-line-through-style="none" style:text-line-through-width="auto" style:text-line-through-color="font-color" style:text-position="0% 100%" fo:font-family="游ゴシック" style:font-family-asian="游ゴシック" style:font-family-generic-asian="swiss" style:font-pitch-asian="variable"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3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361">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38">
      <style:text-properties fo:font-variant="normal" fo:text-transform="none" fo:color="#000000" style:text-line-through-type="none" style:text-line-through-style="none" style:text-line-through-width="auto" style:text-line-through-color="font-color" style:text-position="0% 100%" fo:font-family="游ゴシック" style:font-family-asian="游ゴシック" style:font-family-generic-asian="swiss" style:font-pitch-asian="variable"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2">
      <style:text-properties fo:font-variant="normal" fo:text-transform="none" fo:color="#000000" style:text-line-through-type="none" style:text-line-through-style="none" style:text-line-through-width="auto" style:text-line-through-color="font-color" style:text-position="0% 100%" fo:font-family="游ゴシック" style:font-family-asian="游ゴシック" style:font-family-generic-asian="swiss" style:font-pitch-asian="variable" fo:font-size="0.66736in" style:font-size-asian="0.66736in" style:font-size-complex="0.66736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
      <style:text-properties fo:font-variant="normal" fo:text-transform="none" fo:color="#000000" style:text-line-through-type="none" style:text-line-through-style="none" style:text-line-through-width="auto" style:text-line-through-color="font-color" style:text-position="0% 100%" fo:font-family="游ゴシック" style:font-family-asian="游ゴシック" style:font-family-generic-asian="swiss" style:font-pitch-asian="variable"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3">
      <style:paragraph-properties fo:line-height="100%" fo:text-align="left" style:tab-stop-distance="4.004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4">
      <style:text-properties fo:font-variant="normal" fo:text-transform="none" fo:color="#000000" style:text-line-through-type="none" style:text-line-through-style="none" style:text-line-through-width="auto" style:text-line-through-color="font-color" style:text-position="0% 100%" fo:font-family="游ゴシック" style:font-family-asian="游ゴシック" style:font-family-generic-asian="swiss" style:font-pitch-asian="variable" fo:font-size="0.66736in" style:font-size-asian="0.66736in" style:font-size-complex="0.66736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5">
      <style:text-properties fo:font-variant="normal" fo:text-transform="none" fo:color="#000000" style:text-line-through-type="none" style:text-line-through-style="none" style:text-line-through-width="auto" style:text-line-through-color="font-color" style:text-position="0% 100%" fo:font-family="游ゴシック" style:font-family-asian="游ゴシック" style:font-family-generic-asian="swiss" style:font-pitch-asian="variable" fo:font-size="0.66736in" style:font-size-asian="0.66736in" style:font-size-complex="0.66736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6">
      <style:text-properties fo:font-variant="normal" fo:text-transform="none" fo:color="#000000" style:text-line-through-type="none" style:text-line-through-style="none" style:text-line-through-width="auto" style:text-line-through-color="font-color" style:text-position="0% 100%" fo:font-family="游ゴシック" style:font-family-asian="游ゴシック" style:font-family-generic-asian="swiss" style:font-pitch-asian="variable" fo:font-size="0.66736in" style:font-size-asian="0.66736in" style:font-size-complex="0.66736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0">
      <style:text-properties fo:font-variant="normal" fo:text-transform="none" fo:color="#000000" style:text-line-through-type="none" style:text-line-through-style="none" style:text-line-through-width="auto" style:text-line-through-color="font-color" style:text-position="0% 100%" fo:font-family="游ゴシック" style:font-family-asian="游ゴシック" style:font-family-generic-asian="swiss" style:font-pitch-asian="variable" fo:font-size="0.66736in" style:font-size-asian="0.66736in" style:font-size-complex="0.66736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7">
      <style:paragraph-properties fo:line-height="100%" fo:text-align="left" style:tab-stop-distance="4.004in" fo:margin-left="2.00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1">
      <style:text-properties fo:font-variant="normal" fo:text-transform="none" fo:color="#000000" style:text-line-through-type="none" style:text-line-through-style="none" style:text-line-through-width="auto" style:text-line-through-color="font-color" style:text-position="0% 100%" fo:font-family="游ゴシック" style:font-family-asian="游ゴシック" style:font-family-generic-asian="swiss" style:font-pitch-asian="variable" fo:font-size="0.66736in" style:font-size-asian="0.66736in" style:font-size-complex="0.66736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2">
      <style:paragraph-properties fo:line-height="100%" fo:text-align="left" style:tab-stop-distance="4.004in" fo:margin-left="2.00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9">
      <style:text-properties fo:font-variant="normal" fo:text-transform="none" fo:color="#000000" style:text-line-through-type="none" style:text-line-through-style="none" style:text-line-through-width="auto" style:text-line-through-color="font-color" style:text-position="0% 100%" fo:font-family="游ゴシック" style:font-family-asian="游ゴシック" style:font-family-generic-asian="swiss" style:font-pitch-asian="variable" fo:font-size="0.66736in" style:font-size-asian="0.66736in" style:font-size-complex="0.66736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4">
      <style:text-properties fo:font-variant="normal" fo:text-transform="none" fo:color="#000000" style:text-line-through-type="none" style:text-line-through-style="none" style:text-line-through-width="auto" style:text-line-through-color="font-color" style:text-position="0% 100%" fo:font-family="游ゴシック" style:font-family-asian="游ゴシック" style:font-family-generic-asian="swiss" style:font-pitch-asian="variable" fo:font-size="0.66736in" style:font-size-asian="0.66736in" style:font-size-complex="0.66736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5">
      <style:text-properties fo:font-variant="normal" fo:text-transform="none" fo:color="#000000" style:text-line-through-type="none" style:text-line-through-style="none" style:text-line-through-width="auto" style:text-line-through-color="font-color" style:text-position="0% 100%" fo:font-family="游ゴシック" style:font-family-asian="游ゴシック" style:font-family-generic-asian="swiss" style:font-pitch-asian="variable" fo:font-size="0.66736in" style:font-size-asian="0.66736in" style:font-size-complex="0.66736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6">
      <style:text-properties fo:font-variant="normal" fo:text-transform="none" fo:color="#000000" style:text-line-through-type="none" style:text-line-through-style="none" style:text-line-through-width="auto" style:text-line-through-color="font-color" style:text-position="0% 100%" fo:font-family="游ゴシック" style:font-family-asian="游ゴシック" style:font-family-generic-asian="swiss" style:font-pitch-asian="variable" fo:font-size="0.66736in" style:font-size-asian="0.66736in" style:font-size-complex="0.66736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7">
      <style:paragraph-properties fo:line-height="100%" fo:text-align="left" style:tab-stop-distance="4.004in" fo:margin-left="4.004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0">
      <style:text-properties fo:font-variant="normal" fo:text-transform="none" fo:color="#000000" style:text-line-through-type="none" style:text-line-through-style="none" style:text-line-through-width="auto" style:text-line-through-color="font-color" style:text-position="0% 100%" fo:font-family="游ゴシック" style:font-family-asian="游ゴシック" style:font-family-generic-asian="swiss" style:font-pitch-asian="variable" fo:font-size="0.66736in" style:font-size-asian="0.66736in" style:font-size-complex="0.66736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9">
      <style:text-properties fo:font-variant="normal" fo:text-transform="none" fo:color="#000000" style:text-line-through-type="none" style:text-line-through-style="none" style:text-line-through-width="auto" style:text-line-through-color="font-color" style:text-position="0% 100%" fo:font-family="游ゴシック" style:font-family-asian="游ゴシック" style:font-family-generic-asian="swiss" style:font-pitch-asian="variable" fo:font-size="0.66736in" style:font-size-asian="0.66736in" style:font-size-complex="0.66736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1">
      <style:paragraph-properties fo:line-height="100%" fo:text-align="left" style:tab-stop-distance="4.004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2">
      <style:text-properties fo:font-variant="normal" fo:text-transform="none" fo:color="#000000" style:text-line-through-type="none" style:text-line-through-style="none" style:text-line-through-width="auto" style:text-line-through-color="font-color" style:text-position="0% 100%" fo:font-family="游ゴシック" style:font-family-asian="游ゴシック" style:font-family-generic-asian="swiss" style:font-pitch-asian="variable" fo:font-size="0.66736in" style:font-size-asian="0.66736in" style:font-size-complex="0.66736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3">
      <style:text-properties fo:font-variant="normal" fo:text-transform="none" fo:color="#000000" style:text-line-through-type="none" style:text-line-through-style="none" style:text-line-through-width="auto" style:text-line-through-color="font-color" style:text-position="0% 100%" fo:font-family="游ゴシック" style:font-family-asian="游ゴシック" style:font-family-generic-asian="swiss" style:font-pitch-asian="variable" fo:font-size="0.66736in" style:font-size-asian="0.66736in" style:font-size-complex="0.66736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4">
      <style:text-properties fo:font-variant="normal" fo:text-transform="none" fo:color="#000000" style:text-line-through-type="none" style:text-line-through-style="none" style:text-line-through-width="auto" style:text-line-through-color="font-color" style:text-position="0% 100%" fo:font-family="游ゴシック" style:font-family-asian="游ゴシック" style:font-family-generic-asian="swiss" style:font-pitch-asian="variable" fo:font-size="0.66736in" style:font-size-asian="0.66736in" style:font-size-complex="0.66736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5">
      <style:paragraph-properties fo:line-height="100%" fo:text-align="left" style:tab-stop-distance="4.004in" fo:margin-left="2.00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7">
      <style:text-properties fo:font-variant="normal" fo:text-transform="none" fo:color="#000000" style:text-line-through-type="none" style:text-line-through-style="none" style:text-line-through-width="auto" style:text-line-through-color="font-color" style:text-position="0% 100%" fo:font-family="游ゴシック" style:font-family-asian="游ゴシック" style:font-family-generic-asian="swiss" style:font-pitch-asian="variable" fo:font-size="0.66736in" style:font-size-asian="0.66736in" style:font-size-complex="0.66736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8">
      <style:text-properties fo:font-variant="normal" fo:text-transform="none" fo:color="#000000" style:text-line-through-type="none" style:text-line-through-style="none" style:text-line-through-width="auto" style:text-line-through-color="font-color" style:text-position="0% 100%" fo:font-family="游ゴシック" style:font-family-asian="游ゴシック" style:font-family-generic-asian="swiss" style:font-pitch-asian="variable" fo:font-size="0.66736in" style:font-size-asian="0.66736in" style:font-size-complex="0.66736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9">
      <style:text-properties fo:font-variant="normal" fo:text-transform="none" fo:color="#000000" style:text-line-through-type="none" style:text-line-through-style="none" style:text-line-through-width="auto" style:text-line-through-color="font-color" style:text-position="0% 100%" fo:font-family="游ゴシック" style:font-family-asian="游ゴシック" style:font-family-generic-asian="swiss" style:font-pitch-asian="variable" fo:font-size="0.66736in" style:font-size-asian="0.66736in" style:font-size-complex="0.66736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4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4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4">
      <style:text-properties fo:font-variant="normal" fo:text-transform="none" fo:color="#000000" style:text-line-through-type="none" style:text-line-through-style="none" style:text-line-through-width="auto" style:text-line-through-color="font-color" style:text-position="0% 100%" fo:font-family="Calibri Light" style:font-family-asian="游ゴシック Light" style:font-family-generic-asian="swiss" style:font-pitch-asian="variable" fo:font-size="2.02333in" style:font-size-asian="2.02333in" style:font-size-complex="2.02333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
      <style:text-properties fo:font-variant="normal" fo:text-transform="none" fo:color="#000000" style:text-line-through-type="none" style:text-line-through-style="none" style:text-line-through-width="auto" style:text-line-through-color="font-color" style:text-position="0% 100%" fo:font-family="Calibri Light" fo:font-size="2.02333in" style:font-size-asian="2.02333in" style:font-size-complex="2.02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
      <style:paragraph-properties fo:line-height="90%" fo:text-align="left" style:tab-stop-distance="3.310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0">
      <style:text-properties fo:font-variant="normal" fo:text-transform="none" fo:color="#000000" style:text-line-through-type="none" style:text-line-through-style="none" style:text-line-through-width="auto" style:text-line-through-color="font-color" style:text-position="0% 100%" fo:font-family="游ゴシック" style:font-family-asian="游ゴシック" style:font-family-generic-asian="swiss" style:font-pitch-asian="variable" fo:font-size="0.66736in" style:font-size-asian="0.66736in" style:font-size-complex="0.66736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71">
      <style:text-properties fo:font-variant="normal" fo:text-transform="none" fo:color="#000000" style:text-line-through-type="none" style:text-line-through-style="none" style:text-line-through-width="auto" style:text-line-through-color="font-color" style:text-position="0% 100%" fo:font-family="游ゴシック" style:font-family-asian="游ゴシック" style:font-family-generic-asian="swiss" style:font-pitch-asian="variable" fo:font-size="0.66736in" style:font-size-asian="0.66736in" style:font-size-complex="0.66736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
      <style:text-properties fo:font-variant="normal" fo:text-transform="none" fo:color="#000000" style:text-line-through-type="none" style:text-line-through-style="none" style:text-line-through-width="auto" style:text-line-through-color="font-color" style:text-position="0% 100%" fo:font-family="Calibri" style:font-family-asian="游ゴシック" style:font-family-generic-asian="swiss" style:font-pitch-asian="variable" fo:font-size="1.28764in" style:font-size-asian="1.28764in" style:font-size-complex="1.28764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2">
      <style:paragraph-properties fo:line-height="100%" fo:text-align="left" style:tab-stop-distance="4.004in" fo:margin-left="4.004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9">
      <style:paragraph-properties fo:line-height="90%" fo:text-align="left" style:tab-stop-distance="3.3109in" fo:margin-left="0.82773in" fo:margin-right="0in" fo:text-indent="-0.82773in" fo:margin-top="0.4597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4">
      <style:text-properties fo:font-variant="normal" fo:text-transform="none" fo:color="#000000" style:text-line-through-type="none" style:text-line-through-style="none" style:text-line-through-width="auto" style:text-line-through-color="font-color" style:text-position="0% 100%" fo:font-family="游ゴシック" style:font-family-asian="游ゴシック" style:font-family-generic-asian="swiss" style:font-pitch-asian="variable" fo:font-size="0.66736in" style:font-size-asian="0.66736in" style:font-size-complex="0.66736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5">
      <style:text-properties fo:font-variant="normal" fo:text-transform="none" fo:color="#000000" style:text-line-through-type="none" style:text-line-through-style="none" style:text-line-through-width="auto" style:text-line-through-color="font-color" style:text-position="0% 100%" fo:font-family="游ゴシック" style:font-family-asian="游ゴシック" style:font-family-generic-asian="swiss" style:font-pitch-asian="variable" fo:font-size="0.66736in" style:font-size-asian="0.66736in" style:font-size-complex="0.66736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6">
      <style:text-properties fo:font-variant="normal" fo:text-transform="none" fo:color="#000000" style:text-line-through-type="none" style:text-line-through-style="none" style:text-line-through-width="auto" style:text-line-through-color="font-color" style:text-position="0% 100%" fo:font-family="游ゴシック" style:font-family-asian="游ゴシック" style:font-family-generic-asian="swiss" style:font-pitch-asian="variable" fo:font-size="0.66736in" style:font-size-asian="0.66736in" style:font-size-complex="0.66736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7">
      <style:paragraph-properties fo:line-height="100%" fo:text-align="left" style:tab-stop-distance="4.004in" fo:margin-left="6.006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0">
      <style:text-properties fo:font-variant="normal" fo:text-transform="none" fo:color="#000000" style:text-line-through-type="none" style:text-line-through-style="none" style:text-line-through-width="auto" style:text-line-through-color="font-color" style:text-position="0% 100%" fo:font-family="游ゴシック" style:font-family-asian="游ゴシック" style:font-family-generic-asian="swiss" style:font-pitch-asian="variable" fo:font-size="0.66736in" style:font-size-asian="0.66736in" style:font-size-complex="0.66736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9">
      <style:text-properties fo:font-variant="normal" fo:text-transform="none" fo:color="#000000" style:text-line-through-type="none" style:text-line-through-style="none" style:text-line-through-width="auto" style:text-line-through-color="font-color" style:text-position="0% 100%" fo:font-family="游ゴシック" style:font-family-asian="游ゴシック" style:font-family-generic-asian="swiss" style:font-pitch-asian="variable" fo:font-size="0.66736in" style:font-size-asian="0.66736in" style:font-size-complex="0.66736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1">
      <style:text-properties fo:font-variant="normal" fo:text-transform="none" fo:color="#000000" style:text-line-through-type="none" style:text-line-through-style="none" style:text-line-through-width="auto" style:text-line-through-color="font-color" style:text-position="0% 100%" fo:font-family="游ゴシック" style:font-family-asian="游ゴシック" style:font-family-generic-asian="swiss" style:font-pitch-asian="variable" fo:font-size="0.66736in" style:font-size-asian="0.66736in" style:font-size-complex="0.66736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2">
      <style:paragraph-properties fo:line-height="100%" fo:text-align="left" style:tab-stop-distance="4.004in" fo:margin-left="6.006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4">
      <style:text-properties fo:font-variant="normal" fo:text-transform="none" fo:color="#000000" style:text-line-through-type="none" style:text-line-through-style="none" style:text-line-through-width="auto" style:text-line-through-color="font-color" style:text-position="0% 100%" fo:font-family="游ゴシック" style:font-family-asian="游ゴシック" style:font-family-generic-asian="swiss" style:font-pitch-asian="variable" fo:font-size="0.66736in" style:font-size-asian="0.66736in" style:font-size-complex="0.66736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5">
      <style:text-properties fo:font-variant="normal" fo:text-transform="none" fo:color="#000000" style:text-line-through-type="none" style:text-line-through-style="none" style:text-line-through-width="auto" style:text-line-through-color="font-color" style:text-position="0% 100%" fo:font-family="游ゴシック" style:font-family-asian="游ゴシック" style:font-family-generic-asian="swiss" style:font-pitch-asian="variable" fo:font-size="0.66736in" style:font-size-asian="0.66736in" style:font-size-complex="0.66736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6">
      <style:text-properties fo:font-variant="normal" fo:text-transform="none" fo:color="#000000" style:text-line-through-type="none" style:text-line-through-style="none" style:text-line-through-width="auto" style:text-line-through-color="font-color" style:text-position="0% 100%" fo:font-family="游ゴシック" style:font-family-asian="游ゴシック" style:font-family-generic-asian="swiss" style:font-pitch-asian="variable" fo:font-size="0.66736in" style:font-size-asian="0.66736in" style:font-size-complex="0.66736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0">
      <style:paragraph-properties fo:line-height="100%" fo:text-align="left" style:tab-stop-distance="4.004in" fo:margin-left="4.004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7">
      <style:paragraph-properties fo:line-height="100%" fo:text-align="left" style:tab-stop-distance="4.004in" fo:margin-left="8.008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2">
      <style:text-properties fo:font-variant="normal" fo:text-transform="none" fo:color="#000000" style:text-line-through-type="none" style:text-line-through-style="none" style:text-line-through-width="auto" style:text-line-through-color="font-color" style:text-position="0% 100%" fo:font-family="游ゴシック" style:font-family-asian="游ゴシック" style:font-family-generic-asian="swiss" style:font-pitch-asian="variable" fo:font-size="0.66736in" style:font-size-asian="0.66736in" style:font-size-complex="0.66736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0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33">
      <style:text-properties fo:font-variant="normal" fo:text-transform="none" fo:color="#000000" style:text-line-through-type="none" style:text-line-through-style="none" style:text-line-through-width="auto" style:text-line-through-color="font-color" style:text-position="0% 100%" fo:font-family="游ゴシック" style:font-family-asian="游ゴシック" style:font-family-generic-asian="swiss" style:font-pitch-asian="variable" fo:font-size="0.66736in" style:font-size-asian="0.66736in" style:font-size-complex="0.66736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4">
      <style:text-properties fo:font-variant="normal" fo:text-transform="none" fo:color="#000000" style:text-line-through-type="none" style:text-line-through-style="none" style:text-line-through-width="auto" style:text-line-through-color="font-color" style:text-position="0% 100%" fo:font-family="游ゴシック" style:font-family-asian="游ゴシック" style:font-family-generic-asian="swiss" style:font-pitch-asian="variable" fo:font-size="0.66736in" style:font-size-asian="0.66736in" style:font-size-complex="0.66736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5">
      <style:paragraph-properties fo:line-height="100%" fo:text-align="left" style:tab-stop-distance="4.004in" fo:margin-left="6.006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7">
      <style:text-properties fo:font-variant="normal" fo:text-transform="none" fo:color="#000000" style:text-line-through-type="none" style:text-line-through-style="none" style:text-line-through-width="auto" style:text-line-through-color="font-color" style:text-position="0% 100%" fo:font-family="游ゴシック" style:font-family-asian="游ゴシック" style:font-family-generic-asian="swiss" style:font-pitch-asian="variable" fo:font-size="0.66736in" style:font-size-asian="0.66736in" style:font-size-complex="0.66736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8">
      <style:text-properties fo:font-variant="normal" fo:text-transform="none" fo:color="#000000" style:text-line-through-type="none" style:text-line-through-style="none" style:text-line-through-width="auto" style:text-line-through-color="font-color" style:text-position="0% 100%" fo:font-family="游ゴシック" style:font-family-asian="游ゴシック" style:font-family-generic-asian="swiss" style:font-pitch-asian="variable" fo:font-size="0.66736in" style:font-size-asian="0.66736in" style:font-size-complex="0.66736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9">
      <style:text-properties fo:font-variant="normal" fo:text-transform="none" fo:color="#000000" style:text-line-through-type="none" style:text-line-through-style="none" style:text-line-through-width="auto" style:text-line-through-color="font-color" style:text-position="0% 100%" fo:font-family="游ゴシック" style:font-family-asian="游ゴシック" style:font-family-generic-asian="swiss" style:font-pitch-asian="variable" fo:font-size="0.66736in" style:font-size-asian="0.66736in" style:font-size-complex="0.66736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
      <style:text-properties fo:font-variant="normal" fo:text-transform="none" fo:color="#000000" style:text-line-through-type="none" style:text-line-through-style="none" style:text-line-through-width="auto" style:text-line-through-color="font-color" style:text-position="0% 100%" fo:font-family="Calibri" style:font-family-asian="游ゴシック" style:font-family-generic-asian="swiss" style:font-pitch-asian="variable" fo:font-size="1.10361in" style:font-size-asian="1.10361in" style:font-size-complex="1.10361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
      <style:text-properties fo:font-variant="normal" fo:text-transform="none" fo:color="#000000" style:text-line-through-type="none" style:text-line-through-style="none" style:text-line-through-width="auto" style:text-line-through-color="font-color" style:text-position="0% 100%" fo:font-family="Calibri" style:font-family-asian="游ゴシック" style:font-family-generic-asian="swiss" style:font-pitch-asian="variable" fo:font-size="1.10361in" style:font-size-asian="1.10361in" style:font-size-complex="1.10361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
      <style:text-properties fo:font-variant="normal" fo:text-transform="none" fo:color="#000000" style:text-line-through-type="none" style:text-line-through-style="none" style:text-line-through-width="auto" style:text-line-through-color="font-color" style:text-position="0% 100%" fo:font-family="Calibri" style:font-family-asian="游ゴシック" style:font-family-generic-asian="swiss" style:font-pitch-asian="variable" fo:font-size="1.10361in" style:font-size-asian="1.10361in" style:font-size-complex="1.10361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Calibri" style:font-family-asian="游ゴシック" style:font-family-generic-asian="swiss" style:font-pitch-asian="variable" fo:font-size="1.10361in" style:font-size-asian="1.10361in" style:font-size-complex="1.10361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
      <style:paragraph-properties fo:line-height="90%" fo:text-align="left" style:tab-stop-distance="3.3109in" fo:margin-left="2.48317in" fo:margin-right="0in" fo:text-indent="-0.82773in" fo:margin-top="0.2298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
      <style:paragraph-properties fo:line-height="90%" fo:text-align="left" style:tab-stop-distance="3.3109in" fo:margin-left="2.48317in" fo:margin-right="0in" fo:text-indent="-0.82773in" fo:margin-top="0.2298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
      <style:text-properties fo:font-variant="normal" fo:text-transform="none" fo:color="#000000" style:text-line-through-type="none" style:text-line-through-style="none" style:text-line-through-width="auto" style:text-line-through-color="font-color" style:text-position="0% 100%" fo:font-family="Calibri" style:font-family-asian="游ゴシック" style:font-family-generic-asian="swiss" style:font-pitch-asian="variable" fo:font-size="0.91972in" style:font-size-asian="0.91972in" style:font-size-complex="0.91972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Calibri" style:font-family-asian="游ゴシック" style:font-family-generic-asian="swiss" style:font-pitch-asian="variable" fo:font-size="0.91972in" style:font-size-asian="0.91972in" style:font-size-complex="0.91972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0">
      <style:text-properties fo:font-variant="normal" fo:text-transform="none" fo:color="#000000" style:text-line-through-type="none" style:text-line-through-style="none" style:text-line-through-width="auto" style:text-line-through-color="font-color" style:text-position="0% 100%" fo:font-family="游ゴシック" style:font-family-asian="游ゴシック" style:font-family-generic-asian="swiss" style:font-pitch-asian="variable" fo:font-size="0.66736in" style:font-size-asian="0.66736in" style:font-size-complex="0.66736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
      <style:text-properties fo:font-variant="normal" fo:text-transform="none" fo:color="#000000" style:text-line-through-type="none" style:text-line-through-style="none" style:text-line-through-width="auto" style:text-line-through-color="font-color" style:text-position="0% 100%" fo:font-family="Calibri" style:font-family-asian="游ゴシック" style:font-family-generic-asian="swiss" style:font-pitch-asian="variable" fo:font-size="0.91972in" style:font-size-asian="0.91972in" style:font-size-complex="0.91972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
      <style:text-properties fo:font-variant="normal" fo:text-transform="none" fo:color="#000000" style:text-line-through-type="none" style:text-line-through-style="none" style:text-line-through-width="auto" style:text-line-through-color="font-color" style:text-position="0% 100%" fo:font-family="Calibri" style:font-family-asian="游ゴシック" style:font-family-generic-asian="swiss" style:font-pitch-asian="variable" fo:font-size="0.91972in" style:font-size-asian="0.91972in" style:font-size-complex="0.91972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1">
      <style:text-properties fo:font-variant="normal" fo:text-transform="none" fo:color="#000000" style:text-line-through-type="none" style:text-line-through-style="none" style:text-line-through-width="auto" style:text-line-through-color="font-color" style:text-position="0% 100%" fo:font-family="游ゴシック" style:font-family-asian="游ゴシック" style:font-family-generic-asian="swiss" style:font-pitch-asian="variable" fo:font-size="0.66736in" style:font-size-asian="0.66736in" style:font-size-complex="0.66736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
      <style:text-properties fo:font-variant="normal" fo:text-transform="none" fo:color="#000000" style:text-line-through-type="none" style:text-line-through-style="none" style:text-line-through-width="auto" style:text-line-through-color="font-color" style:text-position="0% 100%" fo:font-family="Calibri" style:font-family-asian="游ゴシック" style:font-family-generic-asian="swiss" style:font-pitch-asian="variable" fo:font-size="0.91972in" style:font-size-asian="0.91972in" style:font-size-complex="0.91972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
      <style:text-properties fo:font-variant="normal" fo:text-transform="none" fo:color="#000000" style:text-line-through-type="none" style:text-line-through-style="none" style:text-line-through-width="auto" style:text-line-through-color="font-color" style:text-position="0% 100%" fo:font-family="Calibri" style:font-family-asian="游ゴシック" style:font-family-generic-asian="swiss" style:font-pitch-asian="variable" fo:font-size="0.91972in" style:font-size-asian="0.91972in" style:font-size-complex="0.91972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2">
      <style:paragraph-properties fo:line-height="100%" fo:text-align="left" style:tab-stop-distance="4.004in" fo:margin-left="8.008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9">
      <style:paragraph-properties fo:line-height="90%" fo:text-align="left" style:tab-stop-distance="3.3109in" fo:margin-left="4.13863in" fo:margin-right="0in" fo:text-indent="-0.82773in" fo:margin-top="0.2298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
      <style:paragraph-properties fo:line-height="90%" fo:text-align="left" style:tab-stop-distance="3.3109in" fo:margin-left="4.13863in" fo:margin-right="0in" fo:text-indent="-0.82773in" fo:margin-top="0.2298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85">
      <style:text-properties fo:font-variant="normal" fo:text-transform="none" fo:color="#000000" style:text-line-through-type="none" style:text-line-through-style="none" style:text-line-through-width="auto" style:text-line-through-color="font-color" style:text-position="0% 100%" fo:font-family="游ゴシック" style:font-family-asian="游ゴシック" style:font-family-generic-asian="swiss" style:font-pitch-asian="variable"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
      <style:text-properties fo:font-variant="normal" fo:text-transform="none" fo:color="#000000" style:text-line-through-type="none" style:text-line-through-style="none" style:text-line-through-width="auto" style:text-line-through-color="font-color" style:text-position="0% 100%" fo:font-family="Calibri" style:font-family-asian="游ゴシック" style:font-family-generic-asian="swiss" style:font-pitch-asian="variable" fo:font-size="0.82778in" style:font-size-asian="0.82778in" style:font-size-complex="0.82778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
      <style:text-properties fo:font-variant="normal" fo:text-transform="none" fo:color="#000000" style:text-line-through-type="none" style:text-line-through-style="none" style:text-line-through-width="auto" style:text-line-through-color="font-color" style:text-position="0% 100%" fo:font-family="Calibri" style:font-family-asian="游ゴシック" style:font-family-generic-asian="swiss" style:font-pitch-asian="variable" fo:font-size="0.82778in" style:font-size-asian="0.82778in" style:font-size-complex="0.82778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88">
      <style:text-properties fo:font-variant="normal" fo:text-transform="none" fo:color="#000000" style:text-line-through-type="none" style:text-line-through-style="none" style:text-line-through-width="auto" style:text-line-through-color="font-color" style:text-position="0% 100%" fo:font-family="游ゴシック" style:font-family-asian="游ゴシック" style:font-family-generic-asian="swiss" style:font-pitch-asian="variable"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0">
      <style:text-properties fo:font-variant="normal" fo:text-transform="none" fo:color="#000000" style:text-line-through-type="none" style:text-line-through-style="none" style:text-line-through-width="auto" style:text-line-through-color="font-color" style:text-position="0% 100%" fo:font-family="游ゴシック" style:font-family-asian="游ゴシック" style:font-family-generic-asian="swiss" style:font-pitch-asian="variable"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9">
      <style:text-properties fo:font-variant="normal" fo:text-transform="none" fo:color="#000000" style:text-line-through-type="none" style:text-line-through-style="none" style:text-line-through-width="auto" style:text-line-through-color="font-color" style:text-position="0% 100%" fo:font-family="游ゴシック" style:font-family-asian="游ゴシック" style:font-family-generic-asian="swiss" style:font-pitch-asian="variable"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13">
      <style:text-properties fo:font-variant="normal" fo:text-transform="none" fo:color="#000000" style:text-line-through-type="none" style:text-line-through-style="none" style:text-line-through-width="auto" style:text-line-through-color="font-color" style:text-position="0% 100%" fo:font-family="游ゴシック" style:font-family-asian="游ゴシック" style:font-family-generic-asian="swiss" style:font-pitch-asian="variable"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4">
      <style:text-properties fo:font-variant="normal" fo:text-transform="none" fo:color="#000000" style:text-line-through-type="none" style:text-line-through-style="none" style:text-line-through-width="auto" style:text-line-through-color="font-color" style:text-position="0% 100%" fo:font-family="游ゴシック" style:font-family-asian="游ゴシック" style:font-family-generic-asian="swiss" style:font-pitch-asian="variable"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840">
      <style:paragraph-properties fo:line-height="100%" fo:text-align="left" style:tab-stop-distance="4.004in" fo:margin-left="8.008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1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1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84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19">
      <style:text-properties fo:font-variant="normal" fo:text-transform="none" fo:color="#000000" style:text-line-through-type="none" style:text-line-through-style="none" style:text-line-through-width="auto" style:text-line-through-color="font-color" style:text-position="0% 100%" fo:font-family="Calibri Light" style:font-family-asian="游ゴシック Light" style:font-family-generic-asian="swiss" style:font-pitch-asian="variable" fo:font-size="1.47153in" style:font-size-asian="1.47153in" style:font-size-complex="1.47153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3">
      <style:text-properties fo:font-variant="normal" fo:text-transform="none" fo:color="#000000" style:text-line-through-type="none" style:text-line-through-style="none" style:text-line-through-width="auto" style:text-line-through-color="font-color" style:text-position="0% 100%" fo:font-family="游ゴシック" style:font-family-asian="游ゴシック" style:font-family-generic-asian="swiss" style:font-pitch-asian="variable"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46">
      <style:text-properties fo:font-variant="normal" fo:text-transform="none" fo:color="#000000" style:text-line-through-type="none" style:text-line-through-style="none" style:text-line-through-width="auto" style:text-line-through-color="font-color" style:text-position="0% 100%" fo:font-family="游ゴシック" style:font-family-asian="游ゴシック" style:font-family-generic-asian="swiss" style:font-pitch-asian="variable"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7">
      <style:text-properties fo:font-variant="normal" fo:text-transform="none" fo:color="#000000" style:text-line-through-type="none" style:text-line-through-style="none" style:text-line-through-width="auto" style:text-line-through-color="font-color" style:text-position="0% 100%" fo:font-family="游ゴシック" style:font-family-asian="游ゴシック" style:font-family-generic-asian="swiss" style:font-pitch-asian="variable"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61">
      <style:text-properties fo:font-variant="normal" fo:text-transform="none" fo:color="#000000" style:text-line-through-type="none" style:text-line-through-style="none" style:text-line-through-width="auto" style:text-line-through-color="font-color" style:text-position="0% 100%" fo:font-family="Calibri" style:font-family-asian="游ゴシック" style:font-family-generic-asian="swiss" style:font-pitch-asian="variable" fo:font-size="0.82778in" style:font-size-asian="0.82778in" style:font-size-complex="0.82778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
      <style:text-properties fo:font-variant="normal" fo:text-transform="none" fo:color="#000000" style:text-line-through-type="none" style:text-line-through-style="none" style:text-line-through-width="auto" style:text-line-through-color="font-color" style:text-position="0% 100%" fo:font-family="Calibri" style:font-family-asian="游ゴシック" style:font-family-generic-asian="swiss" style:font-pitch-asian="variable" fo:font-size="0.82778in" style:font-size-asian="0.82778in" style:font-size-complex="0.82778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
      <style:text-properties fo:font-variant="normal" fo:text-transform="none" fo:color="#000000" style:text-line-through-type="none" style:text-line-through-style="none" style:text-line-through-width="auto" style:text-line-through-color="font-color" style:text-position="0% 100%" fo:font-family="Calibri" style:font-family-asian="游ゴシック" style:font-family-generic-asian="swiss" style:font-pitch-asian="variable" fo:font-size="0.82778in" style:font-size-asian="0.82778in" style:font-size-complex="0.82778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
      <style:text-properties fo:font-variant="normal" fo:text-transform="none" fo:color="#000000" style:text-line-through-type="none" style:text-line-through-style="none" style:text-line-through-width="auto" style:text-line-through-color="font-color" style:text-position="0% 100%" fo:font-family="Calibri" style:font-family-asian="游ゴシック" style:font-family-generic-asian="swiss" style:font-pitch-asian="variable" fo:font-size="0.82778in" style:font-size-asian="0.82778in" style:font-size-complex="0.82778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
      <style:paragraph-properties fo:line-height="90%" fo:text-align="left" style:tab-stop-distance="3.3109in" fo:margin-left="5.79407in" fo:margin-right="0in" fo:text-indent="-0.82773in" fo:margin-top="0.2298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
      <style:paragraph-properties fo:line-height="90%" fo:text-align="left" style:tab-stop-distance="3.3109in" fo:margin-left="5.79407in" fo:margin-right="0in" fo:text-indent="-0.82773in" fo:margin-top="0.2298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
      <style:text-properties fo:font-variant="normal" fo:text-transform="none" fo:color="#000000" style:text-line-through-type="none" style:text-line-through-style="none" style:text-line-through-width="auto" style:text-line-through-color="font-color" style:text-position="0% 100%" fo:font-family="Calibri" style:font-family-asian="游ゴシック" style:font-family-generic-asian="swiss" style:font-pitch-asian="variable" fo:font-size="0.82778in" style:font-size-asian="0.82778in" style:font-size-complex="0.82778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
      <style:text-properties fo:font-variant="normal" fo:text-transform="none" fo:color="#000000" style:text-line-through-type="none" style:text-line-through-style="none" style:text-line-through-width="auto" style:text-line-through-color="font-color" style:text-position="0% 100%" fo:font-family="Calibri" style:font-family-asian="游ゴシック" style:font-family-generic-asian="swiss" style:font-pitch-asian="variable" fo:font-size="0.82778in" style:font-size-asian="0.82778in" style:font-size-complex="0.82778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7">
      <style:text-properties fo:font-variant="normal" fo:text-transform="none" fo:color="#000000" style:text-line-through-type="none" style:text-line-through-style="none" style:text-line-through-width="auto" style:text-line-through-color="font-color" style:text-position="0% 100%" fo:font-family="Calibri" style:font-family-asian="游ゴシック" style:font-family-generic-asian="swiss" style:font-pitch-asian="variable" fo:font-size="0.82778in" style:font-size-asian="0.82778in" style:font-size-complex="0.82778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
      <style:text-properties fo:font-variant="normal" fo:text-transform="none" fo:color="#000000" style:text-line-through-type="none" style:text-line-through-style="none" style:text-line-through-width="auto" style:text-line-through-color="font-color" style:text-position="0% 100%" fo:font-family="Calibri" style:font-family-asian="游ゴシック" style:font-family-generic-asian="swiss" style:font-pitch-asian="variable" fo:font-size="0.82778in" style:font-size-asian="0.82778in" style:font-size-complex="0.82778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68">
      <style:text-properties fo:font-variant="normal" fo:text-transform="none" fo:color="#000000" style:text-line-through-type="none" style:text-line-through-style="none" style:text-line-through-width="auto" style:text-line-through-color="font-color" style:text-position="0% 100%" fo:font-family="Calibri" style:font-family-asian="游ゴシック" style:font-family-generic-asian="swiss" style:font-pitch-asian="variable" fo:font-size="0.82778in" style:font-size-asian="0.82778in" style:font-size-complex="0.82778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
      <style:text-properties fo:font-variant="normal" fo:text-transform="none" fo:color="#000000" style:text-line-through-type="none" style:text-line-through-style="none" style:text-line-through-width="auto" style:text-line-through-color="font-color" style:text-position="0% 100%" fo:font-family="Calibri" style:font-family-asian="游ゴシック" style:font-family-generic-asian="swiss" style:font-pitch-asian="variable" fo:font-size="0.82778in" style:font-size-asian="0.82778in" style:font-size-complex="0.82778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9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Calibri" fo:font-size="0.82778in" style:font-size-asian="0.82778in" style:font-size-complex="0.82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
      <style:text-properties fo:font-variant="normal" fo:text-transform="none" fo:color="#000000" style:text-line-through-type="none" style:text-line-through-style="none" style:text-line-through-width="auto" style:text-line-through-color="font-color" style:text-position="0% 100%" fo:font-family="Calibri" fo:font-size="0.82778in" style:font-size-asian="0.82778in" style:font-size-complex="0.82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9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94">
      <style:text-properties fo:font-variant="normal" fo:text-transform="none" fo:color="#000000" style:text-line-through-type="none" style:text-line-through-style="none" style:text-line-through-width="auto" style:text-line-through-color="font-color" style:text-position="0% 100%" fo:font-family="Calibri Light" style:font-family-asian="游ゴシック Light" style:font-family-generic-asian="swiss" style:font-pitch-asian="variable" fo:font-size="2.02333in" style:font-size-asian="2.02333in" style:font-size-complex="2.02333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
      <style:paragraph-properties fo:line-height="90%" fo:text-align="left" style:tab-stop-distance="3.3109in" fo:margin-left="7.44953in" fo:margin-right="0in" fo:text-indent="-0.82773in" fo:margin-top="0.2298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5">
      <style:text-properties fo:font-variant="normal" fo:text-transform="none" fo:color="#000000" style:text-line-through-type="none" style:text-line-through-style="none" style:text-line-through-width="auto" style:text-line-through-color="font-color" style:text-position="0% 100%" fo:font-family="Calibri Light" fo:font-size="2.02333in" style:font-size-asian="2.02333in" style:font-size-complex="2.02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6">
      <style:paragraph-properties fo:line-height="90%" fo:text-align="left" style:tab-stop-distance="3.310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39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98">
      <style:text-properties fo:font-variant="normal" fo:text-transform="none" fo:color="#000000" style:text-line-through-type="none" style:text-line-through-style="none" style:text-line-through-width="auto" style:text-line-through-color="font-color" style:text-position="0% 100%" fo:font-family="Calibri" style:font-family-asian="游ゴシック" style:font-family-generic-asian="swiss" style:font-pitch-asian="variable" fo:font-size="1.10361in" style:font-size-asian="1.10361in" style:font-size-complex="1.10361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20">
      <style:text-properties fo:font-variant="normal" fo:text-transform="none" fo:color="#000000" style:text-line-through-type="none" style:text-line-through-style="none" style:text-line-through-width="auto" style:text-line-through-color="font-color" style:text-position="0% 100%" fo:font-family="Calibri Light" fo:font-size="1.47153in" style:font-size-asian="1.47153in" style:font-size-complex="1.4715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9">
      <style:paragraph-properties fo:line-height="90%" fo:text-align="left" style:tab-stop-distance="3.3109in" fo:margin-left="0in" fo:margin-right="0in" fo:text-indent="0in" fo:margin-top="0.4597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1">
      <style:paragraph-properties fo:line-height="90%" fo:text-align="left" style:tab-stop-distance="3.310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623">
      <style:text-properties fo:font-variant="normal" fo:text-transform="none" fo:color="#000000" style:text-line-through-type="none" style:text-line-through-style="none" style:text-line-through-width="auto" style:text-line-through-color="font-color" style:text-position="0% 100%" fo:font-family="Calibri" style:font-family-asian="游ゴシック" style:font-family-generic-asian="swiss" style:font-pitch-asian="variable" fo:font-size="1.47153in" style:font-size-asian="1.47153in" style:font-size-complex="1.47153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4">
      <style:paragraph-properties fo:line-height="90%" fo:text-align="left" style:tab-stop-distance="3.3109in" fo:margin-left="0.82773in" fo:margin-right="0in" fo:text-indent="-0.82773in" fo:margin-top="0.4597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6">
      <style:text-properties fo:font-variant="normal" fo:text-transform="none" fo:color="#000000" style:text-line-through-type="none" style:text-line-through-style="none" style:text-line-through-width="auto" style:text-line-through-color="font-color" style:text-position="0% 100%" fo:font-family="Calibri" style:font-family-asian="游ゴシック" style:font-family-generic-asian="swiss" style:font-pitch-asian="variable" fo:font-size="1.28764in" style:font-size-asian="1.28764in" style:font-size-complex="1.28764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5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627">
      <style:text-properties fo:font-variant="normal" fo:text-transform="none" fo:color="#000000" style:text-line-through-type="none" style:text-line-through-style="none" style:text-line-through-width="auto" style:text-line-through-color="font-color" style:text-position="0% 100%" fo:font-family="Calibri" style:font-family-asian="游ゴシック" style:font-family-generic-asian="swiss" style:font-pitch-asian="variable" fo:font-size="1.28764in" style:font-size-asian="1.28764in" style:font-size-complex="1.28764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5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28">
      <style:text-properties fo:font-variant="normal" fo:text-transform="none" fo:color="#000000" style:text-line-through-type="none" style:text-line-through-style="none" style:text-line-through-width="auto" style:text-line-through-color="font-color" style:text-position="0% 100%" fo:font-family="Calibri" style:font-family-asian="游ゴシック" style:font-family-generic-asian="swiss" style:font-pitch-asian="variable" fo:font-size="1.28764in" style:font-size-asian="1.28764in" style:font-size-complex="1.28764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2">
      <style:text-properties fo:font-variant="normal" fo:text-transform="none" fo:color="#000000" style:text-line-through-type="none" style:text-line-through-style="none" style:text-line-through-width="auto" style:text-line-through-color="font-color" style:text-position="0% 100%" fo:font-family="Calibri Light" style:font-family-asian="游ゴシック Light" style:font-family-generic-asian="swiss" style:font-pitch-asian="variable" fo:font-size="2.02333in" style:font-size-asian="2.02333in" style:font-size-complex="2.02333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9">
      <style:paragraph-properties fo:line-height="90%" fo:text-align="left" style:tab-stop-distance="3.3109in" fo:margin-left="2.48317in" fo:margin-right="0in" fo:text-indent="-0.82773in" fo:margin-top="0.2298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3">
      <style:text-properties fo:font-variant="normal" fo:text-transform="none" fo:color="#000000" style:text-line-through-type="none" style:text-line-through-style="none" style:text-line-through-width="auto" style:text-line-through-color="font-color" style:text-position="0% 100%" fo:font-family="Calibri Light" fo:font-size="2.02333in" style:font-size-asian="2.02333in" style:font-size-complex="2.02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4">
      <style:paragraph-properties fo:line-height="90%" fo:text-align="left" style:tab-stop-distance="3.310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5">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text" style:name="a856">
      <style:text-properties fo:font-variant="normal" fo:text-transform="none" fo:color="#000000" style:text-line-through-type="none" style:text-line-through-style="none" style:text-line-through-width="auto" style:text-line-through-color="font-color" style:text-position="0% 100%" fo:font-family="Calibri" style:font-family-asian="游ゴシック" style:font-family-generic-asian="swiss" style:font-pitch-asian="variable" fo:font-size="1.28764in" style:font-size-asian="1.28764in" style:font-size-complex="1.28764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7">
      <style:paragraph-properties fo:line-height="90%" fo:text-align="left" style:tab-stop-distance="3.3109in" fo:margin-left="0.82773in" fo:margin-right="0in" fo:text-indent="-0.82773in" fo:margin-top="0.4597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9">
      <style:text-properties fo:font-variant="normal" fo:text-transform="none" fo:color="#000000" style:text-line-through-type="none" style:text-line-through-style="none" style:text-line-through-width="auto" style:text-line-through-color="font-color" style:text-position="0% 100%" fo:font-family="Calibri" style:font-family-asian="游ゴシック" style:font-family-generic-asian="swiss" style:font-pitch-asian="variable" fo:font-size="1.10361in" style:font-size-asian="1.10361in" style:font-size-complex="1.10361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
      <style:paragraph-properties fo:line-height="90%" fo:text-align="left" style:tab-stop-distance="3.3109in" fo:margin-left="7.44953in" fo:margin-right="0in" fo:text-indent="-0.82773in" fo:margin-top="0.2298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73">
      <style:text-properties fo:font-variant="normal" fo:text-transform="none" fo:color="#898989" style:text-line-through-type="none" style:text-line-through-style="none" style:text-line-through-width="auto" style:text-line-through-color="font-color" style:text-position="0% 100%" fo:font-family="Calibri" style:font-family-asian="游ゴシック" style:font-family-generic-asian="swiss" style:font-pitch-asian="variable" fo:font-size="0.55181in" style:font-size-asian="0.55181in" style:font-size-complex="0.55181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
      <style:text-properties fo:font-variant="normal" fo:text-transform="none" fo:color="#898989" style:text-line-through-type="none" style:text-line-through-style="none" style:text-line-through-width="auto" style:text-line-through-color="font-color" style:text-position="0% 100%" fo:font-family="Calibri" style:font-family-asian="游ゴシック" style:font-family-generic-asian="swiss" style:font-pitch-asian="variable" fo:font-size="0.55181in" style:font-size-asian="0.55181in" style:font-size-complex="0.55181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
      <style:text-properties fo:font-variant="normal" fo:text-transform="none" fo:color="#898989" style:text-line-through-type="none" style:text-line-through-style="none" style:text-line-through-width="auto" style:text-line-through-color="font-color" style:text-position="0% 100%" fo:font-family="Calibri" style:font-family-asian="游ゴシック" style:font-family-generic-asian="swiss" style:font-pitch-asian="variable" fo:font-size="0.55181in" style:font-size-asian="0.55181in" style:font-size-complex="0.55181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
      <style:text-properties fo:font-variant="normal" fo:text-transform="none" fo:color="#898989" style:text-line-through-type="none" style:text-line-through-style="none" style:text-line-through-width="auto" style:text-line-through-color="font-color" style:text-position="0% 100%" fo:font-family="Calibri" style:font-family-asian="游ゴシック" style:font-family-generic-asian="swiss" style:font-pitch-asian="variable" fo:font-size="0.55181in" style:font-size-asian="0.55181in" style:font-size-complex="0.55181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8">
      <style:text-properties fo:font-variant="normal" fo:text-transform="none" fo:color="#898989" style:text-line-through-type="none" style:text-line-through-style="none" style:text-line-through-width="auto" style:text-line-through-color="font-color" style:text-position="0% 100%" fo:font-family="Calibri" style:font-family-asian="游ゴシック" style:font-family-generic-asian="swiss" style:font-pitch-asian="variable" fo:font-size="0.55181in" style:font-size-asian="0.55181in" style:font-size-complex="0.55181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
      <style:text-properties fo:font-variant="normal" fo:text-transform="none" fo:color="#898989" style:text-line-through-type="none" style:text-line-through-style="none" style:text-line-through-width="auto" style:text-line-through-color="font-color" style:text-position="0% 100%" fo:font-family="Calibri" style:font-family-asian="游ゴシック" style:font-family-generic-asian="swiss" style:font-pitch-asian="variable" fo:font-size="0.55181in" style:font-size-asian="0.55181in" style:font-size-complex="0.55181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3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02">
      <style:text-properties fo:font-variant="normal" fo:text-transform="none" fo:color="#000000" style:text-line-through-type="none" style:text-line-through-style="none" style:text-line-through-width="auto" style:text-line-through-color="font-color" style:text-position="0% 100%" fo:font-family="Calibri" style:font-family-asian="游ゴシック" style:font-family-generic-asian="swiss" style:font-pitch-asian="variable" fo:font-size="1.28764in" style:font-size-asian="1.28764in" style:font-size-complex="1.28764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
      <style:text-properties fo:font-variant="normal" fo:text-transform="none" fo:color="#898989" style:text-line-through-type="none" style:text-line-through-style="none" style:text-line-through-width="auto" style:text-line-through-color="font-color" style:text-position="0% 100%" fo:font-family="Calibri" style:font-family-asian="游ゴシック" style:font-family-generic-asian="swiss" style:font-pitch-asian="variable" fo:font-size="0.55181in" style:font-size-asian="0.55181in" style:font-size-complex="0.55181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3">
      <style:paragraph-properties fo:line-height="90%" fo:text-align="left" style:tab-stop-distance="3.3109in" fo:margin-left="0.82773in" fo:margin-right="0in" fo:text-indent="-0.82773in" fo:margin-top="0.4597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
      <style:text-properties fo:font-variant="normal" fo:text-transform="none" fo:color="#898989" style:text-line-through-type="none" style:text-line-through-style="none" style:text-line-through-width="auto" style:text-line-through-color="font-color" style:text-position="0% 100%" fo:font-family="Calibri" style:font-family-asian="游ゴシック" style:font-family-generic-asian="swiss" style:font-pitch-asian="variable" fo:font-size="0.55181in" style:font-size-asian="0.55181in" style:font-size-complex="0.55181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5">
      <style:text-properties fo:font-variant="normal" fo:text-transform="none" fo:color="#000000" style:text-line-through-type="none" style:text-line-through-style="none" style:text-line-through-width="auto" style:text-line-through-color="font-color" style:text-position="0% 100%" fo:font-family="Calibri" style:font-family-asian="游ゴシック" style:font-family-generic-asian="swiss" style:font-pitch-asian="variable" fo:font-size="1.10361in" style:font-size-asian="1.10361in" style:font-size-complex="1.10361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6">
      <style:text-properties fo:font-variant="normal" fo:text-transform="none" fo:color="#000000" style:text-line-through-type="none" style:text-line-through-style="none" style:text-line-through-width="auto" style:text-line-through-color="font-color" style:text-position="0% 100%" fo:font-family="Calibri" style:font-family-asian="游ゴシック" style:font-family-generic-asian="swiss" style:font-pitch-asian="variable" fo:font-size="1.10361in" style:font-size-asian="1.10361in" style:font-size-complex="1.10361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1">
      <style:text-properties fo:font-variant="normal" fo:text-transform="none" fo:color="#000000" style:text-line-through-type="none" style:text-line-through-style="none" style:text-line-through-width="auto" style:text-line-through-color="font-color" style:text-position="0% 100%" fo:font-family="Calibri" style:font-family-asian="游ゴシック" style:font-family-generic-asian="swiss" style:font-pitch-asian="variable" fo:font-size="1.10361in" style:font-size-asian="1.10361in" style:font-size-complex="1.10361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7">
      <style:text-properties fo:font-variant="normal" fo:text-transform="none" fo:color="#000000" style:text-line-through-type="none" style:text-line-through-style="none" style:text-line-through-width="auto" style:text-line-through-color="font-color" style:text-position="0% 100%" fo:font-family="Calibri" style:font-family-asian="游ゴシック" style:font-family-generic-asian="swiss" style:font-pitch-asian="variable" fo:font-size="1.10361in" style:font-size-asian="1.10361in" style:font-size-complex="1.10361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2">
      <style:text-properties fo:font-variant="normal" fo:text-transform="none" fo:color="#000000" style:text-line-through-type="none" style:text-line-through-style="none" style:text-line-through-width="auto" style:text-line-through-color="font-color" style:text-position="0% 100%" fo:font-family="Calibri" style:font-family-asian="游ゴシック" style:font-family-generic-asian="swiss" style:font-pitch-asian="variable" fo:font-size="1.10361in" style:font-size-asian="1.10361in" style:font-size-complex="1.10361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8">
      <style:paragraph-properties fo:line-height="90%" fo:text-align="left" style:tab-stop-distance="3.3109in" fo:margin-left="2.48317in" fo:margin-right="0in" fo:text-indent="-0.82773in" fo:margin-top="0.2298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3">
      <style:text-properties fo:font-variant="normal" fo:text-transform="none" fo:color="#000000" style:text-line-through-type="none" style:text-line-through-style="none" style:text-line-through-width="auto" style:text-line-through-color="font-color" style:text-position="0% 100%" fo:font-family="Calibri" style:font-family-asian="游ゴシック" style:font-family-generic-asian="swiss" style:font-pitch-asian="variable" fo:font-size="1.10361in" style:font-size-asian="1.10361in" style:font-size-complex="1.10361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4">
      <style:paragraph-properties fo:line-height="90%" fo:text-align="left" style:tab-stop-distance="3.3109in" fo:margin-left="4.13863in" fo:margin-right="0in" fo:text-indent="-0.82773in" fo:margin-top="0.2298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6">
      <style:text-properties fo:font-variant="normal" fo:text-transform="none" fo:color="#000000" style:text-line-through-type="none" style:text-line-through-style="none" style:text-line-through-width="auto" style:text-line-through-color="font-color" style:text-position="0% 100%" fo:font-family="Calibri" style:font-family-asian="游ゴシック" style:font-family-generic-asian="swiss" style:font-pitch-asian="variable" fo:font-size="0.91972in" style:font-size-asian="0.91972in" style:font-size-complex="0.91972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0">
      <style:text-properties fo:font-variant="normal" fo:text-transform="none" fo:color="#000000" style:text-line-through-type="none" style:text-line-through-style="none" style:text-line-through-width="auto" style:text-line-through-color="font-color" style:text-position="0% 100%" fo:font-family="Calibri" style:font-family-asian="游ゴシック" style:font-family-generic-asian="swiss" style:font-pitch-asian="variable" fo:font-size="1.10361in" style:font-size-asian="1.10361in" style:font-size-complex="1.10361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7">
      <style:text-properties fo:font-variant="normal" fo:text-transform="none" fo:color="#000000" style:text-line-through-type="none" style:text-line-through-style="none" style:text-line-through-width="auto" style:text-line-through-color="font-color" style:text-position="0% 100%" fo:font-family="Calibri" style:font-family-asian="游ゴシック" style:font-family-generic-asian="swiss" style:font-pitch-asian="variable" fo:font-size="0.91972in" style:font-size-asian="0.91972in" style:font-size-complex="0.91972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1">
      <style:text-properties fo:font-variant="normal" fo:text-transform="none" fo:color="#000000" style:text-line-through-type="none" style:text-line-through-style="none" style:text-line-through-width="auto" style:text-line-through-color="font-color" style:text-position="0% 100%" fo:font-family="Calibri" style:font-family-asian="游ゴシック" style:font-family-generic-asian="swiss" style:font-pitch-asian="variable" fo:font-size="1.10361in" style:font-size-asian="1.10361in" style:font-size-complex="1.10361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8">
      <style:text-properties fo:font-variant="normal" fo:text-transform="none" fo:color="#000000" style:text-line-through-type="none" style:text-line-through-style="none" style:text-line-through-width="auto" style:text-line-through-color="font-color" style:text-position="0% 100%" fo:font-family="Calibri" style:font-family-asian="游ゴシック" style:font-family-generic-asian="swiss" style:font-pitch-asian="variable" fo:font-size="0.91972in" style:font-size-asian="0.91972in" style:font-size-complex="0.91972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2">
      <style:paragraph-properties fo:line-height="90%" fo:text-align="left" style:tab-stop-distance="3.3109in" fo:margin-left="2.48317in" fo:margin-right="0in" fo:text-indent="-0.82773in" fo:margin-top="0.2298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9">
      <style:paragraph-properties fo:line-height="90%" fo:text-align="left" style:tab-stop-distance="3.3109in" fo:margin-left="5.79407in" fo:margin-right="0in" fo:text-indent="-0.82773in" fo:margin-top="0.2298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4">
      <style:text-properties fo:font-variant="normal" fo:text-transform="none" fo:color="#000000" style:text-line-through-type="none" style:text-line-through-style="none" style:text-line-through-width="auto" style:text-line-through-color="font-color" style:text-position="0% 100%" fo:font-family="Calibri" style:font-family-asian="游ゴシック" style:font-family-generic-asian="swiss" style:font-pitch-asian="variable" fo:font-size="0.91972in" style:font-size-asian="0.91972in" style:font-size-complex="0.91972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5">
      <style:text-properties fo:font-variant="normal" fo:text-transform="none" fo:color="#000000" style:text-line-through-type="none" style:text-line-through-style="none" style:text-line-through-width="auto" style:text-line-through-color="font-color" style:text-position="0% 100%" fo:font-family="Calibri" style:font-family-asian="游ゴシック" style:font-family-generic-asian="swiss" style:font-pitch-asian="variable" fo:font-size="0.91972in" style:font-size-asian="0.91972in" style:font-size-complex="0.91972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6">
      <style:text-properties fo:font-variant="normal" fo:text-transform="none" fo:color="#000000" style:text-line-through-type="none" style:text-line-through-style="none" style:text-line-through-width="auto" style:text-line-through-color="font-color" style:text-position="0% 100%" fo:font-family="Calibri" style:font-family-asian="游ゴシック" style:font-family-generic-asian="swiss" style:font-pitch-asian="variable" fo:font-size="0.91972in" style:font-size-asian="0.91972in" style:font-size-complex="0.91972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7">
      <style:paragraph-properties fo:line-height="90%" fo:text-align="left" style:tab-stop-distance="3.3109in" fo:margin-left="4.13863in" fo:margin-right="0in" fo:text-indent="-0.82773in" fo:margin-top="0.2298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9">
      <style:text-properties fo:font-variant="normal" fo:text-transform="none" fo:color="#000000" style:text-line-through-type="none" style:text-line-through-style="none" style:text-line-through-width="auto" style:text-line-through-color="font-color" style:text-position="0% 100%" fo:font-family="Calibri" style:font-family-asian="游ゴシック" style:font-family-generic-asian="swiss" style:font-pitch-asian="variable" fo:font-size="0.82778in" style:font-size-asian="0.82778in" style:font-size-complex="0.82778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81">
      <style:text-properties fo:font-variant="normal" fo:text-transform="none" fo:color="#898989" style:text-line-through-type="none" style:text-line-through-style="none" style:text-line-through-width="auto" style:text-line-through-color="font-color" style:text-position="0% 100%" fo:font-family="Calibri" style:font-family-asian="游ゴシック" style:font-family-generic-asian="swiss" style:font-pitch-asian="variable" fo:font-size="0.55181in" style:font-size-asian="0.55181in" style:font-size-complex="0.55181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2">
      <style:text-properties fo:font-variant="normal" fo:text-transform="none" fo:color="#898989" style:text-line-through-type="none" style:text-line-through-style="none" style:text-line-through-width="auto" style:text-line-through-color="font-color" style:text-position="0% 100%" fo:font-family="Calibri" style:font-family-asian="游ゴシック" style:font-family-generic-asian="swiss" style:font-pitch-asian="variable" fo:font-size="0.55181in" style:font-size-asian="0.55181in" style:font-size-complex="0.55181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4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85">
      <style:text-properties fo:font-variant="normal" fo:text-transform="none" fo:color="#000000" style:text-line-through-type="none" style:text-line-through-style="none" style:text-line-through-width="auto" style:text-line-through-color="font-color" style:text-position="0% 100%" fo:font-family="游ゴシック" style:font-family-asian="游ゴシック" style:font-family-generic-asian="swiss" style:font-pitch-asian="variable"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
      <style:text-properties fo:font-variant="normal" fo:text-transform="none" fo:color="#000000" style:text-line-through-type="none" style:text-line-through-style="none" style:text-line-through-width="auto" style:text-line-through-color="font-color" style:text-position="0% 100%" fo:font-family="游ゴシック" style:font-family-asian="游ゴシック" style:font-family-generic-asian="swiss" style:font-pitch-asian="variable"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88">
      <style:text-properties fo:font-variant="normal" fo:text-transform="none" fo:color="#000000" style:text-line-through-type="none" style:text-line-through-style="none" style:text-line-through-width="auto" style:text-line-through-color="font-color" style:text-position="0% 100%" fo:font-family="游ゴシック" style:font-family-asian="游ゴシック" style:font-family-generic-asian="swiss" style:font-pitch-asian="variable"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0">
      <style:text-properties fo:font-variant="normal" fo:text-transform="none" fo:color="#000000" style:text-line-through-type="none" style:text-line-through-style="none" style:text-line-through-width="auto" style:text-line-through-color="font-color" style:text-position="0% 100%" fo:font-family="Calibri" style:font-family-asian="游ゴシック" style:font-family-generic-asian="swiss" style:font-pitch-asian="variable" fo:font-size="0.91972in" style:font-size-asian="0.91972in" style:font-size-complex="0.91972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
      <style:text-properties fo:font-variant="normal" fo:text-transform="none" fo:color="#000000" style:text-line-through-type="none" style:text-line-through-style="none" style:text-line-through-width="auto" style:text-line-through-color="font-color" style:text-position="0% 100%" fo:font-family="游ゴシック" style:font-family-asian="游ゴシック" style:font-family-generic-asian="swiss" style:font-pitch-asian="variable"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1">
      <style:text-properties fo:font-variant="normal" fo:text-transform="none" fo:color="#000000" style:text-line-through-type="none" style:text-line-through-style="none" style:text-line-through-width="auto" style:text-line-through-color="font-color" style:text-position="0% 100%" fo:font-family="Calibri" style:font-family-asian="游ゴシック" style:font-family-generic-asian="swiss" style:font-pitch-asian="variable" fo:font-size="0.91972in" style:font-size-asian="0.91972in" style:font-size-complex="0.91972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
      <style:text-properties fo:font-variant="normal" fo:text-transform="none" fo:color="#000000" style:text-line-through-type="none" style:text-line-through-style="none" style:text-line-through-width="auto" style:text-line-through-color="font-color" style:text-position="0% 100%" fo:font-family="游ゴシック" style:font-family-asian="游ゴシック" style:font-family-generic-asian="swiss" style:font-pitch-asian="variable"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2">
      <style:text-properties fo:font-variant="normal" fo:text-transform="none" fo:color="#000000" style:text-line-through-type="none" style:text-line-through-style="none" style:text-line-through-width="auto" style:text-line-through-color="font-color" style:text-position="0% 100%" fo:font-family="Calibri" style:font-family-asian="游ゴシック" style:font-family-generic-asian="swiss" style:font-pitch-asian="variable" fo:font-size="0.91972in" style:font-size-asian="0.91972in" style:font-size-complex="0.91972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3">
      <style:paragraph-properties fo:line-height="90%" fo:text-align="left" style:tab-stop-distance="3.3109in" fo:margin-left="4.13863in" fo:margin-right="0in" fo:text-indent="-0.82773in" fo:margin-top="0.2298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15">
      <style:text-properties fo:font-variant="normal" fo:text-transform="none" fo:color="#000000" style:text-line-through-type="none" style:text-line-through-style="none" style:text-line-through-width="auto" style:text-line-through-color="font-color" style:text-position="0% 100%" fo:font-family="Calibri" style:font-family-asian="游ゴシック" style:font-family-generic-asian="swiss" style:font-pitch-asian="variable" fo:font-size="0.82778in" style:font-size-asian="0.82778in" style:font-size-complex="0.82778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6">
      <style:text-properties fo:font-variant="normal" fo:text-transform="none" fo:color="#000000" style:text-line-through-type="none" style:text-line-through-style="none" style:text-line-through-width="auto" style:text-line-through-color="font-color" style:text-position="0% 100%" fo:font-family="Calibri" style:font-family-asian="游ゴシック" style:font-family-generic-asian="swiss" style:font-pitch-asian="variable" fo:font-size="0.82778in" style:font-size-asian="0.82778in" style:font-size-complex="0.82778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1">
      <style:text-properties fo:font-variant="normal" fo:text-transform="none" fo:color="#000000" style:text-line-through-type="none" style:text-line-through-style="none" style:text-line-through-width="auto" style:text-line-through-color="font-color" style:text-position="0% 100%" fo:font-family="Calibri" style:font-family-asian="游ゴシック" style:font-family-generic-asian="swiss" style:font-pitch-asian="variable" fo:font-size="0.91972in" style:font-size-asian="0.91972in" style:font-size-complex="0.91972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7">
      <style:text-properties fo:font-variant="normal" fo:text-transform="none" fo:color="#000000" style:text-line-through-type="none" style:text-line-through-style="none" style:text-line-through-width="auto" style:text-line-through-color="font-color" style:text-position="0% 100%" fo:font-family="Calibri" style:font-family-asian="游ゴシック" style:font-family-generic-asian="swiss" style:font-pitch-asian="variable" fo:font-size="0.82778in" style:font-size-asian="0.82778in" style:font-size-complex="0.82778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2">
      <style:text-properties fo:font-variant="normal" fo:text-transform="none" fo:color="#000000" style:text-line-through-type="none" style:text-line-through-style="none" style:text-line-through-width="auto" style:text-line-through-color="font-color" style:text-position="0% 100%" fo:font-family="Calibri" style:font-family-asian="游ゴシック" style:font-family-generic-asian="swiss" style:font-pitch-asian="variable" fo:font-size="0.91972in" style:font-size-asian="0.91972in" style:font-size-complex="0.91972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8">
      <style:paragraph-properties fo:line-height="90%" fo:text-align="left" style:tab-stop-distance="3.3109in" fo:margin-left="5.79407in" fo:margin-right="0in" fo:text-indent="-0.82773in" fo:margin-top="0.2298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3">
      <style:text-properties fo:font-variant="normal" fo:text-transform="none" fo:color="#000000" style:text-line-through-type="none" style:text-line-through-style="none" style:text-line-through-width="auto" style:text-line-through-color="font-color" style:text-position="0% 100%" fo:font-family="Calibri" style:font-family-asian="游ゴシック" style:font-family-generic-asian="swiss" style:font-pitch-asian="variable" fo:font-size="0.91972in" style:font-size-asian="0.91972in" style:font-size-complex="0.91972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4">
      <style:text-properties fo:font-variant="normal" fo:text-transform="none" fo:color="#000000" style:text-line-through-type="none" style:text-line-through-style="none" style:text-line-through-width="auto" style:text-line-through-color="font-color" style:text-position="0% 100%" fo:font-family="Calibri" fo:font-size="0.91972in" style:font-size-asian="0.91972in" style:font-size-complex="0.9197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5">
      <style:paragraph-properties fo:line-height="90%" fo:text-align="left" style:tab-stop-distance="3.3109in" fo:margin-left="7.44953in" fo:margin-right="0in" fo:text-indent="-0.82773in" fo:margin-top="0.2298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0">
      <style:text-properties fo:font-variant="normal" fo:text-transform="none" fo:color="#000000" style:text-line-through-type="none" style:text-line-through-style="none" style:text-line-through-width="auto" style:text-line-through-color="font-color" style:text-position="0% 100%" fo:font-family="Calibri" style:font-family-asian="游ゴシック" style:font-family-generic-asian="swiss" style:font-pitch-asian="variable" fo:font-size="0.82778in" style:font-size-asian="0.82778in" style:font-size-complex="0.82778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4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71">
      <style:text-properties fo:font-variant="normal" fo:text-transform="none" fo:color="#000000" style:text-line-through-type="none" style:text-line-through-style="none" style:text-line-through-width="auto" style:text-line-through-color="font-color" style:text-position="0% 100%" fo:font-family="Calibri" style:font-family-asian="游ゴシック" style:font-family-generic-asian="swiss" style:font-pitch-asian="variable" fo:font-size="0.82778in" style:font-size-asian="0.82778in" style:font-size-complex="0.82778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8">
      <style:text-properties fo:font-variant="normal" fo:text-transform="none" fo:color="#000000" style:text-line-through-type="none" style:text-line-through-style="none" style:text-line-through-width="auto" style:text-line-through-color="font-color" style:text-position="0% 100%" fo:font-family="Calibri" style:font-family-asian="游ゴシック" style:font-family-generic-asian="swiss" style:font-pitch-asian="variable" fo:font-size="0.73569in" style:font-size-asian="0.73569in" style:font-size-complex="0.73569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2">
      <style:paragraph-properties fo:line-height="90%" fo:text-align="left" style:tab-stop-distance="3.3109in" fo:margin-left="5.79407in" fo:margin-right="0in" fo:text-indent="-0.82773in" fo:margin-top="0.2298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9">
      <style:paragraph-properties fo:line-height="90%" fo:text-align="left" style:tab-stop-distance="3.3109in" fo:margin-left="0in" fo:margin-right="0in" fo:text-indent="0in" fo:margin-top="0.4597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4">
      <style:text-properties fo:font-variant="normal" fo:text-transform="none" fo:color="#000000" style:text-line-through-type="none" style:text-line-through-style="none" style:text-line-through-width="auto" style:text-line-through-color="font-color" style:text-position="0% 100%" fo:font-family="Calibri" style:font-family-asian="游ゴシック" style:font-family-generic-asian="swiss" style:font-pitch-asian="variable" fo:font-size="0.82778in" style:font-size-asian="0.82778in" style:font-size-complex="0.82778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5">
      <style:text-properties fo:font-variant="normal" fo:text-transform="none" fo:color="#000000" style:text-line-through-type="none" style:text-line-through-style="none" style:text-line-through-width="auto" style:text-line-through-color="font-color" style:text-position="0% 100%" fo:font-family="Calibri" style:font-family-asian="游ゴシック" style:font-family-generic-asian="swiss" style:font-pitch-asian="variable" fo:font-size="0.82778in" style:font-size-asian="0.82778in" style:font-size-complex="0.82778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6">
      <style:text-properties fo:font-variant="normal" fo:text-transform="none" fo:color="#000000" style:text-line-through-type="none" style:text-line-through-style="none" style:text-line-through-width="auto" style:text-line-through-color="font-color" style:text-position="0% 100%" fo:font-family="Calibri" style:font-family-asian="游ゴシック" style:font-family-generic-asian="swiss" style:font-pitch-asian="variable" fo:font-size="0.82778in" style:font-size-asian="0.82778in" style:font-size-complex="0.82778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7">
      <style:text-properties fo:font-variant="normal" fo:text-transform="none" fo:color="#000000" style:text-line-through-type="none" style:text-line-through-style="none" style:text-line-through-width="auto" style:text-line-through-color="font-color" style:text-position="0% 100%" fo:font-family="Calibri" fo:font-size="0.82778in" style:font-size-asian="0.82778in" style:font-size-complex="0.82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8">
      <style:paragraph-properties fo:line-height="90%" fo:text-align="left" style:tab-stop-distance="3.3109in" fo:margin-left="7.44953in" fo:margin-right="0in" fo:text-indent="-0.82773in" fo:margin-top="0.2298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0">
      <style:text-properties fo:font-variant="normal" fo:text-transform="none" fo:color="#000000" style:text-line-through-type="none" style:text-line-through-style="none" style:text-line-through-width="auto" style:text-line-through-color="font-color" style:text-position="0% 100%" fo:font-family="游ゴシック" style:font-family-asian="游ゴシック" style:font-family-generic-asian="swiss" style:font-pitch-asian="variable"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93">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resentation" style:name="a50">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94">
      <style:text-properties fo:font-variant="normal" fo:text-transform="none" fo:color="#000000" style:text-line-through-type="none" style:text-line-through-style="none" style:text-line-through-width="auto" style:text-line-through-color="font-color" style:text-position="0% 100%" fo:font-family="游ゴシック" style:font-family-asian="游ゴシック" style:font-family-generic-asian="swiss" style:font-pitch-asian="variable" fo:font-size="0.66736in" style:font-size-asian="0.66736in" style:font-size-complex="0.66736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
      <style:text-properties fo:font-variant="normal" fo:text-transform="none" fo:color="#000000" style:text-line-through-type="none" style:text-line-through-style="none" style:text-line-through-width="auto" style:text-line-through-color="font-color" style:text-position="0% 100%" fo:font-family="游ゴシック" style:font-family-asian="游ゴシック" style:font-family-generic-asian="swiss" style:font-pitch-asian="variable" fo:font-size="0.66736in" style:font-size-asian="0.66736in" style:font-size-complex="0.66736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
      <style:paragraph-properties fo:line-height="100%" fo:text-align="left" style:tab-stop-distance="4.004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
      <style:paragraph-properties fo:line-height="100%" fo:text-align="left" style:tab-stop-distance="4.004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6">
      <style:text-properties fo:font-variant="normal" fo:text-transform="none" fo:color="#000000" style:text-line-through-type="none" style:text-line-through-style="none" style:text-line-through-width="auto" style:text-line-through-color="font-color" style:text-position="0% 100%" fo:font-family="游ゴシック" style:font-family-asian="游ゴシック" style:font-family-generic-asian="swiss" style:font-pitch-asian="variable" fo:font-size="0.66736in" style:font-size-asian="0.66736in" style:font-size-complex="0.66736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
      <style:text-properties fo:font-variant="normal" fo:text-transform="none" fo:color="#000000" style:text-line-through-type="none" style:text-line-through-style="none" style:text-line-through-width="auto" style:text-line-through-color="font-color" style:text-position="0% 100%" fo:font-family="游ゴシック" style:font-family-asian="游ゴシック" style:font-family-generic-asian="swiss" style:font-pitch-asian="variable" fo:font-size="0.66736in" style:font-size-asian="0.66736in" style:font-size-complex="0.66736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7">
      <style:text-properties fo:font-variant="normal" fo:text-transform="none" fo:color="#000000" style:text-line-through-type="none" style:text-line-through-style="none" style:text-line-through-width="auto" style:text-line-through-color="font-color" style:text-position="0% 100%" fo:font-family="游ゴシック" style:font-family-asian="游ゴシック" style:font-family-generic-asian="swiss" style:font-pitch-asian="variable" fo:font-size="0.66736in" style:font-size-asian="0.66736in" style:font-size-complex="0.66736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
      <style:text-properties fo:font-variant="normal" fo:text-transform="none" fo:color="#000000" style:text-line-through-type="none" style:text-line-through-style="none" style:text-line-through-width="auto" style:text-line-through-color="font-color" style:text-position="0% 100%" fo:font-family="游ゴシック" style:font-family-asian="游ゴシック" style:font-family-generic-asian="swiss" style:font-pitch-asian="variable" fo:font-size="0.66736in" style:font-size-asian="0.66736in" style:font-size-complex="0.66736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0">
      <style:text-properties fo:font-variant="normal" fo:text-transform="none" fo:color="#000000" style:text-line-through-type="none" style:text-line-through-style="none" style:text-line-through-width="auto" style:text-line-through-color="font-color" style:text-position="0% 100%" fo:font-family="Calibri" style:font-family-asian="游ゴシック" style:font-family-generic-asian="swiss" style:font-pitch-asian="variable" fo:font-size="0.82778in" style:font-size-asian="0.82778in" style:font-size-complex="0.82778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
      <style:text-properties fo:font-variant="normal" fo:text-transform="none" fo:color="#000000" style:text-line-through-type="none" style:text-line-through-style="none" style:text-line-through-width="auto" style:text-line-through-color="font-color" style:text-position="0% 100%" fo:font-family="游ゴシック" style:font-family-asian="游ゴシック" style:font-family-generic-asian="swiss" style:font-pitch-asian="variable" fo:font-size="0.66736in" style:font-size-asian="0.66736in" style:font-size-complex="0.66736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8">
      <style:text-properties fo:font-variant="normal" fo:text-transform="none" fo:color="#000000" style:text-line-through-type="none" style:text-line-through-style="none" style:text-line-through-width="auto" style:text-line-through-color="font-color" style:text-position="0% 100%" fo:font-family="游ゴシック" style:font-family-asian="游ゴシック" style:font-family-generic-asian="swiss" style:font-pitch-asian="variable" fo:font-size="0.66736in" style:font-size-asian="0.66736in" style:font-size-complex="0.66736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1">
      <style:text-properties fo:font-variant="normal" fo:text-transform="none" fo:color="#000000" style:text-line-through-type="none" style:text-line-through-style="none" style:text-line-through-width="auto" style:text-line-through-color="font-color" style:text-position="0% 100%" fo:font-family="Calibri" style:font-family-asian="游ゴシック" style:font-family-generic-asian="swiss" style:font-pitch-asian="variable" fo:font-size="0.82778in" style:font-size-asian="0.82778in" style:font-size-complex="0.82778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
      <style:paragraph-properties fo:line-height="100%" fo:text-align="left" style:tab-stop-distance="4.004in" fo:margin-left="2.00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9">
      <style:paragraph-properties fo:line-height="100%" fo:text-align="left" style:tab-stop-distance="4.004in" fo:margin-left="2.00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2">
      <style:text-properties fo:font-variant="normal" fo:text-transform="none" fo:color="#000000" style:text-line-through-type="none" style:text-line-through-style="none" style:text-line-through-width="auto" style:text-line-through-color="font-color" style:text-position="0% 100%" fo:font-family="Calibri" style:font-family-asian="游ゴシック" style:font-family-generic-asian="swiss" style:font-pitch-asian="variable" fo:font-size="0.82778in" style:font-size-asian="0.82778in" style:font-size-complex="0.82778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3">
      <style:text-properties fo:font-variant="normal" fo:text-transform="none" fo:color="#000000" style:text-line-through-type="none" style:text-line-through-style="none" style:text-line-through-width="auto" style:text-line-through-color="font-color" style:text-position="0% 100%" fo:font-family="Calibri" fo:font-size="0.82778in" style:font-size-asian="0.82778in" style:font-size-complex="0.82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
      <style:text-properties fo:font-variant="normal" fo:text-transform="none" fo:color="#000000" style:text-line-through-type="none" style:text-line-through-style="none" style:text-line-through-width="auto" style:text-line-through-color="font-color" style:text-position="0% 100%" fo:font-family="游ゴシック" style:font-family-asian="游ゴシック" style:font-family-generic-asian="swiss" style:font-pitch-asian="variable" fo:font-size="0.66736in" style:font-size-asian="0.66736in" style:font-size-complex="0.66736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4">
      <style:paragraph-properties fo:line-height="90%" fo:text-align="left" style:tab-stop-distance="3.3109in" fo:margin-left="7.44953in" fo:margin-right="0in" fo:text-indent="-0.82773in" fo:margin-top="0.2298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
      <style:text-properties fo:font-variant="normal" fo:text-transform="none" fo:color="#000000" style:text-line-through-type="none" style:text-line-through-style="none" style:text-line-through-width="auto" style:text-line-through-color="font-color" style:text-position="0% 100%" fo:font-family="游ゴシック" style:font-family-asian="游ゴシック" style:font-family-generic-asian="swiss" style:font-pitch-asian="variable" fo:font-size="0.66736in" style:font-size-asian="0.66736in" style:font-size-complex="0.66736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27">
      <style:text-properties fo:font-variant="normal" fo:text-transform="none" fo:color="#000000" style:text-line-through-type="none" style:text-line-through-style="none" style:text-line-through-width="auto" style:text-line-through-color="font-color" style:text-position="0% 100%" fo:font-family="Calibri" style:font-family-asian="游ゴシック" style:font-family-generic-asian="swiss" style:font-pitch-asian="variable" fo:font-size="1.10361in" style:font-size-asian="1.10361in" style:font-size-complex="1.10361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65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428">
      <style:paragraph-properties fo:line-height="90%" fo:text-align="left" style:tab-stop-distance="3.3109in" fo:margin-left="0in" fo:margin-right="0in" fo:text-indent="0in" fo:margin-top="0.4597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2">
      <style:text-properties fo:font-variant="normal" fo:text-transform="none" fo:color="#898989" style:text-line-through-type="none" style:text-line-through-style="none" style:text-line-through-width="auto" style:text-line-through-color="font-color" style:text-position="0% 100%" fo:font-family="Calibri" style:font-family-asian="游ゴシック" style:font-family-generic-asian="swiss" style:font-pitch-asian="variable" fo:font-size="0.55181in" style:font-size-asian="0.55181in" style:font-size-complex="0.55181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4">
      <style:text-properties fo:font-variant="normal" fo:text-transform="none" fo:color="#898989" style:text-line-through-type="none" style:text-line-through-style="none" style:text-line-through-width="auto" style:text-line-through-color="font-color" style:text-position="0% 100%" fo:font-family="Calibri" style:font-family-asian="游ゴシック" style:font-family-generic-asian="swiss" style:font-pitch-asian="variable" fo:font-size="0.55181in" style:font-size-asian="0.55181in" style:font-size-complex="0.55181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880">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657">
      <style:text-properties fo:font-variant="normal" fo:text-transform="none" fo:color="#898989" style:text-line-through-type="none" style:text-line-through-style="none" style:text-line-through-width="auto" style:text-line-through-color="font-color" style:text-position="0% 100%" fo:font-family="Calibri" style:font-family-asian="游ゴシック" style:font-family-generic-asian="swiss" style:font-pitch-asian="variable" fo:font-size="0.55181in" style:font-size-asian="0.55181in" style:font-size-complex="0.55181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1">
      <style:text-properties fo:font-variant="normal" fo:text-transform="none" fo:color="#898989" style:text-line-through-type="none" style:text-line-through-style="none" style:text-line-through-width="auto" style:text-line-through-color="font-color" style:text-position="0% 100%" fo:font-family="Calibri" style:font-family-asian="游ゴシック" style:font-family-generic-asian="swiss" style:font-pitch-asian="variable" fo:font-size="0.55181in" style:font-size-asian="0.55181in" style:font-size-complex="0.55181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883">
      <style:text-properties fo:font-variant="normal" fo:text-transform="none" fo:color="#898989" style:text-line-through-type="none" style:text-line-through-style="none" style:text-line-through-width="auto" style:text-line-through-color="font-color" style:text-position="0% 100%" fo:font-family="Calibri" style:font-family-asian="游ゴシック" style:font-family-generic-asian="swiss" style:font-pitch-asian="variable" fo:font-size="0.55181in" style:font-size-asian="0.55181in" style:font-size-complex="0.55181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86">
      <style:text-properties fo:font-variant="normal" fo:text-transform="none" fo:color="#898989" style:text-line-through-type="none" style:text-line-through-style="none" style:text-line-through-width="auto" style:text-line-through-color="font-color" style:text-position="0% 100%" fo:font-family="Calibri" style:font-family-asian="游ゴシック" style:font-family-generic-asian="swiss" style:font-pitch-asian="variable" fo:font-size="0.55181in" style:font-size-asian="0.55181in" style:font-size-complex="0.55181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889">
      <style:text-properties fo:font-variant="normal" fo:text-transform="none" fo:color="#898989" style:text-line-through-type="none" style:text-line-through-style="none" style:text-line-through-width="auto" style:text-line-through-color="font-color" style:text-position="0% 100%" fo:font-family="Calibri" style:font-family-asian="游ゴシック" style:font-family-generic-asian="swiss" style:font-pitch-asian="variable" fo:font-size="0.55181in" style:font-size-asian="0.55181in" style:font-size-complex="0.55181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1">
      <style:text-properties fo:font-variant="normal" fo:text-transform="none" fo:color="#000000" style:text-line-through-type="none" style:text-line-through-style="none" style:text-line-through-width="auto" style:text-line-through-color="font-color" style:text-position="0% 100%" fo:font-family="游ゴシック" style:font-family-asian="游ゴシック" style:font-family-generic-asian="swiss" style:font-pitch-asian="variable" fo:font-size="0.66736in" style:font-size-asian="0.66736in" style:font-size-complex="0.66736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
      <style:text-properties fo:font-variant="normal" fo:text-transform="none" fo:color="#000000" style:text-line-through-type="none" style:text-line-through-style="none" style:text-line-through-width="auto" style:text-line-through-color="font-color" style:text-position="0% 100%" fo:font-family="游ゴシック" style:font-family-asian="游ゴシック" style:font-family-generic-asian="swiss" style:font-pitch-asian="variable" fo:font-size="0.66736in" style:font-size-asian="0.66736in" style:font-size-complex="0.66736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2">
      <style:text-properties fo:font-variant="normal" fo:text-transform="none" fo:color="#000000" style:text-line-through-type="none" style:text-line-through-style="none" style:text-line-through-width="auto" style:text-line-through-color="font-color" style:text-position="0% 100%" fo:font-family="游ゴシック" style:font-family-asian="游ゴシック" style:font-family-generic-asian="swiss" style:font-pitch-asian="variable" fo:font-size="0.66736in" style:font-size-asian="0.66736in" style:font-size-complex="0.66736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
      <style:paragraph-properties fo:line-height="100%" fo:text-align="left" style:tab-stop-distance="4.004in" fo:margin-left="4.004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3">
      <style:text-properties fo:font-variant="normal" fo:text-transform="none" fo:color="#000000" style:text-line-through-type="none" style:text-line-through-style="none" style:text-line-through-width="auto" style:text-line-through-color="font-color" style:text-position="0% 100%" fo:font-family="游ゴシック" style:font-family-asian="游ゴシック" style:font-family-generic-asian="swiss" style:font-pitch-asian="variable" fo:font-size="0.66736in" style:font-size-asian="0.66736in" style:font-size-complex="0.66736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4">
      <style:paragraph-properties fo:line-height="100%" fo:text-align="left" style:tab-stop-distance="4.004in" fo:margin-left="4.004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游ゴシック" style:font-family-asian="游ゴシック" style:font-family-generic-asian="swiss" style:font-pitch-asian="variable" fo:font-size="0.66736in" style:font-size-asian="0.66736in" style:font-size-complex="0.66736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
      <style:text-properties fo:font-variant="normal" fo:text-transform="none" fo:color="#000000" style:text-line-through-type="none" style:text-line-through-style="none" style:text-line-through-width="auto" style:text-line-through-color="font-color" style:text-position="0% 100%" fo:font-family="游ゴシック" style:font-family-asian="游ゴシック" style:font-family-generic-asian="swiss" style:font-pitch-asian="variable" fo:font-size="0.66736in" style:font-size-asian="0.66736in" style:font-size-complex="0.66736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6">
      <style:text-properties fo:font-variant="normal" fo:text-transform="none" fo:color="#000000" style:text-line-through-type="none" style:text-line-through-style="none" style:text-line-through-width="auto" style:text-line-through-color="font-color" style:text-position="0% 100%" fo:font-family="游ゴシック" style:font-family-asian="游ゴシック" style:font-family-generic-asian="swiss" style:font-pitch-asian="variable" fo:font-size="0.66736in" style:font-size-asian="0.66736in" style:font-size-complex="0.66736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
      <style:text-properties fo:font-variant="normal" fo:text-transform="none" fo:color="#000000" style:text-line-through-type="none" style:text-line-through-style="none" style:text-line-through-width="auto" style:text-line-through-color="font-color" style:text-position="0% 100%" fo:font-family="游ゴシック" style:font-family-asian="游ゴシック" style:font-family-generic-asian="swiss" style:font-pitch-asian="variable" fo:font-size="0.66736in" style:font-size-asian="0.66736in" style:font-size-complex="0.66736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07">
      <style:text-properties fo:font-variant="normal" fo:text-transform="none" fo:color="#000000" style:text-line-through-type="none" style:text-line-through-style="none" style:text-line-through-width="auto" style:text-line-through-color="font-color" style:text-position="0% 100%" fo:font-family="游ゴシック" style:font-family-asian="游ゴシック" style:font-family-generic-asian="swiss" style:font-pitch-asian="variable" fo:font-size="0.66736in" style:font-size-asian="0.66736in" style:font-size-complex="0.66736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
      <style:paragraph-properties fo:line-height="100%" fo:text-align="left" style:tab-stop-distance="4.004in" fo:margin-left="6.006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1">
      <style:text-properties fo:font-variant="normal" fo:text-transform="none" fo:color="#000000" style:text-line-through-type="none" style:text-line-through-style="none" style:text-line-through-width="auto" style:text-line-through-color="font-color" style:text-position="0% 100%" fo:font-family="Calibri" style:font-family-asian="游ゴシック" style:font-family-generic-asian="swiss" style:font-pitch-asian="variable" fo:font-size="1.28764in" style:font-size-asian="1.28764in" style:font-size-complex="1.28764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8">
      <style:text-properties fo:font-variant="normal" fo:text-transform="none" fo:color="#000000" style:text-line-through-type="none" style:text-line-through-style="none" style:text-line-through-width="auto" style:text-line-through-color="font-color" style:text-position="0% 100%" fo:font-family="游ゴシック" style:font-family-asian="游ゴシック" style:font-family-generic-asian="swiss" style:font-pitch-asian="variable" fo:font-size="0.66736in" style:font-size-asian="0.66736in" style:font-size-complex="0.66736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2">
      <style:paragraph-properties fo:line-height="90%" fo:text-align="left" style:tab-stop-distance="3.3109in" fo:margin-left="0.82773in" fo:margin-right="0in" fo:text-indent="-0.82773in" fo:margin-top="0.4597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9">
      <style:paragraph-properties fo:line-height="100%" fo:text-align="left" style:tab-stop-distance="4.004in" fo:margin-left="6.006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
      <style:text-properties fo:font-variant="normal" fo:text-transform="none" fo:color="#000000" style:text-line-through-type="none" style:text-line-through-style="none" style:text-line-through-width="auto" style:text-line-through-color="font-color" style:text-position="0% 100%" fo:font-family="游ゴシック" style:font-family-asian="游ゴシック" style:font-family-generic-asian="swiss" style:font-pitch-asian="variable" fo:font-size="0.66736in" style:font-size-asian="0.66736in" style:font-size-complex="0.66736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4">
      <style:text-properties fo:font-variant="normal" fo:text-transform="none" fo:color="#000000" style:text-line-through-type="none" style:text-line-through-style="none" style:text-line-through-width="auto" style:text-line-through-color="font-color" style:text-position="0% 100%" fo:font-family="Calibri" style:font-family-asian="游ゴシック" style:font-family-generic-asian="swiss" style:font-pitch-asian="variable" fo:font-size="1.10361in" style:font-size-asian="1.10361in" style:font-size-complex="1.10361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游ゴシック" style:font-family-asian="游ゴシック" style:font-family-generic-asian="swiss" style:font-pitch-asian="variable" fo:font-size="0.66736in" style:font-size-asian="0.66736in" style:font-size-complex="0.66736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5">
      <style:text-properties fo:font-variant="normal" fo:text-transform="none" fo:color="#000000" style:text-line-through-type="none" style:text-line-through-style="none" style:text-line-through-width="auto" style:text-line-through-color="font-color" style:text-position="0% 100%" fo:font-family="Calibri" style:font-family-asian="游ゴシック" style:font-family-generic-asian="swiss" style:font-pitch-asian="variable" fo:font-size="1.10361in" style:font-size-asian="1.10361in" style:font-size-complex="1.10361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6">
      <style:text-properties fo:font-variant="normal" fo:text-transform="none" fo:color="#000000" style:text-line-through-type="none" style:text-line-through-style="none" style:text-line-through-width="auto" style:text-line-through-color="font-color" style:text-position="0% 100%" fo:font-family="Calibri" style:font-family-asian="游ゴシック" style:font-family-generic-asian="swiss" style:font-pitch-asian="variable" fo:font-size="1.10361in" style:font-size-asian="1.10361in" style:font-size-complex="1.10361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0">
      <style:text-properties fo:font-variant="normal" fo:text-transform="none" fo:color="#898989" style:text-line-through-type="none" style:text-line-through-style="none" style:text-line-through-width="auto" style:text-line-through-color="font-color" style:text-position="0% 100%" fo:font-family="Calibri" style:font-family-asian="游ゴシック" style:font-family-generic-asian="swiss" style:font-pitch-asian="variable" fo:font-size="0.55181in" style:font-size-asian="0.55181in" style:font-size-complex="0.55181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7">
      <style:paragraph-properties fo:line-height="90%" fo:text-align="left" style:tab-stop-distance="3.3109in" fo:margin-left="2.48317in" fo:margin-right="0in" fo:text-indent="-0.82773in" fo:margin-top="0.2298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1">
      <style:text-properties fo:font-variant="normal" fo:text-transform="none" fo:color="#898989" style:text-line-through-type="none" style:text-line-through-style="none" style:text-line-through-width="auto" style:text-line-through-color="font-color" style:text-position="0% 100%" fo:font-family="Calibri" style:font-family-asian="游ゴシック" style:font-family-generic-asian="swiss" style:font-pitch-asian="variable" fo:font-size="0.55181in" style:font-size-asian="0.55181in" style:font-size-complex="0.55181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9">
      <style:text-properties fo:font-variant="normal" fo:text-transform="none" fo:color="#000000" style:text-line-through-type="none" style:text-line-through-style="none" style:text-line-through-width="auto" style:text-line-through-color="font-color" style:text-position="0% 100%" fo:font-family="Calibri" style:font-family-asian="游ゴシック" style:font-family-generic-asian="swiss" style:font-pitch-asian="variable" fo:font-size="0.91972in" style:font-size-asian="0.91972in" style:font-size-complex="0.91972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6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64">
      <style:text-properties fo:font-variant="normal" fo:text-transform="none" fo:color="#000000" style:text-line-through-type="none" style:text-line-through-style="none" style:text-line-through-width="auto" style:text-line-through-color="font-color" style:text-position="0% 100%" fo:font-family="游ゴシック" style:font-family-asian="游ゴシック" style:font-family-generic-asian="swiss" style:font-pitch-asian="variable"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90">
      <style:text-properties fo:font-variant="normal" fo:text-transform="none" fo:color="#898989" style:text-line-through-type="none" style:text-line-through-style="none" style:text-line-through-width="auto" style:text-line-through-color="font-color" style:text-position="0% 100%" fo:font-family="Calibri" style:font-family-asian="游ゴシック" style:font-family-generic-asian="swiss" style:font-pitch-asian="variable" fo:font-size="0.55181in" style:font-size-asian="0.55181in" style:font-size-complex="0.55181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7">
      <style:text-properties fo:font-variant="normal" fo:text-transform="none" fo:color="#000000" style:text-line-through-type="none" style:text-line-through-style="none" style:text-line-through-width="auto" style:text-line-through-color="font-color" style:text-position="0% 100%" fo:font-family="游ゴシック" style:font-family-asian="游ゴシック" style:font-family-generic-asian="swiss" style:font-pitch-asian="variable"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69">
      <style:text-properties fo:font-variant="normal" fo:text-transform="none" fo:color="#000000" style:text-line-through-type="none" style:text-line-through-style="none" style:text-line-through-width="auto" style:text-line-through-color="font-color" style:text-position="0% 100%" fo:font-family="游ゴシック" style:font-family-asian="游ゴシック" style:font-family-generic-asian="swiss" style:font-pitch-asian="variable"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3">
      <style:text-properties fo:font-variant="normal" fo:text-transform="none" fo:color="#000000" style:text-line-through-type="none" style:text-line-through-style="none" style:text-line-through-width="auto" style:text-line-through-color="font-color" style:text-position="0% 100%" fo:font-family="游ゴシック" style:font-family-asian="游ゴシック" style:font-family-generic-asian="swiss" style:font-pitch-asian="variable"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96">
      <style:text-properties fo:font-variant="normal" fo:text-transform="none" fo:color="#000000" style:text-line-through-type="none" style:text-line-through-style="none" style:text-line-through-width="auto" style:text-line-through-color="font-color" style:text-position="0% 100%" fo:font-family="游ゴシック" style:font-family-asian="游ゴシック" style:font-family-generic-asian="swiss" style:font-pitch-asian="variable"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8">
      <style:text-properties fo:font-variant="normal" fo:text-transform="none" fo:color="#000000" style:text-line-through-type="none" style:text-line-through-style="none" style:text-line-through-width="auto" style:text-line-through-color="font-color" style:text-position="0% 100%" fo:font-family="游ゴシック" style:font-family-asian="游ゴシック" style:font-family-generic-asian="swiss" style:font-pitch-asian="variable"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123">
      <text:list-level-style-number text:level="1" style:num-format="" style:num-list-format-name="">
        <style:list-level-properties text:space-before="0in"/>
      </text:list-level-style-number>
      <text:list-level-style-number text:level="2" style:num-format="" style:num-list-format-name="">
        <style:list-level-properties text:space-before="2.002in"/>
      </text:list-level-style-number>
      <text:list-level-style-number text:level="3" style:num-format="" style:num-list-format-name="">
        <style:list-level-properties text:space-before="4.004in"/>
      </text:list-level-style-number>
      <text:list-level-style-number text:level="4" style:num-format="" style:num-list-format-name="">
        <style:list-level-properties text:space-before="6.006in"/>
      </text:list-level-style-number>
      <text:list-level-style-number text:level="5" style:num-format="" style:num-list-format-name="">
        <style:list-level-properties text:space-before="8.008in"/>
      </text:list-level-style-number>
      <text:list-level-style-number text:level="6" style:num-format="" style:num-list-format-name="">
        <style:list-level-properties text:space-before="10.01in"/>
      </text:list-level-style-number>
      <text:list-level-style-number text:level="7" style:num-format="" style:num-list-format-name="">
        <style:list-level-properties text:space-before="12.012in"/>
      </text:list-level-style-number>
      <text:list-level-style-number text:level="8" style:num-format="" style:num-list-format-name="">
        <style:list-level-properties text:space-before="14.014in"/>
      </text:list-level-style-number>
      <text:list-level-style-number text:level="9" style:num-format="" style:num-list-format-name="">
        <style:list-level-properties text:space-before="16.016in"/>
      </text:list-level-style-number>
    </text:list-style>
    <text:list-style style:name="a215">
      <text:list-level-style-number text:level="1" style:num-format="" style:num-list-format-name="">
        <style:list-level-properties text:space-before="0in"/>
      </text:list-level-style-number>
      <text:list-level-style-number text:level="2" style:num-format="" style:num-list-format-name="">
        <style:list-level-properties text:space-before="2.002in"/>
      </text:list-level-style-number>
      <text:list-level-style-number text:level="3" style:num-format="" style:num-list-format-name="">
        <style:list-level-properties text:space-before="4.004in"/>
      </text:list-level-style-number>
      <text:list-level-style-number text:level="4" style:num-format="" style:num-list-format-name="">
        <style:list-level-properties text:space-before="6.006in"/>
      </text:list-level-style-number>
      <text:list-level-style-number text:level="5" style:num-format="" style:num-list-format-name="">
        <style:list-level-properties text:space-before="8.008in"/>
      </text:list-level-style-number>
      <text:list-level-style-number text:level="6" style:num-format="" style:num-list-format-name="">
        <style:list-level-properties text:space-before="10.01in"/>
      </text:list-level-style-number>
      <text:list-level-style-number text:level="7" style:num-format="" style:num-list-format-name="">
        <style:list-level-properties text:space-before="12.012in"/>
      </text:list-level-style-number>
      <text:list-level-style-number text:level="8" style:num-format="" style:num-list-format-name="">
        <style:list-level-properties text:space-before="14.014in"/>
      </text:list-level-style-number>
      <text:list-level-style-number text:level="9" style:num-format="" style:num-list-format-name="">
        <style:list-level-properties text:space-before="16.016in"/>
      </text:list-level-style-number>
    </text:list-style>
    <text:list-style style:name="a308">
      <text:list-level-style-bullet text:level="1" text:bullet-char="•">
        <style:list-level-properties text:space-before="0in" text:min-label-width="0.82773in"/>
        <style:text-properties fo:font-family="Arial" style:font-family-generic="swiss" style:font-pitch="variable" fo:font-size="100%"/>
      </text:list-level-style-bullet>
      <text:list-level-style-bullet text:level="2" text:bullet-char="•">
        <style:list-level-properties text:space-before="1.65545in" text:min-label-width="0.82773in"/>
        <style:text-properties fo:font-family="Arial" style:font-family-generic="swiss" style:font-pitch="variable" fo:font-size="100%"/>
      </text:list-level-style-bullet>
      <text:list-level-style-bullet text:level="3" text:bullet-char="•">
        <style:list-level-properties text:space-before="3.3109in" text:min-label-width="0.82773in"/>
        <style:text-properties fo:font-family="Arial" style:font-family-generic="swiss" style:font-pitch="variable" fo:font-size="100%"/>
      </text:list-level-style-bullet>
      <text:list-level-style-bullet text:level="4" text:bullet-char="•">
        <style:list-level-properties text:space-before="4.96635in" text:min-label-width="0.82773in"/>
        <style:text-properties fo:font-family="Arial" style:font-family-generic="swiss" style:font-pitch="variable" fo:font-size="100%"/>
      </text:list-level-style-bullet>
      <text:list-level-style-bullet text:level="5" text:bullet-char="•">
        <style:list-level-properties text:space-before="6.6218in" text:min-label-width="0.82773in"/>
        <style:text-properties fo:font-family="Arial" style:font-family-generic="swiss" style:font-pitch="variable" fo:font-size="100%"/>
      </text:list-level-style-bullet>
      <text:list-level-style-bullet text:level="6" text:bullet-char="•">
        <style:list-level-properties text:space-before="8.27725in" text:min-label-width="0.82773in"/>
        <style:text-properties fo:font-family="Arial" style:font-family-generic="swiss" style:font-pitch="variable" fo:font-size="100%"/>
      </text:list-level-style-bullet>
      <text:list-level-style-bullet text:level="7" text:bullet-char="•">
        <style:list-level-properties text:space-before="9.9327in" text:min-label-width="0.82773in"/>
        <style:text-properties fo:font-family="Arial" style:font-family-generic="swiss" style:font-pitch="variable" fo:font-size="100%"/>
      </text:list-level-style-bullet>
      <text:list-level-style-bullet text:level="8" text:bullet-char="•">
        <style:list-level-properties text:space-before="11.58815in" text:min-label-width="0.82773in"/>
        <style:text-properties fo:font-family="Arial" style:font-family-generic="swiss" style:font-pitch="variable" fo:font-size="100%"/>
      </text:list-level-style-bullet>
      <text:list-level-style-bullet text:level="9" text:bullet-char="•">
        <style:list-level-properties text:space-before="13.2436in" text:min-label-width="0.82773in"/>
        <style:text-properties fo:font-family="Arial" style:font-family-generic="swiss" style:font-pitch="variable" fo:font-size="100%"/>
      </text:list-level-style-bullet>
    </text:list-style>
    <text:list-style style:name="a128">
      <text:list-level-style-number text:level="1" style:num-format="" style:num-list-format-name="">
        <style:list-level-properties text:space-before="0in"/>
      </text:list-level-style-number>
      <text:list-level-style-number text:level="2" style:num-format="" style:num-list-format-name="">
        <style:list-level-properties text:space-before="2.002in"/>
      </text:list-level-style-number>
      <text:list-level-style-number text:level="3" style:num-format="" style:num-list-format-name="">
        <style:list-level-properties text:space-before="4.004in"/>
      </text:list-level-style-number>
      <text:list-level-style-number text:level="4" style:num-format="" style:num-list-format-name="">
        <style:list-level-properties text:space-before="6.006in"/>
      </text:list-level-style-number>
      <text:list-level-style-number text:level="5" style:num-format="" style:num-list-format-name="">
        <style:list-level-properties text:space-before="8.008in"/>
      </text:list-level-style-number>
      <text:list-level-style-number text:level="6" style:num-format="" style:num-list-format-name="">
        <style:list-level-properties text:space-before="10.01in"/>
      </text:list-level-style-number>
      <text:list-level-style-number text:level="7" style:num-format="" style:num-list-format-name="">
        <style:list-level-properties text:space-before="12.012in"/>
      </text:list-level-style-number>
      <text:list-level-style-number text:level="8" style:num-format="" style:num-list-format-name="">
        <style:list-level-properties text:space-before="14.014in"/>
      </text:list-level-style-number>
      <text:list-level-style-number text:level="9" style:num-format="" style:num-list-format-name="">
        <style:list-level-properties text:space-before="16.016in"/>
      </text:list-level-style-number>
    </text:list-style>
    <text:list-style style:name="a715">
      <text:list-level-style-number text:level="1" style:num-format="" style:num-list-format-name="">
        <style:list-level-properties text:space-before="0in"/>
      </text:list-level-style-number>
      <text:list-level-style-number text:level="2" style:num-format="" style:num-list-format-name="">
        <style:list-level-properties text:space-before="1.65545in"/>
      </text:list-level-style-number>
      <text:list-level-style-number text:level="3" style:num-format="" style:num-list-format-name="">
        <style:list-level-properties text:space-before="3.3109in"/>
      </text:list-level-style-number>
      <text:list-level-style-number text:level="4" style:num-format="" style:num-list-format-name="">
        <style:list-level-properties text:space-before="4.96635in"/>
      </text:list-level-style-number>
      <text:list-level-style-number text:level="5" style:num-format="" style:num-list-format-name="">
        <style:list-level-properties text:space-before="6.6218in"/>
      </text:list-level-style-number>
      <text:list-level-style-number text:level="6" style:num-format="" style:num-list-format-name="">
        <style:list-level-properties text:space-before="8.27725in"/>
      </text:list-level-style-number>
      <text:list-level-style-number text:level="7" style:num-format="" style:num-list-format-name="">
        <style:list-level-properties text:space-before="9.9327in"/>
      </text:list-level-style-number>
      <text:list-level-style-number text:level="8" style:num-format="" style:num-list-format-name="">
        <style:list-level-properties text:space-before="11.58815in"/>
      </text:list-level-style-number>
      <text:list-level-style-number text:level="9" style:num-format="" style:num-list-format-name="">
        <style:list-level-properties text:space-before="13.2436in"/>
      </text:list-level-style-number>
    </text:list-style>
    <text:list-style style:name="a443">
      <text:list-level-style-bullet text:level="1" text:bullet-char="•">
        <style:list-level-properties text:space-before="0in" text:min-label-width="0.82773in"/>
        <style:text-properties fo:font-family="Arial" style:font-family-generic="swiss" style:font-pitch="variable" fo:font-size="100%"/>
      </text:list-level-style-bullet>
      <text:list-level-style-bullet text:level="2" text:bullet-char="•">
        <style:list-level-properties text:space-before="1.65545in" text:min-label-width="0.82773in"/>
        <style:text-properties fo:font-family="Arial" style:font-family-generic="swiss" style:font-pitch="variable" fo:font-size="100%"/>
      </text:list-level-style-bullet>
      <text:list-level-style-bullet text:level="3" text:bullet-char="•">
        <style:list-level-properties text:space-before="3.3109in" text:min-label-width="0.82773in"/>
        <style:text-properties fo:font-family="Arial" style:font-family-generic="swiss" style:font-pitch="variable" fo:font-size="100%"/>
      </text:list-level-style-bullet>
      <text:list-level-style-bullet text:level="4" text:bullet-char="•">
        <style:list-level-properties text:space-before="4.96635in" text:min-label-width="0.82773in"/>
        <style:text-properties fo:font-family="Arial" style:font-family-generic="swiss" style:font-pitch="variable" fo:font-size="100%"/>
      </text:list-level-style-bullet>
      <text:list-level-style-bullet text:level="5" text:bullet-char="•">
        <style:list-level-properties text:space-before="6.6218in" text:min-label-width="0.82773in"/>
        <style:text-properties fo:font-family="Arial" style:font-family-generic="swiss" style:font-pitch="variable" fo:font-size="100%"/>
      </text:list-level-style-bullet>
      <text:list-level-style-bullet text:level="6" text:bullet-char="•">
        <style:list-level-properties text:space-before="8.27725in" text:min-label-width="0.82773in"/>
        <style:text-properties fo:font-family="Arial" style:font-family-generic="swiss" style:font-pitch="variable" fo:font-size="100%"/>
      </text:list-level-style-bullet>
      <text:list-level-style-bullet text:level="7" text:bullet-char="•">
        <style:list-level-properties text:space-before="9.9327in" text:min-label-width="0.82773in"/>
        <style:text-properties fo:font-family="Arial" style:font-family-generic="swiss" style:font-pitch="variable" fo:font-size="100%"/>
      </text:list-level-style-bullet>
      <text:list-level-style-bullet text:level="8" text:bullet-char="•">
        <style:list-level-properties text:space-before="11.58815in" text:min-label-width="0.82773in"/>
        <style:text-properties fo:font-family="Arial" style:font-family-generic="swiss" style:font-pitch="variable" fo:font-size="100%"/>
      </text:list-level-style-bullet>
      <text:list-level-style-bullet text:level="9" text:bullet-char="•">
        <style:list-level-properties text:space-before="13.2436in" text:min-label-width="0.82773in"/>
        <style:text-properties fo:font-family="Arial" style:font-family-generic="swiss" style:font-pitch="variable" fo:font-size="100%"/>
      </text:list-level-style-bullet>
    </text:list-style>
    <text:list-style style:name="a625">
      <text:list-level-style-bullet text:level="1" text:bullet-char="•">
        <style:list-level-properties text:space-before="0in" text:min-label-width="0.82773in"/>
        <style:text-properties fo:font-family="Arial" style:font-family-generic="swiss" style:font-pitch="variable" fo:font-size="100%"/>
      </text:list-level-style-bullet>
      <text:list-level-style-bullet text:level="2" text:bullet-char="•">
        <style:list-level-properties text:space-before="1.65545in" text:min-label-width="0.82773in"/>
        <style:text-properties fo:font-family="Arial" style:font-family-generic="swiss" style:font-pitch="variable" fo:font-size="100%"/>
      </text:list-level-style-bullet>
      <text:list-level-style-bullet text:level="3" text:bullet-char="•">
        <style:list-level-properties text:space-before="3.3109in" text:min-label-width="0.82773in"/>
        <style:text-properties fo:font-family="Arial" style:font-family-generic="swiss" style:font-pitch="variable" fo:font-size="100%"/>
      </text:list-level-style-bullet>
      <text:list-level-style-bullet text:level="4" text:bullet-char="•">
        <style:list-level-properties text:space-before="4.96635in" text:min-label-width="0.82773in"/>
        <style:text-properties fo:font-family="Arial" style:font-family-generic="swiss" style:font-pitch="variable" fo:font-size="100%"/>
      </text:list-level-style-bullet>
      <text:list-level-style-bullet text:level="5" text:bullet-char="•">
        <style:list-level-properties text:space-before="6.6218in" text:min-label-width="0.82773in"/>
        <style:text-properties fo:font-family="Arial" style:font-family-generic="swiss" style:font-pitch="variable" fo:font-size="100%"/>
      </text:list-level-style-bullet>
      <text:list-level-style-bullet text:level="6" text:bullet-char="•">
        <style:list-level-properties text:space-before="8.27725in" text:min-label-width="0.82773in"/>
        <style:text-properties fo:font-family="Arial" style:font-family-generic="swiss" style:font-pitch="variable" fo:font-size="100%"/>
      </text:list-level-style-bullet>
      <text:list-level-style-bullet text:level="7" text:bullet-char="•">
        <style:list-level-properties text:space-before="9.9327in" text:min-label-width="0.82773in"/>
        <style:text-properties fo:font-family="Arial" style:font-family-generic="swiss" style:font-pitch="variable" fo:font-size="100%"/>
      </text:list-level-style-bullet>
      <text:list-level-style-bullet text:level="8" text:bullet-char="•">
        <style:list-level-properties text:space-before="11.58815in" text:min-label-width="0.82773in"/>
        <style:text-properties fo:font-family="Arial" style:font-family-generic="swiss" style:font-pitch="variable" fo:font-size="100%"/>
      </text:list-level-style-bullet>
      <text:list-level-style-bullet text:level="9" text:bullet-char="•">
        <style:list-level-properties text:space-before="13.2436in" text:min-label-width="0.82773in"/>
        <style:text-properties fo:font-family="Arial" style:font-family-generic="swiss" style:font-pitch="variable" fo:font-size="100%"/>
      </text:list-level-style-bullet>
    </text:list-style>
    <text:list-style style:name="a261">
      <text:list-level-style-number text:level="1" style:num-format="" style:num-list-format-name="">
        <style:list-level-properties text:space-before="0in"/>
      </text:list-level-style-number>
      <text:list-level-style-number text:level="2" style:num-format="" style:num-list-format-name="">
        <style:list-level-properties text:space-before="2.002in"/>
      </text:list-level-style-number>
      <text:list-level-style-number text:level="3" style:num-format="" style:num-list-format-name="">
        <style:list-level-properties text:space-before="4.004in"/>
      </text:list-level-style-number>
      <text:list-level-style-number text:level="4" style:num-format="" style:num-list-format-name="">
        <style:list-level-properties text:space-before="6.006in"/>
      </text:list-level-style-number>
      <text:list-level-style-number text:level="5" style:num-format="" style:num-list-format-name="">
        <style:list-level-properties text:space-before="8.008in"/>
      </text:list-level-style-number>
      <text:list-level-style-number text:level="6" style:num-format="" style:num-list-format-name="">
        <style:list-level-properties text:space-before="10.01in"/>
      </text:list-level-style-number>
      <text:list-level-style-number text:level="7" style:num-format="" style:num-list-format-name="">
        <style:list-level-properties text:space-before="12.012in"/>
      </text:list-level-style-number>
      <text:list-level-style-number text:level="8" style:num-format="" style:num-list-format-name="">
        <style:list-level-properties text:space-before="14.014in"/>
      </text:list-level-style-number>
      <text:list-level-style-number text:level="9" style:num-format="" style:num-list-format-name="">
        <style:list-level-properties text:space-before="16.016in"/>
      </text:list-level-style-number>
    </text:list-style>
    <text:list-style style:name="a171">
      <text:list-level-style-bullet text:level="1" text:bullet-char="•">
        <style:list-level-properties text:space-before="0in" text:min-label-width="0.82773in"/>
        <style:text-properties fo:font-family="Arial" style:font-family-generic="swiss" style:font-pitch="variable" fo:font-size="100%"/>
      </text:list-level-style-bullet>
      <text:list-level-style-bullet text:level="2" text:bullet-char="•">
        <style:list-level-properties text:space-before="1.65545in" text:min-label-width="0.82773in"/>
        <style:text-properties fo:font-family="Arial" style:font-family-generic="swiss" style:font-pitch="variable" fo:font-size="100%"/>
      </text:list-level-style-bullet>
      <text:list-level-style-bullet text:level="3" text:bullet-char="•">
        <style:list-level-properties text:space-before="3.3109in" text:min-label-width="0.82773in"/>
        <style:text-properties fo:font-family="Arial" style:font-family-generic="swiss" style:font-pitch="variable" fo:font-size="100%"/>
      </text:list-level-style-bullet>
      <text:list-level-style-bullet text:level="4" text:bullet-char="•">
        <style:list-level-properties text:space-before="4.96635in" text:min-label-width="0.82773in"/>
        <style:text-properties fo:font-family="Arial" style:font-family-generic="swiss" style:font-pitch="variable" fo:font-size="100%"/>
      </text:list-level-style-bullet>
      <text:list-level-style-bullet text:level="5" text:bullet-char="•">
        <style:list-level-properties text:space-before="6.6218in" text:min-label-width="0.82773in"/>
        <style:text-properties fo:font-family="Arial" style:font-family-generic="swiss" style:font-pitch="variable" fo:font-size="100%"/>
      </text:list-level-style-bullet>
      <text:list-level-style-bullet text:level="6" text:bullet-char="•">
        <style:list-level-properties text:space-before="8.27725in" text:min-label-width="0.82773in"/>
        <style:text-properties fo:font-family="Arial" style:font-family-generic="swiss" style:font-pitch="variable" fo:font-size="100%"/>
      </text:list-level-style-bullet>
      <text:list-level-style-bullet text:level="7" text:bullet-char="•">
        <style:list-level-properties text:space-before="9.9327in" text:min-label-width="0.82773in"/>
        <style:text-properties fo:font-family="Arial" style:font-family-generic="swiss" style:font-pitch="variable" fo:font-size="100%"/>
      </text:list-level-style-bullet>
      <text:list-level-style-bullet text:level="8" text:bullet-char="•">
        <style:list-level-properties text:space-before="11.58815in" text:min-label-width="0.82773in"/>
        <style:text-properties fo:font-family="Arial" style:font-family-generic="swiss" style:font-pitch="variable" fo:font-size="100%"/>
      </text:list-level-style-bullet>
      <text:list-level-style-bullet text:level="9" text:bullet-char="•">
        <style:list-level-properties text:space-before="13.2436in" text:min-label-width="0.82773in"/>
        <style:text-properties fo:font-family="Arial" style:font-family-generic="swiss" style:font-pitch="variable" fo:font-size="100%"/>
      </text:list-level-style-bullet>
    </text:list-style>
    <text:list-style style:name="a448">
      <text:list-level-style-bullet text:level="1" text:bullet-char="•">
        <style:list-level-properties text:space-before="0in" text:min-label-width="0.82773in"/>
        <style:text-properties fo:font-family="Arial" style:font-family-generic="swiss" style:font-pitch="variable" fo:font-size="100%"/>
      </text:list-level-style-bullet>
      <text:list-level-style-bullet text:level="2" text:bullet-char="•">
        <style:list-level-properties text:space-before="1.65545in" text:min-label-width="0.82773in"/>
        <style:text-properties fo:font-family="Arial" style:font-family-generic="swiss" style:font-pitch="variable" fo:font-size="100%"/>
      </text:list-level-style-bullet>
      <text:list-level-style-bullet text:level="3" text:bullet-char="•">
        <style:list-level-properties text:space-before="3.3109in" text:min-label-width="0.82773in"/>
        <style:text-properties fo:font-family="Arial" style:font-family-generic="swiss" style:font-pitch="variable" fo:font-size="100%"/>
      </text:list-level-style-bullet>
      <text:list-level-style-bullet text:level="4" text:bullet-char="•">
        <style:list-level-properties text:space-before="4.96635in" text:min-label-width="0.82773in"/>
        <style:text-properties fo:font-family="Arial" style:font-family-generic="swiss" style:font-pitch="variable" fo:font-size="100%"/>
      </text:list-level-style-bullet>
      <text:list-level-style-bullet text:level="5" text:bullet-char="•">
        <style:list-level-properties text:space-before="6.6218in" text:min-label-width="0.82773in"/>
        <style:text-properties fo:font-family="Arial" style:font-family-generic="swiss" style:font-pitch="variable" fo:font-size="100%"/>
      </text:list-level-style-bullet>
      <text:list-level-style-bullet text:level="6" text:bullet-char="•">
        <style:list-level-properties text:space-before="8.27725in" text:min-label-width="0.82773in"/>
        <style:text-properties fo:font-family="Arial" style:font-family-generic="swiss" style:font-pitch="variable" fo:font-size="100%"/>
      </text:list-level-style-bullet>
      <text:list-level-style-bullet text:level="7" text:bullet-char="•">
        <style:list-level-properties text:space-before="9.9327in" text:min-label-width="0.82773in"/>
        <style:text-properties fo:font-family="Arial" style:font-family-generic="swiss" style:font-pitch="variable" fo:font-size="100%"/>
      </text:list-level-style-bullet>
      <text:list-level-style-bullet text:level="8" text:bullet-char="•">
        <style:list-level-properties text:space-before="11.58815in" text:min-label-width="0.82773in"/>
        <style:text-properties fo:font-family="Arial" style:font-family-generic="swiss" style:font-pitch="variable" fo:font-size="100%"/>
      </text:list-level-style-bullet>
      <text:list-level-style-bullet text:level="9" text:bullet-char="•">
        <style:list-level-properties text:space-before="13.2436in" text:min-label-width="0.82773in"/>
        <style:text-properties fo:font-family="Arial" style:font-family-generic="swiss" style:font-pitch="variable" fo:font-size="100%"/>
      </text:list-level-style-bullet>
    </text:list-style>
    <text:list-style style:name="a266">
      <text:list-level-style-number text:level="1" style:num-format="" style:num-list-format-name="">
        <style:list-level-properties text:space-before="0in"/>
      </text:list-level-style-number>
      <text:list-level-style-number text:level="2" style:num-format="" style:num-list-format-name="">
        <style:list-level-properties text:space-before="2.002in"/>
      </text:list-level-style-number>
      <text:list-level-style-number text:level="3" style:num-format="" style:num-list-format-name="">
        <style:list-level-properties text:space-before="4.004in"/>
      </text:list-level-style-number>
      <text:list-level-style-number text:level="4" style:num-format="" style:num-list-format-name="">
        <style:list-level-properties text:space-before="6.006in"/>
      </text:list-level-style-number>
      <text:list-level-style-number text:level="5" style:num-format="" style:num-list-format-name="">
        <style:list-level-properties text:space-before="8.008in"/>
      </text:list-level-style-number>
      <text:list-level-style-number text:level="6" style:num-format="" style:num-list-format-name="">
        <style:list-level-properties text:space-before="10.01in"/>
      </text:list-level-style-number>
      <text:list-level-style-number text:level="7" style:num-format="" style:num-list-format-name="">
        <style:list-level-properties text:space-before="12.012in"/>
      </text:list-level-style-number>
      <text:list-level-style-number text:level="8" style:num-format="" style:num-list-format-name="">
        <style:list-level-properties text:space-before="14.014in"/>
      </text:list-level-style-number>
      <text:list-level-style-number text:level="9" style:num-format="" style:num-list-format-name="">
        <style:list-level-properties text:space-before="16.016in"/>
      </text:list-level-style-number>
    </text:list-style>
    <text:list-style style:name="a493">
      <text:list-level-style-number text:level="1" style:num-format="" style:num-list-format-name="">
        <style:list-level-properties text:space-before="0in"/>
      </text:list-level-style-number>
      <text:list-level-style-number text:level="2" style:num-format="" style:num-list-format-name="">
        <style:list-level-properties text:space-before="2.002in"/>
      </text:list-level-style-number>
      <text:list-level-style-number text:level="3" style:num-format="" style:num-list-format-name="">
        <style:list-level-properties text:space-before="4.004in"/>
      </text:list-level-style-number>
      <text:list-level-style-number text:level="4" style:num-format="" style:num-list-format-name="">
        <style:list-level-properties text:space-before="6.006in"/>
      </text:list-level-style-number>
      <text:list-level-style-number text:level="5" style:num-format="" style:num-list-format-name="">
        <style:list-level-properties text:space-before="8.008in"/>
      </text:list-level-style-number>
      <text:list-level-style-number text:level="6" style:num-format="" style:num-list-format-name="">
        <style:list-level-properties text:space-before="10.01in"/>
      </text:list-level-style-number>
      <text:list-level-style-number text:level="7" style:num-format="" style:num-list-format-name="">
        <style:list-level-properties text:space-before="12.012in"/>
      </text:list-level-style-number>
      <text:list-level-style-number text:level="8" style:num-format="" style:num-list-format-name="">
        <style:list-level-properties text:space-before="14.014in"/>
      </text:list-level-style-number>
      <text:list-level-style-number text:level="9" style:num-format="" style:num-list-format-name="">
        <style:list-level-properties text:space-before="16.016in"/>
      </text:list-level-style-number>
    </text:list-style>
    <text:list-style style:name="a858">
      <text:list-level-style-bullet text:level="1" text:bullet-char="•">
        <style:list-level-properties text:space-before="0in" text:min-label-width="0.82773in"/>
        <style:text-properties fo:font-family="Arial" style:font-family-generic="swiss" style:font-pitch="variable" fo:font-size="100%"/>
      </text:list-level-style-bullet>
      <text:list-level-style-bullet text:level="2" text:bullet-char="•">
        <style:list-level-properties text:space-before="1.65545in" text:min-label-width="0.82773in"/>
        <style:text-properties fo:font-family="Arial" style:font-family-generic="swiss" style:font-pitch="variable" fo:font-size="100%"/>
      </text:list-level-style-bullet>
      <text:list-level-style-bullet text:level="3" text:bullet-char="•">
        <style:list-level-properties text:space-before="3.3109in" text:min-label-width="0.82773in"/>
        <style:text-properties fo:font-family="Arial" style:font-family-generic="swiss" style:font-pitch="variable" fo:font-size="100%"/>
      </text:list-level-style-bullet>
      <text:list-level-style-bullet text:level="4" text:bullet-char="•">
        <style:list-level-properties text:space-before="4.96635in" text:min-label-width="0.82773in"/>
        <style:text-properties fo:font-family="Arial" style:font-family-generic="swiss" style:font-pitch="variable" fo:font-size="100%"/>
      </text:list-level-style-bullet>
      <text:list-level-style-bullet text:level="5" text:bullet-char="•">
        <style:list-level-properties text:space-before="6.6218in" text:min-label-width="0.82773in"/>
        <style:text-properties fo:font-family="Arial" style:font-family-generic="swiss" style:font-pitch="variable" fo:font-size="100%"/>
      </text:list-level-style-bullet>
      <text:list-level-style-bullet text:level="6" text:bullet-char="•">
        <style:list-level-properties text:space-before="8.27725in" text:min-label-width="0.82773in"/>
        <style:text-properties fo:font-family="Arial" style:font-family-generic="swiss" style:font-pitch="variable" fo:font-size="100%"/>
      </text:list-level-style-bullet>
      <text:list-level-style-bullet text:level="7" text:bullet-char="•">
        <style:list-level-properties text:space-before="9.9327in" text:min-label-width="0.82773in"/>
        <style:text-properties fo:font-family="Arial" style:font-family-generic="swiss" style:font-pitch="variable" fo:font-size="100%"/>
      </text:list-level-style-bullet>
      <text:list-level-style-bullet text:level="8" text:bullet-char="•">
        <style:list-level-properties text:space-before="11.58815in" text:min-label-width="0.82773in"/>
        <style:text-properties fo:font-family="Arial" style:font-family-generic="swiss" style:font-pitch="variable" fo:font-size="100%"/>
      </text:list-level-style-bullet>
      <text:list-level-style-bullet text:level="9" text:bullet-char="•">
        <style:list-level-properties text:space-before="13.2436in" text:min-label-width="0.82773in"/>
        <style:text-properties fo:font-family="Arial" style:font-family-generic="swiss" style:font-pitch="variable" fo:font-size="100%"/>
      </text:list-level-style-bullet>
    </text:list-style>
    <text:list-style style:name="a400">
      <text:list-level-style-number text:level="1" style:num-format="" style:num-list-format-name="">
        <style:list-level-properties text:space-before="0in"/>
      </text:list-level-style-number>
      <text:list-level-style-number text:level="2" style:num-format="" style:num-list-format-name="">
        <style:list-level-properties text:space-before="1.65545in"/>
      </text:list-level-style-number>
      <text:list-level-style-number text:level="3" style:num-format="" style:num-list-format-name="">
        <style:list-level-properties text:space-before="3.3109in"/>
      </text:list-level-style-number>
      <text:list-level-style-number text:level="4" style:num-format="" style:num-list-format-name="">
        <style:list-level-properties text:space-before="4.96635in"/>
      </text:list-level-style-number>
      <text:list-level-style-number text:level="5" style:num-format="" style:num-list-format-name="">
        <style:list-level-properties text:space-before="6.6218in"/>
      </text:list-level-style-number>
      <text:list-level-style-number text:level="6" style:num-format="" style:num-list-format-name="">
        <style:list-level-properties text:space-before="8.27725in"/>
      </text:list-level-style-number>
      <text:list-level-style-number text:level="7" style:num-format="" style:num-list-format-name="">
        <style:list-level-properties text:space-before="9.9327in"/>
      </text:list-level-style-number>
      <text:list-level-style-number text:level="8" style:num-format="" style:num-list-format-name="">
        <style:list-level-properties text:space-before="11.58815in"/>
      </text:list-level-style-number>
      <text:list-level-style-number text:level="9" style:num-format="" style:num-list-format-name="">
        <style:list-level-properties text:space-before="13.2436in"/>
      </text:list-level-style-number>
    </text:list-style>
    <text:list-style style:name="a679">
      <text:list-level-style-number text:level="1" style:num-format="" style:num-list-format-name="">
        <style:list-level-properties text:space-before="0in"/>
      </text:list-level-style-number>
      <text:list-level-style-number text:level="2" style:num-format="" style:num-list-format-name="">
        <style:list-level-properties text:space-before="2.002in"/>
      </text:list-level-style-number>
      <text:list-level-style-number text:level="3" style:num-format="" style:num-list-format-name="">
        <style:list-level-properties text:space-before="4.004in"/>
      </text:list-level-style-number>
      <text:list-level-style-number text:level="4" style:num-format="" style:num-list-format-name="">
        <style:list-level-properties text:space-before="6.006in"/>
      </text:list-level-style-number>
      <text:list-level-style-number text:level="5" style:num-format="" style:num-list-format-name="">
        <style:list-level-properties text:space-before="8.008in"/>
      </text:list-level-style-number>
      <text:list-level-style-number text:level="6" style:num-format="" style:num-list-format-name="">
        <style:list-level-properties text:space-before="10.01in"/>
      </text:list-level-style-number>
      <text:list-level-style-number text:level="7" style:num-format="" style:num-list-format-name="">
        <style:list-level-properties text:space-before="12.012in"/>
      </text:list-level-style-number>
      <text:list-level-style-number text:level="8" style:num-format="" style:num-list-format-name="">
        <style:list-level-properties text:space-before="14.014in"/>
      </text:list-level-style-number>
      <text:list-level-style-number text:level="9" style:num-format="" style:num-list-format-name="">
        <style:list-level-properties text:space-before="16.016in"/>
      </text:list-level-style-number>
    </text:list-style>
    <text:list-style style:name="a498">
      <text:list-level-style-number text:level="1" style:num-format="" style:num-list-format-name="">
        <style:list-level-properties text:space-before="0in"/>
      </text:list-level-style-number>
      <text:list-level-style-number text:level="2" style:num-format="" style:num-list-format-name="">
        <style:list-level-properties text:space-before="2.002in"/>
      </text:list-level-style-number>
      <text:list-level-style-number text:level="3" style:num-format="" style:num-list-format-name="">
        <style:list-level-properties text:space-before="4.004in"/>
      </text:list-level-style-number>
      <text:list-level-style-number text:level="4" style:num-format="" style:num-list-format-name="">
        <style:list-level-properties text:space-before="6.006in"/>
      </text:list-level-style-number>
      <text:list-level-style-number text:level="5" style:num-format="" style:num-list-format-name="">
        <style:list-level-properties text:space-before="8.008in"/>
      </text:list-level-style-number>
      <text:list-level-style-number text:level="6" style:num-format="" style:num-list-format-name="">
        <style:list-level-properties text:space-before="10.01in"/>
      </text:list-level-style-number>
      <text:list-level-style-number text:level="7" style:num-format="" style:num-list-format-name="">
        <style:list-level-properties text:space-before="12.012in"/>
      </text:list-level-style-number>
      <text:list-level-style-number text:level="8" style:num-format="" style:num-list-format-name="">
        <style:list-level-properties text:space-before="14.014in"/>
      </text:list-level-style-number>
      <text:list-level-style-number text:level="9" style:num-format="" style:num-list-format-name="">
        <style:list-level-properties text:space-before="16.016in"/>
      </text:list-level-style-number>
    </text:list-style>
    <text:list-style style:name="a404">
      <text:list-level-style-bullet text:level="1" text:bullet-char="•">
        <style:list-level-properties text:space-before="0in" text:min-label-width="0.82773in"/>
        <style:text-properties fo:font-family="Arial" style:font-family-generic="swiss" style:font-pitch="variable" fo:font-size="100%"/>
      </text:list-level-style-bullet>
      <text:list-level-style-bullet text:level="2" text:bullet-char="•">
        <style:list-level-properties text:space-before="1.65545in" text:min-label-width="0.82773in"/>
        <style:text-properties fo:font-family="Arial" style:font-family-generic="swiss" style:font-pitch="variable" fo:font-size="100%"/>
      </text:list-level-style-bullet>
      <text:list-level-style-bullet text:level="3" text:bullet-char="•">
        <style:list-level-properties text:space-before="3.3109in" text:min-label-width="0.82773in"/>
        <style:text-properties fo:font-family="Arial" style:font-family-generic="swiss" style:font-pitch="variable" fo:font-size="100%"/>
      </text:list-level-style-bullet>
      <text:list-level-style-bullet text:level="4" text:bullet-char="•">
        <style:list-level-properties text:space-before="4.96635in" text:min-label-width="0.82773in"/>
        <style:text-properties fo:font-family="Arial" style:font-family-generic="swiss" style:font-pitch="variable" fo:font-size="100%"/>
      </text:list-level-style-bullet>
      <text:list-level-style-bullet text:level="5" text:bullet-char="•">
        <style:list-level-properties text:space-before="6.6218in" text:min-label-width="0.82773in"/>
        <style:text-properties fo:font-family="Arial" style:font-family-generic="swiss" style:font-pitch="variable" fo:font-size="100%"/>
      </text:list-level-style-bullet>
      <text:list-level-style-bullet text:level="6" text:bullet-char="•">
        <style:list-level-properties text:space-before="8.27725in" text:min-label-width="0.82773in"/>
        <style:text-properties fo:font-family="Arial" style:font-family-generic="swiss" style:font-pitch="variable" fo:font-size="100%"/>
      </text:list-level-style-bullet>
      <text:list-level-style-bullet text:level="7" text:bullet-char="•">
        <style:list-level-properties text:space-before="9.9327in" text:min-label-width="0.82773in"/>
        <style:text-properties fo:font-family="Arial" style:font-family-generic="swiss" style:font-pitch="variable" fo:font-size="100%"/>
      </text:list-level-style-bullet>
      <text:list-level-style-bullet text:level="8" text:bullet-char="•">
        <style:list-level-properties text:space-before="11.58815in" text:min-label-width="0.82773in"/>
        <style:text-properties fo:font-family="Arial" style:font-family-generic="swiss" style:font-pitch="variable" fo:font-size="100%"/>
      </text:list-level-style-bullet>
      <text:list-level-style-bullet text:level="9" text:bullet-char="•">
        <style:list-level-properties text:space-before="13.2436in" text:min-label-width="0.82773in"/>
        <style:text-properties fo:font-family="Arial" style:font-family-generic="swiss" style:font-pitch="variable" fo:font-size="100%"/>
      </text:list-level-style-bullet>
    </text:list-style>
    <text:list-style style:name="a314">
      <text:list-level-style-bullet text:level="1" text:bullet-char="•">
        <style:list-level-properties text:space-before="0in" text:min-label-width="0.82773in"/>
        <style:text-properties fo:font-family="Arial" style:font-family-generic="swiss" style:font-pitch="variable" fo:font-size="100%"/>
      </text:list-level-style-bullet>
      <text:list-level-style-bullet text:level="2" text:bullet-char="•">
        <style:list-level-properties text:space-before="1.65545in" text:min-label-width="0.82773in"/>
        <style:text-properties fo:font-family="Arial" style:font-family-generic="swiss" style:font-pitch="variable" fo:font-size="100%"/>
      </text:list-level-style-bullet>
      <text:list-level-style-bullet text:level="3" text:bullet-char="•">
        <style:list-level-properties text:space-before="3.3109in" text:min-label-width="0.82773in"/>
        <style:text-properties fo:font-family="Arial" style:font-family-generic="swiss" style:font-pitch="variable" fo:font-size="100%"/>
      </text:list-level-style-bullet>
      <text:list-level-style-bullet text:level="4" text:bullet-char="•">
        <style:list-level-properties text:space-before="4.96635in" text:min-label-width="0.82773in"/>
        <style:text-properties fo:font-family="Arial" style:font-family-generic="swiss" style:font-pitch="variable" fo:font-size="100%"/>
      </text:list-level-style-bullet>
      <text:list-level-style-bullet text:level="5" text:bullet-char="•">
        <style:list-level-properties text:space-before="6.6218in" text:min-label-width="0.82773in"/>
        <style:text-properties fo:font-family="Arial" style:font-family-generic="swiss" style:font-pitch="variable" fo:font-size="100%"/>
      </text:list-level-style-bullet>
      <text:list-level-style-bullet text:level="6" text:bullet-char="•">
        <style:list-level-properties text:space-before="8.27725in" text:min-label-width="0.82773in"/>
        <style:text-properties fo:font-family="Arial" style:font-family-generic="swiss" style:font-pitch="variable" fo:font-size="100%"/>
      </text:list-level-style-bullet>
      <text:list-level-style-bullet text:level="7" text:bullet-char="•">
        <style:list-level-properties text:space-before="9.9327in" text:min-label-width="0.82773in"/>
        <style:text-properties fo:font-family="Arial" style:font-family-generic="swiss" style:font-pitch="variable" fo:font-size="100%"/>
      </text:list-level-style-bullet>
      <text:list-level-style-bullet text:level="8" text:bullet-char="•">
        <style:list-level-properties text:space-before="11.58815in" text:min-label-width="0.82773in"/>
        <style:text-properties fo:font-family="Arial" style:font-family-generic="swiss" style:font-pitch="variable" fo:font-size="100%"/>
      </text:list-level-style-bullet>
      <text:list-level-style-bullet text:level="9" text:bullet-char="•">
        <style:list-level-properties text:space-before="13.2436in" text:min-label-width="0.82773in"/>
        <style:text-properties fo:font-family="Arial" style:font-family-generic="swiss" style:font-pitch="variable" fo:font-size="100%"/>
      </text:list-level-style-bullet>
    </text:list-style>
    <text:list-style style:name="a133">
      <text:list-level-style-number text:level="1" style:num-format="" style:num-list-format-name="">
        <style:list-level-properties text:space-before="0in"/>
      </text:list-level-style-number>
      <text:list-level-style-number text:level="2" style:num-format="" style:num-list-format-name="">
        <style:list-level-properties text:space-before="2.002in"/>
      </text:list-level-style-number>
      <text:list-level-style-number text:level="3" style:num-format="" style:num-list-format-name="">
        <style:list-level-properties text:space-before="4.004in"/>
      </text:list-level-style-number>
      <text:list-level-style-number text:level="4" style:num-format="" style:num-list-format-name="">
        <style:list-level-properties text:space-before="6.006in"/>
      </text:list-level-style-number>
      <text:list-level-style-number text:level="5" style:num-format="" style:num-list-format-name="">
        <style:list-level-properties text:space-before="8.008in"/>
      </text:list-level-style-number>
      <text:list-level-style-number text:level="6" style:num-format="" style:num-list-format-name="">
        <style:list-level-properties text:space-before="10.01in"/>
      </text:list-level-style-number>
      <text:list-level-style-number text:level="7" style:num-format="" style:num-list-format-name="">
        <style:list-level-properties text:space-before="12.012in"/>
      </text:list-level-style-number>
      <text:list-level-style-number text:level="8" style:num-format="" style:num-list-format-name="">
        <style:list-level-properties text:space-before="14.014in"/>
      </text:list-level-style-number>
      <text:list-level-style-number text:level="9" style:num-format="" style:num-list-format-name="">
        <style:list-level-properties text:space-before="16.016in"/>
      </text:list-level-style-number>
    </text:list-style>
    <text:list-style style:name="a318">
      <text:list-level-style-bullet text:level="1" text:bullet-char="•">
        <style:list-level-properties text:space-before="0in" text:min-label-width="0.82773in"/>
        <style:text-properties fo:font-family="Arial" style:font-family-generic="swiss" style:font-pitch="variable" fo:font-size="100%"/>
      </text:list-level-style-bullet>
      <text:list-level-style-bullet text:level="2" text:bullet-char="•">
        <style:list-level-properties text:space-before="1.65545in" text:min-label-width="0.82773in"/>
        <style:text-properties fo:font-family="Arial" style:font-family-generic="swiss" style:font-pitch="variable" fo:font-size="100%"/>
      </text:list-level-style-bullet>
      <text:list-level-style-bullet text:level="3" text:bullet-char="•">
        <style:list-level-properties text:space-before="3.3109in" text:min-label-width="0.82773in"/>
        <style:text-properties fo:font-family="Arial" style:font-family-generic="swiss" style:font-pitch="variable" fo:font-size="100%"/>
      </text:list-level-style-bullet>
      <text:list-level-style-bullet text:level="4" text:bullet-char="•">
        <style:list-level-properties text:space-before="4.96635in" text:min-label-width="0.82773in"/>
        <style:text-properties fo:font-family="Arial" style:font-family-generic="swiss" style:font-pitch="variable" fo:font-size="100%"/>
      </text:list-level-style-bullet>
      <text:list-level-style-bullet text:level="5" text:bullet-char="•">
        <style:list-level-properties text:space-before="6.6218in" text:min-label-width="0.82773in"/>
        <style:text-properties fo:font-family="Arial" style:font-family-generic="swiss" style:font-pitch="variable" fo:font-size="100%"/>
      </text:list-level-style-bullet>
      <text:list-level-style-bullet text:level="6" text:bullet-char="•">
        <style:list-level-properties text:space-before="8.27725in" text:min-label-width="0.82773in"/>
        <style:text-properties fo:font-family="Arial" style:font-family-generic="swiss" style:font-pitch="variable" fo:font-size="100%"/>
      </text:list-level-style-bullet>
      <text:list-level-style-bullet text:level="7" text:bullet-char="•">
        <style:list-level-properties text:space-before="9.9327in" text:min-label-width="0.82773in"/>
        <style:text-properties fo:font-family="Arial" style:font-family-generic="swiss" style:font-pitch="variable" fo:font-size="100%"/>
      </text:list-level-style-bullet>
      <text:list-level-style-bullet text:level="8" text:bullet-char="•">
        <style:list-level-properties text:space-before="11.58815in" text:min-label-width="0.82773in"/>
        <style:text-properties fo:font-family="Arial" style:font-family-generic="swiss" style:font-pitch="variable" fo:font-size="100%"/>
      </text:list-level-style-bullet>
      <text:list-level-style-bullet text:level="9" text:bullet-char="•">
        <style:list-level-properties text:space-before="13.2436in" text:min-label-width="0.82773in"/>
        <style:text-properties fo:font-family="Arial" style:font-family-generic="swiss" style:font-pitch="variable" fo:font-size="100%"/>
      </text:list-level-style-bullet>
    </text:list-style>
    <text:list-style style:name="a409">
      <text:list-level-style-bullet text:level="1" text:bullet-char="•">
        <style:list-level-properties text:space-before="0in" text:min-label-width="0.82773in"/>
        <style:text-properties fo:font-family="Arial" style:font-family-generic="swiss" style:font-pitch="variable" fo:font-size="100%"/>
      </text:list-level-style-bullet>
      <text:list-level-style-bullet text:level="2" text:bullet-char="•">
        <style:list-level-properties text:space-before="1.65545in" text:min-label-width="0.82773in"/>
        <style:text-properties fo:font-family="Arial" style:font-family-generic="swiss" style:font-pitch="variable" fo:font-size="100%"/>
      </text:list-level-style-bullet>
      <text:list-level-style-bullet text:level="3" text:bullet-char="•">
        <style:list-level-properties text:space-before="3.3109in" text:min-label-width="0.82773in"/>
        <style:text-properties fo:font-family="Arial" style:font-family-generic="swiss" style:font-pitch="variable" fo:font-size="100%"/>
      </text:list-level-style-bullet>
      <text:list-level-style-bullet text:level="4" text:bullet-char="•">
        <style:list-level-properties text:space-before="4.96635in" text:min-label-width="0.82773in"/>
        <style:text-properties fo:font-family="Arial" style:font-family-generic="swiss" style:font-pitch="variable" fo:font-size="100%"/>
      </text:list-level-style-bullet>
      <text:list-level-style-bullet text:level="5" text:bullet-char="•">
        <style:list-level-properties text:space-before="6.6218in" text:min-label-width="0.82773in"/>
        <style:text-properties fo:font-family="Arial" style:font-family-generic="swiss" style:font-pitch="variable" fo:font-size="100%"/>
      </text:list-level-style-bullet>
      <text:list-level-style-bullet text:level="6" text:bullet-char="•">
        <style:list-level-properties text:space-before="8.27725in" text:min-label-width="0.82773in"/>
        <style:text-properties fo:font-family="Arial" style:font-family-generic="swiss" style:font-pitch="variable" fo:font-size="100%"/>
      </text:list-level-style-bullet>
      <text:list-level-style-bullet text:level="7" text:bullet-char="•">
        <style:list-level-properties text:space-before="9.9327in" text:min-label-width="0.82773in"/>
        <style:text-properties fo:font-family="Arial" style:font-family-generic="swiss" style:font-pitch="variable" fo:font-size="100%"/>
      </text:list-level-style-bullet>
      <text:list-level-style-bullet text:level="8" text:bullet-char="•">
        <style:list-level-properties text:space-before="11.58815in" text:min-label-width="0.82773in"/>
        <style:text-properties fo:font-family="Arial" style:font-family-generic="swiss" style:font-pitch="variable" fo:font-size="100%"/>
      </text:list-level-style-bullet>
      <text:list-level-style-bullet text:level="9" text:bullet-char="•">
        <style:list-level-properties text:space-before="13.2436in" text:min-label-width="0.82773in"/>
        <style:text-properties fo:font-family="Arial" style:font-family-generic="swiss" style:font-pitch="variable" fo:font-size="100%"/>
      </text:list-level-style-bullet>
    </text:list-style>
    <text:list-style style:name="a630">
      <text:list-level-style-bullet text:level="1" text:bullet-char="•">
        <style:list-level-properties text:space-before="0in" text:min-label-width="0.82773in"/>
        <style:text-properties fo:font-family="Arial" style:font-family-generic="swiss" style:font-pitch="variable" fo:font-size="100%"/>
      </text:list-level-style-bullet>
      <text:list-level-style-bullet text:level="2" text:bullet-char="•">
        <style:list-level-properties text:space-before="1.65545in" text:min-label-width="0.82773in"/>
        <style:text-properties fo:font-family="Arial" style:font-family-generic="swiss" style:font-pitch="variable" fo:font-size="100%"/>
      </text:list-level-style-bullet>
      <text:list-level-style-bullet text:level="3" text:bullet-char="•">
        <style:list-level-properties text:space-before="3.3109in" text:min-label-width="0.82773in"/>
        <style:text-properties fo:font-family="Arial" style:font-family-generic="swiss" style:font-pitch="variable" fo:font-size="100%"/>
      </text:list-level-style-bullet>
      <text:list-level-style-bullet text:level="4" text:bullet-char="•">
        <style:list-level-properties text:space-before="4.96635in" text:min-label-width="0.82773in"/>
        <style:text-properties fo:font-family="Arial" style:font-family-generic="swiss" style:font-pitch="variable" fo:font-size="100%"/>
      </text:list-level-style-bullet>
      <text:list-level-style-bullet text:level="5" text:bullet-char="•">
        <style:list-level-properties text:space-before="6.6218in" text:min-label-width="0.82773in"/>
        <style:text-properties fo:font-family="Arial" style:font-family-generic="swiss" style:font-pitch="variable" fo:font-size="100%"/>
      </text:list-level-style-bullet>
      <text:list-level-style-bullet text:level="6" text:bullet-char="•">
        <style:list-level-properties text:space-before="8.27725in" text:min-label-width="0.82773in"/>
        <style:text-properties fo:font-family="Arial" style:font-family-generic="swiss" style:font-pitch="variable" fo:font-size="100%"/>
      </text:list-level-style-bullet>
      <text:list-level-style-bullet text:level="7" text:bullet-char="•">
        <style:list-level-properties text:space-before="9.9327in" text:min-label-width="0.82773in"/>
        <style:text-properties fo:font-family="Arial" style:font-family-generic="swiss" style:font-pitch="variable" fo:font-size="100%"/>
      </text:list-level-style-bullet>
      <text:list-level-style-bullet text:level="8" text:bullet-char="•">
        <style:list-level-properties text:space-before="11.58815in" text:min-label-width="0.82773in"/>
        <style:text-properties fo:font-family="Arial" style:font-family-generic="swiss" style:font-pitch="variable" fo:font-size="100%"/>
      </text:list-level-style-bullet>
      <text:list-level-style-bullet text:level="9" text:bullet-char="•">
        <style:list-level-properties text:space-before="13.2436in" text:min-label-width="0.82773in"/>
        <style:text-properties fo:font-family="Arial" style:font-family-generic="swiss" style:font-pitch="variable" fo:font-size="100%"/>
      </text:list-level-style-bullet>
    </text:list-style>
    <text:list-style style:name="a540">
      <text:list-level-style-number text:level="1" style:num-format="" style:num-list-format-name="">
        <style:list-level-properties text:space-before="0in"/>
      </text:list-level-style-number>
      <text:list-level-style-number text:level="2" style:num-format="" style:num-list-format-name="">
        <style:list-level-properties text:space-before="2.002in"/>
      </text:list-level-style-number>
      <text:list-level-style-number text:level="3" style:num-format="" style:num-list-format-name="">
        <style:list-level-properties text:space-before="4.004in"/>
      </text:list-level-style-number>
      <text:list-level-style-number text:level="4" style:num-format="" style:num-list-format-name="">
        <style:list-level-properties text:space-before="6.006in"/>
      </text:list-level-style-number>
      <text:list-level-style-number text:level="5" style:num-format="" style:num-list-format-name="">
        <style:list-level-properties text:space-before="8.008in"/>
      </text:list-level-style-number>
      <text:list-level-style-number text:level="6" style:num-format="" style:num-list-format-name="">
        <style:list-level-properties text:space-before="10.01in"/>
      </text:list-level-style-number>
      <text:list-level-style-number text:level="7" style:num-format="" style:num-list-format-name="">
        <style:list-level-properties text:space-before="12.012in"/>
      </text:list-level-style-number>
      <text:list-level-style-number text:level="8" style:num-format="" style:num-list-format-name="">
        <style:list-level-properties text:space-before="14.014in"/>
      </text:list-level-style-number>
      <text:list-level-style-number text:level="9" style:num-format="" style:num-list-format-name="">
        <style:list-level-properties text:space-before="16.016in"/>
      </text:list-level-style-number>
    </text:list-style>
    <text:list-style style:name="a635">
      <text:list-level-style-bullet text:level="1" text:bullet-char="•">
        <style:list-level-properties text:space-before="0in" text:min-label-width="0.82773in"/>
        <style:text-properties fo:font-family="Arial" style:font-family-generic="swiss" style:font-pitch="variable" fo:font-size="100%"/>
      </text:list-level-style-bullet>
      <text:list-level-style-bullet text:level="2" text:bullet-char="•">
        <style:list-level-properties text:space-before="1.65545in" text:min-label-width="0.82773in"/>
        <style:text-properties fo:font-family="Arial" style:font-family-generic="swiss" style:font-pitch="variable" fo:font-size="100%"/>
      </text:list-level-style-bullet>
      <text:list-level-style-bullet text:level="3" text:bullet-char="•">
        <style:list-level-properties text:space-before="3.3109in" text:min-label-width="0.82773in"/>
        <style:text-properties fo:font-family="Arial" style:font-family-generic="swiss" style:font-pitch="variable" fo:font-size="100%"/>
      </text:list-level-style-bullet>
      <text:list-level-style-bullet text:level="4" text:bullet-char="•">
        <style:list-level-properties text:space-before="4.96635in" text:min-label-width="0.82773in"/>
        <style:text-properties fo:font-family="Arial" style:font-family-generic="swiss" style:font-pitch="variable" fo:font-size="100%"/>
      </text:list-level-style-bullet>
      <text:list-level-style-bullet text:level="5" text:bullet-char="•">
        <style:list-level-properties text:space-before="6.6218in" text:min-label-width="0.82773in"/>
        <style:text-properties fo:font-family="Arial" style:font-family-generic="swiss" style:font-pitch="variable" fo:font-size="100%"/>
      </text:list-level-style-bullet>
      <text:list-level-style-bullet text:level="6" text:bullet-char="•">
        <style:list-level-properties text:space-before="8.27725in" text:min-label-width="0.82773in"/>
        <style:text-properties fo:font-family="Arial" style:font-family-generic="swiss" style:font-pitch="variable" fo:font-size="100%"/>
      </text:list-level-style-bullet>
      <text:list-level-style-bullet text:level="7" text:bullet-char="•">
        <style:list-level-properties text:space-before="9.9327in" text:min-label-width="0.82773in"/>
        <style:text-properties fo:font-family="Arial" style:font-family-generic="swiss" style:font-pitch="variable" fo:font-size="100%"/>
      </text:list-level-style-bullet>
      <text:list-level-style-bullet text:level="8" text:bullet-char="•">
        <style:list-level-properties text:space-before="11.58815in" text:min-label-width="0.82773in"/>
        <style:text-properties fo:font-family="Arial" style:font-family-generic="swiss" style:font-pitch="variable" fo:font-size="100%"/>
      </text:list-level-style-bullet>
      <text:list-level-style-bullet text:level="9" text:bullet-char="•">
        <style:list-level-properties text:space-before="13.2436in" text:min-label-width="0.82773in"/>
        <style:text-properties fo:font-family="Arial" style:font-family-generic="swiss" style:font-pitch="variable" fo:font-size="100%"/>
      </text:list-level-style-bullet>
    </text:list-style>
    <text:list-style style:name="a908">
      <text:list-level-style-number text:level="1" style:num-format="" style:num-list-format-name="">
        <style:list-level-properties text:space-before="0in"/>
      </text:list-level-style-number>
      <text:list-level-style-number text:level="2" style:num-format="" style:num-list-format-name="">
        <style:list-level-properties text:space-before="2.002in"/>
      </text:list-level-style-number>
      <text:list-level-style-number text:level="3" style:num-format="" style:num-list-format-name="">
        <style:list-level-properties text:space-before="4.004in"/>
      </text:list-level-style-number>
      <text:list-level-style-number text:level="4" style:num-format="" style:num-list-format-name="">
        <style:list-level-properties text:space-before="6.006in"/>
      </text:list-level-style-number>
      <text:list-level-style-number text:level="5" style:num-format="" style:num-list-format-name="">
        <style:list-level-properties text:space-before="8.008in"/>
      </text:list-level-style-number>
      <text:list-level-style-number text:level="6" style:num-format="" style:num-list-format-name="">
        <style:list-level-properties text:space-before="10.01in"/>
      </text:list-level-style-number>
      <text:list-level-style-number text:level="7" style:num-format="" style:num-list-format-name="">
        <style:list-level-properties text:space-before="12.012in"/>
      </text:list-level-style-number>
      <text:list-level-style-number text:level="8" style:num-format="" style:num-list-format-name="">
        <style:list-level-properties text:space-before="14.014in"/>
      </text:list-level-style-number>
      <text:list-level-style-number text:level="9" style:num-format="" style:num-list-format-name="">
        <style:list-level-properties text:space-before="16.016in"/>
      </text:list-level-style-number>
    </text:list-style>
    <text:list-style style:name="a271">
      <text:list-level-style-number text:level="1" style:num-format="" style:num-list-format-name="">
        <style:list-level-properties text:space-before="0in"/>
      </text:list-level-style-number>
      <text:list-level-style-number text:level="2" style:num-format="" style:num-list-format-name="">
        <style:list-level-properties text:space-before="2.002in"/>
      </text:list-level-style-number>
      <text:list-level-style-number text:level="3" style:num-format="" style:num-list-format-name="">
        <style:list-level-properties text:space-before="4.004in"/>
      </text:list-level-style-number>
      <text:list-level-style-number text:level="4" style:num-format="" style:num-list-format-name="">
        <style:list-level-properties text:space-before="6.006in"/>
      </text:list-level-style-number>
      <text:list-level-style-number text:level="5" style:num-format="" style:num-list-format-name="">
        <style:list-level-properties text:space-before="8.008in"/>
      </text:list-level-style-number>
      <text:list-level-style-number text:level="6" style:num-format="" style:num-list-format-name="">
        <style:list-level-properties text:space-before="10.01in"/>
      </text:list-level-style-number>
      <text:list-level-style-number text:level="7" style:num-format="" style:num-list-format-name="">
        <style:list-level-properties text:space-before="12.012in"/>
      </text:list-level-style-number>
      <text:list-level-style-number text:level="8" style:num-format="" style:num-list-format-name="">
        <style:list-level-properties text:space-before="14.014in"/>
      </text:list-level-style-number>
      <text:list-level-style-number text:level="9" style:num-format="" style:num-list-format-name="">
        <style:list-level-properties text:space-before="16.016in"/>
      </text:list-level-style-number>
    </text:list-style>
    <text:list-style style:name="a545">
      <text:list-level-style-number text:level="1" style:num-format="" style:num-list-format-name="">
        <style:list-level-properties text:space-before="0in"/>
      </text:list-level-style-number>
      <text:list-level-style-number text:level="2" style:num-format="" style:num-list-format-name="">
        <style:list-level-properties text:space-before="2.002in"/>
      </text:list-level-style-number>
      <text:list-level-style-number text:level="3" style:num-format="" style:num-list-format-name="">
        <style:list-level-properties text:space-before="4.004in"/>
      </text:list-level-style-number>
      <text:list-level-style-number text:level="4" style:num-format="" style:num-list-format-name="">
        <style:list-level-properties text:space-before="6.006in"/>
      </text:list-level-style-number>
      <text:list-level-style-number text:level="5" style:num-format="" style:num-list-format-name="">
        <style:list-level-properties text:space-before="8.008in"/>
      </text:list-level-style-number>
      <text:list-level-style-number text:level="6" style:num-format="" style:num-list-format-name="">
        <style:list-level-properties text:space-before="10.01in"/>
      </text:list-level-style-number>
      <text:list-level-style-number text:level="7" style:num-format="" style:num-list-format-name="">
        <style:list-level-properties text:space-before="12.012in"/>
      </text:list-level-style-number>
      <text:list-level-style-number text:level="8" style:num-format="" style:num-list-format-name="">
        <style:list-level-properties text:space-before="14.014in"/>
      </text:list-level-style-number>
      <text:list-level-style-number text:level="9" style:num-format="" style:num-list-format-name="">
        <style:list-level-properties text:space-before="16.016in"/>
      </text:list-level-style-number>
    </text:list-style>
    <text:list-style style:name="a454">
      <text:list-level-style-bullet text:level="1" text:bullet-char="•">
        <style:list-level-properties text:space-before="0in" text:min-label-width="0.82773in"/>
        <style:text-properties fo:font-family="Arial" style:font-family-generic="swiss" style:font-pitch="variable" fo:font-size="100%"/>
      </text:list-level-style-bullet>
      <text:list-level-style-bullet text:level="2" text:bullet-char="•">
        <style:list-level-properties text:space-before="1.65545in" text:min-label-width="0.82773in"/>
        <style:text-properties fo:font-family="Arial" style:font-family-generic="swiss" style:font-pitch="variable" fo:font-size="100%"/>
      </text:list-level-style-bullet>
      <text:list-level-style-bullet text:level="3" text:bullet-char="•">
        <style:list-level-properties text:space-before="3.3109in" text:min-label-width="0.82773in"/>
        <style:text-properties fo:font-family="Arial" style:font-family-generic="swiss" style:font-pitch="variable" fo:font-size="100%"/>
      </text:list-level-style-bullet>
      <text:list-level-style-bullet text:level="4" text:bullet-char="•">
        <style:list-level-properties text:space-before="4.96635in" text:min-label-width="0.82773in"/>
        <style:text-properties fo:font-family="Arial" style:font-family-generic="swiss" style:font-pitch="variable" fo:font-size="100%"/>
      </text:list-level-style-bullet>
      <text:list-level-style-bullet text:level="5" text:bullet-char="•">
        <style:list-level-properties text:space-before="6.6218in" text:min-label-width="0.82773in"/>
        <style:text-properties fo:font-family="Arial" style:font-family-generic="swiss" style:font-pitch="variable" fo:font-size="100%"/>
      </text:list-level-style-bullet>
      <text:list-level-style-bullet text:level="6" text:bullet-char="•">
        <style:list-level-properties text:space-before="8.27725in" text:min-label-width="0.82773in"/>
        <style:text-properties fo:font-family="Arial" style:font-family-generic="swiss" style:font-pitch="variable" fo:font-size="100%"/>
      </text:list-level-style-bullet>
      <text:list-level-style-bullet text:level="7" text:bullet-char="•">
        <style:list-level-properties text:space-before="9.9327in" text:min-label-width="0.82773in"/>
        <style:text-properties fo:font-family="Arial" style:font-family-generic="swiss" style:font-pitch="variable" fo:font-size="100%"/>
      </text:list-level-style-bullet>
      <text:list-level-style-bullet text:level="8" text:bullet-char="•">
        <style:list-level-properties text:space-before="11.58815in" text:min-label-width="0.82773in"/>
        <style:text-properties fo:font-family="Arial" style:font-family-generic="swiss" style:font-pitch="variable" fo:font-size="100%"/>
      </text:list-level-style-bullet>
      <text:list-level-style-bullet text:level="9" text:bullet-char="•">
        <style:list-level-properties text:space-before="13.2436in" text:min-label-width="0.82773in"/>
        <style:text-properties fo:font-family="Arial" style:font-family-generic="swiss" style:font-pitch="variable" fo:font-size="100%"/>
      </text:list-level-style-bullet>
    </text:list-style>
    <text:list-style style:name="a276">
      <text:list-level-style-number text:level="1" style:num-format="" style:num-list-format-name="">
        <style:list-level-properties text:space-before="0in"/>
      </text:list-level-style-number>
      <text:list-level-style-number text:level="2" style:num-format="" style:num-list-format-name="">
        <style:list-level-properties text:space-before="2.002in"/>
      </text:list-level-style-number>
      <text:list-level-style-number text:level="3" style:num-format="" style:num-list-format-name="">
        <style:list-level-properties text:space-before="4.004in"/>
      </text:list-level-style-number>
      <text:list-level-style-number text:level="4" style:num-format="" style:num-list-format-name="">
        <style:list-level-properties text:space-before="6.006in"/>
      </text:list-level-style-number>
      <text:list-level-style-number text:level="5" style:num-format="" style:num-list-format-name="">
        <style:list-level-properties text:space-before="8.008in"/>
      </text:list-level-style-number>
      <text:list-level-style-number text:level="6" style:num-format="" style:num-list-format-name="">
        <style:list-level-properties text:space-before="10.01in"/>
      </text:list-level-style-number>
      <text:list-level-style-number text:level="7" style:num-format="" style:num-list-format-name="">
        <style:list-level-properties text:space-before="12.012in"/>
      </text:list-level-style-number>
      <text:list-level-style-number text:level="8" style:num-format="" style:num-list-format-name="">
        <style:list-level-properties text:space-before="14.014in"/>
      </text:list-level-style-number>
      <text:list-level-style-number text:level="9" style:num-format="" style:num-list-format-name="">
        <style:list-level-properties text:space-before="16.016in"/>
      </text:list-level-style-number>
    </text:list-style>
    <text:list-style style:name="a368">
      <text:list-level-style-number text:level="1" style:num-format="" style:num-list-format-name="">
        <style:list-level-properties text:space-before="0in"/>
      </text:list-level-style-number>
      <text:list-level-style-number text:level="2" style:num-format="" style:num-list-format-name="">
        <style:list-level-properties text:space-before="2.002in"/>
      </text:list-level-style-number>
      <text:list-level-style-number text:level="3" style:num-format="" style:num-list-format-name="">
        <style:list-level-properties text:space-before="4.004in"/>
      </text:list-level-style-number>
      <text:list-level-style-number text:level="4" style:num-format="" style:num-list-format-name="">
        <style:list-level-properties text:space-before="6.006in"/>
      </text:list-level-style-number>
      <text:list-level-style-number text:level="5" style:num-format="" style:num-list-format-name="">
        <style:list-level-properties text:space-before="8.008in"/>
      </text:list-level-style-number>
      <text:list-level-style-number text:level="6" style:num-format="" style:num-list-format-name="">
        <style:list-level-properties text:space-before="10.01in"/>
      </text:list-level-style-number>
      <text:list-level-style-number text:level="7" style:num-format="" style:num-list-format-name="">
        <style:list-level-properties text:space-before="12.012in"/>
      </text:list-level-style-number>
      <text:list-level-style-number text:level="8" style:num-format="" style:num-list-format-name="">
        <style:list-level-properties text:space-before="14.014in"/>
      </text:list-level-style-number>
      <text:list-level-style-number text:level="9" style:num-format="" style:num-list-format-name="">
        <style:list-level-properties text:space-before="16.016in"/>
      </text:list-level-style-number>
    </text:list-style>
    <text:list-style style:name="a863">
      <text:list-level-style-bullet text:level="1" text:bullet-char="•">
        <style:list-level-properties text:space-before="0in" text:min-label-width="0.82773in"/>
        <style:text-properties fo:font-family="Arial" style:font-family-generic="swiss" style:font-pitch="variable" fo:font-size="100%"/>
      </text:list-level-style-bullet>
      <text:list-level-style-bullet text:level="2" text:bullet-char="•">
        <style:list-level-properties text:space-before="1.65545in" text:min-label-width="0.82773in"/>
        <style:text-properties fo:font-family="Arial" style:font-family-generic="swiss" style:font-pitch="variable" fo:font-size="100%"/>
      </text:list-level-style-bullet>
      <text:list-level-style-bullet text:level="3" text:bullet-char="•">
        <style:list-level-properties text:space-before="3.3109in" text:min-label-width="0.82773in"/>
        <style:text-properties fo:font-family="Arial" style:font-family-generic="swiss" style:font-pitch="variable" fo:font-size="100%"/>
      </text:list-level-style-bullet>
      <text:list-level-style-bullet text:level="4" text:bullet-char="•">
        <style:list-level-properties text:space-before="4.96635in" text:min-label-width="0.82773in"/>
        <style:text-properties fo:font-family="Arial" style:font-family-generic="swiss" style:font-pitch="variable" fo:font-size="100%"/>
      </text:list-level-style-bullet>
      <text:list-level-style-bullet text:level="5" text:bullet-char="•">
        <style:list-level-properties text:space-before="6.6218in" text:min-label-width="0.82773in"/>
        <style:text-properties fo:font-family="Arial" style:font-family-generic="swiss" style:font-pitch="variable" fo:font-size="100%"/>
      </text:list-level-style-bullet>
      <text:list-level-style-bullet text:level="6" text:bullet-char="•">
        <style:list-level-properties text:space-before="8.27725in" text:min-label-width="0.82773in"/>
        <style:text-properties fo:font-family="Arial" style:font-family-generic="swiss" style:font-pitch="variable" fo:font-size="100%"/>
      </text:list-level-style-bullet>
      <text:list-level-style-bullet text:level="7" text:bullet-char="•">
        <style:list-level-properties text:space-before="9.9327in" text:min-label-width="0.82773in"/>
        <style:text-properties fo:font-family="Arial" style:font-family-generic="swiss" style:font-pitch="variable" fo:font-size="100%"/>
      </text:list-level-style-bullet>
      <text:list-level-style-bullet text:level="8" text:bullet-char="•">
        <style:list-level-properties text:space-before="11.58815in" text:min-label-width="0.82773in"/>
        <style:text-properties fo:font-family="Arial" style:font-family-generic="swiss" style:font-pitch="variable" fo:font-size="100%"/>
      </text:list-level-style-bullet>
      <text:list-level-style-bullet text:level="9" text:bullet-char="•">
        <style:list-level-properties text:space-before="13.2436in" text:min-label-width="0.82773in"/>
        <style:text-properties fo:font-family="Arial" style:font-family-generic="swiss" style:font-pitch="variable" fo:font-size="100%"/>
      </text:list-level-style-bullet>
    </text:list-style>
    <text:list-style style:name="a684">
      <text:list-level-style-number text:level="1" style:num-format="" style:num-list-format-name="">
        <style:list-level-properties text:space-before="0in"/>
      </text:list-level-style-number>
      <text:list-level-style-number text:level="2" style:num-format="" style:num-list-format-name="">
        <style:list-level-properties text:space-before="2.002in"/>
      </text:list-level-style-number>
      <text:list-level-style-number text:level="3" style:num-format="" style:num-list-format-name="">
        <style:list-level-properties text:space-before="4.004in"/>
      </text:list-level-style-number>
      <text:list-level-style-number text:level="4" style:num-format="" style:num-list-format-name="">
        <style:list-level-properties text:space-before="6.006in"/>
      </text:list-level-style-number>
      <text:list-level-style-number text:level="5" style:num-format="" style:num-list-format-name="">
        <style:list-level-properties text:space-before="8.008in"/>
      </text:list-level-style-number>
      <text:list-level-style-number text:level="6" style:num-format="" style:num-list-format-name="">
        <style:list-level-properties text:space-before="10.01in"/>
      </text:list-level-style-number>
      <text:list-level-style-number text:level="7" style:num-format="" style:num-list-format-name="">
        <style:list-level-properties text:space-before="12.012in"/>
      </text:list-level-style-number>
      <text:list-level-style-number text:level="8" style:num-format="" style:num-list-format-name="">
        <style:list-level-properties text:space-before="14.014in"/>
      </text:list-level-style-number>
      <text:list-level-style-number text:level="9" style:num-format="" style:num-list-format-name="">
        <style:list-level-properties text:space-before="16.016in"/>
      </text:list-level-style-number>
    </text:list-style>
    <text:list-style style:name="a593">
      <text:list-level-style-number text:level="1" style:num-format="" style:num-list-format-name="">
        <style:list-level-properties text:space-before="0in"/>
      </text:list-level-style-number>
      <text:list-level-style-number text:level="2" style:num-format="" style:num-list-format-name="">
        <style:list-level-properties text:space-before="2.002in"/>
      </text:list-level-style-number>
      <text:list-level-style-number text:level="3" style:num-format="" style:num-list-format-name="">
        <style:list-level-properties text:space-before="4.004in"/>
      </text:list-level-style-number>
      <text:list-level-style-number text:level="4" style:num-format="" style:num-list-format-name="">
        <style:list-level-properties text:space-before="6.006in"/>
      </text:list-level-style-number>
      <text:list-level-style-number text:level="5" style:num-format="" style:num-list-format-name="">
        <style:list-level-properties text:space-before="8.008in"/>
      </text:list-level-style-number>
      <text:list-level-style-number text:level="6" style:num-format="" style:num-list-format-name="">
        <style:list-level-properties text:space-before="10.01in"/>
      </text:list-level-style-number>
      <text:list-level-style-number text:level="7" style:num-format="" style:num-list-format-name="">
        <style:list-level-properties text:space-before="12.012in"/>
      </text:list-level-style-number>
      <text:list-level-style-number text:level="8" style:num-format="" style:num-list-format-name="">
        <style:list-level-properties text:space-before="14.014in"/>
      </text:list-level-style-number>
      <text:list-level-style-number text:level="9" style:num-format="" style:num-list-format-name="">
        <style:list-level-properties text:space-before="16.016in"/>
      </text:list-level-style-number>
    </text:list-style>
    <text:list-style style:name="a776">
      <text:list-level-style-bullet text:level="1" text:bullet-char="•">
        <style:list-level-properties text:space-before="0in" text:min-label-width="0.82773in"/>
        <style:text-properties fo:font-family="Arial" style:font-family-generic="swiss" style:font-pitch="variable" fo:font-size="100%"/>
      </text:list-level-style-bullet>
      <text:list-level-style-bullet text:level="2" text:bullet-char="•">
        <style:list-level-properties text:space-before="1.65545in" text:min-label-width="0.82773in"/>
        <style:text-properties fo:font-family="Arial" style:font-family-generic="swiss" style:font-pitch="variable" fo:font-size="100%"/>
      </text:list-level-style-bullet>
      <text:list-level-style-bullet text:level="3" text:bullet-char="•">
        <style:list-level-properties text:space-before="3.3109in" text:min-label-width="0.82773in"/>
        <style:text-properties fo:font-family="Arial" style:font-family-generic="swiss" style:font-pitch="variable" fo:font-size="100%"/>
      </text:list-level-style-bullet>
      <text:list-level-style-bullet text:level="4" text:bullet-char="•">
        <style:list-level-properties text:space-before="4.96635in" text:min-label-width="0.82773in"/>
        <style:text-properties fo:font-family="Arial" style:font-family-generic="swiss" style:font-pitch="variable" fo:font-size="100%"/>
      </text:list-level-style-bullet>
      <text:list-level-style-bullet text:level="5" text:bullet-char="•">
        <style:list-level-properties text:space-before="6.6218in" text:min-label-width="0.82773in"/>
        <style:text-properties fo:font-family="Arial" style:font-family-generic="swiss" style:font-pitch="variable" fo:font-size="100%"/>
      </text:list-level-style-bullet>
      <text:list-level-style-bullet text:level="6" text:bullet-char="•">
        <style:list-level-properties text:space-before="8.27725in" text:min-label-width="0.82773in"/>
        <style:text-properties fo:font-family="Arial" style:font-family-generic="swiss" style:font-pitch="variable" fo:font-size="100%"/>
      </text:list-level-style-bullet>
      <text:list-level-style-bullet text:level="7" text:bullet-char="•">
        <style:list-level-properties text:space-before="9.9327in" text:min-label-width="0.82773in"/>
        <style:text-properties fo:font-family="Arial" style:font-family-generic="swiss" style:font-pitch="variable" fo:font-size="100%"/>
      </text:list-level-style-bullet>
      <text:list-level-style-bullet text:level="8" text:bullet-char="•">
        <style:list-level-properties text:space-before="11.58815in" text:min-label-width="0.82773in"/>
        <style:text-properties fo:font-family="Arial" style:font-family-generic="swiss" style:font-pitch="variable" fo:font-size="100%"/>
      </text:list-level-style-bullet>
      <text:list-level-style-bullet text:level="9" text:bullet-char="•">
        <style:list-level-properties text:space-before="13.2436in" text:min-label-width="0.82773in"/>
        <style:text-properties fo:font-family="Arial" style:font-family-generic="swiss" style:font-pitch="variable" fo:font-size="100%"/>
      </text:list-level-style-bullet>
    </text:list-style>
    <text:list-style style:name="a868">
      <text:list-level-style-bullet text:level="1" text:bullet-char="•">
        <style:list-level-properties text:space-before="0in" text:min-label-width="0.82773in"/>
        <style:text-properties fo:font-family="Arial" style:font-family-generic="swiss" style:font-pitch="variable" fo:font-size="100%"/>
      </text:list-level-style-bullet>
      <text:list-level-style-bullet text:level="2" text:bullet-char="•">
        <style:list-level-properties text:space-before="1.65545in" text:min-label-width="0.82773in"/>
        <style:text-properties fo:font-family="Arial" style:font-family-generic="swiss" style:font-pitch="variable" fo:font-size="100%"/>
      </text:list-level-style-bullet>
      <text:list-level-style-bullet text:level="3" text:bullet-char="•">
        <style:list-level-properties text:space-before="3.3109in" text:min-label-width="0.82773in"/>
        <style:text-properties fo:font-family="Arial" style:font-family-generic="swiss" style:font-pitch="variable" fo:font-size="100%"/>
      </text:list-level-style-bullet>
      <text:list-level-style-bullet text:level="4" text:bullet-char="•">
        <style:list-level-properties text:space-before="4.96635in" text:min-label-width="0.82773in"/>
        <style:text-properties fo:font-family="Arial" style:font-family-generic="swiss" style:font-pitch="variable" fo:font-size="100%"/>
      </text:list-level-style-bullet>
      <text:list-level-style-bullet text:level="5" text:bullet-char="•">
        <style:list-level-properties text:space-before="6.6218in" text:min-label-width="0.82773in"/>
        <style:text-properties fo:font-family="Arial" style:font-family-generic="swiss" style:font-pitch="variable" fo:font-size="100%"/>
      </text:list-level-style-bullet>
      <text:list-level-style-bullet text:level="6" text:bullet-char="•">
        <style:list-level-properties text:space-before="8.27725in" text:min-label-width="0.82773in"/>
        <style:text-properties fo:font-family="Arial" style:font-family-generic="swiss" style:font-pitch="variable" fo:font-size="100%"/>
      </text:list-level-style-bullet>
      <text:list-level-style-bullet text:level="7" text:bullet-char="•">
        <style:list-level-properties text:space-before="9.9327in" text:min-label-width="0.82773in"/>
        <style:text-properties fo:font-family="Arial" style:font-family-generic="swiss" style:font-pitch="variable" fo:font-size="100%"/>
      </text:list-level-style-bullet>
      <text:list-level-style-bullet text:level="8" text:bullet-char="•">
        <style:list-level-properties text:space-before="11.58815in" text:min-label-width="0.82773in"/>
        <style:text-properties fo:font-family="Arial" style:font-family-generic="swiss" style:font-pitch="variable" fo:font-size="100%"/>
      </text:list-level-style-bullet>
      <text:list-level-style-bullet text:level="9" text:bullet-char="•">
        <style:list-level-properties text:space-before="13.2436in" text:min-label-width="0.82773in"/>
        <style:text-properties fo:font-family="Arial" style:font-family-generic="swiss" style:font-pitch="variable" fo:font-size="100%"/>
      </text:list-level-style-bullet>
    </text:list-style>
    <text:list-style style:name="a689">
      <text:list-level-style-number text:level="1" style:num-format="" style:num-list-format-name="">
        <style:list-level-properties text:space-before="0in"/>
      </text:list-level-style-number>
      <text:list-level-style-number text:level="2" style:num-format="" style:num-list-format-name="">
        <style:list-level-properties text:space-before="2.002in"/>
      </text:list-level-style-number>
      <text:list-level-style-number text:level="3" style:num-format="" style:num-list-format-name="">
        <style:list-level-properties text:space-before="4.004in"/>
      </text:list-level-style-number>
      <text:list-level-style-number text:level="4" style:num-format="" style:num-list-format-name="">
        <style:list-level-properties text:space-before="6.006in"/>
      </text:list-level-style-number>
      <text:list-level-style-number text:level="5" style:num-format="" style:num-list-format-name="">
        <style:list-level-properties text:space-before="8.008in"/>
      </text:list-level-style-number>
      <text:list-level-style-number text:level="6" style:num-format="" style:num-list-format-name="">
        <style:list-level-properties text:space-before="10.01in"/>
      </text:list-level-style-number>
      <text:list-level-style-number text:level="7" style:num-format="" style:num-list-format-name="">
        <style:list-level-properties text:space-before="12.012in"/>
      </text:list-level-style-number>
      <text:list-level-style-number text:level="8" style:num-format="" style:num-list-format-name="">
        <style:list-level-properties text:space-before="14.014in"/>
      </text:list-level-style-number>
      <text:list-level-style-number text:level="9" style:num-format="" style:num-list-format-name="">
        <style:list-level-properties text:space-before="16.016in"/>
      </text:list-level-style-number>
    </text:list-style>
    <text:list-style style:name="a598">
      <text:list-level-style-number text:level="1" style:num-format="" style:num-list-format-name="">
        <style:list-level-properties text:space-before="0in"/>
      </text:list-level-style-number>
      <text:list-level-style-number text:level="2" style:num-format="" style:num-list-format-name="">
        <style:list-level-properties text:space-before="2.002in"/>
      </text:list-level-style-number>
      <text:list-level-style-number text:level="3" style:num-format="" style:num-list-format-name="">
        <style:list-level-properties text:space-before="4.004in"/>
      </text:list-level-style-number>
      <text:list-level-style-number text:level="4" style:num-format="" style:num-list-format-name="">
        <style:list-level-properties text:space-before="6.006in"/>
      </text:list-level-style-number>
      <text:list-level-style-number text:level="5" style:num-format="" style:num-list-format-name="">
        <style:list-level-properties text:space-before="8.008in"/>
      </text:list-level-style-number>
      <text:list-level-style-number text:level="6" style:num-format="" style:num-list-format-name="">
        <style:list-level-properties text:space-before="10.01in"/>
      </text:list-level-style-number>
      <text:list-level-style-number text:level="7" style:num-format="" style:num-list-format-name="">
        <style:list-level-properties text:space-before="12.012in"/>
      </text:list-level-style-number>
      <text:list-level-style-number text:level="8" style:num-format="" style:num-list-format-name="">
        <style:list-level-properties text:space-before="14.014in"/>
      </text:list-level-style-number>
      <text:list-level-style-number text:level="9" style:num-format="" style:num-list-format-name="">
        <style:list-level-properties text:space-before="16.016in"/>
      </text:list-level-style-number>
    </text:list-style>
    <text:list-style style:name="a414">
      <text:list-level-style-bullet text:level="1" text:bullet-char="•">
        <style:list-level-properties text:space-before="0in" text:min-label-width="0.82773in"/>
        <style:text-properties fo:font-family="Arial" style:font-family-generic="swiss" style:font-pitch="variable" fo:font-size="100%"/>
      </text:list-level-style-bullet>
      <text:list-level-style-bullet text:level="2" text:bullet-char="•">
        <style:list-level-properties text:space-before="1.65545in" text:min-label-width="0.82773in"/>
        <style:text-properties fo:font-family="Arial" style:font-family-generic="swiss" style:font-pitch="variable" fo:font-size="100%"/>
      </text:list-level-style-bullet>
      <text:list-level-style-bullet text:level="3" text:bullet-char="•">
        <style:list-level-properties text:space-before="3.3109in" text:min-label-width="0.82773in"/>
        <style:text-properties fo:font-family="Arial" style:font-family-generic="swiss" style:font-pitch="variable" fo:font-size="100%"/>
      </text:list-level-style-bullet>
      <text:list-level-style-bullet text:level="4" text:bullet-char="•">
        <style:list-level-properties text:space-before="4.96635in" text:min-label-width="0.82773in"/>
        <style:text-properties fo:font-family="Arial" style:font-family-generic="swiss" style:font-pitch="variable" fo:font-size="100%"/>
      </text:list-level-style-bullet>
      <text:list-level-style-bullet text:level="5" text:bullet-char="•">
        <style:list-level-properties text:space-before="6.6218in" text:min-label-width="0.82773in"/>
        <style:text-properties fo:font-family="Arial" style:font-family-generic="swiss" style:font-pitch="variable" fo:font-size="100%"/>
      </text:list-level-style-bullet>
      <text:list-level-style-bullet text:level="6" text:bullet-char="•">
        <style:list-level-properties text:space-before="8.27725in" text:min-label-width="0.82773in"/>
        <style:text-properties fo:font-family="Arial" style:font-family-generic="swiss" style:font-pitch="variable" fo:font-size="100%"/>
      </text:list-level-style-bullet>
      <text:list-level-style-bullet text:level="7" text:bullet-char="•">
        <style:list-level-properties text:space-before="9.9327in" text:min-label-width="0.82773in"/>
        <style:text-properties fo:font-family="Arial" style:font-family-generic="swiss" style:font-pitch="variable" fo:font-size="100%"/>
      </text:list-level-style-bullet>
      <text:list-level-style-bullet text:level="8" text:bullet-char="•">
        <style:list-level-properties text:space-before="11.58815in" text:min-label-width="0.82773in"/>
        <style:text-properties fo:font-family="Arial" style:font-family-generic="swiss" style:font-pitch="variable" fo:font-size="100%"/>
      </text:list-level-style-bullet>
      <text:list-level-style-bullet text:level="9" text:bullet-char="•">
        <style:list-level-properties text:space-before="13.2436in" text:min-label-width="0.82773in"/>
        <style:text-properties fo:font-family="Arial" style:font-family-generic="swiss" style:font-pitch="variable" fo:font-size="100%"/>
      </text:list-level-style-bullet>
    </text:list-style>
    <text:list-style style:name="a232">
      <text:list-level-style-number text:level="1" style:num-format="" style:num-list-format-name="">
        <style:list-level-properties text:space-before="0in"/>
      </text:list-level-style-number>
      <text:list-level-style-number text:level="2" style:num-format="" style:num-list-format-name="">
        <style:list-level-properties text:space-before="1.65545in"/>
      </text:list-level-style-number>
      <text:list-level-style-number text:level="3" style:num-format="" style:num-list-format-name="">
        <style:list-level-properties text:space-before="3.3109in"/>
      </text:list-level-style-number>
      <text:list-level-style-number text:level="4" style:num-format="" style:num-list-format-name="">
        <style:list-level-properties text:space-before="4.96635in"/>
      </text:list-level-style-number>
      <text:list-level-style-number text:level="5" style:num-format="" style:num-list-format-name="">
        <style:list-level-properties text:space-before="6.6218in"/>
      </text:list-level-style-number>
      <text:list-level-style-number text:level="6" style:num-format="" style:num-list-format-name="">
        <style:list-level-properties text:space-before="8.27725in"/>
      </text:list-level-style-number>
      <text:list-level-style-number text:level="7" style:num-format="" style:num-list-format-name="">
        <style:list-level-properties text:space-before="9.9327in"/>
      </text:list-level-style-number>
      <text:list-level-style-number text:level="8" style:num-format="" style:num-list-format-name="">
        <style:list-level-properties text:space-before="11.58815in"/>
      </text:list-level-style-number>
      <text:list-level-style-number text:level="9" style:num-format="" style:num-list-format-name="">
        <style:list-level-properties text:space-before="13.2436in"/>
      </text:list-level-style-number>
    </text:list-style>
    <text:list-style style:name="a323">
      <text:list-level-style-bullet text:level="1" text:bullet-char="•">
        <style:list-level-properties text:space-before="0in" text:min-label-width="0.82773in"/>
        <style:text-properties fo:font-family="Arial" style:font-family-generic="swiss" style:font-pitch="variable" fo:font-size="100%"/>
      </text:list-level-style-bullet>
      <text:list-level-style-bullet text:level="2" text:bullet-char="•">
        <style:list-level-properties text:space-before="1.65545in" text:min-label-width="0.82773in"/>
        <style:text-properties fo:font-family="Arial" style:font-family-generic="swiss" style:font-pitch="variable" fo:font-size="100%"/>
      </text:list-level-style-bullet>
      <text:list-level-style-bullet text:level="3" text:bullet-char="•">
        <style:list-level-properties text:space-before="3.3109in" text:min-label-width="0.82773in"/>
        <style:text-properties fo:font-family="Arial" style:font-family-generic="swiss" style:font-pitch="variable" fo:font-size="100%"/>
      </text:list-level-style-bullet>
      <text:list-level-style-bullet text:level="4" text:bullet-char="•">
        <style:list-level-properties text:space-before="4.96635in" text:min-label-width="0.82773in"/>
        <style:text-properties fo:font-family="Arial" style:font-family-generic="swiss" style:font-pitch="variable" fo:font-size="100%"/>
      </text:list-level-style-bullet>
      <text:list-level-style-bullet text:level="5" text:bullet-char="•">
        <style:list-level-properties text:space-before="6.6218in" text:min-label-width="0.82773in"/>
        <style:text-properties fo:font-family="Arial" style:font-family-generic="swiss" style:font-pitch="variable" fo:font-size="100%"/>
      </text:list-level-style-bullet>
      <text:list-level-style-bullet text:level="6" text:bullet-char="•">
        <style:list-level-properties text:space-before="8.27725in" text:min-label-width="0.82773in"/>
        <style:text-properties fo:font-family="Arial" style:font-family-generic="swiss" style:font-pitch="variable" fo:font-size="100%"/>
      </text:list-level-style-bullet>
      <text:list-level-style-bullet text:level="7" text:bullet-char="•">
        <style:list-level-properties text:space-before="9.9327in" text:min-label-width="0.82773in"/>
        <style:text-properties fo:font-family="Arial" style:font-family-generic="swiss" style:font-pitch="variable" fo:font-size="100%"/>
      </text:list-level-style-bullet>
      <text:list-level-style-bullet text:level="8" text:bullet-char="•">
        <style:list-level-properties text:space-before="11.58815in" text:min-label-width="0.82773in"/>
        <style:text-properties fo:font-family="Arial" style:font-family-generic="swiss" style:font-pitch="variable" fo:font-size="100%"/>
      </text:list-level-style-bullet>
      <text:list-level-style-bullet text:level="9" text:bullet-char="•">
        <style:list-level-properties text:space-before="13.2436in" text:min-label-width="0.82773in"/>
        <style:text-properties fo:font-family="Arial" style:font-family-generic="swiss" style:font-pitch="variable" fo:font-size="100%"/>
      </text:list-level-style-bullet>
    </text:list-style>
    <text:list-style style:name="a419">
      <text:list-level-style-bullet text:level="1" text:bullet-char="•">
        <style:list-level-properties text:space-before="0in" text:min-label-width="0.82773in"/>
        <style:text-properties fo:font-family="Arial" style:font-family-generic="swiss" style:font-pitch="variable" fo:font-size="100%"/>
      </text:list-level-style-bullet>
      <text:list-level-style-bullet text:level="2" text:bullet-char="•">
        <style:list-level-properties text:space-before="1.65545in" text:min-label-width="0.82773in"/>
        <style:text-properties fo:font-family="Arial" style:font-family-generic="swiss" style:font-pitch="variable" fo:font-size="100%"/>
      </text:list-level-style-bullet>
      <text:list-level-style-bullet text:level="3" text:bullet-char="•">
        <style:list-level-properties text:space-before="3.3109in" text:min-label-width="0.82773in"/>
        <style:text-properties fo:font-family="Arial" style:font-family-generic="swiss" style:font-pitch="variable" fo:font-size="100%"/>
      </text:list-level-style-bullet>
      <text:list-level-style-bullet text:level="4" text:bullet-char="•">
        <style:list-level-properties text:space-before="4.96635in" text:min-label-width="0.82773in"/>
        <style:text-properties fo:font-family="Arial" style:font-family-generic="swiss" style:font-pitch="variable" fo:font-size="100%"/>
      </text:list-level-style-bullet>
      <text:list-level-style-bullet text:level="5" text:bullet-char="•">
        <style:list-level-properties text:space-before="6.6218in" text:min-label-width="0.82773in"/>
        <style:text-properties fo:font-family="Arial" style:font-family-generic="swiss" style:font-pitch="variable" fo:font-size="100%"/>
      </text:list-level-style-bullet>
      <text:list-level-style-bullet text:level="6" text:bullet-char="•">
        <style:list-level-properties text:space-before="8.27725in" text:min-label-width="0.82773in"/>
        <style:text-properties fo:font-family="Arial" style:font-family-generic="swiss" style:font-pitch="variable" fo:font-size="100%"/>
      </text:list-level-style-bullet>
      <text:list-level-style-bullet text:level="7" text:bullet-char="•">
        <style:list-level-properties text:space-before="9.9327in" text:min-label-width="0.82773in"/>
        <style:text-properties fo:font-family="Arial" style:font-family-generic="swiss" style:font-pitch="variable" fo:font-size="100%"/>
      </text:list-level-style-bullet>
      <text:list-level-style-bullet text:level="8" text:bullet-char="•">
        <style:list-level-properties text:space-before="11.58815in" text:min-label-width="0.82773in"/>
        <style:text-properties fo:font-family="Arial" style:font-family-generic="swiss" style:font-pitch="variable" fo:font-size="100%"/>
      </text:list-level-style-bullet>
      <text:list-level-style-bullet text:level="9" text:bullet-char="•">
        <style:list-level-properties text:space-before="13.2436in" text:min-label-width="0.82773in"/>
        <style:text-properties fo:font-family="Arial" style:font-family-generic="swiss" style:font-pitch="variable" fo:font-size="100%"/>
      </text:list-level-style-bullet>
    </text:list-style>
    <text:list-style style:name="a328">
      <text:list-level-style-bullet text:level="1" text:bullet-char="•">
        <style:list-level-properties text:space-before="0in" text:min-label-width="0.82773in"/>
        <style:text-properties fo:font-family="Arial" style:font-family-generic="swiss" style:font-pitch="variable" fo:font-size="100%"/>
      </text:list-level-style-bullet>
      <text:list-level-style-bullet text:level="2" text:bullet-char="•">
        <style:list-level-properties text:space-before="1.65545in" text:min-label-width="0.82773in"/>
        <style:text-properties fo:font-family="Arial" style:font-family-generic="swiss" style:font-pitch="variable" fo:font-size="100%"/>
      </text:list-level-style-bullet>
      <text:list-level-style-bullet text:level="3" text:bullet-char="•">
        <style:list-level-properties text:space-before="3.3109in" text:min-label-width="0.82773in"/>
        <style:text-properties fo:font-family="Arial" style:font-family-generic="swiss" style:font-pitch="variable" fo:font-size="100%"/>
      </text:list-level-style-bullet>
      <text:list-level-style-bullet text:level="4" text:bullet-char="•">
        <style:list-level-properties text:space-before="4.96635in" text:min-label-width="0.82773in"/>
        <style:text-properties fo:font-family="Arial" style:font-family-generic="swiss" style:font-pitch="variable" fo:font-size="100%"/>
      </text:list-level-style-bullet>
      <text:list-level-style-bullet text:level="5" text:bullet-char="•">
        <style:list-level-properties text:space-before="6.6218in" text:min-label-width="0.82773in"/>
        <style:text-properties fo:font-family="Arial" style:font-family-generic="swiss" style:font-pitch="variable" fo:font-size="100%"/>
      </text:list-level-style-bullet>
      <text:list-level-style-bullet text:level="6" text:bullet-char="•">
        <style:list-level-properties text:space-before="8.27725in" text:min-label-width="0.82773in"/>
        <style:text-properties fo:font-family="Arial" style:font-family-generic="swiss" style:font-pitch="variable" fo:font-size="100%"/>
      </text:list-level-style-bullet>
      <text:list-level-style-bullet text:level="7" text:bullet-char="•">
        <style:list-level-properties text:space-before="9.9327in" text:min-label-width="0.82773in"/>
        <style:text-properties fo:font-family="Arial" style:font-family-generic="swiss" style:font-pitch="variable" fo:font-size="100%"/>
      </text:list-level-style-bullet>
      <text:list-level-style-bullet text:level="8" text:bullet-char="•">
        <style:list-level-properties text:space-before="11.58815in" text:min-label-width="0.82773in"/>
        <style:text-properties fo:font-family="Arial" style:font-family-generic="swiss" style:font-pitch="variable" fo:font-size="100%"/>
      </text:list-level-style-bullet>
      <text:list-level-style-bullet text:level="9" text:bullet-char="•">
        <style:list-level-properties text:space-before="13.2436in" text:min-label-width="0.82773in"/>
        <style:text-properties fo:font-family="Arial" style:font-family-generic="swiss" style:font-pitch="variable" fo:font-size="100%"/>
      </text:list-level-style-bullet>
    </text:list-style>
    <text:list-style style:name="a640">
      <text:list-level-style-bullet text:level="1" text:bullet-char="•">
        <style:list-level-properties text:space-before="0in" text:min-label-width="0.82773in"/>
        <style:text-properties fo:font-family="Arial" style:font-family-generic="swiss" style:font-pitch="variable" fo:font-size="100%"/>
      </text:list-level-style-bullet>
      <text:list-level-style-bullet text:level="2" text:bullet-char="•">
        <style:list-level-properties text:space-before="1.65545in" text:min-label-width="0.82773in"/>
        <style:text-properties fo:font-family="Arial" style:font-family-generic="swiss" style:font-pitch="variable" fo:font-size="100%"/>
      </text:list-level-style-bullet>
      <text:list-level-style-bullet text:level="3" text:bullet-char="•">
        <style:list-level-properties text:space-before="3.3109in" text:min-label-width="0.82773in"/>
        <style:text-properties fo:font-family="Arial" style:font-family-generic="swiss" style:font-pitch="variable" fo:font-size="100%"/>
      </text:list-level-style-bullet>
      <text:list-level-style-bullet text:level="4" text:bullet-char="•">
        <style:list-level-properties text:space-before="4.96635in" text:min-label-width="0.82773in"/>
        <style:text-properties fo:font-family="Arial" style:font-family-generic="swiss" style:font-pitch="variable" fo:font-size="100%"/>
      </text:list-level-style-bullet>
      <text:list-level-style-bullet text:level="5" text:bullet-char="•">
        <style:list-level-properties text:space-before="6.6218in" text:min-label-width="0.82773in"/>
        <style:text-properties fo:font-family="Arial" style:font-family-generic="swiss" style:font-pitch="variable" fo:font-size="100%"/>
      </text:list-level-style-bullet>
      <text:list-level-style-bullet text:level="6" text:bullet-char="•">
        <style:list-level-properties text:space-before="8.27725in" text:min-label-width="0.82773in"/>
        <style:text-properties fo:font-family="Arial" style:font-family-generic="swiss" style:font-pitch="variable" fo:font-size="100%"/>
      </text:list-level-style-bullet>
      <text:list-level-style-bullet text:level="7" text:bullet-char="•">
        <style:list-level-properties text:space-before="9.9327in" text:min-label-width="0.82773in"/>
        <style:text-properties fo:font-family="Arial" style:font-family-generic="swiss" style:font-pitch="variable" fo:font-size="100%"/>
      </text:list-level-style-bullet>
      <text:list-level-style-bullet text:level="8" text:bullet-char="•">
        <style:list-level-properties text:space-before="11.58815in" text:min-label-width="0.82773in"/>
        <style:text-properties fo:font-family="Arial" style:font-family-generic="swiss" style:font-pitch="variable" fo:font-size="100%"/>
      </text:list-level-style-bullet>
      <text:list-level-style-bullet text:level="9" text:bullet-char="•">
        <style:list-level-properties text:space-before="13.2436in" text:min-label-width="0.82773in"/>
        <style:text-properties fo:font-family="Arial" style:font-family-generic="swiss" style:font-pitch="variable" fo:font-size="100%"/>
      </text:list-level-style-bullet>
    </text:list-style>
    <text:list-style style:name="a913">
      <text:list-level-style-number text:level="1" style:num-format="" style:num-list-format-name="">
        <style:list-level-properties text:space-before="0in"/>
      </text:list-level-style-number>
      <text:list-level-style-number text:level="2" style:num-format="" style:num-list-format-name="">
        <style:list-level-properties text:space-before="2.002in"/>
      </text:list-level-style-number>
      <text:list-level-style-number text:level="3" style:num-format="" style:num-list-format-name="">
        <style:list-level-properties text:space-before="4.004in"/>
      </text:list-level-style-number>
      <text:list-level-style-number text:level="4" style:num-format="" style:num-list-format-name="">
        <style:list-level-properties text:space-before="6.006in"/>
      </text:list-level-style-number>
      <text:list-level-style-number text:level="5" style:num-format="" style:num-list-format-name="">
        <style:list-level-properties text:space-before="8.008in"/>
      </text:list-level-style-number>
      <text:list-level-style-number text:level="6" style:num-format="" style:num-list-format-name="">
        <style:list-level-properties text:space-before="10.01in"/>
      </text:list-level-style-number>
      <text:list-level-style-number text:level="7" style:num-format="" style:num-list-format-name="">
        <style:list-level-properties text:space-before="12.012in"/>
      </text:list-level-style-number>
      <text:list-level-style-number text:level="8" style:num-format="" style:num-list-format-name="">
        <style:list-level-properties text:space-before="14.014in"/>
      </text:list-level-style-number>
      <text:list-level-style-number text:level="9" style:num-format="" style:num-list-format-name="">
        <style:list-level-properties text:space-before="16.016in"/>
      </text:list-level-style-number>
    </text:list-style>
    <text:list-style style:name="a550">
      <text:list-level-style-number text:level="1" style:num-format="" style:num-list-format-name="">
        <style:list-level-properties text:space-before="0in"/>
      </text:list-level-style-number>
      <text:list-level-style-number text:level="2" style:num-format="" style:num-list-format-name="">
        <style:list-level-properties text:space-before="2.002in"/>
      </text:list-level-style-number>
      <text:list-level-style-number text:level="3" style:num-format="" style:num-list-format-name="">
        <style:list-level-properties text:space-before="4.004in"/>
      </text:list-level-style-number>
      <text:list-level-style-number text:level="4" style:num-format="" style:num-list-format-name="">
        <style:list-level-properties text:space-before="6.006in"/>
      </text:list-level-style-number>
      <text:list-level-style-number text:level="5" style:num-format="" style:num-list-format-name="">
        <style:list-level-properties text:space-before="8.008in"/>
      </text:list-level-style-number>
      <text:list-level-style-number text:level="6" style:num-format="" style:num-list-format-name="">
        <style:list-level-properties text:space-before="10.01in"/>
      </text:list-level-style-number>
      <text:list-level-style-number text:level="7" style:num-format="" style:num-list-format-name="">
        <style:list-level-properties text:space-before="12.012in"/>
      </text:list-level-style-number>
      <text:list-level-style-number text:level="8" style:num-format="" style:num-list-format-name="">
        <style:list-level-properties text:space-before="14.014in"/>
      </text:list-level-style-number>
      <text:list-level-style-number text:level="9" style:num-format="" style:num-list-format-name="">
        <style:list-level-properties text:space-before="16.016in"/>
      </text:list-level-style-number>
    </text:list-style>
    <text:list-style style:name="a57">
      <text:list-level-style-number text:level="1" style:num-format="" style:num-list-format-name="">
        <style:list-level-properties text:space-before="0in"/>
      </text:list-level-style-number>
      <text:list-level-style-number text:level="2" style:num-format="" style:num-list-format-name="">
        <style:list-level-properties text:space-before="2.002in"/>
      </text:list-level-style-number>
      <text:list-level-style-number text:level="3" style:num-format="" style:num-list-format-name="">
        <style:list-level-properties text:space-before="4.004in"/>
      </text:list-level-style-number>
      <text:list-level-style-number text:level="4" style:num-format="" style:num-list-format-name="">
        <style:list-level-properties text:space-before="6.006in"/>
      </text:list-level-style-number>
      <text:list-level-style-number text:level="5" style:num-format="" style:num-list-format-name="">
        <style:list-level-properties text:space-before="8.008in"/>
      </text:list-level-style-number>
      <text:list-level-style-number text:level="6" style:num-format="" style:num-list-format-name="">
        <style:list-level-properties text:space-before="10.01in"/>
      </text:list-level-style-number>
      <text:list-level-style-number text:level="7" style:num-format="" style:num-list-format-name="">
        <style:list-level-properties text:space-before="12.012in"/>
      </text:list-level-style-number>
      <text:list-level-style-number text:level="8" style:num-format="" style:num-list-format-name="">
        <style:list-level-properties text:space-before="14.014in"/>
      </text:list-level-style-number>
      <text:list-level-style-number text:level="9" style:num-format="" style:num-list-format-name="">
        <style:list-level-properties text:space-before="16.016in"/>
      </text:list-level-style-number>
    </text:list-style>
    <text:list-style style:name="a826">
      <text:list-level-style-number text:level="1" style:num-format="" style:num-list-format-name="">
        <style:list-level-properties text:space-before="0in"/>
      </text:list-level-style-number>
      <text:list-level-style-number text:level="2" style:num-format="" style:num-list-format-name="">
        <style:list-level-properties text:space-before="2.002in"/>
      </text:list-level-style-number>
      <text:list-level-style-number text:level="3" style:num-format="" style:num-list-format-name="">
        <style:list-level-properties text:space-before="4.004in"/>
      </text:list-level-style-number>
      <text:list-level-style-number text:level="4" style:num-format="" style:num-list-format-name="">
        <style:list-level-properties text:space-before="6.006in"/>
      </text:list-level-style-number>
      <text:list-level-style-number text:level="5" style:num-format="" style:num-list-format-name="">
        <style:list-level-properties text:space-before="8.008in"/>
      </text:list-level-style-number>
      <text:list-level-style-number text:level="6" style:num-format="" style:num-list-format-name="">
        <style:list-level-properties text:space-before="10.01in"/>
      </text:list-level-style-number>
      <text:list-level-style-number text:level="7" style:num-format="" style:num-list-format-name="">
        <style:list-level-properties text:space-before="12.012in"/>
      </text:list-level-style-number>
      <text:list-level-style-number text:level="8" style:num-format="" style:num-list-format-name="">
        <style:list-level-properties text:space-before="14.014in"/>
      </text:list-level-style-number>
      <text:list-level-style-number text:level="9" style:num-format="" style:num-list-format-name="">
        <style:list-level-properties text:space-before="16.016in"/>
      </text:list-level-style-number>
    </text:list-style>
    <text:list-style style:name="a918">
      <text:list-level-style-number text:level="1" style:num-format="" style:num-list-format-name="">
        <style:list-level-properties text:space-before="0in"/>
      </text:list-level-style-number>
      <text:list-level-style-number text:level="2" style:num-format="" style:num-list-format-name="">
        <style:list-level-properties text:space-before="2.002in"/>
      </text:list-level-style-number>
      <text:list-level-style-number text:level="3" style:num-format="" style:num-list-format-name="">
        <style:list-level-properties text:space-before="4.004in"/>
      </text:list-level-style-number>
      <text:list-level-style-number text:level="4" style:num-format="" style:num-list-format-name="">
        <style:list-level-properties text:space-before="6.006in"/>
      </text:list-level-style-number>
      <text:list-level-style-number text:level="5" style:num-format="" style:num-list-format-name="">
        <style:list-level-properties text:space-before="8.008in"/>
      </text:list-level-style-number>
      <text:list-level-style-number text:level="6" style:num-format="" style:num-list-format-name="">
        <style:list-level-properties text:space-before="10.01in"/>
      </text:list-level-style-number>
      <text:list-level-style-number text:level="7" style:num-format="" style:num-list-format-name="">
        <style:list-level-properties text:space-before="12.012in"/>
      </text:list-level-style-number>
      <text:list-level-style-number text:level="8" style:num-format="" style:num-list-format-name="">
        <style:list-level-properties text:space-before="14.014in"/>
      </text:list-level-style-number>
      <text:list-level-style-number text:level="9" style:num-format="" style:num-list-format-name="">
        <style:list-level-properties text:space-before="16.016in"/>
      </text:list-level-style-number>
    </text:list-style>
    <text:list-style style:name="a646">
      <text:list-level-style-bullet text:level="1" text:bullet-char="•">
        <style:list-level-properties text:space-before="0in" text:min-label-width="0.82773in"/>
        <style:text-properties fo:font-family="Arial" style:font-family-generic="swiss" style:font-pitch="variable" fo:font-size="100%"/>
      </text:list-level-style-bullet>
      <text:list-level-style-bullet text:level="2" text:bullet-char="•">
        <style:list-level-properties text:space-before="1.65545in" text:min-label-width="0.82773in"/>
        <style:text-properties fo:font-family="Arial" style:font-family-generic="swiss" style:font-pitch="variable" fo:font-size="100%"/>
      </text:list-level-style-bullet>
      <text:list-level-style-bullet text:level="3" text:bullet-char="•">
        <style:list-level-properties text:space-before="3.3109in" text:min-label-width="0.82773in"/>
        <style:text-properties fo:font-family="Arial" style:font-family-generic="swiss" style:font-pitch="variable" fo:font-size="100%"/>
      </text:list-level-style-bullet>
      <text:list-level-style-bullet text:level="4" text:bullet-char="•">
        <style:list-level-properties text:space-before="4.96635in" text:min-label-width="0.82773in"/>
        <style:text-properties fo:font-family="Arial" style:font-family-generic="swiss" style:font-pitch="variable" fo:font-size="100%"/>
      </text:list-level-style-bullet>
      <text:list-level-style-bullet text:level="5" text:bullet-char="•">
        <style:list-level-properties text:space-before="6.6218in" text:min-label-width="0.82773in"/>
        <style:text-properties fo:font-family="Arial" style:font-family-generic="swiss" style:font-pitch="variable" fo:font-size="100%"/>
      </text:list-level-style-bullet>
      <text:list-level-style-bullet text:level="6" text:bullet-char="•">
        <style:list-level-properties text:space-before="8.27725in" text:min-label-width="0.82773in"/>
        <style:text-properties fo:font-family="Arial" style:font-family-generic="swiss" style:font-pitch="variable" fo:font-size="100%"/>
      </text:list-level-style-bullet>
      <text:list-level-style-bullet text:level="7" text:bullet-char="•">
        <style:list-level-properties text:space-before="9.9327in" text:min-label-width="0.82773in"/>
        <style:text-properties fo:font-family="Arial" style:font-family-generic="swiss" style:font-pitch="variable" fo:font-size="100%"/>
      </text:list-level-style-bullet>
      <text:list-level-style-bullet text:level="8" text:bullet-char="•">
        <style:list-level-properties text:space-before="11.58815in" text:min-label-width="0.82773in"/>
        <style:text-properties fo:font-family="Arial" style:font-family-generic="swiss" style:font-pitch="variable" fo:font-size="100%"/>
      </text:list-level-style-bullet>
      <text:list-level-style-bullet text:level="9" text:bullet-char="•">
        <style:list-level-properties text:space-before="13.2436in" text:min-label-width="0.82773in"/>
        <style:text-properties fo:font-family="Arial" style:font-family-generic="swiss" style:font-pitch="variable" fo:font-size="100%"/>
      </text:list-level-style-bullet>
    </text:list-style>
    <text:list-style style:name="a373">
      <text:list-level-style-number text:level="1" style:num-format="" style:num-list-format-name="">
        <style:list-level-properties text:space-before="0in"/>
      </text:list-level-style-number>
      <text:list-level-style-number text:level="2" style:num-format="" style:num-list-format-name="">
        <style:list-level-properties text:space-before="2.002in"/>
      </text:list-level-style-number>
      <text:list-level-style-number text:level="3" style:num-format="" style:num-list-format-name="">
        <style:list-level-properties text:space-before="4.004in"/>
      </text:list-level-style-number>
      <text:list-level-style-number text:level="4" style:num-format="" style:num-list-format-name="">
        <style:list-level-properties text:space-before="6.006in"/>
      </text:list-level-style-number>
      <text:list-level-style-number text:level="5" style:num-format="" style:num-list-format-name="">
        <style:list-level-properties text:space-before="8.008in"/>
      </text:list-level-style-number>
      <text:list-level-style-number text:level="6" style:num-format="" style:num-list-format-name="">
        <style:list-level-properties text:space-before="10.01in"/>
      </text:list-level-style-number>
      <text:list-level-style-number text:level="7" style:num-format="" style:num-list-format-name="">
        <style:list-level-properties text:space-before="12.012in"/>
      </text:list-level-style-number>
      <text:list-level-style-number text:level="8" style:num-format="" style:num-list-format-name="">
        <style:list-level-properties text:space-before="14.014in"/>
      </text:list-level-style-number>
      <text:list-level-style-number text:level="9" style:num-format="" style:num-list-format-name="">
        <style:list-level-properties text:space-before="16.016in"/>
      </text:list-level-style-number>
    </text:list-style>
    <text:list-style style:name="a555">
      <text:list-level-style-number text:level="1" style:num-format="" style:num-list-format-name="">
        <style:list-level-properties text:space-before="0in"/>
      </text:list-level-style-number>
      <text:list-level-style-number text:level="2" style:num-format="" style:num-list-format-name="">
        <style:list-level-properties text:space-before="2.002in"/>
      </text:list-level-style-number>
      <text:list-level-style-number text:level="3" style:num-format="" style:num-list-format-name="">
        <style:list-level-properties text:space-before="4.004in"/>
      </text:list-level-style-number>
      <text:list-level-style-number text:level="4" style:num-format="" style:num-list-format-name="">
        <style:list-level-properties text:space-before="6.006in"/>
      </text:list-level-style-number>
      <text:list-level-style-number text:level="5" style:num-format="" style:num-list-format-name="">
        <style:list-level-properties text:space-before="8.008in"/>
      </text:list-level-style-number>
      <text:list-level-style-number text:level="6" style:num-format="" style:num-list-format-name="">
        <style:list-level-properties text:space-before="10.01in"/>
      </text:list-level-style-number>
      <text:list-level-style-number text:level="7" style:num-format="" style:num-list-format-name="">
        <style:list-level-properties text:space-before="12.012in"/>
      </text:list-level-style-number>
      <text:list-level-style-number text:level="8" style:num-format="" style:num-list-format-name="">
        <style:list-level-properties text:space-before="14.014in"/>
      </text:list-level-style-number>
      <text:list-level-style-number text:level="9" style:num-format="" style:num-list-format-name="">
        <style:list-level-properties text:space-before="16.016in"/>
      </text:list-level-style-number>
    </text:list-style>
    <text:list-style style:name="a378">
      <text:list-level-style-number text:level="1" style:num-format="" style:num-list-format-name="">
        <style:list-level-properties text:space-before="0in"/>
      </text:list-level-style-number>
      <text:list-level-style-number text:level="2" style:num-format="" style:num-list-format-name="">
        <style:list-level-properties text:space-before="2.002in"/>
      </text:list-level-style-number>
      <text:list-level-style-number text:level="3" style:num-format="" style:num-list-format-name="">
        <style:list-level-properties text:space-before="4.004in"/>
      </text:list-level-style-number>
      <text:list-level-style-number text:level="4" style:num-format="" style:num-list-format-name="">
        <style:list-level-properties text:space-before="6.006in"/>
      </text:list-level-style-number>
      <text:list-level-style-number text:level="5" style:num-format="" style:num-list-format-name="">
        <style:list-level-properties text:space-before="8.008in"/>
      </text:list-level-style-number>
      <text:list-level-style-number text:level="6" style:num-format="" style:num-list-format-name="">
        <style:list-level-properties text:space-before="10.01in"/>
      </text:list-level-style-number>
      <text:list-level-style-number text:level="7" style:num-format="" style:num-list-format-name="">
        <style:list-level-properties text:space-before="12.012in"/>
      </text:list-level-style-number>
      <text:list-level-style-number text:level="8" style:num-format="" style:num-list-format-name="">
        <style:list-level-properties text:space-before="14.014in"/>
      </text:list-level-style-number>
      <text:list-level-style-number text:level="9" style:num-format="" style:num-list-format-name="">
        <style:list-level-properties text:space-before="16.016in"/>
      </text:list-level-style-number>
    </text:list-style>
    <text:list-style style:name="a7">
      <text:list-level-style-bullet text:level="1" text:bullet-char="•">
        <style:list-level-properties text:space-before="0in" text:min-label-width="0.82773in"/>
        <style:text-properties fo:font-family="Arial" style:font-family-generic="swiss" style:font-pitch="variable" fo:font-size="100%"/>
      </text:list-level-style-bullet>
      <text:list-level-style-bullet text:level="2" text:bullet-char="•">
        <style:list-level-properties text:space-before="1.65545in" text:min-label-width="0.82773in"/>
        <style:text-properties fo:font-family="Arial" style:font-family-generic="swiss" style:font-pitch="variable" fo:font-size="100%"/>
      </text:list-level-style-bullet>
      <text:list-level-style-bullet text:level="3" text:bullet-char="•">
        <style:list-level-properties text:space-before="3.3109in" text:min-label-width="0.82773in"/>
        <style:text-properties fo:font-family="Arial" style:font-family-generic="swiss" style:font-pitch="variable" fo:font-size="100%"/>
      </text:list-level-style-bullet>
      <text:list-level-style-bullet text:level="4" text:bullet-char="•">
        <style:list-level-properties text:space-before="4.96635in" text:min-label-width="0.82773in"/>
        <style:text-properties fo:font-family="Arial" style:font-family-generic="swiss" style:font-pitch="variable" fo:font-size="100%"/>
      </text:list-level-style-bullet>
      <text:list-level-style-bullet text:level="5" text:bullet-char="•">
        <style:list-level-properties text:space-before="6.6218in" text:min-label-width="0.82773in"/>
        <style:text-properties fo:font-family="Arial" style:font-family-generic="swiss" style:font-pitch="variable" fo:font-size="100%"/>
      </text:list-level-style-bullet>
      <text:list-level-style-bullet text:level="6" text:bullet-char="•">
        <style:list-level-properties text:space-before="8.27725in" text:min-label-width="0.82773in"/>
        <style:text-properties fo:font-family="Arial" style:font-family-generic="swiss" style:font-pitch="variable" fo:font-size="100%"/>
      </text:list-level-style-bullet>
      <text:list-level-style-bullet text:level="7" text:bullet-char="•">
        <style:list-level-properties text:space-before="9.9327in" text:min-label-width="0.82773in"/>
        <style:text-properties fo:font-family="Arial" style:font-family-generic="swiss" style:font-pitch="variable" fo:font-size="100%"/>
      </text:list-level-style-bullet>
      <text:list-level-style-bullet text:level="8" text:bullet-char="•">
        <style:list-level-properties text:space-before="11.58815in" text:min-label-width="0.82773in"/>
        <style:text-properties fo:font-family="Arial" style:font-family-generic="swiss" style:font-pitch="variable" fo:font-size="100%"/>
      </text:list-level-style-bullet>
      <text:list-level-style-bullet text:level="9" text:bullet-char="•">
        <style:list-level-properties text:space-before="13.2436in" text:min-label-width="0.82773in"/>
        <style:text-properties fo:font-family="Arial" style:font-family-generic="swiss" style:font-pitch="variable" fo:font-size="100%"/>
      </text:list-level-style-bullet>
    </text:list-style>
    <text:list-style style:name="a781">
      <text:list-level-style-bullet text:level="1" text:bullet-char="•">
        <style:list-level-properties text:space-before="0in" text:min-label-width="0.82773in"/>
        <style:text-properties fo:font-family="Arial" style:font-family-generic="swiss" style:font-pitch="variable" fo:font-size="100%"/>
      </text:list-level-style-bullet>
      <text:list-level-style-bullet text:level="2" text:bullet-char="•">
        <style:list-level-properties text:space-before="1.65545in" text:min-label-width="0.82773in"/>
        <style:text-properties fo:font-family="Arial" style:font-family-generic="swiss" style:font-pitch="variable" fo:font-size="100%"/>
      </text:list-level-style-bullet>
      <text:list-level-style-bullet text:level="3" text:bullet-char="•">
        <style:list-level-properties text:space-before="3.3109in" text:min-label-width="0.82773in"/>
        <style:text-properties fo:font-family="Arial" style:font-family-generic="swiss" style:font-pitch="variable" fo:font-size="100%"/>
      </text:list-level-style-bullet>
      <text:list-level-style-bullet text:level="4" text:bullet-char="•">
        <style:list-level-properties text:space-before="4.96635in" text:min-label-width="0.82773in"/>
        <style:text-properties fo:font-family="Arial" style:font-family-generic="swiss" style:font-pitch="variable" fo:font-size="100%"/>
      </text:list-level-style-bullet>
      <text:list-level-style-bullet text:level="5" text:bullet-char="•">
        <style:list-level-properties text:space-before="6.6218in" text:min-label-width="0.82773in"/>
        <style:text-properties fo:font-family="Arial" style:font-family-generic="swiss" style:font-pitch="variable" fo:font-size="100%"/>
      </text:list-level-style-bullet>
      <text:list-level-style-bullet text:level="6" text:bullet-char="•">
        <style:list-level-properties text:space-before="8.27725in" text:min-label-width="0.82773in"/>
        <style:text-properties fo:font-family="Arial" style:font-family-generic="swiss" style:font-pitch="variable" fo:font-size="100%"/>
      </text:list-level-style-bullet>
      <text:list-level-style-bullet text:level="7" text:bullet-char="•">
        <style:list-level-properties text:space-before="9.9327in" text:min-label-width="0.82773in"/>
        <style:text-properties fo:font-family="Arial" style:font-family-generic="swiss" style:font-pitch="variable" fo:font-size="100%"/>
      </text:list-level-style-bullet>
      <text:list-level-style-bullet text:level="8" text:bullet-char="•">
        <style:list-level-properties text:space-before="11.58815in" text:min-label-width="0.82773in"/>
        <style:text-properties fo:font-family="Arial" style:font-family-generic="swiss" style:font-pitch="variable" fo:font-size="100%"/>
      </text:list-level-style-bullet>
      <text:list-level-style-bullet text:level="9" text:bullet-char="•">
        <style:list-level-properties text:space-before="13.2436in" text:min-label-width="0.82773in"/>
        <style:text-properties fo:font-family="Arial" style:font-family-generic="swiss" style:font-pitch="variable" fo:font-size="100%"/>
      </text:list-level-style-bullet>
    </text:list-style>
    <text:list-style style:name="a873">
      <text:list-level-style-bullet text:level="1" text:bullet-char="•">
        <style:list-level-properties text:space-before="0in" text:min-label-width="0.82773in"/>
        <style:text-properties fo:font-family="Arial" style:font-family-generic="swiss" style:font-pitch="variable" fo:font-size="100%"/>
      </text:list-level-style-bullet>
      <text:list-level-style-bullet text:level="2" text:bullet-char="•">
        <style:list-level-properties text:space-before="1.65545in" text:min-label-width="0.82773in"/>
        <style:text-properties fo:font-family="Arial" style:font-family-generic="swiss" style:font-pitch="variable" fo:font-size="100%"/>
      </text:list-level-style-bullet>
      <text:list-level-style-bullet text:level="3" text:bullet-char="•">
        <style:list-level-properties text:space-before="3.3109in" text:min-label-width="0.82773in"/>
        <style:text-properties fo:font-family="Arial" style:font-family-generic="swiss" style:font-pitch="variable" fo:font-size="100%"/>
      </text:list-level-style-bullet>
      <text:list-level-style-bullet text:level="4" text:bullet-char="•">
        <style:list-level-properties text:space-before="4.96635in" text:min-label-width="0.82773in"/>
        <style:text-properties fo:font-family="Arial" style:font-family-generic="swiss" style:font-pitch="variable" fo:font-size="100%"/>
      </text:list-level-style-bullet>
      <text:list-level-style-bullet text:level="5" text:bullet-char="•">
        <style:list-level-properties text:space-before="6.6218in" text:min-label-width="0.82773in"/>
        <style:text-properties fo:font-family="Arial" style:font-family-generic="swiss" style:font-pitch="variable" fo:font-size="100%"/>
      </text:list-level-style-bullet>
      <text:list-level-style-bullet text:level="6" text:bullet-char="•">
        <style:list-level-properties text:space-before="8.27725in" text:min-label-width="0.82773in"/>
        <style:text-properties fo:font-family="Arial" style:font-family-generic="swiss" style:font-pitch="variable" fo:font-size="100%"/>
      </text:list-level-style-bullet>
      <text:list-level-style-bullet text:level="7" text:bullet-char="•">
        <style:list-level-properties text:space-before="9.9327in" text:min-label-width="0.82773in"/>
        <style:text-properties fo:font-family="Arial" style:font-family-generic="swiss" style:font-pitch="variable" fo:font-size="100%"/>
      </text:list-level-style-bullet>
      <text:list-level-style-bullet text:level="8" text:bullet-char="•">
        <style:list-level-properties text:space-before="11.58815in" text:min-label-width="0.82773in"/>
        <style:text-properties fo:font-family="Arial" style:font-family-generic="swiss" style:font-pitch="variable" fo:font-size="100%"/>
      </text:list-level-style-bullet>
      <text:list-level-style-bullet text:level="9" text:bullet-char="•">
        <style:list-level-properties text:space-before="13.2436in" text:min-label-width="0.82773in"/>
        <style:text-properties fo:font-family="Arial" style:font-family-generic="swiss" style:font-pitch="variable" fo:font-size="100%"/>
      </text:list-level-style-bullet>
    </text:list-style>
    <text:list-style style:name="a12">
      <text:list-level-style-bullet text:level="1" text:bullet-char="•">
        <style:list-level-properties text:space-before="0in" text:min-label-width="0.82773in"/>
        <style:text-properties fo:font-family="Arial" style:font-family-generic="swiss" style:font-pitch="variable" fo:font-size="100%"/>
      </text:list-level-style-bullet>
      <text:list-level-style-bullet text:level="2" text:bullet-char="•">
        <style:list-level-properties text:space-before="1.65545in" text:min-label-width="0.82773in"/>
        <style:text-properties fo:font-family="Arial" style:font-family-generic="swiss" style:font-pitch="variable" fo:font-size="100%"/>
      </text:list-level-style-bullet>
      <text:list-level-style-bullet text:level="3" text:bullet-char="•">
        <style:list-level-properties text:space-before="3.3109in" text:min-label-width="0.82773in"/>
        <style:text-properties fo:font-family="Arial" style:font-family-generic="swiss" style:font-pitch="variable" fo:font-size="100%"/>
      </text:list-level-style-bullet>
      <text:list-level-style-bullet text:level="4" text:bullet-char="•">
        <style:list-level-properties text:space-before="4.96635in" text:min-label-width="0.82773in"/>
        <style:text-properties fo:font-family="Arial" style:font-family-generic="swiss" style:font-pitch="variable" fo:font-size="100%"/>
      </text:list-level-style-bullet>
      <text:list-level-style-bullet text:level="5" text:bullet-char="•">
        <style:list-level-properties text:space-before="6.6218in" text:min-label-width="0.82773in"/>
        <style:text-properties fo:font-family="Arial" style:font-family-generic="swiss" style:font-pitch="variable" fo:font-size="100%"/>
      </text:list-level-style-bullet>
      <text:list-level-style-bullet text:level="6" text:bullet-char="•">
        <style:list-level-properties text:space-before="8.27725in" text:min-label-width="0.82773in"/>
        <style:text-properties fo:font-family="Arial" style:font-family-generic="swiss" style:font-pitch="variable" fo:font-size="100%"/>
      </text:list-level-style-bullet>
      <text:list-level-style-bullet text:level="7" text:bullet-char="•">
        <style:list-level-properties text:space-before="9.9327in" text:min-label-width="0.82773in"/>
        <style:text-properties fo:font-family="Arial" style:font-family-generic="swiss" style:font-pitch="variable" fo:font-size="100%"/>
      </text:list-level-style-bullet>
      <text:list-level-style-bullet text:level="8" text:bullet-char="•">
        <style:list-level-properties text:space-before="11.58815in" text:min-label-width="0.82773in"/>
        <style:text-properties fo:font-family="Arial" style:font-family-generic="swiss" style:font-pitch="variable" fo:font-size="100%"/>
      </text:list-level-style-bullet>
      <text:list-level-style-bullet text:level="9" text:bullet-char="•">
        <style:list-level-properties text:space-before="13.2436in" text:min-label-width="0.82773in"/>
        <style:text-properties fo:font-family="Arial" style:font-family-generic="swiss" style:font-pitch="variable" fo:font-size="100%"/>
      </text:list-level-style-bullet>
    </text:list-style>
    <text:list-style style:name="a694">
      <text:list-level-style-number text:level="1" style:num-format="" style:num-list-format-name="">
        <style:list-level-properties text:space-before="0in"/>
      </text:list-level-style-number>
      <text:list-level-style-number text:level="2" style:num-format="" style:num-list-format-name="">
        <style:list-level-properties text:space-before="2.002in"/>
      </text:list-level-style-number>
      <text:list-level-style-number text:level="3" style:num-format="" style:num-list-format-name="">
        <style:list-level-properties text:space-before="4.004in"/>
      </text:list-level-style-number>
      <text:list-level-style-number text:level="4" style:num-format="" style:num-list-format-name="">
        <style:list-level-properties text:space-before="6.006in"/>
      </text:list-level-style-number>
      <text:list-level-style-number text:level="5" style:num-format="" style:num-list-format-name="">
        <style:list-level-properties text:space-before="8.008in"/>
      </text:list-level-style-number>
      <text:list-level-style-number text:level="6" style:num-format="" style:num-list-format-name="">
        <style:list-level-properties text:space-before="10.01in"/>
      </text:list-level-style-number>
      <text:list-level-style-number text:level="7" style:num-format="" style:num-list-format-name="">
        <style:list-level-properties text:space-before="12.012in"/>
      </text:list-level-style-number>
      <text:list-level-style-number text:level="8" style:num-format="" style:num-list-format-name="">
        <style:list-level-properties text:space-before="14.014in"/>
      </text:list-level-style-number>
      <text:list-level-style-number text:level="9" style:num-format="" style:num-list-format-name="">
        <style:list-level-properties text:space-before="16.016in"/>
      </text:list-level-style-number>
    </text:list-style>
    <text:list-style style:name="a786">
      <text:list-level-style-bullet text:level="1" text:bullet-char="•">
        <style:list-level-properties text:space-before="0in" text:min-label-width="0.82773in"/>
        <style:text-properties fo:font-family="Arial" style:font-family-generic="swiss" style:font-pitch="variable" fo:font-size="100%"/>
      </text:list-level-style-bullet>
      <text:list-level-style-bullet text:level="2" text:bullet-char="•">
        <style:list-level-properties text:space-before="1.65545in" text:min-label-width="0.82773in"/>
        <style:text-properties fo:font-family="Arial" style:font-family-generic="swiss" style:font-pitch="variable" fo:font-size="100%"/>
      </text:list-level-style-bullet>
      <text:list-level-style-bullet text:level="3" text:bullet-char="•">
        <style:list-level-properties text:space-before="3.3109in" text:min-label-width="0.82773in"/>
        <style:text-properties fo:font-family="Arial" style:font-family-generic="swiss" style:font-pitch="variable" fo:font-size="100%"/>
      </text:list-level-style-bullet>
      <text:list-level-style-bullet text:level="4" text:bullet-char="•">
        <style:list-level-properties text:space-before="4.96635in" text:min-label-width="0.82773in"/>
        <style:text-properties fo:font-family="Arial" style:font-family-generic="swiss" style:font-pitch="variable" fo:font-size="100%"/>
      </text:list-level-style-bullet>
      <text:list-level-style-bullet text:level="5" text:bullet-char="•">
        <style:list-level-properties text:space-before="6.6218in" text:min-label-width="0.82773in"/>
        <style:text-properties fo:font-family="Arial" style:font-family-generic="swiss" style:font-pitch="variable" fo:font-size="100%"/>
      </text:list-level-style-bullet>
      <text:list-level-style-bullet text:level="6" text:bullet-char="•">
        <style:list-level-properties text:space-before="8.27725in" text:min-label-width="0.82773in"/>
        <style:text-properties fo:font-family="Arial" style:font-family-generic="swiss" style:font-pitch="variable" fo:font-size="100%"/>
      </text:list-level-style-bullet>
      <text:list-level-style-bullet text:level="7" text:bullet-char="•">
        <style:list-level-properties text:space-before="9.9327in" text:min-label-width="0.82773in"/>
        <style:text-properties fo:font-family="Arial" style:font-family-generic="swiss" style:font-pitch="variable" fo:font-size="100%"/>
      </text:list-level-style-bullet>
      <text:list-level-style-bullet text:level="8" text:bullet-char="•">
        <style:list-level-properties text:space-before="11.58815in" text:min-label-width="0.82773in"/>
        <style:text-properties fo:font-family="Arial" style:font-family-generic="swiss" style:font-pitch="variable" fo:font-size="100%"/>
      </text:list-level-style-bullet>
      <text:list-level-style-bullet text:level="9" text:bullet-char="•">
        <style:list-level-properties text:space-before="13.2436in" text:min-label-width="0.82773in"/>
        <style:text-properties fo:font-family="Arial" style:font-family-generic="swiss" style:font-pitch="variable" fo:font-size="100%"/>
      </text:list-level-style-bullet>
    </text:list-style>
    <text:list-style style:name="a879">
      <text:list-level-style-bullet text:level="1" text:bullet-char="•">
        <style:list-level-properties text:space-before="0in" text:min-label-width="0.82773in"/>
        <style:text-properties fo:font-family="Arial" style:font-family-generic="swiss" style:font-pitch="variable" fo:font-size="100%"/>
      </text:list-level-style-bullet>
      <text:list-level-style-bullet text:level="2" text:bullet-char="•">
        <style:list-level-properties text:space-before="1.65545in" text:min-label-width="0.82773in"/>
        <style:text-properties fo:font-family="Arial" style:font-family-generic="swiss" style:font-pitch="variable" fo:font-size="100%"/>
      </text:list-level-style-bullet>
      <text:list-level-style-bullet text:level="3" text:bullet-char="•">
        <style:list-level-properties text:space-before="3.3109in" text:min-label-width="0.82773in"/>
        <style:text-properties fo:font-family="Arial" style:font-family-generic="swiss" style:font-pitch="variable" fo:font-size="100%"/>
      </text:list-level-style-bullet>
      <text:list-level-style-bullet text:level="4" text:bullet-char="•">
        <style:list-level-properties text:space-before="4.96635in" text:min-label-width="0.82773in"/>
        <style:text-properties fo:font-family="Arial" style:font-family-generic="swiss" style:font-pitch="variable" fo:font-size="100%"/>
      </text:list-level-style-bullet>
      <text:list-level-style-bullet text:level="5" text:bullet-char="•">
        <style:list-level-properties text:space-before="6.6218in" text:min-label-width="0.82773in"/>
        <style:text-properties fo:font-family="Arial" style:font-family-generic="swiss" style:font-pitch="variable" fo:font-size="100%"/>
      </text:list-level-style-bullet>
      <text:list-level-style-bullet text:level="6" text:bullet-char="•">
        <style:list-level-properties text:space-before="8.27725in" text:min-label-width="0.82773in"/>
        <style:text-properties fo:font-family="Arial" style:font-family-generic="swiss" style:font-pitch="variable" fo:font-size="100%"/>
      </text:list-level-style-bullet>
      <text:list-level-style-bullet text:level="7" text:bullet-char="•">
        <style:list-level-properties text:space-before="9.9327in" text:min-label-width="0.82773in"/>
        <style:text-properties fo:font-family="Arial" style:font-family-generic="swiss" style:font-pitch="variable" fo:font-size="100%"/>
      </text:list-level-style-bullet>
      <text:list-level-style-bullet text:level="8" text:bullet-char="•">
        <style:list-level-properties text:space-before="11.58815in" text:min-label-width="0.82773in"/>
        <style:text-properties fo:font-family="Arial" style:font-family-generic="swiss" style:font-pitch="variable" fo:font-size="100%"/>
      </text:list-level-style-bullet>
      <text:list-level-style-bullet text:level="9" text:bullet-char="•">
        <style:list-level-properties text:space-before="13.2436in" text:min-label-width="0.82773in"/>
        <style:text-properties fo:font-family="Arial" style:font-family-generic="swiss" style:font-pitch="variable" fo:font-size="100%"/>
      </text:list-level-style-bullet>
    </text:list-style>
    <text:list-style style:name="a603">
      <text:list-level-style-number text:level="1" style:num-format="" style:num-list-format-name="">
        <style:list-level-properties text:space-before="0in"/>
      </text:list-level-style-number>
      <text:list-level-style-number text:level="2" style:num-format="" style:num-list-format-name="">
        <style:list-level-properties text:space-before="2.002in"/>
      </text:list-level-style-number>
      <text:list-level-style-number text:level="3" style:num-format="" style:num-list-format-name="">
        <style:list-level-properties text:space-before="4.004in"/>
      </text:list-level-style-number>
      <text:list-level-style-number text:level="4" style:num-format="" style:num-list-format-name="">
        <style:list-level-properties text:space-before="6.006in"/>
      </text:list-level-style-number>
      <text:list-level-style-number text:level="5" style:num-format="" style:num-list-format-name="">
        <style:list-level-properties text:space-before="8.008in"/>
      </text:list-level-style-number>
      <text:list-level-style-number text:level="6" style:num-format="" style:num-list-format-name="">
        <style:list-level-properties text:space-before="10.01in"/>
      </text:list-level-style-number>
      <text:list-level-style-number text:level="7" style:num-format="" style:num-list-format-name="">
        <style:list-level-properties text:space-before="12.012in"/>
      </text:list-level-style-number>
      <text:list-level-style-number text:level="8" style:num-format="" style:num-list-format-name="">
        <style:list-level-properties text:space-before="14.014in"/>
      </text:list-level-style-number>
      <text:list-level-style-number text:level="9" style:num-format="" style:num-list-format-name="">
        <style:list-level-properties text:space-before="16.016in"/>
      </text:list-level-style-number>
    </text:list-style>
    <text:list-style style:name="a17">
      <text:list-level-style-bullet text:level="1" text:bullet-char="•">
        <style:list-level-properties text:space-before="0in" text:min-label-width="0.82773in"/>
        <style:text-properties fo:font-family="Arial" style:font-family-generic="swiss" style:font-pitch="variable" fo:font-size="100%"/>
      </text:list-level-style-bullet>
      <text:list-level-style-bullet text:level="2" text:bullet-char="•">
        <style:list-level-properties text:space-before="1.65545in" text:min-label-width="0.82773in"/>
        <style:text-properties fo:font-family="Arial" style:font-family-generic="swiss" style:font-pitch="variable" fo:font-size="100%"/>
      </text:list-level-style-bullet>
      <text:list-level-style-bullet text:level="3" text:bullet-char="•">
        <style:list-level-properties text:space-before="3.3109in" text:min-label-width="0.82773in"/>
        <style:text-properties fo:font-family="Arial" style:font-family-generic="swiss" style:font-pitch="variable" fo:font-size="100%"/>
      </text:list-level-style-bullet>
      <text:list-level-style-bullet text:level="4" text:bullet-char="•">
        <style:list-level-properties text:space-before="4.96635in" text:min-label-width="0.82773in"/>
        <style:text-properties fo:font-family="Arial" style:font-family-generic="swiss" style:font-pitch="variable" fo:font-size="100%"/>
      </text:list-level-style-bullet>
      <text:list-level-style-bullet text:level="5" text:bullet-char="•">
        <style:list-level-properties text:space-before="6.6218in" text:min-label-width="0.82773in"/>
        <style:text-properties fo:font-family="Arial" style:font-family-generic="swiss" style:font-pitch="variable" fo:font-size="100%"/>
      </text:list-level-style-bullet>
      <text:list-level-style-bullet text:level="6" text:bullet-char="•">
        <style:list-level-properties text:space-before="8.27725in" text:min-label-width="0.82773in"/>
        <style:text-properties fo:font-family="Arial" style:font-family-generic="swiss" style:font-pitch="variable" fo:font-size="100%"/>
      </text:list-level-style-bullet>
      <text:list-level-style-bullet text:level="7" text:bullet-char="•">
        <style:list-level-properties text:space-before="9.9327in" text:min-label-width="0.82773in"/>
        <style:text-properties fo:font-family="Arial" style:font-family-generic="swiss" style:font-pitch="variable" fo:font-size="100%"/>
      </text:list-level-style-bullet>
      <text:list-level-style-bullet text:level="8" text:bullet-char="•">
        <style:list-level-properties text:space-before="11.58815in" text:min-label-width="0.82773in"/>
        <style:text-properties fo:font-family="Arial" style:font-family-generic="swiss" style:font-pitch="variable" fo:font-size="100%"/>
      </text:list-level-style-bullet>
      <text:list-level-style-bullet text:level="9" text:bullet-char="•">
        <style:list-level-properties text:space-before="13.2436in" text:min-label-width="0.82773in"/>
        <style:text-properties fo:font-family="Arial" style:font-family-generic="swiss" style:font-pitch="variable" fo:font-size="100%"/>
      </text:list-level-style-bullet>
    </text:list-style>
    <text:list-style style:name="a150">
      <text:list-level-style-bullet text:level="1" text:bullet-char="•">
        <style:list-level-properties text:space-before="0in" text:min-label-width="0.82773in"/>
        <style:text-properties fo:font-family="Arial" style:font-family-generic="swiss" style:font-pitch="variable" fo:font-size="100%"/>
      </text:list-level-style-bullet>
      <text:list-level-style-bullet text:level="2" text:bullet-char="•">
        <style:list-level-properties text:space-before="1.65545in" text:min-label-width="0.82773in"/>
        <style:text-properties fo:font-family="Arial" style:font-family-generic="swiss" style:font-pitch="variable" fo:font-size="100%"/>
      </text:list-level-style-bullet>
      <text:list-level-style-bullet text:level="3" text:bullet-char="•">
        <style:list-level-properties text:space-before="3.3109in" text:min-label-width="0.82773in"/>
        <style:text-properties fo:font-family="Arial" style:font-family-generic="swiss" style:font-pitch="variable" fo:font-size="100%"/>
      </text:list-level-style-bullet>
      <text:list-level-style-bullet text:level="4" text:bullet-char="•">
        <style:list-level-properties text:space-before="4.96635in" text:min-label-width="0.82773in"/>
        <style:text-properties fo:font-family="Arial" style:font-family-generic="swiss" style:font-pitch="variable" fo:font-size="100%"/>
      </text:list-level-style-bullet>
      <text:list-level-style-bullet text:level="5" text:bullet-char="•">
        <style:list-level-properties text:space-before="6.6218in" text:min-label-width="0.82773in"/>
        <style:text-properties fo:font-family="Arial" style:font-family-generic="swiss" style:font-pitch="variable" fo:font-size="100%"/>
      </text:list-level-style-bullet>
      <text:list-level-style-bullet text:level="6" text:bullet-char="•">
        <style:list-level-properties text:space-before="8.27725in" text:min-label-width="0.82773in"/>
        <style:text-properties fo:font-family="Arial" style:font-family-generic="swiss" style:font-pitch="variable" fo:font-size="100%"/>
      </text:list-level-style-bullet>
      <text:list-level-style-bullet text:level="7" text:bullet-char="•">
        <style:list-level-properties text:space-before="9.9327in" text:min-label-width="0.82773in"/>
        <style:text-properties fo:font-family="Arial" style:font-family-generic="swiss" style:font-pitch="variable" fo:font-size="100%"/>
      </text:list-level-style-bullet>
      <text:list-level-style-bullet text:level="8" text:bullet-char="•">
        <style:list-level-properties text:space-before="11.58815in" text:min-label-width="0.82773in"/>
        <style:text-properties fo:font-family="Arial" style:font-family-generic="swiss" style:font-pitch="variable" fo:font-size="100%"/>
      </text:list-level-style-bullet>
      <text:list-level-style-bullet text:level="9" text:bullet-char="•">
        <style:list-level-properties text:space-before="13.2436in" text:min-label-width="0.82773in"/>
        <style:text-properties fo:font-family="Arial" style:font-family-generic="swiss" style:font-pitch="variable" fo:font-size="100%"/>
      </text:list-level-style-bullet>
    </text:list-style>
    <text:list-style style:name="a333">
      <text:list-level-style-bullet text:level="1" text:bullet-char="•">
        <style:list-level-properties text:space-before="0in" text:min-label-width="0.82773in"/>
        <style:text-properties fo:font-family="Arial" style:font-family-generic="swiss" style:font-pitch="variable" fo:font-size="100%"/>
      </text:list-level-style-bullet>
      <text:list-level-style-bullet text:level="2" text:bullet-char="•">
        <style:list-level-properties text:space-before="1.65545in" text:min-label-width="0.82773in"/>
        <style:text-properties fo:font-family="Arial" style:font-family-generic="swiss" style:font-pitch="variable" fo:font-size="100%"/>
      </text:list-level-style-bullet>
      <text:list-level-style-bullet text:level="3" text:bullet-char="•">
        <style:list-level-properties text:space-before="3.3109in" text:min-label-width="0.82773in"/>
        <style:text-properties fo:font-family="Arial" style:font-family-generic="swiss" style:font-pitch="variable" fo:font-size="100%"/>
      </text:list-level-style-bullet>
      <text:list-level-style-bullet text:level="4" text:bullet-char="•">
        <style:list-level-properties text:space-before="4.96635in" text:min-label-width="0.82773in"/>
        <style:text-properties fo:font-family="Arial" style:font-family-generic="swiss" style:font-pitch="variable" fo:font-size="100%"/>
      </text:list-level-style-bullet>
      <text:list-level-style-bullet text:level="5" text:bullet-char="•">
        <style:list-level-properties text:space-before="6.6218in" text:min-label-width="0.82773in"/>
        <style:text-properties fo:font-family="Arial" style:font-family-generic="swiss" style:font-pitch="variable" fo:font-size="100%"/>
      </text:list-level-style-bullet>
      <text:list-level-style-bullet text:level="6" text:bullet-char="•">
        <style:list-level-properties text:space-before="8.27725in" text:min-label-width="0.82773in"/>
        <style:text-properties fo:font-family="Arial" style:font-family-generic="swiss" style:font-pitch="variable" fo:font-size="100%"/>
      </text:list-level-style-bullet>
      <text:list-level-style-bullet text:level="7" text:bullet-char="•">
        <style:list-level-properties text:space-before="9.9327in" text:min-label-width="0.82773in"/>
        <style:text-properties fo:font-family="Arial" style:font-family-generic="swiss" style:font-pitch="variable" fo:font-size="100%"/>
      </text:list-level-style-bullet>
      <text:list-level-style-bullet text:level="8" text:bullet-char="•">
        <style:list-level-properties text:space-before="11.58815in" text:min-label-width="0.82773in"/>
        <style:text-properties fo:font-family="Arial" style:font-family-generic="swiss" style:font-pitch="variable" fo:font-size="100%"/>
      </text:list-level-style-bullet>
      <text:list-level-style-bullet text:level="9" text:bullet-char="•">
        <style:list-level-properties text:space-before="13.2436in" text:min-label-width="0.82773in"/>
        <style:text-properties fo:font-family="Arial" style:font-family-generic="swiss" style:font-pitch="variable" fo:font-size="100%"/>
      </text:list-level-style-bullet>
    </text:list-style>
    <text:list-style style:name="a425">
      <text:list-level-style-bullet text:level="1" text:bullet-char="•">
        <style:list-level-properties text:space-before="0in" text:min-label-width="0.82773in"/>
        <style:text-properties fo:font-family="Arial" style:font-family-generic="swiss" style:font-pitch="variable" fo:font-size="100%"/>
      </text:list-level-style-bullet>
      <text:list-level-style-bullet text:level="2" text:bullet-char="•">
        <style:list-level-properties text:space-before="1.65545in" text:min-label-width="0.82773in"/>
        <style:text-properties fo:font-family="Arial" style:font-family-generic="swiss" style:font-pitch="variable" fo:font-size="100%"/>
      </text:list-level-style-bullet>
      <text:list-level-style-bullet text:level="3" text:bullet-char="•">
        <style:list-level-properties text:space-before="3.3109in" text:min-label-width="0.82773in"/>
        <style:text-properties fo:font-family="Arial" style:font-family-generic="swiss" style:font-pitch="variable" fo:font-size="100%"/>
      </text:list-level-style-bullet>
      <text:list-level-style-bullet text:level="4" text:bullet-char="•">
        <style:list-level-properties text:space-before="4.96635in" text:min-label-width="0.82773in"/>
        <style:text-properties fo:font-family="Arial" style:font-family-generic="swiss" style:font-pitch="variable" fo:font-size="100%"/>
      </text:list-level-style-bullet>
      <text:list-level-style-bullet text:level="5" text:bullet-char="•">
        <style:list-level-properties text:space-before="6.6218in" text:min-label-width="0.82773in"/>
        <style:text-properties fo:font-family="Arial" style:font-family-generic="swiss" style:font-pitch="variable" fo:font-size="100%"/>
      </text:list-level-style-bullet>
      <text:list-level-style-bullet text:level="6" text:bullet-char="•">
        <style:list-level-properties text:space-before="8.27725in" text:min-label-width="0.82773in"/>
        <style:text-properties fo:font-family="Arial" style:font-family-generic="swiss" style:font-pitch="variable" fo:font-size="100%"/>
      </text:list-level-style-bullet>
      <text:list-level-style-bullet text:level="7" text:bullet-char="•">
        <style:list-level-properties text:space-before="9.9327in" text:min-label-width="0.82773in"/>
        <style:text-properties fo:font-family="Arial" style:font-family-generic="swiss" style:font-pitch="variable" fo:font-size="100%"/>
      </text:list-level-style-bullet>
      <text:list-level-style-bullet text:level="8" text:bullet-char="•">
        <style:list-level-properties text:space-before="11.58815in" text:min-label-width="0.82773in"/>
        <style:text-properties fo:font-family="Arial" style:font-family-generic="swiss" style:font-pitch="variable" fo:font-size="100%"/>
      </text:list-level-style-bullet>
      <text:list-level-style-bullet text:level="9" text:bullet-char="•">
        <style:list-level-properties text:space-before="13.2436in" text:min-label-width="0.82773in"/>
        <style:text-properties fo:font-family="Arial" style:font-family-generic="swiss" style:font-pitch="variable" fo:font-size="100%"/>
      </text:list-level-style-bullet>
    </text:list-style>
    <text:list-style style:name="a608">
      <text:list-level-style-number text:level="1" style:num-format="" style:num-list-format-name="">
        <style:list-level-properties text:space-before="0in"/>
      </text:list-level-style-number>
      <text:list-level-style-number text:level="2" style:num-format="" style:num-list-format-name="">
        <style:list-level-properties text:space-before="2.002in"/>
      </text:list-level-style-number>
      <text:list-level-style-number text:level="3" style:num-format="" style:num-list-format-name="">
        <style:list-level-properties text:space-before="4.004in"/>
      </text:list-level-style-number>
      <text:list-level-style-number text:level="4" style:num-format="" style:num-list-format-name="">
        <style:list-level-properties text:space-before="6.006in"/>
      </text:list-level-style-number>
      <text:list-level-style-number text:level="5" style:num-format="" style:num-list-format-name="">
        <style:list-level-properties text:space-before="8.008in"/>
      </text:list-level-style-number>
      <text:list-level-style-number text:level="6" style:num-format="" style:num-list-format-name="">
        <style:list-level-properties text:space-before="10.01in"/>
      </text:list-level-style-number>
      <text:list-level-style-number text:level="7" style:num-format="" style:num-list-format-name="">
        <style:list-level-properties text:space-before="12.012in"/>
      </text:list-level-style-number>
      <text:list-level-style-number text:level="8" style:num-format="" style:num-list-format-name="">
        <style:list-level-properties text:space-before="14.014in"/>
      </text:list-level-style-number>
      <text:list-level-style-number text:level="9" style:num-format="" style:num-list-format-name="">
        <style:list-level-properties text:space-before="16.016in"/>
      </text:list-level-style-number>
    </text:list-style>
    <text:list-style style:name="a155">
      <text:list-level-style-bullet text:level="1" text:bullet-char="•">
        <style:list-level-properties text:space-before="0in" text:min-label-width="0.82773in"/>
        <style:text-properties fo:font-family="Arial" style:font-family-generic="swiss" style:font-pitch="variable" fo:font-size="100%"/>
      </text:list-level-style-bullet>
      <text:list-level-style-bullet text:level="2" text:bullet-char="•">
        <style:list-level-properties text:space-before="1.65545in" text:min-label-width="0.82773in"/>
        <style:text-properties fo:font-family="Arial" style:font-family-generic="swiss" style:font-pitch="variable" fo:font-size="100%"/>
      </text:list-level-style-bullet>
      <text:list-level-style-bullet text:level="3" text:bullet-char="•">
        <style:list-level-properties text:space-before="3.3109in" text:min-label-width="0.82773in"/>
        <style:text-properties fo:font-family="Arial" style:font-family-generic="swiss" style:font-pitch="variable" fo:font-size="100%"/>
      </text:list-level-style-bullet>
      <text:list-level-style-bullet text:level="4" text:bullet-char="•">
        <style:list-level-properties text:space-before="4.96635in" text:min-label-width="0.82773in"/>
        <style:text-properties fo:font-family="Arial" style:font-family-generic="swiss" style:font-pitch="variable" fo:font-size="100%"/>
      </text:list-level-style-bullet>
      <text:list-level-style-bullet text:level="5" text:bullet-char="•">
        <style:list-level-properties text:space-before="6.6218in" text:min-label-width="0.82773in"/>
        <style:text-properties fo:font-family="Arial" style:font-family-generic="swiss" style:font-pitch="variable" fo:font-size="100%"/>
      </text:list-level-style-bullet>
      <text:list-level-style-bullet text:level="6" text:bullet-char="•">
        <style:list-level-properties text:space-before="8.27725in" text:min-label-width="0.82773in"/>
        <style:text-properties fo:font-family="Arial" style:font-family-generic="swiss" style:font-pitch="variable" fo:font-size="100%"/>
      </text:list-level-style-bullet>
      <text:list-level-style-bullet text:level="7" text:bullet-char="•">
        <style:list-level-properties text:space-before="9.9327in" text:min-label-width="0.82773in"/>
        <style:text-properties fo:font-family="Arial" style:font-family-generic="swiss" style:font-pitch="variable" fo:font-size="100%"/>
      </text:list-level-style-bullet>
      <text:list-level-style-bullet text:level="8" text:bullet-char="•">
        <style:list-level-properties text:space-before="11.58815in" text:min-label-width="0.82773in"/>
        <style:text-properties fo:font-family="Arial" style:font-family-generic="swiss" style:font-pitch="variable" fo:font-size="100%"/>
      </text:list-level-style-bullet>
      <text:list-level-style-bullet text:level="9" text:bullet-char="•">
        <style:list-level-properties text:space-before="13.2436in" text:min-label-width="0.82773in"/>
        <style:text-properties fo:font-family="Arial" style:font-family-generic="swiss" style:font-pitch="variable" fo:font-size="100%"/>
      </text:list-level-style-bullet>
    </text:list-style>
    <text:list-style style:name="a429">
      <text:list-level-style-number text:level="1" style:num-format="" style:num-list-format-name="">
        <style:list-level-properties text:space-before="0in"/>
      </text:list-level-style-number>
      <text:list-level-style-number text:level="2" style:num-format="" style:num-list-format-name="">
        <style:list-level-properties text:space-before="1.65545in"/>
      </text:list-level-style-number>
      <text:list-level-style-number text:level="3" style:num-format="" style:num-list-format-name="">
        <style:list-level-properties text:space-before="3.3109in"/>
      </text:list-level-style-number>
      <text:list-level-style-number text:level="4" style:num-format="" style:num-list-format-name="">
        <style:list-level-properties text:space-before="4.96635in"/>
      </text:list-level-style-number>
      <text:list-level-style-number text:level="5" style:num-format="" style:num-list-format-name="">
        <style:list-level-properties text:space-before="6.6218in"/>
      </text:list-level-style-number>
      <text:list-level-style-number text:level="6" style:num-format="" style:num-list-format-name="">
        <style:list-level-properties text:space-before="8.27725in"/>
      </text:list-level-style-number>
      <text:list-level-style-number text:level="7" style:num-format="" style:num-list-format-name="">
        <style:list-level-properties text:space-before="9.9327in"/>
      </text:list-level-style-number>
      <text:list-level-style-number text:level="8" style:num-format="" style:num-list-format-name="">
        <style:list-level-properties text:space-before="11.58815in"/>
      </text:list-level-style-number>
      <text:list-level-style-number text:level="9" style:num-format="" style:num-list-format-name="">
        <style:list-level-properties text:space-before="13.2436in"/>
      </text:list-level-style-number>
    </text:list-style>
    <text:list-style style:name="a62">
      <text:list-level-style-number text:level="1" style:num-format="" style:num-list-format-name="">
        <style:list-level-properties text:space-before="0in"/>
      </text:list-level-style-number>
      <text:list-level-style-number text:level="2" style:num-format="" style:num-list-format-name="">
        <style:list-level-properties text:space-before="2.002in"/>
      </text:list-level-style-number>
      <text:list-level-style-number text:level="3" style:num-format="" style:num-list-format-name="">
        <style:list-level-properties text:space-before="4.004in"/>
      </text:list-level-style-number>
      <text:list-level-style-number text:level="4" style:num-format="" style:num-list-format-name="">
        <style:list-level-properties text:space-before="6.006in"/>
      </text:list-level-style-number>
      <text:list-level-style-number text:level="5" style:num-format="" style:num-list-format-name="">
        <style:list-level-properties text:space-before="8.008in"/>
      </text:list-level-style-number>
      <text:list-level-style-number text:level="6" style:num-format="" style:num-list-format-name="">
        <style:list-level-properties text:space-before="10.01in"/>
      </text:list-level-style-number>
      <text:list-level-style-number text:level="7" style:num-format="" style:num-list-format-name="">
        <style:list-level-properties text:space-before="12.012in"/>
      </text:list-level-style-number>
      <text:list-level-style-number text:level="8" style:num-format="" style:num-list-format-name="">
        <style:list-level-properties text:space-before="14.014in"/>
      </text:list-level-style-number>
      <text:list-level-style-number text:level="9" style:num-format="" style:num-list-format-name="">
        <style:list-level-properties text:space-before="16.016in"/>
      </text:list-level-style-number>
    </text:list-style>
    <text:list-style style:name="a339">
      <text:list-level-style-bullet text:level="1" text:bullet-char="•">
        <style:list-level-properties text:space-before="0in" text:min-label-width="0.82773in"/>
        <style:text-properties fo:font-family="Arial" style:font-family-generic="swiss" style:font-pitch="variable" fo:font-size="100%"/>
      </text:list-level-style-bullet>
      <text:list-level-style-bullet text:level="2" text:bullet-char="•">
        <style:list-level-properties text:space-before="1.65545in" text:min-label-width="0.82773in"/>
        <style:text-properties fo:font-family="Arial" style:font-family-generic="swiss" style:font-pitch="variable" fo:font-size="100%"/>
      </text:list-level-style-bullet>
      <text:list-level-style-bullet text:level="3" text:bullet-char="•">
        <style:list-level-properties text:space-before="3.3109in" text:min-label-width="0.82773in"/>
        <style:text-properties fo:font-family="Arial" style:font-family-generic="swiss" style:font-pitch="variable" fo:font-size="100%"/>
      </text:list-level-style-bullet>
      <text:list-level-style-bullet text:level="4" text:bullet-char="•">
        <style:list-level-properties text:space-before="4.96635in" text:min-label-width="0.82773in"/>
        <style:text-properties fo:font-family="Arial" style:font-family-generic="swiss" style:font-pitch="variable" fo:font-size="100%"/>
      </text:list-level-style-bullet>
      <text:list-level-style-bullet text:level="5" text:bullet-char="•">
        <style:list-level-properties text:space-before="6.6218in" text:min-label-width="0.82773in"/>
        <style:text-properties fo:font-family="Arial" style:font-family-generic="swiss" style:font-pitch="variable" fo:font-size="100%"/>
      </text:list-level-style-bullet>
      <text:list-level-style-bullet text:level="6" text:bullet-char="•">
        <style:list-level-properties text:space-before="8.27725in" text:min-label-width="0.82773in"/>
        <style:text-properties fo:font-family="Arial" style:font-family-generic="swiss" style:font-pitch="variable" fo:font-size="100%"/>
      </text:list-level-style-bullet>
      <text:list-level-style-bullet text:level="7" text:bullet-char="•">
        <style:list-level-properties text:space-before="9.9327in" text:min-label-width="0.82773in"/>
        <style:text-properties fo:font-family="Arial" style:font-family-generic="swiss" style:font-pitch="variable" fo:font-size="100%"/>
      </text:list-level-style-bullet>
      <text:list-level-style-bullet text:level="8" text:bullet-char="•">
        <style:list-level-properties text:space-before="11.58815in" text:min-label-width="0.82773in"/>
        <style:text-properties fo:font-family="Arial" style:font-family-generic="swiss" style:font-pitch="variable" fo:font-size="100%"/>
      </text:list-level-style-bullet>
      <text:list-level-style-bullet text:level="9" text:bullet-char="•">
        <style:list-level-properties text:space-before="13.2436in" text:min-label-width="0.82773in"/>
        <style:text-properties fo:font-family="Arial" style:font-family-generic="swiss" style:font-pitch="variable" fo:font-size="100%"/>
      </text:list-level-style-bullet>
    </text:list-style>
    <text:list-style style:name="a831">
      <text:list-level-style-number text:level="1" style:num-format="" style:num-list-format-name="">
        <style:list-level-properties text:space-before="0in"/>
      </text:list-level-style-number>
      <text:list-level-style-number text:level="2" style:num-format="" style:num-list-format-name="">
        <style:list-level-properties text:space-before="2.002in"/>
      </text:list-level-style-number>
      <text:list-level-style-number text:level="3" style:num-format="" style:num-list-format-name="">
        <style:list-level-properties text:space-before="4.004in"/>
      </text:list-level-style-number>
      <text:list-level-style-number text:level="4" style:num-format="" style:num-list-format-name="">
        <style:list-level-properties text:space-before="6.006in"/>
      </text:list-level-style-number>
      <text:list-level-style-number text:level="5" style:num-format="" style:num-list-format-name="">
        <style:list-level-properties text:space-before="8.008in"/>
      </text:list-level-style-number>
      <text:list-level-style-number text:level="6" style:num-format="" style:num-list-format-name="">
        <style:list-level-properties text:space-before="10.01in"/>
      </text:list-level-style-number>
      <text:list-level-style-number text:level="7" style:num-format="" style:num-list-format-name="">
        <style:list-level-properties text:space-before="12.012in"/>
      </text:list-level-style-number>
      <text:list-level-style-number text:level="8" style:num-format="" style:num-list-format-name="">
        <style:list-level-properties text:space-before="14.014in"/>
      </text:list-level-style-number>
      <text:list-level-style-number text:level="9" style:num-format="" style:num-list-format-name="">
        <style:list-level-properties text:space-before="16.016in"/>
      </text:list-level-style-number>
    </text:list-style>
    <text:list-style style:name="a650">
      <text:list-level-style-number text:level="1" style:num-format="" style:num-list-format-name="">
        <style:list-level-properties text:space-before="0in"/>
      </text:list-level-style-number>
      <text:list-level-style-number text:level="2" style:num-format="" style:num-list-format-name="">
        <style:list-level-properties text:space-before="1.65545in"/>
      </text:list-level-style-number>
      <text:list-level-style-number text:level="3" style:num-format="" style:num-list-format-name="">
        <style:list-level-properties text:space-before="3.3109in"/>
      </text:list-level-style-number>
      <text:list-level-style-number text:level="4" style:num-format="" style:num-list-format-name="">
        <style:list-level-properties text:space-before="4.96635in"/>
      </text:list-level-style-number>
      <text:list-level-style-number text:level="5" style:num-format="" style:num-list-format-name="">
        <style:list-level-properties text:space-before="6.6218in"/>
      </text:list-level-style-number>
      <text:list-level-style-number text:level="6" style:num-format="" style:num-list-format-name="">
        <style:list-level-properties text:space-before="8.27725in"/>
      </text:list-level-style-number>
      <text:list-level-style-number text:level="7" style:num-format="" style:num-list-format-name="">
        <style:list-level-properties text:space-before="9.9327in"/>
      </text:list-level-style-number>
      <text:list-level-style-number text:level="8" style:num-format="" style:num-list-format-name="">
        <style:list-level-properties text:space-before="11.58815in"/>
      </text:list-level-style-number>
      <text:list-level-style-number text:level="9" style:num-format="" style:num-list-format-name="">
        <style:list-level-properties text:space-before="13.2436in"/>
      </text:list-level-style-number>
    </text:list-style>
    <text:list-style style:name="a923">
      <text:list-level-style-number text:level="1" style:num-format="" style:num-list-format-name="">
        <style:list-level-properties text:space-before="0in"/>
      </text:list-level-style-number>
      <text:list-level-style-number text:level="2" style:num-format="" style:num-list-format-name="">
        <style:list-level-properties text:space-before="2.002in"/>
      </text:list-level-style-number>
      <text:list-level-style-number text:level="3" style:num-format="" style:num-list-format-name="">
        <style:list-level-properties text:space-before="4.004in"/>
      </text:list-level-style-number>
      <text:list-level-style-number text:level="4" style:num-format="" style:num-list-format-name="">
        <style:list-level-properties text:space-before="6.006in"/>
      </text:list-level-style-number>
      <text:list-level-style-number text:level="5" style:num-format="" style:num-list-format-name="">
        <style:list-level-properties text:space-before="8.008in"/>
      </text:list-level-style-number>
      <text:list-level-style-number text:level="6" style:num-format="" style:num-list-format-name="">
        <style:list-level-properties text:space-before="10.01in"/>
      </text:list-level-style-number>
      <text:list-level-style-number text:level="7" style:num-format="" style:num-list-format-name="">
        <style:list-level-properties text:space-before="12.012in"/>
      </text:list-level-style-number>
      <text:list-level-style-number text:level="8" style:num-format="" style:num-list-format-name="">
        <style:list-level-properties text:space-before="14.014in"/>
      </text:list-level-style-number>
      <text:list-level-style-number text:level="9" style:num-format="" style:num-list-format-name="">
        <style:list-level-properties text:space-before="16.016in"/>
      </text:list-level-style-number>
    </text:list-style>
    <text:list-style style:name="a67">
      <text:list-level-style-number text:level="1" style:num-format="" style:num-list-format-name="">
        <style:list-level-properties text:space-before="0in"/>
      </text:list-level-style-number>
      <text:list-level-style-number text:level="2" style:num-format="" style:num-list-format-name="">
        <style:list-level-properties text:space-before="2.002in"/>
      </text:list-level-style-number>
      <text:list-level-style-number text:level="3" style:num-format="" style:num-list-format-name="">
        <style:list-level-properties text:space-before="4.004in"/>
      </text:list-level-style-number>
      <text:list-level-style-number text:level="4" style:num-format="" style:num-list-format-name="">
        <style:list-level-properties text:space-before="6.006in"/>
      </text:list-level-style-number>
      <text:list-level-style-number text:level="5" style:num-format="" style:num-list-format-name="">
        <style:list-level-properties text:space-before="8.008in"/>
      </text:list-level-style-number>
      <text:list-level-style-number text:level="6" style:num-format="" style:num-list-format-name="">
        <style:list-level-properties text:space-before="10.01in"/>
      </text:list-level-style-number>
      <text:list-level-style-number text:level="7" style:num-format="" style:num-list-format-name="">
        <style:list-level-properties text:space-before="12.012in"/>
      </text:list-level-style-number>
      <text:list-level-style-number text:level="8" style:num-format="" style:num-list-format-name="">
        <style:list-level-properties text:space-before="14.014in"/>
      </text:list-level-style-number>
      <text:list-level-style-number text:level="9" style:num-format="" style:num-list-format-name="">
        <style:list-level-properties text:space-before="16.016in"/>
      </text:list-level-style-number>
    </text:list-style>
    <text:list-style style:name="a744">
      <text:list-level-style-number text:level="1" style:num-format="" style:num-list-format-name="">
        <style:list-level-properties text:space-before="0in"/>
      </text:list-level-style-number>
      <text:list-level-style-number text:level="2" style:num-format="" style:num-list-format-name="">
        <style:list-level-properties text:space-before="2.002in"/>
      </text:list-level-style-number>
      <text:list-level-style-number text:level="3" style:num-format="" style:num-list-format-name="">
        <style:list-level-properties text:space-before="4.004in"/>
      </text:list-level-style-number>
      <text:list-level-style-number text:level="4" style:num-format="" style:num-list-format-name="">
        <style:list-level-properties text:space-before="6.006in"/>
      </text:list-level-style-number>
      <text:list-level-style-number text:level="5" style:num-format="" style:num-list-format-name="">
        <style:list-level-properties text:space-before="8.008in"/>
      </text:list-level-style-number>
      <text:list-level-style-number text:level="6" style:num-format="" style:num-list-format-name="">
        <style:list-level-properties text:space-before="10.01in"/>
      </text:list-level-style-number>
      <text:list-level-style-number text:level="7" style:num-format="" style:num-list-format-name="">
        <style:list-level-properties text:space-before="12.012in"/>
      </text:list-level-style-number>
      <text:list-level-style-number text:level="8" style:num-format="" style:num-list-format-name="">
        <style:list-level-properties text:space-before="14.014in"/>
      </text:list-level-style-number>
      <text:list-level-style-number text:level="9" style:num-format="" style:num-list-format-name="">
        <style:list-level-properties text:space-before="16.016in"/>
      </text:list-level-style-number>
    </text:list-style>
    <text:list-style style:name="a836">
      <text:list-level-style-number text:level="1" style:num-format="" style:num-list-format-name="">
        <style:list-level-properties text:space-before="0in"/>
      </text:list-level-style-number>
      <text:list-level-style-number text:level="2" style:num-format="" style:num-list-format-name="">
        <style:list-level-properties text:space-before="2.002in"/>
      </text:list-level-style-number>
      <text:list-level-style-number text:level="3" style:num-format="" style:num-list-format-name="">
        <style:list-level-properties text:space-before="4.004in"/>
      </text:list-level-style-number>
      <text:list-level-style-number text:level="4" style:num-format="" style:num-list-format-name="">
        <style:list-level-properties text:space-before="6.006in"/>
      </text:list-level-style-number>
      <text:list-level-style-number text:level="5" style:num-format="" style:num-list-format-name="">
        <style:list-level-properties text:space-before="8.008in"/>
      </text:list-level-style-number>
      <text:list-level-style-number text:level="6" style:num-format="" style:num-list-format-name="">
        <style:list-level-properties text:space-before="10.01in"/>
      </text:list-level-style-number>
      <text:list-level-style-number text:level="7" style:num-format="" style:num-list-format-name="">
        <style:list-level-properties text:space-before="12.012in"/>
      </text:list-level-style-number>
      <text:list-level-style-number text:level="8" style:num-format="" style:num-list-format-name="">
        <style:list-level-properties text:space-before="14.014in"/>
      </text:list-level-style-number>
      <text:list-level-style-number text:level="9" style:num-format="" style:num-list-format-name="">
        <style:list-level-properties text:space-before="16.016in"/>
      </text:list-level-style-number>
    </text:list-style>
    <text:list-style style:name="a383">
      <text:list-level-style-number text:level="1" style:num-format="" style:num-list-format-name="">
        <style:list-level-properties text:space-before="0in"/>
      </text:list-level-style-number>
      <text:list-level-style-number text:level="2" style:num-format="" style:num-list-format-name="">
        <style:list-level-properties text:space-before="2.002in"/>
      </text:list-level-style-number>
      <text:list-level-style-number text:level="3" style:num-format="" style:num-list-format-name="">
        <style:list-level-properties text:space-before="4.004in"/>
      </text:list-level-style-number>
      <text:list-level-style-number text:level="4" style:num-format="" style:num-list-format-name="">
        <style:list-level-properties text:space-before="6.006in"/>
      </text:list-level-style-number>
      <text:list-level-style-number text:level="5" style:num-format="" style:num-list-format-name="">
        <style:list-level-properties text:space-before="8.008in"/>
      </text:list-level-style-number>
      <text:list-level-style-number text:level="6" style:num-format="" style:num-list-format-name="">
        <style:list-level-properties text:space-before="10.01in"/>
      </text:list-level-style-number>
      <text:list-level-style-number text:level="7" style:num-format="" style:num-list-format-name="">
        <style:list-level-properties text:space-before="12.012in"/>
      </text:list-level-style-number>
      <text:list-level-style-number text:level="8" style:num-format="" style:num-list-format-name="">
        <style:list-level-properties text:space-before="14.014in"/>
      </text:list-level-style-number>
      <text:list-level-style-number text:level="9" style:num-format="" style:num-list-format-name="">
        <style:list-level-properties text:space-before="16.016in"/>
      </text:list-level-style-number>
    </text:list-style>
    <text:list-style style:name="a293">
      <text:list-level-style-bullet text:level="1" text:bullet-char="•">
        <style:list-level-properties text:space-before="0in" text:min-label-width="0.82773in"/>
        <style:text-properties fo:font-family="Arial" style:font-family-generic="swiss" style:font-pitch="variable" fo:font-size="100%"/>
      </text:list-level-style-bullet>
      <text:list-level-style-bullet text:level="2" text:bullet-char="•">
        <style:list-level-properties text:space-before="1.65545in" text:min-label-width="0.82773in"/>
        <style:text-properties fo:font-family="Arial" style:font-family-generic="swiss" style:font-pitch="variable" fo:font-size="100%"/>
      </text:list-level-style-bullet>
      <text:list-level-style-bullet text:level="3" text:bullet-char="•">
        <style:list-level-properties text:space-before="3.3109in" text:min-label-width="0.82773in"/>
        <style:text-properties fo:font-family="Arial" style:font-family-generic="swiss" style:font-pitch="variable" fo:font-size="100%"/>
      </text:list-level-style-bullet>
      <text:list-level-style-bullet text:level="4" text:bullet-char="•">
        <style:list-level-properties text:space-before="4.96635in" text:min-label-width="0.82773in"/>
        <style:text-properties fo:font-family="Arial" style:font-family-generic="swiss" style:font-pitch="variable" fo:font-size="100%"/>
      </text:list-level-style-bullet>
      <text:list-level-style-bullet text:level="5" text:bullet-char="•">
        <style:list-level-properties text:space-before="6.6218in" text:min-label-width="0.82773in"/>
        <style:text-properties fo:font-family="Arial" style:font-family-generic="swiss" style:font-pitch="variable" fo:font-size="100%"/>
      </text:list-level-style-bullet>
      <text:list-level-style-bullet text:level="6" text:bullet-char="•">
        <style:list-level-properties text:space-before="8.27725in" text:min-label-width="0.82773in"/>
        <style:text-properties fo:font-family="Arial" style:font-family-generic="swiss" style:font-pitch="variable" fo:font-size="100%"/>
      </text:list-level-style-bullet>
      <text:list-level-style-bullet text:level="7" text:bullet-char="•">
        <style:list-level-properties text:space-before="9.9327in" text:min-label-width="0.82773in"/>
        <style:text-properties fo:font-family="Arial" style:font-family-generic="swiss" style:font-pitch="variable" fo:font-size="100%"/>
      </text:list-level-style-bullet>
      <text:list-level-style-bullet text:level="8" text:bullet-char="•">
        <style:list-level-properties text:space-before="11.58815in" text:min-label-width="0.82773in"/>
        <style:text-properties fo:font-family="Arial" style:font-family-generic="swiss" style:font-pitch="variable" fo:font-size="100%"/>
      </text:list-level-style-bullet>
      <text:list-level-style-bullet text:level="9" text:bullet-char="•">
        <style:list-level-properties text:space-before="13.2436in" text:min-label-width="0.82773in"/>
        <style:text-properties fo:font-family="Arial" style:font-family-generic="swiss" style:font-pitch="variable" fo:font-size="100%"/>
      </text:list-level-style-bullet>
    </text:list-style>
    <text:list-style style:name="a749">
      <text:list-level-style-number text:level="1" style:num-format="" style:num-list-format-name="">
        <style:list-level-properties text:space-before="0in"/>
      </text:list-level-style-number>
      <text:list-level-style-number text:level="2" style:num-format="" style:num-list-format-name="">
        <style:list-level-properties text:space-before="2.002in"/>
      </text:list-level-style-number>
      <text:list-level-style-number text:level="3" style:num-format="" style:num-list-format-name="">
        <style:list-level-properties text:space-before="4.004in"/>
      </text:list-level-style-number>
      <text:list-level-style-number text:level="4" style:num-format="" style:num-list-format-name="">
        <style:list-level-properties text:space-before="6.006in"/>
      </text:list-level-style-number>
      <text:list-level-style-number text:level="5" style:num-format="" style:num-list-format-name="">
        <style:list-level-properties text:space-before="8.008in"/>
      </text:list-level-style-number>
      <text:list-level-style-number text:level="6" style:num-format="" style:num-list-format-name="">
        <style:list-level-properties text:space-before="10.01in"/>
      </text:list-level-style-number>
      <text:list-level-style-number text:level="7" style:num-format="" style:num-list-format-name="">
        <style:list-level-properties text:space-before="12.012in"/>
      </text:list-level-style-number>
      <text:list-level-style-number text:level="8" style:num-format="" style:num-list-format-name="">
        <style:list-level-properties text:space-before="14.014in"/>
      </text:list-level-style-number>
      <text:list-level-style-number text:level="9" style:num-format="" style:num-list-format-name="">
        <style:list-level-properties text:space-before="16.016in"/>
      </text:list-level-style-number>
    </text:list-style>
    <text:list-style style:name="a200">
      <text:list-level-style-number text:level="1" style:num-format="" style:num-list-format-name="">
        <style:list-level-properties text:space-before="0in"/>
      </text:list-level-style-number>
      <text:list-level-style-number text:level="2" style:num-format="" style:num-list-format-name="">
        <style:list-level-properties text:space-before="2.002in"/>
      </text:list-level-style-number>
      <text:list-level-style-number text:level="3" style:num-format="" style:num-list-format-name="">
        <style:list-level-properties text:space-before="4.004in"/>
      </text:list-level-style-number>
      <text:list-level-style-number text:level="4" style:num-format="" style:num-list-format-name="">
        <style:list-level-properties text:space-before="6.006in"/>
      </text:list-level-style-number>
      <text:list-level-style-number text:level="5" style:num-format="" style:num-list-format-name="">
        <style:list-level-properties text:space-before="8.008in"/>
      </text:list-level-style-number>
      <text:list-level-style-number text:level="6" style:num-format="" style:num-list-format-name="">
        <style:list-level-properties text:space-before="10.01in"/>
      </text:list-level-style-number>
      <text:list-level-style-number text:level="7" style:num-format="" style:num-list-format-name="">
        <style:list-level-properties text:space-before="12.012in"/>
      </text:list-level-style-number>
      <text:list-level-style-number text:level="8" style:num-format="" style:num-list-format-name="">
        <style:list-level-properties text:space-before="14.014in"/>
      </text:list-level-style-number>
      <text:list-level-style-number text:level="9" style:num-format="" style:num-list-format-name="">
        <style:list-level-properties text:space-before="16.016in"/>
      </text:list-level-style-number>
    </text:list-style>
    <text:list-style style:name="a298">
      <text:list-level-style-bullet text:level="1" text:bullet-char="•">
        <style:list-level-properties text:space-before="0in" text:min-label-width="0.82773in"/>
        <style:text-properties fo:font-family="Arial" style:font-family-generic="swiss" style:font-pitch="variable" fo:font-size="100%"/>
      </text:list-level-style-bullet>
      <text:list-level-style-bullet text:level="2" text:bullet-char="•">
        <style:list-level-properties text:space-before="1.65545in" text:min-label-width="0.82773in"/>
        <style:text-properties fo:font-family="Arial" style:font-family-generic="swiss" style:font-pitch="variable" fo:font-size="100%"/>
      </text:list-level-style-bullet>
      <text:list-level-style-bullet text:level="3" text:bullet-char="•">
        <style:list-level-properties text:space-before="3.3109in" text:min-label-width="0.82773in"/>
        <style:text-properties fo:font-family="Arial" style:font-family-generic="swiss" style:font-pitch="variable" fo:font-size="100%"/>
      </text:list-level-style-bullet>
      <text:list-level-style-bullet text:level="4" text:bullet-char="•">
        <style:list-level-properties text:space-before="4.96635in" text:min-label-width="0.82773in"/>
        <style:text-properties fo:font-family="Arial" style:font-family-generic="swiss" style:font-pitch="variable" fo:font-size="100%"/>
      </text:list-level-style-bullet>
      <text:list-level-style-bullet text:level="5" text:bullet-char="•">
        <style:list-level-properties text:space-before="6.6218in" text:min-label-width="0.82773in"/>
        <style:text-properties fo:font-family="Arial" style:font-family-generic="swiss" style:font-pitch="variable" fo:font-size="100%"/>
      </text:list-level-style-bullet>
      <text:list-level-style-bullet text:level="6" text:bullet-char="•">
        <style:list-level-properties text:space-before="8.27725in" text:min-label-width="0.82773in"/>
        <style:text-properties fo:font-family="Arial" style:font-family-generic="swiss" style:font-pitch="variable" fo:font-size="100%"/>
      </text:list-level-style-bullet>
      <text:list-level-style-bullet text:level="7" text:bullet-char="•">
        <style:list-level-properties text:space-before="9.9327in" text:min-label-width="0.82773in"/>
        <style:text-properties fo:font-family="Arial" style:font-family-generic="swiss" style:font-pitch="variable" fo:font-size="100%"/>
      </text:list-level-style-bullet>
      <text:list-level-style-bullet text:level="8" text:bullet-char="•">
        <style:list-level-properties text:space-before="11.58815in" text:min-label-width="0.82773in"/>
        <style:text-properties fo:font-family="Arial" style:font-family-generic="swiss" style:font-pitch="variable" fo:font-size="100%"/>
      </text:list-level-style-bullet>
      <text:list-level-style-bullet text:level="9" text:bullet-char="•">
        <style:list-level-properties text:space-before="13.2436in" text:min-label-width="0.82773in"/>
        <style:text-properties fo:font-family="Arial" style:font-family-generic="swiss" style:font-pitch="variable" fo:font-size="100%"/>
      </text:list-level-style-bullet>
    </text:list-style>
    <text:list-style style:name="a791">
      <text:list-level-style-bullet text:level="1" text:bullet-char="•">
        <style:list-level-properties text:space-before="0in" text:min-label-width="0.82773in"/>
        <style:text-properties fo:font-family="Arial" style:font-family-generic="swiss" style:font-pitch="variable" fo:font-size="100%"/>
      </text:list-level-style-bullet>
      <text:list-level-style-bullet text:level="2" text:bullet-char="•">
        <style:list-level-properties text:space-before="1.65545in" text:min-label-width="0.82773in"/>
        <style:text-properties fo:font-family="Arial" style:font-family-generic="swiss" style:font-pitch="variable" fo:font-size="100%"/>
      </text:list-level-style-bullet>
      <text:list-level-style-bullet text:level="3" text:bullet-char="•">
        <style:list-level-properties text:space-before="3.3109in" text:min-label-width="0.82773in"/>
        <style:text-properties fo:font-family="Arial" style:font-family-generic="swiss" style:font-pitch="variable" fo:font-size="100%"/>
      </text:list-level-style-bullet>
      <text:list-level-style-bullet text:level="4" text:bullet-char="•">
        <style:list-level-properties text:space-before="4.96635in" text:min-label-width="0.82773in"/>
        <style:text-properties fo:font-family="Arial" style:font-family-generic="swiss" style:font-pitch="variable" fo:font-size="100%"/>
      </text:list-level-style-bullet>
      <text:list-level-style-bullet text:level="5" text:bullet-char="•">
        <style:list-level-properties text:space-before="6.6218in" text:min-label-width="0.82773in"/>
        <style:text-properties fo:font-family="Arial" style:font-family-generic="swiss" style:font-pitch="variable" fo:font-size="100%"/>
      </text:list-level-style-bullet>
      <text:list-level-style-bullet text:level="6" text:bullet-char="•">
        <style:list-level-properties text:space-before="8.27725in" text:min-label-width="0.82773in"/>
        <style:text-properties fo:font-family="Arial" style:font-family-generic="swiss" style:font-pitch="variable" fo:font-size="100%"/>
      </text:list-level-style-bullet>
      <text:list-level-style-bullet text:level="7" text:bullet-char="•">
        <style:list-level-properties text:space-before="9.9327in" text:min-label-width="0.82773in"/>
        <style:text-properties fo:font-family="Arial" style:font-family-generic="swiss" style:font-pitch="variable" fo:font-size="100%"/>
      </text:list-level-style-bullet>
      <text:list-level-style-bullet text:level="8" text:bullet-char="•">
        <style:list-level-properties text:space-before="11.58815in" text:min-label-width="0.82773in"/>
        <style:text-properties fo:font-family="Arial" style:font-family-generic="swiss" style:font-pitch="variable" fo:font-size="100%"/>
      </text:list-level-style-bullet>
      <text:list-level-style-bullet text:level="9" text:bullet-char="•">
        <style:list-level-properties text:space-before="13.2436in" text:min-label-width="0.82773in"/>
        <style:text-properties fo:font-family="Arial" style:font-family-generic="swiss" style:font-pitch="variable" fo:font-size="100%"/>
      </text:list-level-style-bullet>
    </text:list-style>
    <text:list-style style:name="a205">
      <text:list-level-style-number text:level="1" style:num-format="" style:num-list-format-name="">
        <style:list-level-properties text:space-before="0in"/>
      </text:list-level-style-number>
      <text:list-level-style-number text:level="2" style:num-format="" style:num-list-format-name="">
        <style:list-level-properties text:space-before="2.002in"/>
      </text:list-level-style-number>
      <text:list-level-style-number text:level="3" style:num-format="" style:num-list-format-name="">
        <style:list-level-properties text:space-before="4.004in"/>
      </text:list-level-style-number>
      <text:list-level-style-number text:level="4" style:num-format="" style:num-list-format-name="">
        <style:list-level-properties text:space-before="6.006in"/>
      </text:list-level-style-number>
      <text:list-level-style-number text:level="5" style:num-format="" style:num-list-format-name="">
        <style:list-level-properties text:space-before="8.008in"/>
      </text:list-level-style-number>
      <text:list-level-style-number text:level="6" style:num-format="" style:num-list-format-name="">
        <style:list-level-properties text:space-before="10.01in"/>
      </text:list-level-style-number>
      <text:list-level-style-number text:level="7" style:num-format="" style:num-list-format-name="">
        <style:list-level-properties text:space-before="12.012in"/>
      </text:list-level-style-number>
      <text:list-level-style-number text:level="8" style:num-format="" style:num-list-format-name="">
        <style:list-level-properties text:space-before="14.014in"/>
      </text:list-level-style-number>
      <text:list-level-style-number text:level="9" style:num-format="" style:num-list-format-name="">
        <style:list-level-properties text:space-before="16.016in"/>
      </text:list-level-style-number>
    </text:list-style>
    <text:list-style style:name="a22">
      <text:list-level-style-bullet text:level="1" text:bullet-char="•">
        <style:list-level-properties text:space-before="0in" text:min-label-width="0.82773in"/>
        <style:text-properties fo:font-family="Arial" style:font-family-generic="swiss" style:font-pitch="variable" fo:font-size="100%"/>
      </text:list-level-style-bullet>
      <text:list-level-style-bullet text:level="2" text:bullet-char="•">
        <style:list-level-properties text:space-before="1.65545in" text:min-label-width="0.82773in"/>
        <style:text-properties fo:font-family="Arial" style:font-family-generic="swiss" style:font-pitch="variable" fo:font-size="100%"/>
      </text:list-level-style-bullet>
      <text:list-level-style-bullet text:level="3" text:bullet-char="•">
        <style:list-level-properties text:space-before="3.3109in" text:min-label-width="0.82773in"/>
        <style:text-properties fo:font-family="Arial" style:font-family-generic="swiss" style:font-pitch="variable" fo:font-size="100%"/>
      </text:list-level-style-bullet>
      <text:list-level-style-bullet text:level="4" text:bullet-char="•">
        <style:list-level-properties text:space-before="4.96635in" text:min-label-width="0.82773in"/>
        <style:text-properties fo:font-family="Arial" style:font-family-generic="swiss" style:font-pitch="variable" fo:font-size="100%"/>
      </text:list-level-style-bullet>
      <text:list-level-style-bullet text:level="5" text:bullet-char="•">
        <style:list-level-properties text:space-before="6.6218in" text:min-label-width="0.82773in"/>
        <style:text-properties fo:font-family="Arial" style:font-family-generic="swiss" style:font-pitch="variable" fo:font-size="100%"/>
      </text:list-level-style-bullet>
      <text:list-level-style-bullet text:level="6" text:bullet-char="•">
        <style:list-level-properties text:space-before="8.27725in" text:min-label-width="0.82773in"/>
        <style:text-properties fo:font-family="Arial" style:font-family-generic="swiss" style:font-pitch="variable" fo:font-size="100%"/>
      </text:list-level-style-bullet>
      <text:list-level-style-bullet text:level="7" text:bullet-char="•">
        <style:list-level-properties text:space-before="9.9327in" text:min-label-width="0.82773in"/>
        <style:text-properties fo:font-family="Arial" style:font-family-generic="swiss" style:font-pitch="variable" fo:font-size="100%"/>
      </text:list-level-style-bullet>
      <text:list-level-style-bullet text:level="8" text:bullet-char="•">
        <style:list-level-properties text:space-before="11.58815in" text:min-label-width="0.82773in"/>
        <style:text-properties fo:font-family="Arial" style:font-family-generic="swiss" style:font-pitch="variable" fo:font-size="100%"/>
      </text:list-level-style-bullet>
      <text:list-level-style-bullet text:level="9" text:bullet-char="•">
        <style:list-level-properties text:space-before="13.2436in" text:min-label-width="0.82773in"/>
        <style:text-properties fo:font-family="Arial" style:font-family-generic="swiss" style:font-pitch="variable" fo:font-size="100%"/>
      </text:list-level-style-bullet>
    </text:list-style>
    <text:list-style style:name="a118">
      <text:list-level-style-number text:level="1" style:num-format="" style:num-list-format-name="">
        <style:list-level-properties text:space-before="0in"/>
      </text:list-level-style-number>
      <text:list-level-style-number text:level="2" style:num-format="" style:num-list-format-name="">
        <style:list-level-properties text:space-before="2.002in"/>
      </text:list-level-style-number>
      <text:list-level-style-number text:level="3" style:num-format="" style:num-list-format-name="">
        <style:list-level-properties text:space-before="4.004in"/>
      </text:list-level-style-number>
      <text:list-level-style-number text:level="4" style:num-format="" style:num-list-format-name="">
        <style:list-level-properties text:space-before="6.006in"/>
      </text:list-level-style-number>
      <text:list-level-style-number text:level="5" style:num-format="" style:num-list-format-name="">
        <style:list-level-properties text:space-before="8.008in"/>
      </text:list-level-style-number>
      <text:list-level-style-number text:level="6" style:num-format="" style:num-list-format-name="">
        <style:list-level-properties text:space-before="10.01in"/>
      </text:list-level-style-number>
      <text:list-level-style-number text:level="7" style:num-format="" style:num-list-format-name="">
        <style:list-level-properties text:space-before="12.012in"/>
      </text:list-level-style-number>
      <text:list-level-style-number text:level="8" style:num-format="" style:num-list-format-name="">
        <style:list-level-properties text:space-before="14.014in"/>
      </text:list-level-style-number>
      <text:list-level-style-number text:level="9" style:num-format="" style:num-list-format-name="">
        <style:list-level-properties text:space-before="16.016in"/>
      </text:list-level-style-number>
    </text:list-style>
    <text:list-style style:name="a797">
      <text:list-level-style-bullet text:level="1" text:bullet-char="•">
        <style:list-level-properties text:space-before="0in" text:min-label-width="0.82773in"/>
        <style:text-properties fo:font-family="Arial" style:font-family-generic="swiss" style:font-pitch="variable" fo:font-size="100%"/>
      </text:list-level-style-bullet>
      <text:list-level-style-bullet text:level="2" text:bullet-char="•">
        <style:list-level-properties text:space-before="1.65545in" text:min-label-width="0.82773in"/>
        <style:text-properties fo:font-family="Arial" style:font-family-generic="swiss" style:font-pitch="variable" fo:font-size="100%"/>
      </text:list-level-style-bullet>
      <text:list-level-style-bullet text:level="3" text:bullet-char="•">
        <style:list-level-properties text:space-before="3.3109in" text:min-label-width="0.82773in"/>
        <style:text-properties fo:font-family="Arial" style:font-family-generic="swiss" style:font-pitch="variable" fo:font-size="100%"/>
      </text:list-level-style-bullet>
      <text:list-level-style-bullet text:level="4" text:bullet-char="•">
        <style:list-level-properties text:space-before="4.96635in" text:min-label-width="0.82773in"/>
        <style:text-properties fo:font-family="Arial" style:font-family-generic="swiss" style:font-pitch="variable" fo:font-size="100%"/>
      </text:list-level-style-bullet>
      <text:list-level-style-bullet text:level="5" text:bullet-char="•">
        <style:list-level-properties text:space-before="6.6218in" text:min-label-width="0.82773in"/>
        <style:text-properties fo:font-family="Arial" style:font-family-generic="swiss" style:font-pitch="variable" fo:font-size="100%"/>
      </text:list-level-style-bullet>
      <text:list-level-style-bullet text:level="6" text:bullet-char="•">
        <style:list-level-properties text:space-before="8.27725in" text:min-label-width="0.82773in"/>
        <style:text-properties fo:font-family="Arial" style:font-family-generic="swiss" style:font-pitch="variable" fo:font-size="100%"/>
      </text:list-level-style-bullet>
      <text:list-level-style-bullet text:level="7" text:bullet-char="•">
        <style:list-level-properties text:space-before="9.9327in" text:min-label-width="0.82773in"/>
        <style:text-properties fo:font-family="Arial" style:font-family-generic="swiss" style:font-pitch="variable" fo:font-size="100%"/>
      </text:list-level-style-bullet>
      <text:list-level-style-bullet text:level="8" text:bullet-char="•">
        <style:list-level-properties text:space-before="11.58815in" text:min-label-width="0.82773in"/>
        <style:text-properties fo:font-family="Arial" style:font-family-generic="swiss" style:font-pitch="variable" fo:font-size="100%"/>
      </text:list-level-style-bullet>
      <text:list-level-style-bullet text:level="9" text:bullet-char="•">
        <style:list-level-properties text:space-before="13.2436in" text:min-label-width="0.82773in"/>
        <style:text-properties fo:font-family="Arial" style:font-family-generic="swiss" style:font-pitch="variable" fo:font-size="100%"/>
      </text:list-level-style-bullet>
    </text:list-style>
    <text:list-style style:name="a28">
      <text:list-level-style-bullet text:level="1" text:bullet-char="•">
        <style:list-level-properties text:space-before="0in" text:min-label-width="0.82773in"/>
        <style:text-properties fo:font-family="Arial" style:font-family-generic="swiss" style:font-pitch="variable" fo:font-size="100%"/>
      </text:list-level-style-bullet>
      <text:list-level-style-bullet text:level="2" text:bullet-char="•">
        <style:list-level-properties text:space-before="1.65545in" text:min-label-width="0.82773in"/>
        <style:text-properties fo:font-family="Arial" style:font-family-generic="swiss" style:font-pitch="variable" fo:font-size="100%"/>
      </text:list-level-style-bullet>
      <text:list-level-style-bullet text:level="3" text:bullet-char="•">
        <style:list-level-properties text:space-before="3.3109in" text:min-label-width="0.82773in"/>
        <style:text-properties fo:font-family="Arial" style:font-family-generic="swiss" style:font-pitch="variable" fo:font-size="100%"/>
      </text:list-level-style-bullet>
      <text:list-level-style-bullet text:level="4" text:bullet-char="•">
        <style:list-level-properties text:space-before="4.96635in" text:min-label-width="0.82773in"/>
        <style:text-properties fo:font-family="Arial" style:font-family-generic="swiss" style:font-pitch="variable" fo:font-size="100%"/>
      </text:list-level-style-bullet>
      <text:list-level-style-bullet text:level="5" text:bullet-char="•">
        <style:list-level-properties text:space-before="6.6218in" text:min-label-width="0.82773in"/>
        <style:text-properties fo:font-family="Arial" style:font-family-generic="swiss" style:font-pitch="variable" fo:font-size="100%"/>
      </text:list-level-style-bullet>
      <text:list-level-style-bullet text:level="6" text:bullet-char="•">
        <style:list-level-properties text:space-before="8.27725in" text:min-label-width="0.82773in"/>
        <style:text-properties fo:font-family="Arial" style:font-family-generic="swiss" style:font-pitch="variable" fo:font-size="100%"/>
      </text:list-level-style-bullet>
      <text:list-level-style-bullet text:level="7" text:bullet-char="•">
        <style:list-level-properties text:space-before="9.9327in" text:min-label-width="0.82773in"/>
        <style:text-properties fo:font-family="Arial" style:font-family-generic="swiss" style:font-pitch="variable" fo:font-size="100%"/>
      </text:list-level-style-bullet>
      <text:list-level-style-bullet text:level="8" text:bullet-char="•">
        <style:list-level-properties text:space-before="11.58815in" text:min-label-width="0.82773in"/>
        <style:text-properties fo:font-family="Arial" style:font-family-generic="swiss" style:font-pitch="variable" fo:font-size="100%"/>
      </text:list-level-style-bullet>
      <text:list-level-style-bullet text:level="9" text:bullet-char="•">
        <style:list-level-properties text:space-before="13.2436in" text:min-label-width="0.82773in"/>
        <style:text-properties fo:font-family="Arial" style:font-family-generic="swiss" style:font-pitch="variable" fo:font-size="100%"/>
      </text:list-level-style-bullet>
    </text:list-style>
    <text:list-style style:name="a160">
      <text:list-level-style-bullet text:level="1" text:bullet-char="•">
        <style:list-level-properties text:space-before="0in" text:min-label-width="0.82773in"/>
        <style:text-properties fo:font-family="Arial" style:font-family-generic="swiss" style:font-pitch="variable" fo:font-size="100%"/>
      </text:list-level-style-bullet>
      <text:list-level-style-bullet text:level="2" text:bullet-char="•">
        <style:list-level-properties text:space-before="1.65545in" text:min-label-width="0.82773in"/>
        <style:text-properties fo:font-family="Arial" style:font-family-generic="swiss" style:font-pitch="variable" fo:font-size="100%"/>
      </text:list-level-style-bullet>
      <text:list-level-style-bullet text:level="3" text:bullet-char="•">
        <style:list-level-properties text:space-before="3.3109in" text:min-label-width="0.82773in"/>
        <style:text-properties fo:font-family="Arial" style:font-family-generic="swiss" style:font-pitch="variable" fo:font-size="100%"/>
      </text:list-level-style-bullet>
      <text:list-level-style-bullet text:level="4" text:bullet-char="•">
        <style:list-level-properties text:space-before="4.96635in" text:min-label-width="0.82773in"/>
        <style:text-properties fo:font-family="Arial" style:font-family-generic="swiss" style:font-pitch="variable" fo:font-size="100%"/>
      </text:list-level-style-bullet>
      <text:list-level-style-bullet text:level="5" text:bullet-char="•">
        <style:list-level-properties text:space-before="6.6218in" text:min-label-width="0.82773in"/>
        <style:text-properties fo:font-family="Arial" style:font-family-generic="swiss" style:font-pitch="variable" fo:font-size="100%"/>
      </text:list-level-style-bullet>
      <text:list-level-style-bullet text:level="6" text:bullet-char="•">
        <style:list-level-properties text:space-before="8.27725in" text:min-label-width="0.82773in"/>
        <style:text-properties fo:font-family="Arial" style:font-family-generic="swiss" style:font-pitch="variable" fo:font-size="100%"/>
      </text:list-level-style-bullet>
      <text:list-level-style-bullet text:level="7" text:bullet-char="•">
        <style:list-level-properties text:space-before="9.9327in" text:min-label-width="0.82773in"/>
        <style:text-properties fo:font-family="Arial" style:font-family-generic="swiss" style:font-pitch="variable" fo:font-size="100%"/>
      </text:list-level-style-bullet>
      <text:list-level-style-bullet text:level="8" text:bullet-char="•">
        <style:list-level-properties text:space-before="11.58815in" text:min-label-width="0.82773in"/>
        <style:text-properties fo:font-family="Arial" style:font-family-generic="swiss" style:font-pitch="variable" fo:font-size="100%"/>
      </text:list-level-style-bullet>
      <text:list-level-style-bullet text:level="9" text:bullet-char="•">
        <style:list-level-properties text:space-before="13.2436in" text:min-label-width="0.82773in"/>
        <style:text-properties fo:font-family="Arial" style:font-family-generic="swiss" style:font-pitch="variable" fo:font-size="100%"/>
      </text:list-level-style-bullet>
    </text:list-style>
    <text:list-style style:name="a433">
      <text:list-level-style-bullet text:level="1" text:bullet-char="•">
        <style:list-level-properties text:space-before="0in" text:min-label-width="0.82773in"/>
        <style:text-properties fo:font-family="Arial" style:font-family-generic="swiss" style:font-pitch="variable" fo:font-size="100%"/>
      </text:list-level-style-bullet>
      <text:list-level-style-bullet text:level="2" text:bullet-char="•">
        <style:list-level-properties text:space-before="1.65545in" text:min-label-width="0.82773in"/>
        <style:text-properties fo:font-family="Arial" style:font-family-generic="swiss" style:font-pitch="variable" fo:font-size="100%"/>
      </text:list-level-style-bullet>
      <text:list-level-style-bullet text:level="3" text:bullet-char="•">
        <style:list-level-properties text:space-before="3.3109in" text:min-label-width="0.82773in"/>
        <style:text-properties fo:font-family="Arial" style:font-family-generic="swiss" style:font-pitch="variable" fo:font-size="100%"/>
      </text:list-level-style-bullet>
      <text:list-level-style-bullet text:level="4" text:bullet-char="•">
        <style:list-level-properties text:space-before="4.96635in" text:min-label-width="0.82773in"/>
        <style:text-properties fo:font-family="Arial" style:font-family-generic="swiss" style:font-pitch="variable" fo:font-size="100%"/>
      </text:list-level-style-bullet>
      <text:list-level-style-bullet text:level="5" text:bullet-char="•">
        <style:list-level-properties text:space-before="6.6218in" text:min-label-width="0.82773in"/>
        <style:text-properties fo:font-family="Arial" style:font-family-generic="swiss" style:font-pitch="variable" fo:font-size="100%"/>
      </text:list-level-style-bullet>
      <text:list-level-style-bullet text:level="6" text:bullet-char="•">
        <style:list-level-properties text:space-before="8.27725in" text:min-label-width="0.82773in"/>
        <style:text-properties fo:font-family="Arial" style:font-family-generic="swiss" style:font-pitch="variable" fo:font-size="100%"/>
      </text:list-level-style-bullet>
      <text:list-level-style-bullet text:level="7" text:bullet-char="•">
        <style:list-level-properties text:space-before="9.9327in" text:min-label-width="0.82773in"/>
        <style:text-properties fo:font-family="Arial" style:font-family-generic="swiss" style:font-pitch="variable" fo:font-size="100%"/>
      </text:list-level-style-bullet>
      <text:list-level-style-bullet text:level="8" text:bullet-char="•">
        <style:list-level-properties text:space-before="11.58815in" text:min-label-width="0.82773in"/>
        <style:text-properties fo:font-family="Arial" style:font-family-generic="swiss" style:font-pitch="variable" fo:font-size="100%"/>
      </text:list-level-style-bullet>
      <text:list-level-style-bullet text:level="9" text:bullet-char="•">
        <style:list-level-properties text:space-before="13.2436in" text:min-label-width="0.82773in"/>
        <style:text-properties fo:font-family="Arial" style:font-family-generic="swiss" style:font-pitch="variable" fo:font-size="100%"/>
      </text:list-level-style-bullet>
    </text:list-style>
    <text:list-style style:name="a165">
      <text:list-level-style-bullet text:level="1" text:bullet-char="•">
        <style:list-level-properties text:space-before="0in" text:min-label-width="0.82773in"/>
        <style:text-properties fo:font-family="Arial" style:font-family-generic="swiss" style:font-pitch="variable" fo:font-size="100%"/>
      </text:list-level-style-bullet>
      <text:list-level-style-bullet text:level="2" text:bullet-char="•">
        <style:list-level-properties text:space-before="1.65545in" text:min-label-width="0.82773in"/>
        <style:text-properties fo:font-family="Arial" style:font-family-generic="swiss" style:font-pitch="variable" fo:font-size="100%"/>
      </text:list-level-style-bullet>
      <text:list-level-style-bullet text:level="3" text:bullet-char="•">
        <style:list-level-properties text:space-before="3.3109in" text:min-label-width="0.82773in"/>
        <style:text-properties fo:font-family="Arial" style:font-family-generic="swiss" style:font-pitch="variable" fo:font-size="100%"/>
      </text:list-level-style-bullet>
      <text:list-level-style-bullet text:level="4" text:bullet-char="•">
        <style:list-level-properties text:space-before="4.96635in" text:min-label-width="0.82773in"/>
        <style:text-properties fo:font-family="Arial" style:font-family-generic="swiss" style:font-pitch="variable" fo:font-size="100%"/>
      </text:list-level-style-bullet>
      <text:list-level-style-bullet text:level="5" text:bullet-char="•">
        <style:list-level-properties text:space-before="6.6218in" text:min-label-width="0.82773in"/>
        <style:text-properties fo:font-family="Arial" style:font-family-generic="swiss" style:font-pitch="variable" fo:font-size="100%"/>
      </text:list-level-style-bullet>
      <text:list-level-style-bullet text:level="6" text:bullet-char="•">
        <style:list-level-properties text:space-before="8.27725in" text:min-label-width="0.82773in"/>
        <style:text-properties fo:font-family="Arial" style:font-family-generic="swiss" style:font-pitch="variable" fo:font-size="100%"/>
      </text:list-level-style-bullet>
      <text:list-level-style-bullet text:level="7" text:bullet-char="•">
        <style:list-level-properties text:space-before="9.9327in" text:min-label-width="0.82773in"/>
        <style:text-properties fo:font-family="Arial" style:font-family-generic="swiss" style:font-pitch="variable" fo:font-size="100%"/>
      </text:list-level-style-bullet>
      <text:list-level-style-bullet text:level="8" text:bullet-char="•">
        <style:list-level-properties text:space-before="11.58815in" text:min-label-width="0.82773in"/>
        <style:text-properties fo:font-family="Arial" style:font-family-generic="swiss" style:font-pitch="variable" fo:font-size="100%"/>
      </text:list-level-style-bullet>
      <text:list-level-style-bullet text:level="9" text:bullet-char="•">
        <style:list-level-properties text:space-before="13.2436in" text:min-label-width="0.82773in"/>
        <style:text-properties fo:font-family="Arial" style:font-family-generic="swiss" style:font-pitch="variable" fo:font-size="100%"/>
      </text:list-level-style-bullet>
    </text:list-style>
    <text:list-style style:name="a438">
      <text:list-level-style-bullet text:level="1" text:bullet-char="•">
        <style:list-level-properties text:space-before="0in" text:min-label-width="0.82773in"/>
        <style:text-properties fo:font-family="Arial" style:font-family-generic="swiss" style:font-pitch="variable" fo:font-size="100%"/>
      </text:list-level-style-bullet>
      <text:list-level-style-bullet text:level="2" text:bullet-char="•">
        <style:list-level-properties text:space-before="1.65545in" text:min-label-width="0.82773in"/>
        <style:text-properties fo:font-family="Arial" style:font-family-generic="swiss" style:font-pitch="variable" fo:font-size="100%"/>
      </text:list-level-style-bullet>
      <text:list-level-style-bullet text:level="3" text:bullet-char="•">
        <style:list-level-properties text:space-before="3.3109in" text:min-label-width="0.82773in"/>
        <style:text-properties fo:font-family="Arial" style:font-family-generic="swiss" style:font-pitch="variable" fo:font-size="100%"/>
      </text:list-level-style-bullet>
      <text:list-level-style-bullet text:level="4" text:bullet-char="•">
        <style:list-level-properties text:space-before="4.96635in" text:min-label-width="0.82773in"/>
        <style:text-properties fo:font-family="Arial" style:font-family-generic="swiss" style:font-pitch="variable" fo:font-size="100%"/>
      </text:list-level-style-bullet>
      <text:list-level-style-bullet text:level="5" text:bullet-char="•">
        <style:list-level-properties text:space-before="6.6218in" text:min-label-width="0.82773in"/>
        <style:text-properties fo:font-family="Arial" style:font-family-generic="swiss" style:font-pitch="variable" fo:font-size="100%"/>
      </text:list-level-style-bullet>
      <text:list-level-style-bullet text:level="6" text:bullet-char="•">
        <style:list-level-properties text:space-before="8.27725in" text:min-label-width="0.82773in"/>
        <style:text-properties fo:font-family="Arial" style:font-family-generic="swiss" style:font-pitch="variable" fo:font-size="100%"/>
      </text:list-level-style-bullet>
      <text:list-level-style-bullet text:level="7" text:bullet-char="•">
        <style:list-level-properties text:space-before="9.9327in" text:min-label-width="0.82773in"/>
        <style:text-properties fo:font-family="Arial" style:font-family-generic="swiss" style:font-pitch="variable" fo:font-size="100%"/>
      </text:list-level-style-bullet>
      <text:list-level-style-bullet text:level="8" text:bullet-char="•">
        <style:list-level-properties text:space-before="11.58815in" text:min-label-width="0.82773in"/>
        <style:text-properties fo:font-family="Arial" style:font-family-generic="swiss" style:font-pitch="variable" fo:font-size="100%"/>
      </text:list-level-style-bullet>
      <text:list-level-style-bullet text:level="9" text:bullet-char="•">
        <style:list-level-properties text:space-before="13.2436in" text:min-label-width="0.82773in"/>
        <style:text-properties fo:font-family="Arial" style:font-family-generic="swiss" style:font-pitch="variable" fo:font-size="100%"/>
      </text:list-level-style-bullet>
    </text:list-style>
    <text:list-style style:name="a72">
      <text:list-level-style-number text:level="1" style:num-format="" style:num-list-format-name="">
        <style:list-level-properties text:space-before="0in"/>
      </text:list-level-style-number>
      <text:list-level-style-number text:level="2" style:num-format="" style:num-list-format-name="">
        <style:list-level-properties text:space-before="2.002in"/>
      </text:list-level-style-number>
      <text:list-level-style-number text:level="3" style:num-format="" style:num-list-format-name="">
        <style:list-level-properties text:space-before="4.004in"/>
      </text:list-level-style-number>
      <text:list-level-style-number text:level="4" style:num-format="" style:num-list-format-name="">
        <style:list-level-properties text:space-before="6.006in"/>
      </text:list-level-style-number>
      <text:list-level-style-number text:level="5" style:num-format="" style:num-list-format-name="">
        <style:list-level-properties text:space-before="8.008in"/>
      </text:list-level-style-number>
      <text:list-level-style-number text:level="6" style:num-format="" style:num-list-format-name="">
        <style:list-level-properties text:space-before="10.01in"/>
      </text:list-level-style-number>
      <text:list-level-style-number text:level="7" style:num-format="" style:num-list-format-name="">
        <style:list-level-properties text:space-before="12.012in"/>
      </text:list-level-style-number>
      <text:list-level-style-number text:level="8" style:num-format="" style:num-list-format-name="">
        <style:list-level-properties text:space-before="14.014in"/>
      </text:list-level-style-number>
      <text:list-level-style-number text:level="9" style:num-format="" style:num-list-format-name="">
        <style:list-level-properties text:space-before="16.016in"/>
      </text:list-level-style-number>
    </text:list-style>
    <text:list-style style:name="a841">
      <text:list-level-style-number text:level="1" style:num-format="" style:num-list-format-name="">
        <style:list-level-properties text:space-before="0in"/>
      </text:list-level-style-number>
      <text:list-level-style-number text:level="2" style:num-format="" style:num-list-format-name="">
        <style:list-level-properties text:space-before="2.002in"/>
      </text:list-level-style-number>
      <text:list-level-style-number text:level="3" style:num-format="" style:num-list-format-name="">
        <style:list-level-properties text:space-before="4.004in"/>
      </text:list-level-style-number>
      <text:list-level-style-number text:level="4" style:num-format="" style:num-list-format-name="">
        <style:list-level-properties text:space-before="6.006in"/>
      </text:list-level-style-number>
      <text:list-level-style-number text:level="5" style:num-format="" style:num-list-format-name="">
        <style:list-level-properties text:space-before="8.008in"/>
      </text:list-level-style-number>
      <text:list-level-style-number text:level="6" style:num-format="" style:num-list-format-name="">
        <style:list-level-properties text:space-before="10.01in"/>
      </text:list-level-style-number>
      <text:list-level-style-number text:level="7" style:num-format="" style:num-list-format-name="">
        <style:list-level-properties text:space-before="12.012in"/>
      </text:list-level-style-number>
      <text:list-level-style-number text:level="8" style:num-format="" style:num-list-format-name="">
        <style:list-level-properties text:space-before="14.014in"/>
      </text:list-level-style-number>
      <text:list-level-style-number text:level="9" style:num-format="" style:num-list-format-name="">
        <style:list-level-properties text:space-before="16.016in"/>
      </text:list-level-style-number>
    </text:list-style>
    <text:list-style style:name="a754">
      <text:list-level-style-number text:level="1" style:num-format="" style:num-list-format-name="">
        <style:list-level-properties text:space-before="0in"/>
      </text:list-level-style-number>
      <text:list-level-style-number text:level="2" style:num-format="" style:num-list-format-name="">
        <style:list-level-properties text:space-before="2.002in"/>
      </text:list-level-style-number>
      <text:list-level-style-number text:level="3" style:num-format="" style:num-list-format-name="">
        <style:list-level-properties text:space-before="4.004in"/>
      </text:list-level-style-number>
      <text:list-level-style-number text:level="4" style:num-format="" style:num-list-format-name="">
        <style:list-level-properties text:space-before="6.006in"/>
      </text:list-level-style-number>
      <text:list-level-style-number text:level="5" style:num-format="" style:num-list-format-name="">
        <style:list-level-properties text:space-before="8.008in"/>
      </text:list-level-style-number>
      <text:list-level-style-number text:level="6" style:num-format="" style:num-list-format-name="">
        <style:list-level-properties text:space-before="10.01in"/>
      </text:list-level-style-number>
      <text:list-level-style-number text:level="7" style:num-format="" style:num-list-format-name="">
        <style:list-level-properties text:space-before="12.012in"/>
      </text:list-level-style-number>
      <text:list-level-style-number text:level="8" style:num-format="" style:num-list-format-name="">
        <style:list-level-properties text:space-before="14.014in"/>
      </text:list-level-style-number>
      <text:list-level-style-number text:level="9" style:num-format="" style:num-list-format-name="">
        <style:list-level-properties text:space-before="16.016in"/>
      </text:list-level-style-number>
    </text:list-style>
    <text:list-style style:name="a483">
      <text:list-level-style-number text:level="1" style:num-format="" style:num-list-format-name="">
        <style:list-level-properties text:space-before="0in"/>
      </text:list-level-style-number>
      <text:list-level-style-number text:level="2" style:num-format="" style:num-list-format-name="">
        <style:list-level-properties text:space-before="2.002in"/>
      </text:list-level-style-number>
      <text:list-level-style-number text:level="3" style:num-format="" style:num-list-format-name="">
        <style:list-level-properties text:space-before="4.004in"/>
      </text:list-level-style-number>
      <text:list-level-style-number text:level="4" style:num-format="" style:num-list-format-name="">
        <style:list-level-properties text:space-before="6.006in"/>
      </text:list-level-style-number>
      <text:list-level-style-number text:level="5" style:num-format="" style:num-list-format-name="">
        <style:list-level-properties text:space-before="8.008in"/>
      </text:list-level-style-number>
      <text:list-level-style-number text:level="6" style:num-format="" style:num-list-format-name="">
        <style:list-level-properties text:space-before="10.01in"/>
      </text:list-level-style-number>
      <text:list-level-style-number text:level="7" style:num-format="" style:num-list-format-name="">
        <style:list-level-properties text:space-before="12.012in"/>
      </text:list-level-style-number>
      <text:list-level-style-number text:level="8" style:num-format="" style:num-list-format-name="">
        <style:list-level-properties text:space-before="14.014in"/>
      </text:list-level-style-number>
      <text:list-level-style-number text:level="9" style:num-format="" style:num-list-format-name="">
        <style:list-level-properties text:space-before="16.016in"/>
      </text:list-level-style-number>
    </text:list-style>
    <text:list-style style:name="a759">
      <text:list-level-style-number text:level="1" style:num-format="" style:num-list-format-name="">
        <style:list-level-properties text:space-before="0in"/>
      </text:list-level-style-number>
      <text:list-level-style-number text:level="2" style:num-format="" style:num-list-format-name="">
        <style:list-level-properties text:space-before="2.002in"/>
      </text:list-level-style-number>
      <text:list-level-style-number text:level="3" style:num-format="" style:num-list-format-name="">
        <style:list-level-properties text:space-before="4.004in"/>
      </text:list-level-style-number>
      <text:list-level-style-number text:level="4" style:num-format="" style:num-list-format-name="">
        <style:list-level-properties text:space-before="6.006in"/>
      </text:list-level-style-number>
      <text:list-level-style-number text:level="5" style:num-format="" style:num-list-format-name="">
        <style:list-level-properties text:space-before="8.008in"/>
      </text:list-level-style-number>
      <text:list-level-style-number text:level="6" style:num-format="" style:num-list-format-name="">
        <style:list-level-properties text:space-before="10.01in"/>
      </text:list-level-style-number>
      <text:list-level-style-number text:level="7" style:num-format="" style:num-list-format-name="">
        <style:list-level-properties text:space-before="12.012in"/>
      </text:list-level-style-number>
      <text:list-level-style-number text:level="8" style:num-format="" style:num-list-format-name="">
        <style:list-level-properties text:space-before="14.014in"/>
      </text:list-level-style-number>
      <text:list-level-style-number text:level="9" style:num-format="" style:num-list-format-name="">
        <style:list-level-properties text:space-before="16.016in"/>
      </text:list-level-style-number>
    </text:list-style>
    <text:list-style style:name="a210">
      <text:list-level-style-number text:level="1" style:num-format="" style:num-list-format-name="">
        <style:list-level-properties text:space-before="0in"/>
      </text:list-level-style-number>
      <text:list-level-style-number text:level="2" style:num-format="" style:num-list-format-name="">
        <style:list-level-properties text:space-before="2.002in"/>
      </text:list-level-style-number>
      <text:list-level-style-number text:level="3" style:num-format="" style:num-list-format-name="">
        <style:list-level-properties text:space-before="4.004in"/>
      </text:list-level-style-number>
      <text:list-level-style-number text:level="4" style:num-format="" style:num-list-format-name="">
        <style:list-level-properties text:space-before="6.006in"/>
      </text:list-level-style-number>
      <text:list-level-style-number text:level="5" style:num-format="" style:num-list-format-name="">
        <style:list-level-properties text:space-before="8.008in"/>
      </text:list-level-style-number>
      <text:list-level-style-number text:level="6" style:num-format="" style:num-list-format-name="">
        <style:list-level-properties text:space-before="10.01in"/>
      </text:list-level-style-number>
      <text:list-level-style-number text:level="7" style:num-format="" style:num-list-format-name="">
        <style:list-level-properties text:space-before="12.012in"/>
      </text:list-level-style-number>
      <text:list-level-style-number text:level="8" style:num-format="" style:num-list-format-name="">
        <style:list-level-properties text:space-before="14.014in"/>
      </text:list-level-style-number>
      <text:list-level-style-number text:level="9" style:num-format="" style:num-list-format-name="">
        <style:list-level-properties text:space-before="16.016in"/>
      </text:list-level-style-number>
    </text:list-style>
    <text:list-style style:name="a488">
      <text:list-level-style-number text:level="1" style:num-format="" style:num-list-format-name="">
        <style:list-level-properties text:space-before="0in"/>
      </text:list-level-style-number>
      <text:list-level-style-number text:level="2" style:num-format="" style:num-list-format-name="">
        <style:list-level-properties text:space-before="2.002in"/>
      </text:list-level-style-number>
      <text:list-level-style-number text:level="3" style:num-format="" style:num-list-format-name="">
        <style:list-level-properties text:space-before="4.004in"/>
      </text:list-level-style-number>
      <text:list-level-style-number text:level="4" style:num-format="" style:num-list-format-name="">
        <style:list-level-properties text:space-before="6.006in"/>
      </text:list-level-style-number>
      <text:list-level-style-number text:level="5" style:num-format="" style:num-list-format-name="">
        <style:list-level-properties text:space-before="8.008in"/>
      </text:list-level-style-number>
      <text:list-level-style-number text:level="6" style:num-format="" style:num-list-format-name="">
        <style:list-level-properties text:space-before="10.01in"/>
      </text:list-level-style-number>
      <text:list-level-style-number text:level="7" style:num-format="" style:num-list-format-name="">
        <style:list-level-properties text:space-before="12.012in"/>
      </text:list-level-style-number>
      <text:list-level-style-number text:level="8" style:num-format="" style:num-list-format-name="">
        <style:list-level-properties text:space-before="14.014in"/>
      </text:list-level-style-number>
      <text:list-level-style-number text:level="9" style:num-format="" style:num-list-format-name="">
        <style:list-level-properties text:space-before="16.016in"/>
      </text:list-level-style-number>
    </text:list-style>
    <text:list-style style:name="a303">
      <text:list-level-style-bullet text:level="1" text:bullet-char="•">
        <style:list-level-properties text:space-before="0in" text:min-label-width="0.82773in"/>
        <style:text-properties fo:font-family="Arial" style:font-family-generic="swiss" style:font-pitch="variable" fo:font-size="100%"/>
      </text:list-level-style-bullet>
      <text:list-level-style-bullet text:level="2" text:bullet-char="•">
        <style:list-level-properties text:space-before="1.65545in" text:min-label-width="0.82773in"/>
        <style:text-properties fo:font-family="Arial" style:font-family-generic="swiss" style:font-pitch="variable" fo:font-size="100%"/>
      </text:list-level-style-bullet>
      <text:list-level-style-bullet text:level="3" text:bullet-char="•">
        <style:list-level-properties text:space-before="3.3109in" text:min-label-width="0.82773in"/>
        <style:text-properties fo:font-family="Arial" style:font-family-generic="swiss" style:font-pitch="variable" fo:font-size="100%"/>
      </text:list-level-style-bullet>
      <text:list-level-style-bullet text:level="4" text:bullet-char="•">
        <style:list-level-properties text:space-before="4.96635in" text:min-label-width="0.82773in"/>
        <style:text-properties fo:font-family="Arial" style:font-family-generic="swiss" style:font-pitch="variable" fo:font-size="100%"/>
      </text:list-level-style-bullet>
      <text:list-level-style-bullet text:level="5" text:bullet-char="•">
        <style:list-level-properties text:space-before="6.6218in" text:min-label-width="0.82773in"/>
        <style:text-properties fo:font-family="Arial" style:font-family-generic="swiss" style:font-pitch="variable" fo:font-size="100%"/>
      </text:list-level-style-bullet>
      <text:list-level-style-bullet text:level="6" text:bullet-char="•">
        <style:list-level-properties text:space-before="8.27725in" text:min-label-width="0.82773in"/>
        <style:text-properties fo:font-family="Arial" style:font-family-generic="swiss" style:font-pitch="variable" fo:font-size="100%"/>
      </text:list-level-style-bullet>
      <text:list-level-style-bullet text:level="7" text:bullet-char="•">
        <style:list-level-properties text:space-before="9.9327in" text:min-label-width="0.82773in"/>
        <style:text-properties fo:font-family="Arial" style:font-family-generic="swiss" style:font-pitch="variable" fo:font-size="100%"/>
      </text:list-level-style-bullet>
      <text:list-level-style-bullet text:level="8" text:bullet-char="•">
        <style:list-level-properties text:space-before="11.58815in" text:min-label-width="0.82773in"/>
        <style:text-properties fo:font-family="Arial" style:font-family-generic="swiss" style:font-pitch="variable" fo:font-size="100%"/>
      </text:list-level-style-bullet>
      <text:list-level-style-bullet text:level="9" text:bullet-char="•">
        <style:list-level-properties text:space-before="13.2436in" text:min-label-width="0.82773in"/>
        <style:text-properties fo:font-family="Arial" style:font-family-generic="swiss" style:font-pitch="variable" fo:font-size="100%"/>
      </text:list-level-style-bullet>
    </text:list-style>
    <number:date-style xmlns:number="urn:oasis:names:tc:opendocument:xmlns:datastyle:1.0" style:name="a718" number:transliteration-format="" number:transliteration-style="long">
      <number:year number:style="long" number:calendar="gregorian"/>
      <number:text>/</number:text>
      <number:month number:calendar="gregorian"/>
      <number:text>/</number:text>
      <number:day number:calendar="gregorian"/>
    </number:date-style>
    <number:date-style xmlns:number="urn:oasis:names:tc:opendocument:xmlns:datastyle:1.0" style:name="a457" number:transliteration-format="" number:transliteration-style="long">
      <number:year number:style="long" number:calendar="gregorian"/>
      <number:text>/</number:text>
      <number:month number:calendar="gregorian"/>
      <number:text>/</number:text>
      <number:day number:calendar="gregorian"/>
    </number:date-style>
    <number:date-style xmlns:number="urn:oasis:names:tc:opendocument:xmlns:datastyle:1.0" style:name="a529" number:transliteration-format="" number:transliteration-style="long">
      <number:year number:style="long" number:calendar="gregorian"/>
      <number:text>/</number:text>
      <number:month number:calendar="gregorian"/>
      <number:text>/</number:text>
      <number:day number:calendar="gregorian"/>
    </number:date-style>
    <number:date-style xmlns:number="urn:oasis:names:tc:opendocument:xmlns:datastyle:1.0" style:name="a567" number:transliteration-format="" number:transliteration-style="long">
      <number:year number:style="long" number:calendar="gregorian"/>
      <number:text>/</number:text>
      <number:month number:calendar="gregorian"/>
      <number:text>/</number:text>
      <number:day number:calendar="gregorian"/>
    </number:date-style>
    <number:date-style xmlns:number="urn:oasis:names:tc:opendocument:xmlns:datastyle:1.0" style:name="a107" number:transliteration-format="" number:transliteration-style="long">
      <number:year number:style="long" number:calendar="gregorian"/>
      <number:text>/</number:text>
      <number:month number:calendar="gregorian"/>
      <number:text>/</number:text>
      <number:day number:calendar="gregorian"/>
    </number:date-style>
    <number:date-style xmlns:number="urn:oasis:names:tc:opendocument:xmlns:datastyle:1.0" style:name="a815" number:transliteration-format="" number:transliteration-style="long">
      <number:year number:style="long" number:calendar="gregorian"/>
      <number:text>/</number:text>
      <number:month number:calendar="gregorian"/>
      <number:text>/</number:text>
      <number:day number:calendar="gregorian"/>
    </number:date-style>
    <number:date-style xmlns:number="urn:oasis:names:tc:opendocument:xmlns:datastyle:1.0" style:name="a514" number:transliteration-format="" number:transliteration-style="long">
      <number:year number:style="long" number:calendar="gregorian"/>
      <number:text>/</number:text>
      <number:month number:calendar="gregorian"/>
      <number:text>/</number:text>
      <number:day number:calendar="gregorian"/>
    </number:date-style>
    <number:date-style xmlns:number="urn:oasis:names:tc:opendocument:xmlns:datastyle:1.0" style:name="a250" number:transliteration-format="" number:transliteration-style="long">
      <number:year number:style="long" number:calendar="gregorian"/>
      <number:text>/</number:text>
      <number:month number:calendar="gregorian"/>
      <number:text>/</number:text>
      <number:day number:calendar="gregorian"/>
    </number:date-style>
    <number:date-style xmlns:number="urn:oasis:names:tc:opendocument:xmlns:datastyle:1.0" style:name="a800" number:transliteration-format="" number:transliteration-style="long">
      <number:year number:style="long" number:calendar="gregorian"/>
      <number:text>/</number:text>
      <number:month number:calendar="gregorian"/>
      <number:text>/</number:text>
      <number:day number:calendar="gregorian"/>
    </number:date-style>
    <number:date-style xmlns:number="urn:oasis:names:tc:opendocument:xmlns:datastyle:1.0" style:name="a733" number:transliteration-format="" number:transliteration-style="long">
      <number:year number:style="long" number:calendar="gregorian"/>
      <number:text>/</number:text>
      <number:month number:calendar="gregorian"/>
      <number:text>/</number:text>
      <number:day number:calendar="gregorian"/>
    </number:date-style>
    <number:date-style xmlns:number="urn:oasis:names:tc:opendocument:xmlns:datastyle:1.0" style:name="a189" number:transliteration-format="" number:transliteration-style="long">
      <number:year number:style="long" number:calendar="gregorian"/>
      <number:text>/</number:text>
      <number:month number:calendar="gregorian"/>
      <number:text>/</number:text>
      <number:day number:calendar="gregorian"/>
    </number:date-style>
    <number:date-style xmlns:number="urn:oasis:names:tc:opendocument:xmlns:datastyle:1.0" style:name="a897" number:transliteration-format="" number:transliteration-style="long">
      <number:year number:style="long" number:calendar="gregorian"/>
      <number:text>/</number:text>
      <number:month number:calendar="gregorian"/>
      <number:text>/</number:text>
      <number:day number:calendar="gregorian"/>
    </number:date-style>
    <number:date-style xmlns:number="urn:oasis:names:tc:opendocument:xmlns:datastyle:1.0" style:name="a472" number:transliteration-format="" number:transliteration-style="long">
      <number:year number:style="long" number:calendar="gregorian"/>
      <number:text>/</number:text>
      <number:month number:calendar="gregorian"/>
      <number:text>/</number:text>
      <number:day number:calendar="gregorian"/>
    </number:date-style>
    <number:date-style xmlns:number="urn:oasis:names:tc:opendocument:xmlns:datastyle:1.0" style:name="a92" number:transliteration-format="" number:transliteration-style="long">
      <number:year number:style="long" number:calendar="gregorian"/>
      <number:text>/</number:text>
      <number:month number:calendar="gregorian"/>
      <number:text>/</number:text>
      <number:day number:calendar="gregorian"/>
    </number:date-style>
    <number:date-style xmlns:number="urn:oasis:names:tc:opendocument:xmlns:datastyle:1.0" style:name="a668" number:transliteration-format="" number:transliteration-style="long">
      <number:year number:style="long" number:calendar="gregorian"/>
      <number:text>/</number:text>
      <number:month number:calendar="gregorian"/>
      <number:text>/</number:text>
      <number:day number:calendar="gregorian"/>
    </number:date-style>
    <number:date-style xmlns:number="urn:oasis:names:tc:opendocument:xmlns:datastyle:1.0" style:name="a174" number:transliteration-format="" number:transliteration-style="long">
      <number:year number:style="long" number:calendar="gregorian"/>
      <number:text>/</number:text>
      <number:month number:calendar="gregorian"/>
      <number:text>/</number:text>
      <number:day number:calendar="gregorian"/>
    </number:date-style>
    <number:date-style xmlns:number="urn:oasis:names:tc:opendocument:xmlns:datastyle:1.0" style:name="a882" number:transliteration-format="" number:transliteration-style="long">
      <number:year number:style="long" number:calendar="gregorian"/>
      <number:text>/</number:text>
      <number:month number:calendar="gregorian"/>
      <number:text>/</number:text>
      <number:day number:calendar="gregorian"/>
    </number:date-style>
    <number:date-style xmlns:number="urn:oasis:names:tc:opendocument:xmlns:datastyle:1.0" style:name="a582" number:transliteration-format="" number:transliteration-style="long">
      <number:year number:style="long" number:calendar="gregorian"/>
      <number:text>/</number:text>
      <number:month number:calendar="gregorian"/>
      <number:text>/</number:text>
      <number:day number:calendar="gregorian"/>
    </number:date-style>
    <number:date-style xmlns:number="urn:oasis:names:tc:opendocument:xmlns:datastyle:1.0" style:name="a653" number:transliteration-format="" number:transliteration-style="long">
      <number:year number:style="long" number:calendar="gregorian"/>
      <number:text>/</number:text>
      <number:month number:calendar="gregorian"/>
      <number:text>/</number:text>
      <number:day number:calendar="gregorian"/>
    </number:date-style>
    <number:date-style xmlns:number="urn:oasis:names:tc:opendocument:xmlns:datastyle:1.0" style:name="a357" number:transliteration-format="" number:transliteration-style="long">
      <number:year number:style="long" number:calendar="gregorian"/>
      <number:text>/</number:text>
      <number:month number:calendar="gregorian"/>
      <number:text>/</number:text>
      <number:day number:calendar="gregorian"/>
    </number:date-style>
    <number:date-style xmlns:number="urn:oasis:names:tc:opendocument:xmlns:datastyle:1.0" style:name="a46" number:transliteration-format="" number:transliteration-style="long">
      <number:year number:style="long" number:calendar="gregorian"/>
      <number:text>/</number:text>
      <number:month number:calendar="gregorian"/>
      <number:text>/</number:text>
      <number:day number:calendar="gregorian"/>
    </number:date-style>
    <number:date-style xmlns:number="urn:oasis:names:tc:opendocument:xmlns:datastyle:1.0" style:name="a235" number:transliteration-format="" number:transliteration-style="long">
      <number:year number:style="long" number:calendar="gregorian"/>
      <number:text>/</number:text>
      <number:month number:calendar="gregorian"/>
      <number:text>/</number:text>
      <number:day number:calendar="gregorian"/>
    </number:date-style>
    <number:date-style xmlns:number="urn:oasis:names:tc:opendocument:xmlns:datastyle:1.0" style:name="a342" number:transliteration-format="" number:transliteration-style="long">
      <number:year number:style="long" number:calendar="gregorian"/>
      <number:text>/</number:text>
      <number:month number:calendar="gregorian"/>
      <number:text>/</number:text>
      <number:day number:calendar="gregorian"/>
    </number:date-style>
    <number:date-style xmlns:number="urn:oasis:names:tc:opendocument:xmlns:datastyle:1.0" style:name="a31" number:transliteration-format="" number:transliteration-style="long">
      <number:year number:style="long" number:calendar="gregorian"/>
      <number:text>/</number:text>
      <number:month number:calendar="gregorian"/>
      <number:text>/</number:text>
      <number:day number:calendar="gregorian"/>
    </number:date-style>
  </office:automatic-styles>
  <office:master-styles>
    <draw:layer-set>
      <draw:layer draw:name="Master1-bg" draw:protected="true"/>
    </draw:layer-set>
    <style:master-page style:name="Master1-Office-2013---2022-テーマ" style:page-layout-name="pageLayout1" draw:style-name="a0">
      <draw:frame draw:id="id0" presentation:style-name="a4" draw:name="Title Placeholder 1" svg:x="2.27627in" svg:y="2.49225in" svg:width="28.55684in" svg:height="9.04792in" presentation:class="title" presentation:placeholder="false">
        <draw:text-box>
          <text:p text:style-name="a3" text:class-names="" text:cond-style-name=""><text:span text:style-name="a1" text:class-names="">マスター タイトルの書式設定</text:span><text:span text:style-name="a2" text:class-names=""/></text:p>
        </draw:text-box>
        <svg:title/>
        <svg:desc/>
      </draw:frame>
      <draw:frame draw:id="id1" presentation:style-name="a29" draw:name="Text Placeholder 2" svg:x="2.27627in" svg:y="12.4612in" svg:width="28.55684in" svg:height="29.701in" presentation:class="outline" presentation:placeholder="false">
        <draw:text-box>
          <text:list text:style-name="a7">
            <text:list-item>
              <text:p text:style-name="a6" text:class-names="" text:cond-style-name=""><text:span text:style-name="a5" text:class-names="">マスター テキストの書式設定</text:span></text:p>
            </text:list-item>
          </text:list>
          <text:list text:style-name="a12">
            <text:list-item>
              <text:list text:style-name="a12">
                <text:list-item>
                  <text:p text:style-name="a11" text:class-names="" text:cond-style-name=""><text:span text:style-name="a8" text:class-names="">第<text:s text:c="1"/></text:span><text:span text:style-name="a9" text:class-names="">2<text:s text:c="1"/></text:span><text:span text:style-name="a10" text:class-names="">レベル</text:span></text:p>
                </text:list-item>
              </text:list>
            </text:list-item>
          </text:list>
          <text:list text:style-name="a17">
            <text:list-item>
              <text:list text:style-name="a17">
                <text:list-item>
                  <text:list text:style-name="a17">
                    <text:list-item>
                      <text:p text:style-name="a16" text:class-names="" text:cond-style-name=""><text:span text:style-name="a13" text:class-names="">第<text:s text:c="1"/></text:span><text:span text:style-name="a14" text:class-names="">3<text:s text:c="1"/></text:span><text:span text:style-name="a15" text:class-names="">レベル</text:span></text:p>
                    </text:list-item>
                  </text:list>
                </text:list-item>
              </text:list>
            </text:list-item>
          </text:list>
          <text:list text:style-name="a22">
            <text:list-item>
              <text:list text:style-name="a22">
                <text:list-item>
                  <text:list text:style-name="a22">
                    <text:list-item>
                      <text:list text:style-name="a22">
                        <text:list-item>
                          <text:p text:style-name="a21" text:class-names="" text:cond-style-name=""><text:span text:style-name="a18" text:class-names="">第<text:s text:c="1"/></text:span><text:span text:style-name="a19" text:class-names="">4<text:s text:c="1"/></text:span><text:span text:style-name="a20" text:class-names="">レベル</text:span></text:p>
                        </text:list-item>
                      </text:list>
                    </text:list-item>
                  </text:list>
                </text:list-item>
              </text:list>
            </text:list-item>
          </text:list>
          <text:list text:style-name="a28">
            <text:list-item>
              <text:list text:style-name="a28">
                <text:list-item>
                  <text:list text:style-name="a28">
                    <text:list-item>
                      <text:list text:style-name="a28">
                        <text:list-item>
                          <text:list text:style-name="a28">
                            <text:list-item>
                              <text:p text:style-name="a27" text:class-names="" text:cond-style-name=""><text:span text:style-name="a23" text:class-names="">第<text:s text:c="1"/></text:span><text:span text:style-name="a24" text:class-names="">5<text:s text:c="1"/></text:span><text:span text:style-name="a25" text:class-names="">レベル</text:span><text:span text:style-name="a26" text:class-names=""/></text:p>
                            </text:list-item>
                          </text:list>
                        </text:list-item>
                      </text:list>
                    </text:list-item>
                  </text:list>
                </text:list-item>
              </text:list>
            </text:list-item>
          </text:list>
        </draw:text-box>
        <svg:title/>
        <svg:desc/>
      </draw:frame>
      <draw:frame draw:id="id2" presentation:style-name="a34" draw:name="Date Placeholder 3" svg:x="2.27627in" svg:y="43.38665in" svg:width="7.44961in" svg:height="2.49224in" presentation:class="date-time" presentation:placeholder="false">
        <draw:text-box>
          <text:p text:style-name="a33" text:class-names="" text:cond-style-name=""><text:span text:style-name="a30" text:class-names=""><text:date text:fixed="false" style:data-style-name="a31">2025/2/5</text:date></text:span><text:span text:style-name="a32" text:class-names=""/></text:p>
        </draw:text-box>
        <svg:title/>
        <svg:desc/>
      </draw:frame>
      <draw:frame draw:id="id3" presentation:style-name="a37" draw:name="Footer Placeholder 4" svg:x="10.96748in" svg:y="43.38665in" svg:width="11.17441in" svg:height="2.49224in" presentation:class="footer" presentation:placeholder="false">
        <draw:text-box>
          <text:p text:style-name="a36" text:class-names="" text:cond-style-name=""><text:span text:style-name="a35" text:class-names=""/></text:p>
        </draw:text-box>
        <svg:title/>
        <svg:desc/>
      </draw:frame>
      <draw:frame draw:id="id4" presentation:style-name="a41" draw:name="Slide Number Placeholder 5" svg:x="23.3835in" svg:y="43.38665in" svg:width="7.44961in" svg:height="2.49224in" presentation:class="page-number" presentation:placeholder="false">
        <draw:text-box>
          <text:p text:style-name="a40" text:class-names="" text:cond-style-name=""><text:span text:style-name="a38" text:class-names=""><text:page-number style:num-format="1" text:fixed="false">‹#›</text:page-number></text:span><text:span text:style-name="a39" text:class-names=""/></text:p>
        </draw:text-box>
        <svg:title/>
        <svg:desc/>
      </draw:frame>
      <presentation:notes style:page-layout-name="pageLayout2" draw:style-name="a81">
        <draw:frame draw:id="id5" presentation:style-name="a44" draw:name="ヘッダー プレースホルダー 1" svg:x="0in" svg:y="0in" svg:width="3.25in" svg:height="0.50174in" presentation:class="header" presentation:placeholder="false">
          <draw:text-box>
            <text:p text:style-name="a43" text:class-names="" text:cond-style-name=""><text:span text:style-name="a42" text:class-names=""/></text:p>
          </draw:text-box>
          <svg:title/>
          <svg:desc/>
        </draw:frame>
        <draw:frame draw:id="id6" presentation:style-name="a49" draw:name="日付プレースホルダー 2" svg:x="4.24826in" svg:y="0in" svg:width="3.25in" svg:height="0.50174in" presentation:class="date-time" presentation:placeholder="false">
          <draw:text-box>
            <text:p text:style-name="a48" text:class-names="" text:cond-style-name=""><text:span text:style-name="a45" text:class-names=""><text:date text:fixed="false" style:data-style-name="a46">2025/2/5</text:date></text:span><text:span text:style-name="a47" text:class-names=""/></text:p>
          </draw:text-box>
          <svg:title/>
          <svg:desc/>
        </draw:frame>
        <draw:page-thumbnail svg:x="2.55729in" svg:y="1.25in" svg:width="2.38542in" svg:height="3.375in" presentation:class="page" draw:id="id7" presentation:style-name="a50" draw:name="スライド イメージ プレースホルダー 3">
          <svg:title/>
          <svg:desc/>
        </draw:page-thumbnail>
        <draw:frame draw:id="id8" presentation:style-name="a73" draw:name="ノート プレースホルダー 4" svg:x="0.75in" svg:y="4.8125in" svg:width="6in" svg:height="3.9375in" presentation:class="notes" presentation:placeholder="false">
          <draw:text-box>
            <text:p text:style-name="a52" text:class-names="" text:cond-style-name=""><text:span text:style-name="a51" text:class-names="">マスター テキストの書式設定</text:span></text:p>
            <text:list text:style-name="a57">
              <text:list-item>
                <text:list text:style-name="a57">
                  <text:list-item>
                    <text:p text:style-name="a56" text:class-names="" text:cond-style-name=""><text:span text:style-name="a53" text:class-names="">第<text:s text:c="1"/></text:span><text:span text:style-name="a54" text:class-names="">2<text:s text:c="1"/></text:span><text:span text:style-name="a55" text:class-names="">レベル</text:span></text:p>
                  </text:list-item>
                </text:list>
              </text:list-item>
            </text:list>
            <text:list text:style-name="a62">
              <text:list-item>
                <text:list text:style-name="a62">
                  <text:list-item>
                    <text:list text:style-name="a62">
                      <text:list-item>
                        <text:p text:style-name="a61" text:class-names="" text:cond-style-name=""><text:span text:style-name="a58" text:class-names="">第<text:s text:c="1"/></text:span><text:span text:style-name="a59" text:class-names="">3<text:s text:c="1"/></text:span><text:span text:style-name="a60" text:class-names="">レベル</text:span></text:p>
                      </text:list-item>
                    </text:list>
                  </text:list-item>
                </text:list>
              </text:list-item>
            </text:list>
            <text:list text:style-name="a67">
              <text:list-item>
                <text:list text:style-name="a67">
                  <text:list-item>
                    <text:list text:style-name="a67">
                      <text:list-item>
                        <text:list text:style-name="a67">
                          <text:list-item>
                            <text:p text:style-name="a66" text:class-names="" text:cond-style-name=""><text:span text:style-name="a63" text:class-names="">第<text:s text:c="1"/></text:span><text:span text:style-name="a64" text:class-names="">4<text:s text:c="1"/></text:span><text:span text:style-name="a65" text:class-names="">レベル</text:span></text:p>
                          </text:list-item>
                        </text:list>
                      </text:list-item>
                    </text:list>
                  </text:list-item>
                </text:list>
              </text:list-item>
            </text:list>
            <text:list text:style-name="a72">
              <text:list-item>
                <text:list text:style-name="a72">
                  <text:list-item>
                    <text:list text:style-name="a72">
                      <text:list-item>
                        <text:list text:style-name="a72">
                          <text:list-item>
                            <text:list text:style-name="a72">
                              <text:list-item>
                                <text:p text:style-name="a71" text:class-names="" text:cond-style-name=""><text:span text:style-name="a68" text:class-names="">第<text:s text:c="1"/></text:span><text:span text:style-name="a69" text:class-names="">5<text:s text:c="1"/></text:span><text:span text:style-name="a70" text:class-names="">レベル</text:span></text:p>
                              </text:list-item>
                            </text:list>
                          </text:list-item>
                        </text:list>
                      </text:list-item>
                    </text:list>
                  </text:list-item>
                </text:list>
              </text:list-item>
            </text:list>
          </draw:text-box>
          <svg:title/>
          <svg:desc/>
        </draw:frame>
        <draw:frame draw:id="id9" presentation:style-name="a76" draw:name="フッター プレースホルダー 5" svg:x="0in" svg:y="9.49826in" svg:width="3.25in" svg:height="0.50174in" presentation:class="footer" presentation:placeholder="false">
          <draw:text-box>
            <text:p text:style-name="a75" text:class-names="" text:cond-style-name=""><text:span text:style-name="a74" text:class-names=""/></text:p>
          </draw:text-box>
          <svg:title/>
          <svg:desc/>
        </draw:frame>
        <draw:frame draw:id="id10" presentation:style-name="a80" draw:name="スライド番号プレースホルダー 6" svg:x="4.24826in" svg:y="9.49826in" svg:width="3.25in" svg:height="0.50174in" presentation:class="page-number" presentation:placeholder="false">
          <draw:text-box>
            <text:p text:style-name="a79" text:class-names="" text:cond-style-name=""><text:span text:style-name="a77" text:class-names=""><text:page-number style:num-format="1" text:fixed="false">‹#›</text:page-number></text:span><text:span text:style-name="a78" text:class-names=""/></text:p>
          </draw:text-box>
          <svg:title/>
          <svg:desc/>
        </draw:frame>
      </presentation:notes>
    </style:master-page>
    <style:master-page style:name="Master1-Layout1-title-タイトル-スライド" style:page-layout-name="pageLayout1" draw:style-name="a82">
      <draw:frame draw:id="id11" presentation:style-name="a86" draw:name="Title 1" svg:x="2.4832in" svg:y="7.66093in" svg:width="28.14297in" svg:height="16.29708in" presentation:class="title" presentation:placeholder="false">
        <draw:text-box>
          <text:p text:style-name="a85" text:class-names="" text:cond-style-name=""><text:span text:style-name="a83" text:class-names="">マスター タイトルの書式設定</text:span><text:span text:style-name="a84" text:class-names=""/></text:p>
        </draw:text-box>
        <svg:title/>
        <svg:desc/>
      </draw:frame>
      <draw:frame draw:id="id12" presentation:style-name="a90" draw:name="Subtitle 2" svg:x="4.13867in" svg:y="24.58649in" svg:width="24.83203in" svg:height="11.30176in" presentation:class="subtitle" presentation:placeholder="false">
        <draw:text-box>
          <text:p text:style-name="a89" text:class-names="" text:cond-style-name=""><text:span text:style-name="a87" text:class-names="">マスター サブタイトルの書式設定</text:span><text:span text:style-name="a88" text:class-names=""/></text:p>
        </draw:text-box>
        <svg:title/>
        <svg:desc/>
      </draw:frame>
      <draw:frame draw:id="id13" presentation:style-name="a95" draw:name="Date Placeholder 3" svg:x="2.27627in" svg:y="43.38665in" svg:width="7.44961in" svg:height="2.49224in" presentation:class="date-time" presentation:placeholder="false">
        <draw:text-box>
          <text:p text:style-name="a94" text:class-names="" text:cond-style-name=""><text:span text:style-name="a91" text:class-names=""><text:date text:fixed="false" style:data-style-name="a92">2025/2/5</text:date></text:span><text:span text:style-name="a93" text:class-names=""/></text:p>
        </draw:text-box>
        <svg:title/>
        <svg:desc/>
      </draw:frame>
      <draw:frame draw:id="id14" presentation:style-name="a98" draw:name="Footer Placeholder 4" svg:x="10.96748in" svg:y="43.38665in" svg:width="11.17441in" svg:height="2.49224in" presentation:class="footer" presentation:placeholder="false">
        <draw:text-box>
          <text:p text:style-name="a97" text:class-names="" text:cond-style-name=""><text:span text:style-name="a96" text:class-names=""/></text:p>
        </draw:text-box>
        <svg:title/>
        <svg:desc/>
      </draw:frame>
      <draw:frame draw:id="id15" presentation:style-name="a102" draw:name="Slide Number Placeholder 5" svg:x="23.3835in" svg:y="43.38665in" svg:width="7.44961in" svg:height="2.49224in" presentation:class="page-number" presentation:placeholder="false">
        <draw:text-box>
          <text:p text:style-name="a101" text:class-names="" text:cond-style-name=""><text:span text:style-name="a99" text:class-names=""><text:page-number style:num-format="1" text:fixed="false">‹#›</text:page-number></text:span><text:span text:style-name="a100" text:class-names=""/></text:p>
        </draw:text-box>
        <svg:title/>
        <svg:desc/>
      </draw:frame>
      <presentation:notes style:page-layout-name="pageLayout2" draw:style-name="a142">
        <draw:frame draw:id="id5" presentation:style-name="a105" draw:name="ヘッダー プレースホルダー 1" svg:x="0in" svg:y="0in" svg:width="3.25in" svg:height="0.50174in" presentation:class="header" presentation:placeholder="false">
          <draw:text-box>
            <text:p text:style-name="a104" text:class-names="" text:cond-style-name=""><text:span text:style-name="a103" text:class-names=""/></text:p>
          </draw:text-box>
          <svg:title/>
          <svg:desc/>
        </draw:frame>
        <draw:frame draw:id="id6" presentation:style-name="a110" draw:name="日付プレースホルダー 2" svg:x="4.24826in" svg:y="0in" svg:width="3.25in" svg:height="0.50174in" presentation:class="date-time" presentation:placeholder="false">
          <draw:text-box>
            <text:p text:style-name="a109" text:class-names="" text:cond-style-name=""><text:span text:style-name="a106" text:class-names=""><text:date text:fixed="false" style:data-style-name="a107">2025/2/5</text:date></text:span><text:span text:style-name="a108" text:class-names=""/></text:p>
          </draw:text-box>
          <svg:title/>
          <svg:desc/>
        </draw:frame>
        <draw:page-thumbnail svg:x="2.55729in" svg:y="1.25in" svg:width="2.38542in" svg:height="3.375in" presentation:class="page" draw:id="id7" presentation:style-name="a111" draw:name="スライド イメージ プレースホルダー 3">
          <svg:title/>
          <svg:desc/>
        </draw:page-thumbnail>
        <draw:frame draw:id="id8" presentation:style-name="a134" draw:name="ノート プレースホルダー 4" svg:x="0.75in" svg:y="4.8125in" svg:width="6in" svg:height="3.9375in" presentation:class="notes" presentation:placeholder="false">
          <draw:text-box>
            <text:p text:style-name="a113" text:class-names="" text:cond-style-name=""><text:span text:style-name="a112" text:class-names="">マスター テキストの書式設定</text:span></text:p>
            <text:list text:style-name="a118">
              <text:list-item>
                <text:list text:style-name="a118">
                  <text:list-item>
                    <text:p text:style-name="a117" text:class-names="" text:cond-style-name=""><text:span text:style-name="a114" text:class-names="">第<text:s text:c="1"/></text:span><text:span text:style-name="a115" text:class-names="">2<text:s text:c="1"/></text:span><text:span text:style-name="a116" text:class-names="">レベル</text:span></text:p>
                  </text:list-item>
                </text:list>
              </text:list-item>
            </text:list>
            <text:list text:style-name="a123">
              <text:list-item>
                <text:list text:style-name="a123">
                  <text:list-item>
                    <text:list text:style-name="a123">
                      <text:list-item>
                        <text:p text:style-name="a122" text:class-names="" text:cond-style-name=""><text:span text:style-name="a119" text:class-names="">第<text:s text:c="1"/></text:span><text:span text:style-name="a120" text:class-names="">3<text:s text:c="1"/></text:span><text:span text:style-name="a121" text:class-names="">レベル</text:span></text:p>
                      </text:list-item>
                    </text:list>
                  </text:list-item>
                </text:list>
              </text:list-item>
            </text:list>
            <text:list text:style-name="a128">
              <text:list-item>
                <text:list text:style-name="a128">
                  <text:list-item>
                    <text:list text:style-name="a128">
                      <text:list-item>
                        <text:list text:style-name="a128">
                          <text:list-item>
                            <text:p text:style-name="a127" text:class-names="" text:cond-style-name=""><text:span text:style-name="a124" text:class-names="">第<text:s text:c="1"/></text:span><text:span text:style-name="a125" text:class-names="">4<text:s text:c="1"/></text:span><text:span text:style-name="a126" text:class-names="">レベル</text:span></text:p>
                          </text:list-item>
                        </text:list>
                      </text:list-item>
                    </text:list>
                  </text:list-item>
                </text:list>
              </text:list-item>
            </text:list>
            <text:list text:style-name="a133">
              <text:list-item>
                <text:list text:style-name="a133">
                  <text:list-item>
                    <text:list text:style-name="a133">
                      <text:list-item>
                        <text:list text:style-name="a133">
                          <text:list-item>
                            <text:list text:style-name="a133">
                              <text:list-item>
                                <text:p text:style-name="a132" text:class-names="" text:cond-style-name=""><text:span text:style-name="a129" text:class-names="">第<text:s text:c="1"/></text:span><text:span text:style-name="a130" text:class-names="">5<text:s text:c="1"/></text:span><text:span text:style-name="a131" text:class-names="">レベル</text:span></text:p>
                              </text:list-item>
                            </text:list>
                          </text:list-item>
                        </text:list>
                      </text:list-item>
                    </text:list>
                  </text:list-item>
                </text:list>
              </text:list-item>
            </text:list>
          </draw:text-box>
          <svg:title/>
          <svg:desc/>
        </draw:frame>
        <draw:frame draw:id="id9" presentation:style-name="a137" draw:name="フッター プレースホルダー 5" svg:x="0in" svg:y="9.49826in" svg:width="3.25in" svg:height="0.50174in" presentation:class="footer" presentation:placeholder="false">
          <draw:text-box>
            <text:p text:style-name="a136" text:class-names="" text:cond-style-name=""><text:span text:style-name="a135" text:class-names=""/></text:p>
          </draw:text-box>
          <svg:title/>
          <svg:desc/>
        </draw:frame>
        <draw:frame draw:id="id10" presentation:style-name="a141" draw:name="スライド番号プレースホルダー 6" svg:x="4.24826in" svg:y="9.49826in" svg:width="3.25in" svg:height="0.50174in" presentation:class="page-number" presentation:placeholder="false">
          <draw:text-box>
            <text:p text:style-name="a140" text:class-names="" text:cond-style-name=""><text:span text:style-name="a138" text:class-names=""><text:page-number style:num-format="1" text:fixed="false">‹#›</text:page-number></text:span><text:span text:style-name="a139" text:class-names=""/></text:p>
          </draw:text-box>
          <svg:title/>
          <svg:desc/>
        </draw:frame>
      </presentation:notes>
    </style:master-page>
    <style:master-page style:name="Master1-Layout2-obj-タイトルとコンテンツ" style:page-layout-name="pageLayout1" draw:style-name="a143">
      <draw:frame draw:id="id16" presentation:style-name="a147" draw:name="Title 1" svg:x="2.27627in" svg:y="2.49225in" svg:width="28.55684in" svg:height="9.04792in" presentation:class="title" presentation:placeholder="false">
        <draw:text-box>
          <text:p text:style-name="a146" text:class-names="" text:cond-style-name=""><text:span text:style-name="a144" text:class-names="">マスター タイトルの書式設定</text:span><text:span text:style-name="a145" text:class-names=""/></text:p>
        </draw:text-box>
        <svg:title/>
        <svg:desc/>
      </draw:frame>
      <draw:frame draw:id="id17" presentation:style-name="a172" draw:name="Content Placeholder 2" svg:x="2.27627in" svg:y="12.4612in" svg:width="28.55684in" svg:height="29.701in" presentation:class="object" presentation:placeholder="false">
        <draw:text-box>
          <text:list text:style-name="a150">
            <text:list-item>
              <text:p text:style-name="a149" text:class-names="" text:cond-style-name=""><text:span text:style-name="a148" text:class-names="">マスター テキストの書式設定</text:span></text:p>
            </text:list-item>
          </text:list>
          <text:list text:style-name="a155">
            <text:list-item>
              <text:list text:style-name="a155">
                <text:list-item>
                  <text:p text:style-name="a154" text:class-names="" text:cond-style-name=""><text:span text:style-name="a151" text:class-names="">第<text:s text:c="1"/></text:span><text:span text:style-name="a152" text:class-names="">2<text:s text:c="1"/></text:span><text:span text:style-name="a153" text:class-names="">レベル</text:span></text:p>
                </text:list-item>
              </text:list>
            </text:list-item>
          </text:list>
          <text:list text:style-name="a160">
            <text:list-item>
              <text:list text:style-name="a160">
                <text:list-item>
                  <text:list text:style-name="a160">
                    <text:list-item>
                      <text:p text:style-name="a159" text:class-names="" text:cond-style-name=""><text:span text:style-name="a156" text:class-names="">第<text:s text:c="1"/></text:span><text:span text:style-name="a157" text:class-names="">3<text:s text:c="1"/></text:span><text:span text:style-name="a158" text:class-names="">レベル</text:span></text:p>
                    </text:list-item>
                  </text:list>
                </text:list-item>
              </text:list>
            </text:list-item>
          </text:list>
          <text:list text:style-name="a165">
            <text:list-item>
              <text:list text:style-name="a165">
                <text:list-item>
                  <text:list text:style-name="a165">
                    <text:list-item>
                      <text:list text:style-name="a165">
                        <text:list-item>
                          <text:p text:style-name="a164" text:class-names="" text:cond-style-name=""><text:span text:style-name="a161" text:class-names="">第<text:s text:c="1"/></text:span><text:span text:style-name="a162" text:class-names="">4<text:s text:c="1"/></text:span><text:span text:style-name="a163" text:class-names="">レベル</text:span></text:p>
                        </text:list-item>
                      </text:list>
                    </text:list-item>
                  </text:list>
                </text:list-item>
              </text:list>
            </text:list-item>
          </text:list>
          <text:list text:style-name="a171">
            <text:list-item>
              <text:list text:style-name="a171">
                <text:list-item>
                  <text:list text:style-name="a171">
                    <text:list-item>
                      <text:list text:style-name="a171">
                        <text:list-item>
                          <text:list text:style-name="a171">
                            <text:list-item>
                              <text:p text:style-name="a170" text:class-names="" text:cond-style-name=""><text:span text:style-name="a166" text:class-names="">第<text:s text:c="1"/></text:span><text:span text:style-name="a167" text:class-names="">5<text:s text:c="1"/></text:span><text:span text:style-name="a168" text:class-names="">レベル</text:span><text:span text:style-name="a169" text:class-names=""/></text:p>
                            </text:list-item>
                          </text:list>
                        </text:list-item>
                      </text:list>
                    </text:list-item>
                  </text:list>
                </text:list-item>
              </text:list>
            </text:list-item>
          </text:list>
        </draw:text-box>
        <svg:title/>
        <svg:desc/>
      </draw:frame>
      <draw:frame draw:id="id18" presentation:style-name="a177" draw:name="Date Placeholder 3" svg:x="2.27627in" svg:y="43.38665in" svg:width="7.44961in" svg:height="2.49224in" presentation:class="date-time" presentation:placeholder="false">
        <draw:text-box>
          <text:p text:style-name="a176" text:class-names="" text:cond-style-name=""><text:span text:style-name="a173" text:class-names=""><text:date text:fixed="false" style:data-style-name="a174">2025/2/5</text:date></text:span><text:span text:style-name="a175" text:class-names=""/></text:p>
        </draw:text-box>
        <svg:title/>
        <svg:desc/>
      </draw:frame>
      <draw:frame draw:id="id19" presentation:style-name="a180" draw:name="Footer Placeholder 4" svg:x="10.96748in" svg:y="43.38665in" svg:width="11.17441in" svg:height="2.49224in" presentation:class="footer" presentation:placeholder="false">
        <draw:text-box>
          <text:p text:style-name="a179" text:class-names="" text:cond-style-name=""><text:span text:style-name="a178" text:class-names=""/></text:p>
        </draw:text-box>
        <svg:title/>
        <svg:desc/>
      </draw:frame>
      <draw:frame draw:id="id20" presentation:style-name="a184" draw:name="Slide Number Placeholder 5" svg:x="23.3835in" svg:y="43.38665in" svg:width="7.44961in" svg:height="2.49224in" presentation:class="page-number" presentation:placeholder="false">
        <draw:text-box>
          <text:p text:style-name="a183" text:class-names="" text:cond-style-name=""><text:span text:style-name="a181" text:class-names=""><text:page-number style:num-format="1" text:fixed="false">‹#›</text:page-number></text:span><text:span text:style-name="a182" text:class-names=""/></text:p>
        </draw:text-box>
        <svg:title/>
        <svg:desc/>
      </draw:frame>
      <presentation:notes style:page-layout-name="pageLayout2" draw:style-name="a224">
        <draw:frame draw:id="id5" presentation:style-name="a187" draw:name="ヘッダー プレースホルダー 1" svg:x="0in" svg:y="0in" svg:width="3.25in" svg:height="0.50174in" presentation:class="header" presentation:placeholder="false">
          <draw:text-box>
            <text:p text:style-name="a186" text:class-names="" text:cond-style-name=""><text:span text:style-name="a185" text:class-names=""/></text:p>
          </draw:text-box>
          <svg:title/>
          <svg:desc/>
        </draw:frame>
        <draw:frame draw:id="id6" presentation:style-name="a192" draw:name="日付プレースホルダー 2" svg:x="4.24826in" svg:y="0in" svg:width="3.25in" svg:height="0.50174in" presentation:class="date-time" presentation:placeholder="false">
          <draw:text-box>
            <text:p text:style-name="a191" text:class-names="" text:cond-style-name=""><text:span text:style-name="a188" text:class-names=""><text:date text:fixed="false" style:data-style-name="a189">2025/2/5</text:date></text:span><text:span text:style-name="a190" text:class-names=""/></text:p>
          </draw:text-box>
          <svg:title/>
          <svg:desc/>
        </draw:frame>
        <draw:page-thumbnail svg:x="2.55729in" svg:y="1.25in" svg:width="2.38542in" svg:height="3.375in" presentation:class="page" draw:id="id7" presentation:style-name="a193" draw:name="スライド イメージ プレースホルダー 3">
          <svg:title/>
          <svg:desc/>
        </draw:page-thumbnail>
        <draw:frame draw:id="id8" presentation:style-name="a216" draw:name="ノート プレースホルダー 4" svg:x="0.75in" svg:y="4.8125in" svg:width="6in" svg:height="3.9375in" presentation:class="notes" presentation:placeholder="false">
          <draw:text-box>
            <text:p text:style-name="a195" text:class-names="" text:cond-style-name=""><text:span text:style-name="a194" text:class-names="">マスター テキストの書式設定</text:span></text:p>
            <text:list text:style-name="a200">
              <text:list-item>
                <text:list text:style-name="a200">
                  <text:list-item>
                    <text:p text:style-name="a199" text:class-names="" text:cond-style-name=""><text:span text:style-name="a196" text:class-names="">第<text:s text:c="1"/></text:span><text:span text:style-name="a197" text:class-names="">2<text:s text:c="1"/></text:span><text:span text:style-name="a198" text:class-names="">レベル</text:span></text:p>
                  </text:list-item>
                </text:list>
              </text:list-item>
            </text:list>
            <text:list text:style-name="a205">
              <text:list-item>
                <text:list text:style-name="a205">
                  <text:list-item>
                    <text:list text:style-name="a205">
                      <text:list-item>
                        <text:p text:style-name="a204" text:class-names="" text:cond-style-name=""><text:span text:style-name="a201" text:class-names="">第<text:s text:c="1"/></text:span><text:span text:style-name="a202" text:class-names="">3<text:s text:c="1"/></text:span><text:span text:style-name="a203" text:class-names="">レベル</text:span></text:p>
                      </text:list-item>
                    </text:list>
                  </text:list-item>
                </text:list>
              </text:list-item>
            </text:list>
            <text:list text:style-name="a210">
              <text:list-item>
                <text:list text:style-name="a210">
                  <text:list-item>
                    <text:list text:style-name="a210">
                      <text:list-item>
                        <text:list text:style-name="a210">
                          <text:list-item>
                            <text:p text:style-name="a209" text:class-names="" text:cond-style-name=""><text:span text:style-name="a206" text:class-names="">第<text:s text:c="1"/></text:span><text:span text:style-name="a207" text:class-names="">4<text:s text:c="1"/></text:span><text:span text:style-name="a208" text:class-names="">レベル</text:span></text:p>
                          </text:list-item>
                        </text:list>
                      </text:list-item>
                    </text:list>
                  </text:list-item>
                </text:list>
              </text:list-item>
            </text:list>
            <text:list text:style-name="a215">
              <text:list-item>
                <text:list text:style-name="a215">
                  <text:list-item>
                    <text:list text:style-name="a215">
                      <text:list-item>
                        <text:list text:style-name="a215">
                          <text:list-item>
                            <text:list text:style-name="a215">
                              <text:list-item>
                                <text:p text:style-name="a214" text:class-names="" text:cond-style-name=""><text:span text:style-name="a211" text:class-names="">第<text:s text:c="1"/></text:span><text:span text:style-name="a212" text:class-names="">5<text:s text:c="1"/></text:span><text:span text:style-name="a213" text:class-names="">レベル</text:span></text:p>
                              </text:list-item>
                            </text:list>
                          </text:list-item>
                        </text:list>
                      </text:list-item>
                    </text:list>
                  </text:list-item>
                </text:list>
              </text:list-item>
            </text:list>
          </draw:text-box>
          <svg:title/>
          <svg:desc/>
        </draw:frame>
        <draw:frame draw:id="id9" presentation:style-name="a219" draw:name="フッター プレースホルダー 5" svg:x="0in" svg:y="9.49826in" svg:width="3.25in" svg:height="0.50174in" presentation:class="footer" presentation:placeholder="false">
          <draw:text-box>
            <text:p text:style-name="a218" text:class-names="" text:cond-style-name=""><text:span text:style-name="a217" text:class-names=""/></text:p>
          </draw:text-box>
          <svg:title/>
          <svg:desc/>
        </draw:frame>
        <draw:frame draw:id="id10" presentation:style-name="a223" draw:name="スライド番号プレースホルダー 6" svg:x="4.24826in" svg:y="9.49826in" svg:width="3.25in" svg:height="0.50174in" presentation:class="page-number" presentation:placeholder="false">
          <draw:text-box>
            <text:p text:style-name="a222" text:class-names="" text:cond-style-name=""><text:span text:style-name="a220" text:class-names=""><text:page-number style:num-format="1" text:fixed="false">‹#›</text:page-number></text:span><text:span text:style-name="a221" text:class-names=""/></text:p>
          </draw:text-box>
          <svg:title/>
          <svg:desc/>
        </draw:frame>
      </presentation:notes>
    </style:master-page>
    <style:master-page style:name="Master1-Layout3-secHead-セクション見出し" style:page-layout-name="pageLayout1" draw:style-name="a225">
      <draw:frame draw:id="id21" presentation:style-name="a229" draw:name="Title 1" svg:x="2.25903in" svg:y="11.6702in" svg:width="28.55684in" svg:height="19.47197in" presentation:class="title" presentation:placeholder="false">
        <draw:text-box>
          <text:p text:style-name="a228" text:class-names="" text:cond-style-name=""><text:span text:style-name="a226" text:class-names="">マスター タイトルの書式設定</text:span><text:span text:style-name="a227" text:class-names=""/></text:p>
        </draw:text-box>
        <svg:title/>
        <svg:desc/>
      </draw:frame>
      <draw:frame draw:id="id22" presentation:style-name="a233" draw:name="Text Placeholder 2" svg:x="2.25903in" svg:y="31.32638in" svg:width="28.55684in" svg:height="10.23985in" presentation:class="outline" presentation:placeholder="false">
        <draw:text-box>
          <text:list text:style-name="a232">
            <text:list-item>
              <text:p text:style-name="a231" text:class-names="" text:cond-style-name=""><text:span text:style-name="a230" text:class-names="">マスター テキストの書式設定</text:span></text:p>
            </text:list-item>
          </text:list>
        </draw:text-box>
        <svg:title/>
        <svg:desc/>
      </draw:frame>
      <draw:frame draw:id="id23" presentation:style-name="a238" draw:name="Date Placeholder 3" svg:x="2.27627in" svg:y="43.38665in" svg:width="7.44961in" svg:height="2.49224in" presentation:class="date-time" presentation:placeholder="false">
        <draw:text-box>
          <text:p text:style-name="a237" text:class-names="" text:cond-style-name=""><text:span text:style-name="a234" text:class-names=""><text:date text:fixed="false" style:data-style-name="a235">2025/2/5</text:date></text:span><text:span text:style-name="a236" text:class-names=""/></text:p>
        </draw:text-box>
        <svg:title/>
        <svg:desc/>
      </draw:frame>
      <draw:frame draw:id="id24" presentation:style-name="a241" draw:name="Footer Placeholder 4" svg:x="10.96748in" svg:y="43.38665in" svg:width="11.17441in" svg:height="2.49224in" presentation:class="footer" presentation:placeholder="false">
        <draw:text-box>
          <text:p text:style-name="a240" text:class-names="" text:cond-style-name=""><text:span text:style-name="a239" text:class-names=""/></text:p>
        </draw:text-box>
        <svg:title/>
        <svg:desc/>
      </draw:frame>
      <draw:frame draw:id="id25" presentation:style-name="a245" draw:name="Slide Number Placeholder 5" svg:x="23.3835in" svg:y="43.38665in" svg:width="7.44961in" svg:height="2.49224in" presentation:class="page-number" presentation:placeholder="false">
        <draw:text-box>
          <text:p text:style-name="a244" text:class-names="" text:cond-style-name=""><text:span text:style-name="a242" text:class-names=""><text:page-number style:num-format="1" text:fixed="false">‹#›</text:page-number></text:span><text:span text:style-name="a243" text:class-names=""/></text:p>
        </draw:text-box>
        <svg:title/>
        <svg:desc/>
      </draw:frame>
      <presentation:notes style:page-layout-name="pageLayout2" draw:style-name="a285">
        <draw:frame draw:id="id5" presentation:style-name="a248" draw:name="ヘッダー プレースホルダー 1" svg:x="0in" svg:y="0in" svg:width="3.25in" svg:height="0.50174in" presentation:class="header" presentation:placeholder="false">
          <draw:text-box>
            <text:p text:style-name="a247" text:class-names="" text:cond-style-name=""><text:span text:style-name="a246" text:class-names=""/></text:p>
          </draw:text-box>
          <svg:title/>
          <svg:desc/>
        </draw:frame>
        <draw:frame draw:id="id6" presentation:style-name="a253" draw:name="日付プレースホルダー 2" svg:x="4.24826in" svg:y="0in" svg:width="3.25in" svg:height="0.50174in" presentation:class="date-time" presentation:placeholder="false">
          <draw:text-box>
            <text:p text:style-name="a252" text:class-names="" text:cond-style-name=""><text:span text:style-name="a249" text:class-names=""><text:date text:fixed="false" style:data-style-name="a250">2025/2/5</text:date></text:span><text:span text:style-name="a251" text:class-names=""/></text:p>
          </draw:text-box>
          <svg:title/>
          <svg:desc/>
        </draw:frame>
        <draw:page-thumbnail svg:x="2.55729in" svg:y="1.25in" svg:width="2.38542in" svg:height="3.375in" presentation:class="page" draw:id="id7" presentation:style-name="a254" draw:name="スライド イメージ プレースホルダー 3">
          <svg:title/>
          <svg:desc/>
        </draw:page-thumbnail>
        <draw:frame draw:id="id8" presentation:style-name="a277" draw:name="ノート プレースホルダー 4" svg:x="0.75in" svg:y="4.8125in" svg:width="6in" svg:height="3.9375in" presentation:class="notes" presentation:placeholder="false">
          <draw:text-box>
            <text:p text:style-name="a256" text:class-names="" text:cond-style-name=""><text:span text:style-name="a255" text:class-names="">マスター テキストの書式設定</text:span></text:p>
            <text:list text:style-name="a261">
              <text:list-item>
                <text:list text:style-name="a261">
                  <text:list-item>
                    <text:p text:style-name="a260" text:class-names="" text:cond-style-name=""><text:span text:style-name="a257" text:class-names="">第<text:s text:c="1"/></text:span><text:span text:style-name="a258" text:class-names="">2<text:s text:c="1"/></text:span><text:span text:style-name="a259" text:class-names="">レベル</text:span></text:p>
                  </text:list-item>
                </text:list>
              </text:list-item>
            </text:list>
            <text:list text:style-name="a266">
              <text:list-item>
                <text:list text:style-name="a266">
                  <text:list-item>
                    <text:list text:style-name="a266">
                      <text:list-item>
                        <text:p text:style-name="a265" text:class-names="" text:cond-style-name=""><text:span text:style-name="a262" text:class-names="">第<text:s text:c="1"/></text:span><text:span text:style-name="a263" text:class-names="">3<text:s text:c="1"/></text:span><text:span text:style-name="a264" text:class-names="">レベル</text:span></text:p>
                      </text:list-item>
                    </text:list>
                  </text:list-item>
                </text:list>
              </text:list-item>
            </text:list>
            <text:list text:style-name="a271">
              <text:list-item>
                <text:list text:style-name="a271">
                  <text:list-item>
                    <text:list text:style-name="a271">
                      <text:list-item>
                        <text:list text:style-name="a271">
                          <text:list-item>
                            <text:p text:style-name="a270" text:class-names="" text:cond-style-name=""><text:span text:style-name="a267" text:class-names="">第<text:s text:c="1"/></text:span><text:span text:style-name="a268" text:class-names="">4<text:s text:c="1"/></text:span><text:span text:style-name="a269" text:class-names="">レベル</text:span></text:p>
                          </text:list-item>
                        </text:list>
                      </text:list-item>
                    </text:list>
                  </text:list-item>
                </text:list>
              </text:list-item>
            </text:list>
            <text:list text:style-name="a276">
              <text:list-item>
                <text:list text:style-name="a276">
                  <text:list-item>
                    <text:list text:style-name="a276">
                      <text:list-item>
                        <text:list text:style-name="a276">
                          <text:list-item>
                            <text:list text:style-name="a276">
                              <text:list-item>
                                <text:p text:style-name="a275" text:class-names="" text:cond-style-name=""><text:span text:style-name="a272" text:class-names="">第<text:s text:c="1"/></text:span><text:span text:style-name="a273" text:class-names="">5<text:s text:c="1"/></text:span><text:span text:style-name="a274" text:class-names="">レベル</text:span></text:p>
                              </text:list-item>
                            </text:list>
                          </text:list-item>
                        </text:list>
                      </text:list-item>
                    </text:list>
                  </text:list-item>
                </text:list>
              </text:list-item>
            </text:list>
          </draw:text-box>
          <svg:title/>
          <svg:desc/>
        </draw:frame>
        <draw:frame draw:id="id9" presentation:style-name="a280" draw:name="フッター プレースホルダー 5" svg:x="0in" svg:y="9.49826in" svg:width="3.25in" svg:height="0.50174in" presentation:class="footer" presentation:placeholder="false">
          <draw:text-box>
            <text:p text:style-name="a279" text:class-names="" text:cond-style-name=""><text:span text:style-name="a278" text:class-names=""/></text:p>
          </draw:text-box>
          <svg:title/>
          <svg:desc/>
        </draw:frame>
        <draw:frame draw:id="id10" presentation:style-name="a284" draw:name="スライド番号プレースホルダー 6" svg:x="4.24826in" svg:y="9.49826in" svg:width="3.25in" svg:height="0.50174in" presentation:class="page-number" presentation:placeholder="false">
          <draw:text-box>
            <text:p text:style-name="a283" text:class-names="" text:cond-style-name=""><text:span text:style-name="a281" text:class-names=""><text:page-number style:num-format="1" text:fixed="false">‹#›</text:page-number></text:span><text:span text:style-name="a282" text:class-names=""/></text:p>
          </draw:text-box>
          <svg:title/>
          <svg:desc/>
        </draw:frame>
      </presentation:notes>
    </style:master-page>
    <style:master-page style:name="Master1-Layout4-twoObj-2-つのコンテンツ" style:page-layout-name="pageLayout1" draw:style-name="a286">
      <draw:frame draw:id="id26" presentation:style-name="a290" draw:name="Title 1" svg:x="2.27627in" svg:y="2.49225in" svg:width="28.55684in" svg:height="9.04792in" presentation:class="title" presentation:placeholder="false">
        <draw:text-box>
          <text:p text:style-name="a289" text:class-names="" text:cond-style-name=""><text:span text:style-name="a287" text:class-names="">マスター タイトルの書式設定</text:span><text:span text:style-name="a288" text:class-names=""/></text:p>
        </draw:text-box>
        <svg:title/>
        <svg:desc/>
      </draw:frame>
      <draw:frame draw:id="id27" presentation:style-name="a315" draw:name="Content Placeholder 2" svg:x="2.27627in" svg:y="12.4612in" svg:width="14.07149in" svg:height="29.701in" presentation:class="object" presentation:placeholder="false">
        <draw:text-box>
          <text:list text:style-name="a293">
            <text:list-item>
              <text:p text:style-name="a292" text:class-names="" text:cond-style-name=""><text:span text:style-name="a291" text:class-names="">マスター テキストの書式設定</text:span></text:p>
            </text:list-item>
          </text:list>
          <text:list text:style-name="a298">
            <text:list-item>
              <text:list text:style-name="a298">
                <text:list-item>
                  <text:p text:style-name="a297" text:class-names="" text:cond-style-name=""><text:span text:style-name="a294" text:class-names="">第<text:s text:c="1"/></text:span><text:span text:style-name="a295" text:class-names="">2<text:s text:c="1"/></text:span><text:span text:style-name="a296" text:class-names="">レベル</text:span></text:p>
                </text:list-item>
              </text:list>
            </text:list-item>
          </text:list>
          <text:list text:style-name="a303">
            <text:list-item>
              <text:list text:style-name="a303">
                <text:list-item>
                  <text:list text:style-name="a303">
                    <text:list-item>
                      <text:p text:style-name="a302" text:class-names="" text:cond-style-name=""><text:span text:style-name="a299" text:class-names="">第<text:s text:c="1"/></text:span><text:span text:style-name="a300" text:class-names="">3<text:s text:c="1"/></text:span><text:span text:style-name="a301" text:class-names="">レベル</text:span></text:p>
                    </text:list-item>
                  </text:list>
                </text:list-item>
              </text:list>
            </text:list-item>
          </text:list>
          <text:list text:style-name="a308">
            <text:list-item>
              <text:list text:style-name="a308">
                <text:list-item>
                  <text:list text:style-name="a308">
                    <text:list-item>
                      <text:list text:style-name="a308">
                        <text:list-item>
                          <text:p text:style-name="a307" text:class-names="" text:cond-style-name=""><text:span text:style-name="a304" text:class-names="">第<text:s text:c="1"/></text:span><text:span text:style-name="a305" text:class-names="">4<text:s text:c="1"/></text:span><text:span text:style-name="a306" text:class-names="">レベル</text:span></text:p>
                        </text:list-item>
                      </text:list>
                    </text:list-item>
                  </text:list>
                </text:list-item>
              </text:list>
            </text:list-item>
          </text:list>
          <text:list text:style-name="a314">
            <text:list-item>
              <text:list text:style-name="a314">
                <text:list-item>
                  <text:list text:style-name="a314">
                    <text:list-item>
                      <text:list text:style-name="a314">
                        <text:list-item>
                          <text:list text:style-name="a314">
                            <text:list-item>
                              <text:p text:style-name="a313" text:class-names="" text:cond-style-name=""><text:span text:style-name="a309" text:class-names="">第<text:s text:c="1"/></text:span><text:span text:style-name="a310" text:class-names="">5<text:s text:c="1"/></text:span><text:span text:style-name="a311" text:class-names="">レベル</text:span><text:span text:style-name="a312" text:class-names=""/></text:p>
                            </text:list-item>
                          </text:list>
                        </text:list-item>
                      </text:list>
                    </text:list-item>
                  </text:list>
                </text:list-item>
              </text:list>
            </text:list-item>
          </text:list>
        </draw:text-box>
        <svg:title/>
        <svg:desc/>
      </draw:frame>
      <draw:frame draw:id="id28" presentation:style-name="a340" draw:name="Content Placeholder 3" svg:x="16.76162in" svg:y="12.4612in" svg:width="14.07149in" svg:height="29.701in" presentation:class="object" presentation:placeholder="false">
        <draw:text-box>
          <text:list text:style-name="a318">
            <text:list-item>
              <text:p text:style-name="a317" text:class-names="" text:cond-style-name=""><text:span text:style-name="a316" text:class-names="">マスター テキストの書式設定</text:span></text:p>
            </text:list-item>
          </text:list>
          <text:list text:style-name="a323">
            <text:list-item>
              <text:list text:style-name="a323">
                <text:list-item>
                  <text:p text:style-name="a322" text:class-names="" text:cond-style-name=""><text:span text:style-name="a319" text:class-names="">第<text:s text:c="1"/></text:span><text:span text:style-name="a320" text:class-names="">2<text:s text:c="1"/></text:span><text:span text:style-name="a321" text:class-names="">レベル</text:span></text:p>
                </text:list-item>
              </text:list>
            </text:list-item>
          </text:list>
          <text:list text:style-name="a328">
            <text:list-item>
              <text:list text:style-name="a328">
                <text:list-item>
                  <text:list text:style-name="a328">
                    <text:list-item>
                      <text:p text:style-name="a327" text:class-names="" text:cond-style-name=""><text:span text:style-name="a324" text:class-names="">第<text:s text:c="1"/></text:span><text:span text:style-name="a325" text:class-names="">3<text:s text:c="1"/></text:span><text:span text:style-name="a326" text:class-names="">レベル</text:span></text:p>
                    </text:list-item>
                  </text:list>
                </text:list-item>
              </text:list>
            </text:list-item>
          </text:list>
          <text:list text:style-name="a333">
            <text:list-item>
              <text:list text:style-name="a333">
                <text:list-item>
                  <text:list text:style-name="a333">
                    <text:list-item>
                      <text:list text:style-name="a333">
                        <text:list-item>
                          <text:p text:style-name="a332" text:class-names="" text:cond-style-name=""><text:span text:style-name="a329" text:class-names="">第<text:s text:c="1"/></text:span><text:span text:style-name="a330" text:class-names="">4<text:s text:c="1"/></text:span><text:span text:style-name="a331" text:class-names="">レベル</text:span></text:p>
                        </text:list-item>
                      </text:list>
                    </text:list-item>
                  </text:list>
                </text:list-item>
              </text:list>
            </text:list-item>
          </text:list>
          <text:list text:style-name="a339">
            <text:list-item>
              <text:list text:style-name="a339">
                <text:list-item>
                  <text:list text:style-name="a339">
                    <text:list-item>
                      <text:list text:style-name="a339">
                        <text:list-item>
                          <text:list text:style-name="a339">
                            <text:list-item>
                              <text:p text:style-name="a338" text:class-names="" text:cond-style-name=""><text:span text:style-name="a334" text:class-names="">第<text:s text:c="1"/></text:span><text:span text:style-name="a335" text:class-names="">5<text:s text:c="1"/></text:span><text:span text:style-name="a336" text:class-names="">レベル</text:span><text:span text:style-name="a337" text:class-names=""/></text:p>
                            </text:list-item>
                          </text:list>
                        </text:list-item>
                      </text:list>
                    </text:list-item>
                  </text:list>
                </text:list-item>
              </text:list>
            </text:list-item>
          </text:list>
        </draw:text-box>
        <svg:title/>
        <svg:desc/>
      </draw:frame>
      <draw:frame draw:id="id29" presentation:style-name="a345" draw:name="Date Placeholder 4" svg:x="2.27627in" svg:y="43.38665in" svg:width="7.44961in" svg:height="2.49224in" presentation:class="date-time" presentation:placeholder="false">
        <draw:text-box>
          <text:p text:style-name="a344" text:class-names="" text:cond-style-name=""><text:span text:style-name="a341" text:class-names=""><text:date text:fixed="false" style:data-style-name="a342">2025/2/5</text:date></text:span><text:span text:style-name="a343" text:class-names=""/></text:p>
        </draw:text-box>
        <svg:title/>
        <svg:desc/>
      </draw:frame>
      <draw:frame draw:id="id30" presentation:style-name="a348" draw:name="Footer Placeholder 5" svg:x="10.96748in" svg:y="43.38665in" svg:width="11.17441in" svg:height="2.49224in" presentation:class="footer" presentation:placeholder="false">
        <draw:text-box>
          <text:p text:style-name="a347" text:class-names="" text:cond-style-name=""><text:span text:style-name="a346" text:class-names=""/></text:p>
        </draw:text-box>
        <svg:title/>
        <svg:desc/>
      </draw:frame>
      <draw:frame draw:id="id31" presentation:style-name="a352" draw:name="Slide Number Placeholder 6" svg:x="23.3835in" svg:y="43.38665in" svg:width="7.44961in" svg:height="2.49224in" presentation:class="page-number" presentation:placeholder="false">
        <draw:text-box>
          <text:p text:style-name="a351" text:class-names="" text:cond-style-name=""><text:span text:style-name="a349" text:class-names=""><text:page-number style:num-format="1" text:fixed="false">‹#›</text:page-number></text:span><text:span text:style-name="a350" text:class-names=""/></text:p>
        </draw:text-box>
        <svg:title/>
        <svg:desc/>
      </draw:frame>
      <presentation:notes style:page-layout-name="pageLayout2" draw:style-name="a392">
        <draw:frame draw:id="id5" presentation:style-name="a355" draw:name="ヘッダー プレースホルダー 1" svg:x="0in" svg:y="0in" svg:width="3.25in" svg:height="0.50174in" presentation:class="header" presentation:placeholder="false">
          <draw:text-box>
            <text:p text:style-name="a354" text:class-names="" text:cond-style-name=""><text:span text:style-name="a353" text:class-names=""/></text:p>
          </draw:text-box>
          <svg:title/>
          <svg:desc/>
        </draw:frame>
        <draw:frame draw:id="id6" presentation:style-name="a360" draw:name="日付プレースホルダー 2" svg:x="4.24826in" svg:y="0in" svg:width="3.25in" svg:height="0.50174in" presentation:class="date-time" presentation:placeholder="false">
          <draw:text-box>
            <text:p text:style-name="a359" text:class-names="" text:cond-style-name=""><text:span text:style-name="a356" text:class-names=""><text:date text:fixed="false" style:data-style-name="a357">2025/2/5</text:date></text:span><text:span text:style-name="a358" text:class-names=""/></text:p>
          </draw:text-box>
          <svg:title/>
          <svg:desc/>
        </draw:frame>
        <draw:page-thumbnail svg:x="2.55729in" svg:y="1.25in" svg:width="2.38542in" svg:height="3.375in" presentation:class="page" draw:id="id7" presentation:style-name="a361" draw:name="スライド イメージ プレースホルダー 3">
          <svg:title/>
          <svg:desc/>
        </draw:page-thumbnail>
        <draw:frame draw:id="id8" presentation:style-name="a384" draw:name="ノート プレースホルダー 4" svg:x="0.75in" svg:y="4.8125in" svg:width="6in" svg:height="3.9375in" presentation:class="notes" presentation:placeholder="false">
          <draw:text-box>
            <text:p text:style-name="a363" text:class-names="" text:cond-style-name=""><text:span text:style-name="a362" text:class-names="">マスター テキストの書式設定</text:span></text:p>
            <text:list text:style-name="a368">
              <text:list-item>
                <text:list text:style-name="a368">
                  <text:list-item>
                    <text:p text:style-name="a367" text:class-names="" text:cond-style-name=""><text:span text:style-name="a364" text:class-names="">第<text:s text:c="1"/></text:span><text:span text:style-name="a365" text:class-names="">2<text:s text:c="1"/></text:span><text:span text:style-name="a366" text:class-names="">レベル</text:span></text:p>
                  </text:list-item>
                </text:list>
              </text:list-item>
            </text:list>
            <text:list text:style-name="a373">
              <text:list-item>
                <text:list text:style-name="a373">
                  <text:list-item>
                    <text:list text:style-name="a373">
                      <text:list-item>
                        <text:p text:style-name="a372" text:class-names="" text:cond-style-name=""><text:span text:style-name="a369" text:class-names="">第<text:s text:c="1"/></text:span><text:span text:style-name="a370" text:class-names="">3<text:s text:c="1"/></text:span><text:span text:style-name="a371" text:class-names="">レベル</text:span></text:p>
                      </text:list-item>
                    </text:list>
                  </text:list-item>
                </text:list>
              </text:list-item>
            </text:list>
            <text:list text:style-name="a378">
              <text:list-item>
                <text:list text:style-name="a378">
                  <text:list-item>
                    <text:list text:style-name="a378">
                      <text:list-item>
                        <text:list text:style-name="a378">
                          <text:list-item>
                            <text:p text:style-name="a377" text:class-names="" text:cond-style-name=""><text:span text:style-name="a374" text:class-names="">第<text:s text:c="1"/></text:span><text:span text:style-name="a375" text:class-names="">4<text:s text:c="1"/></text:span><text:span text:style-name="a376" text:class-names="">レベル</text:span></text:p>
                          </text:list-item>
                        </text:list>
                      </text:list-item>
                    </text:list>
                  </text:list-item>
                </text:list>
              </text:list-item>
            </text:list>
            <text:list text:style-name="a383">
              <text:list-item>
                <text:list text:style-name="a383">
                  <text:list-item>
                    <text:list text:style-name="a383">
                      <text:list-item>
                        <text:list text:style-name="a383">
                          <text:list-item>
                            <text:list text:style-name="a383">
                              <text:list-item>
                                <text:p text:style-name="a382" text:class-names="" text:cond-style-name=""><text:span text:style-name="a379" text:class-names="">第<text:s text:c="1"/></text:span><text:span text:style-name="a380" text:class-names="">5<text:s text:c="1"/></text:span><text:span text:style-name="a381" text:class-names="">レベル</text:span></text:p>
                              </text:list-item>
                            </text:list>
                          </text:list-item>
                        </text:list>
                      </text:list-item>
                    </text:list>
                  </text:list-item>
                </text:list>
              </text:list-item>
            </text:list>
          </draw:text-box>
          <svg:title/>
          <svg:desc/>
        </draw:frame>
        <draw:frame draw:id="id9" presentation:style-name="a387" draw:name="フッター プレースホルダー 5" svg:x="0in" svg:y="9.49826in" svg:width="3.25in" svg:height="0.50174in" presentation:class="footer" presentation:placeholder="false">
          <draw:text-box>
            <text:p text:style-name="a386" text:class-names="" text:cond-style-name=""><text:span text:style-name="a385" text:class-names=""/></text:p>
          </draw:text-box>
          <svg:title/>
          <svg:desc/>
        </draw:frame>
        <draw:frame draw:id="id10" presentation:style-name="a391" draw:name="スライド番号プレースホルダー 6" svg:x="4.24826in" svg:y="9.49826in" svg:width="3.25in" svg:height="0.50174in" presentation:class="page-number" presentation:placeholder="false">
          <draw:text-box>
            <text:p text:style-name="a390" text:class-names="" text:cond-style-name=""><text:span text:style-name="a388" text:class-names=""><text:page-number style:num-format="1" text:fixed="false">‹#›</text:page-number></text:span><text:span text:style-name="a389" text:class-names=""/></text:p>
          </draw:text-box>
          <svg:title/>
          <svg:desc/>
        </draw:frame>
      </presentation:notes>
    </style:master-page>
    <style:master-page style:name="Master1-Layout5-twoTxTwoObj-比較" style:page-layout-name="pageLayout1" draw:style-name="a393">
      <draw:frame draw:id="id32" presentation:style-name="a397" draw:name="Title 1" svg:x="2.28058in" svg:y="2.49225in" svg:width="28.55684in" svg:height="9.04792in" presentation:class="title" presentation:placeholder="false">
        <draw:text-box>
          <text:p text:style-name="a396" text:class-names="" text:cond-style-name=""><text:span text:style-name="a394" text:class-names="">マスター タイトルの書式設定</text:span><text:span text:style-name="a395" text:class-names=""/></text:p>
        </draw:text-box>
        <svg:title/>
        <svg:desc/>
      </draw:frame>
      <draw:frame draw:id="id33" presentation:style-name="a401" draw:name="Text Placeholder 2" svg:x="2.28059in" svg:y="11.47514in" svg:width="14.00682in" svg:height="5.62379in" presentation:class="outline" presentation:placeholder="false">
        <draw:text-box>
          <text:list text:style-name="a400">
            <text:list-item>
              <text:p text:style-name="a399" text:class-names="" text:cond-style-name=""><text:span text:style-name="a398" text:class-names="">マスター テキストの書式設定</text:span></text:p>
            </text:list-item>
          </text:list>
        </draw:text-box>
        <svg:title/>
        <svg:desc/>
      </draw:frame>
      <draw:frame draw:id="id34" presentation:style-name="a426" draw:name="Content Placeholder 3" svg:x="2.28059in" svg:y="17.09893in" svg:width="14.00682in" svg:height="25.14995in" presentation:class="object" presentation:placeholder="false">
        <draw:text-box>
          <text:list text:style-name="a404">
            <text:list-item>
              <text:p text:style-name="a403" text:class-names="" text:cond-style-name=""><text:span text:style-name="a402" text:class-names="">マスター テキストの書式設定</text:span></text:p>
            </text:list-item>
          </text:list>
          <text:list text:style-name="a409">
            <text:list-item>
              <text:list text:style-name="a409">
                <text:list-item>
                  <text:p text:style-name="a408" text:class-names="" text:cond-style-name=""><text:span text:style-name="a405" text:class-names="">第<text:s text:c="1"/></text:span><text:span text:style-name="a406" text:class-names="">2<text:s text:c="1"/></text:span><text:span text:style-name="a407" text:class-names="">レベル</text:span></text:p>
                </text:list-item>
              </text:list>
            </text:list-item>
          </text:list>
          <text:list text:style-name="a414">
            <text:list-item>
              <text:list text:style-name="a414">
                <text:list-item>
                  <text:list text:style-name="a414">
                    <text:list-item>
                      <text:p text:style-name="a413" text:class-names="" text:cond-style-name=""><text:span text:style-name="a410" text:class-names="">第<text:s text:c="1"/></text:span><text:span text:style-name="a411" text:class-names="">3<text:s text:c="1"/></text:span><text:span text:style-name="a412" text:class-names="">レベル</text:span></text:p>
                    </text:list-item>
                  </text:list>
                </text:list-item>
              </text:list>
            </text:list-item>
          </text:list>
          <text:list text:style-name="a419">
            <text:list-item>
              <text:list text:style-name="a419">
                <text:list-item>
                  <text:list text:style-name="a419">
                    <text:list-item>
                      <text:list text:style-name="a419">
                        <text:list-item>
                          <text:p text:style-name="a418" text:class-names="" text:cond-style-name=""><text:span text:style-name="a415" text:class-names="">第<text:s text:c="1"/></text:span><text:span text:style-name="a416" text:class-names="">4<text:s text:c="1"/></text:span><text:span text:style-name="a417" text:class-names="">レベル</text:span></text:p>
                        </text:list-item>
                      </text:list>
                    </text:list-item>
                  </text:list>
                </text:list-item>
              </text:list>
            </text:list-item>
          </text:list>
          <text:list text:style-name="a425">
            <text:list-item>
              <text:list text:style-name="a425">
                <text:list-item>
                  <text:list text:style-name="a425">
                    <text:list-item>
                      <text:list text:style-name="a425">
                        <text:list-item>
                          <text:list text:style-name="a425">
                            <text:list-item>
                              <text:p text:style-name="a424" text:class-names="" text:cond-style-name=""><text:span text:style-name="a420" text:class-names="">第<text:s text:c="1"/></text:span><text:span text:style-name="a421" text:class-names="">5<text:s text:c="1"/></text:span><text:span text:style-name="a422" text:class-names="">レベル</text:span><text:span text:style-name="a423" text:class-names=""/></text:p>
                            </text:list-item>
                          </text:list>
                        </text:list-item>
                      </text:list>
                    </text:list-item>
                  </text:list>
                </text:list-item>
              </text:list>
            </text:list-item>
          </text:list>
        </draw:text-box>
        <svg:title/>
        <svg:desc/>
      </draw:frame>
      <draw:frame draw:id="id35" presentation:style-name="a430" draw:name="Text Placeholder 4" svg:x="16.76162in" svg:y="11.47514in" svg:width="14.0758in" svg:height="5.62379in" presentation:class="outline" presentation:placeholder="false">
        <draw:text-box>
          <text:list text:style-name="a429">
            <text:list-item>
              <text:p text:style-name="a428" text:class-names="" text:cond-style-name=""><text:span text:style-name="a427" text:class-names="">マスター テキストの書式設定</text:span></text:p>
            </text:list-item>
          </text:list>
        </draw:text-box>
        <svg:title/>
        <svg:desc/>
      </draw:frame>
      <draw:frame draw:id="id36" presentation:style-name="a455" draw:name="Content Placeholder 5" svg:x="16.76162in" svg:y="17.09893in" svg:width="14.0758in" svg:height="25.14995in" presentation:class="object" presentation:placeholder="false">
        <draw:text-box>
          <text:list text:style-name="a433">
            <text:list-item>
              <text:p text:style-name="a432" text:class-names="" text:cond-style-name=""><text:span text:style-name="a431" text:class-names="">マスター テキストの書式設定</text:span></text:p>
            </text:list-item>
          </text:list>
          <text:list text:style-name="a438">
            <text:list-item>
              <text:list text:style-name="a438">
                <text:list-item>
                  <text:p text:style-name="a437" text:class-names="" text:cond-style-name=""><text:span text:style-name="a434" text:class-names="">第<text:s text:c="1"/></text:span><text:span text:style-name="a435" text:class-names="">2<text:s text:c="1"/></text:span><text:span text:style-name="a436" text:class-names="">レベル</text:span></text:p>
                </text:list-item>
              </text:list>
            </text:list-item>
          </text:list>
          <text:list text:style-name="a443">
            <text:list-item>
              <text:list text:style-name="a443">
                <text:list-item>
                  <text:list text:style-name="a443">
                    <text:list-item>
                      <text:p text:style-name="a442" text:class-names="" text:cond-style-name=""><text:span text:style-name="a439" text:class-names="">第<text:s text:c="1"/></text:span><text:span text:style-name="a440" text:class-names="">3<text:s text:c="1"/></text:span><text:span text:style-name="a441" text:class-names="">レベル</text:span></text:p>
                    </text:list-item>
                  </text:list>
                </text:list-item>
              </text:list>
            </text:list-item>
          </text:list>
          <text:list text:style-name="a448">
            <text:list-item>
              <text:list text:style-name="a448">
                <text:list-item>
                  <text:list text:style-name="a448">
                    <text:list-item>
                      <text:list text:style-name="a448">
                        <text:list-item>
                          <text:p text:style-name="a447" text:class-names="" text:cond-style-name=""><text:span text:style-name="a444" text:class-names="">第<text:s text:c="1"/></text:span><text:span text:style-name="a445" text:class-names="">4<text:s text:c="1"/></text:span><text:span text:style-name="a446" text:class-names="">レベル</text:span></text:p>
                        </text:list-item>
                      </text:list>
                    </text:list-item>
                  </text:list>
                </text:list-item>
              </text:list>
            </text:list-item>
          </text:list>
          <text:list text:style-name="a454">
            <text:list-item>
              <text:list text:style-name="a454">
                <text:list-item>
                  <text:list text:style-name="a454">
                    <text:list-item>
                      <text:list text:style-name="a454">
                        <text:list-item>
                          <text:list text:style-name="a454">
                            <text:list-item>
                              <text:p text:style-name="a453" text:class-names="" text:cond-style-name=""><text:span text:style-name="a449" text:class-names="">第<text:s text:c="1"/></text:span><text:span text:style-name="a450" text:class-names="">5<text:s text:c="1"/></text:span><text:span text:style-name="a451" text:class-names="">レベル</text:span><text:span text:style-name="a452" text:class-names=""/></text:p>
                            </text:list-item>
                          </text:list>
                        </text:list-item>
                      </text:list>
                    </text:list-item>
                  </text:list>
                </text:list-item>
              </text:list>
            </text:list-item>
          </text:list>
        </draw:text-box>
        <svg:title/>
        <svg:desc/>
      </draw:frame>
      <draw:frame draw:id="id37" presentation:style-name="a460" draw:name="Date Placeholder 6" svg:x="2.27627in" svg:y="43.38665in" svg:width="7.44961in" svg:height="2.49224in" presentation:class="date-time" presentation:placeholder="false">
        <draw:text-box>
          <text:p text:style-name="a459" text:class-names="" text:cond-style-name=""><text:span text:style-name="a456" text:class-names=""><text:date text:fixed="false" style:data-style-name="a457">2025/2/5</text:date></text:span><text:span text:style-name="a458" text:class-names=""/></text:p>
        </draw:text-box>
        <svg:title/>
        <svg:desc/>
      </draw:frame>
      <draw:frame draw:id="id38" presentation:style-name="a463" draw:name="Footer Placeholder 7" svg:x="10.96748in" svg:y="43.38665in" svg:width="11.17441in" svg:height="2.49224in" presentation:class="footer" presentation:placeholder="false">
        <draw:text-box>
          <text:p text:style-name="a462" text:class-names="" text:cond-style-name=""><text:span text:style-name="a461" text:class-names=""/></text:p>
        </draw:text-box>
        <svg:title/>
        <svg:desc/>
      </draw:frame>
      <draw:frame draw:id="id39" presentation:style-name="a467" draw:name="Slide Number Placeholder 8" svg:x="23.3835in" svg:y="43.38665in" svg:width="7.44961in" svg:height="2.49224in" presentation:class="page-number" presentation:placeholder="false">
        <draw:text-box>
          <text:p text:style-name="a466" text:class-names="" text:cond-style-name=""><text:span text:style-name="a464" text:class-names=""><text:page-number style:num-format="1" text:fixed="false">‹#›</text:page-number></text:span><text:span text:style-name="a465" text:class-names=""/></text:p>
        </draw:text-box>
        <svg:title/>
        <svg:desc/>
      </draw:frame>
      <presentation:notes style:page-layout-name="pageLayout2" draw:style-name="a507">
        <draw:frame draw:id="id5" presentation:style-name="a470" draw:name="ヘッダー プレースホルダー 1" svg:x="0in" svg:y="0in" svg:width="3.25in" svg:height="0.50174in" presentation:class="header" presentation:placeholder="false">
          <draw:text-box>
            <text:p text:style-name="a469" text:class-names="" text:cond-style-name=""><text:span text:style-name="a468" text:class-names=""/></text:p>
          </draw:text-box>
          <svg:title/>
          <svg:desc/>
        </draw:frame>
        <draw:frame draw:id="id6" presentation:style-name="a475" draw:name="日付プレースホルダー 2" svg:x="4.24826in" svg:y="0in" svg:width="3.25in" svg:height="0.50174in" presentation:class="date-time" presentation:placeholder="false">
          <draw:text-box>
            <text:p text:style-name="a474" text:class-names="" text:cond-style-name=""><text:span text:style-name="a471" text:class-names=""><text:date text:fixed="false" style:data-style-name="a472">2025/2/5</text:date></text:span><text:span text:style-name="a473" text:class-names=""/></text:p>
          </draw:text-box>
          <svg:title/>
          <svg:desc/>
        </draw:frame>
        <draw:page-thumbnail svg:x="2.55729in" svg:y="1.25in" svg:width="2.38542in" svg:height="3.375in" presentation:class="page" draw:id="id7" presentation:style-name="a476" draw:name="スライド イメージ プレースホルダー 3">
          <svg:title/>
          <svg:desc/>
        </draw:page-thumbnail>
        <draw:frame draw:id="id8" presentation:style-name="a499" draw:name="ノート プレースホルダー 4" svg:x="0.75in" svg:y="4.8125in" svg:width="6in" svg:height="3.9375in" presentation:class="notes" presentation:placeholder="false">
          <draw:text-box>
            <text:p text:style-name="a478" text:class-names="" text:cond-style-name=""><text:span text:style-name="a477" text:class-names="">マスター テキストの書式設定</text:span></text:p>
            <text:list text:style-name="a483">
              <text:list-item>
                <text:list text:style-name="a483">
                  <text:list-item>
                    <text:p text:style-name="a482" text:class-names="" text:cond-style-name=""><text:span text:style-name="a479" text:class-names="">第<text:s text:c="1"/></text:span><text:span text:style-name="a480" text:class-names="">2<text:s text:c="1"/></text:span><text:span text:style-name="a481" text:class-names="">レベル</text:span></text:p>
                  </text:list-item>
                </text:list>
              </text:list-item>
            </text:list>
            <text:list text:style-name="a488">
              <text:list-item>
                <text:list text:style-name="a488">
                  <text:list-item>
                    <text:list text:style-name="a488">
                      <text:list-item>
                        <text:p text:style-name="a487" text:class-names="" text:cond-style-name=""><text:span text:style-name="a484" text:class-names="">第<text:s text:c="1"/></text:span><text:span text:style-name="a485" text:class-names="">3<text:s text:c="1"/></text:span><text:span text:style-name="a486" text:class-names="">レベル</text:span></text:p>
                      </text:list-item>
                    </text:list>
                  </text:list-item>
                </text:list>
              </text:list-item>
            </text:list>
            <text:list text:style-name="a493">
              <text:list-item>
                <text:list text:style-name="a493">
                  <text:list-item>
                    <text:list text:style-name="a493">
                      <text:list-item>
                        <text:list text:style-name="a493">
                          <text:list-item>
                            <text:p text:style-name="a492" text:class-names="" text:cond-style-name=""><text:span text:style-name="a489" text:class-names="">第<text:s text:c="1"/></text:span><text:span text:style-name="a490" text:class-names="">4<text:s text:c="1"/></text:span><text:span text:style-name="a491" text:class-names="">レベル</text:span></text:p>
                          </text:list-item>
                        </text:list>
                      </text:list-item>
                    </text:list>
                  </text:list-item>
                </text:list>
              </text:list-item>
            </text:list>
            <text:list text:style-name="a498">
              <text:list-item>
                <text:list text:style-name="a498">
                  <text:list-item>
                    <text:list text:style-name="a498">
                      <text:list-item>
                        <text:list text:style-name="a498">
                          <text:list-item>
                            <text:list text:style-name="a498">
                              <text:list-item>
                                <text:p text:style-name="a497" text:class-names="" text:cond-style-name=""><text:span text:style-name="a494" text:class-names="">第<text:s text:c="1"/></text:span><text:span text:style-name="a495" text:class-names="">5<text:s text:c="1"/></text:span><text:span text:style-name="a496" text:class-names="">レベル</text:span></text:p>
                              </text:list-item>
                            </text:list>
                          </text:list-item>
                        </text:list>
                      </text:list-item>
                    </text:list>
                  </text:list-item>
                </text:list>
              </text:list-item>
            </text:list>
          </draw:text-box>
          <svg:title/>
          <svg:desc/>
        </draw:frame>
        <draw:frame draw:id="id9" presentation:style-name="a502" draw:name="フッター プレースホルダー 5" svg:x="0in" svg:y="9.49826in" svg:width="3.25in" svg:height="0.50174in" presentation:class="footer" presentation:placeholder="false">
          <draw:text-box>
            <text:p text:style-name="a501" text:class-names="" text:cond-style-name=""><text:span text:style-name="a500" text:class-names=""/></text:p>
          </draw:text-box>
          <svg:title/>
          <svg:desc/>
        </draw:frame>
        <draw:frame draw:id="id10" presentation:style-name="a506" draw:name="スライド番号プレースホルダー 6" svg:x="4.24826in" svg:y="9.49826in" svg:width="3.25in" svg:height="0.50174in" presentation:class="page-number" presentation:placeholder="false">
          <draw:text-box>
            <text:p text:style-name="a505" text:class-names="" text:cond-style-name=""><text:span text:style-name="a503" text:class-names=""><text:page-number style:num-format="1" text:fixed="false">‹#›</text:page-number></text:span><text:span text:style-name="a504" text:class-names=""/></text:p>
          </draw:text-box>
          <svg:title/>
          <svg:desc/>
        </draw:frame>
      </presentation:notes>
    </style:master-page>
    <style:master-page style:name="Master1-Layout6-titleOnly-タイトルのみ" style:page-layout-name="pageLayout1" draw:style-name="a508">
      <draw:frame draw:id="id40" presentation:style-name="a512" draw:name="Title 1" svg:x="2.27627in" svg:y="2.49225in" svg:width="28.55684in" svg:height="9.04792in" presentation:class="title" presentation:placeholder="false">
        <draw:text-box>
          <text:p text:style-name="a511" text:class-names="" text:cond-style-name=""><text:span text:style-name="a509" text:class-names="">マスター タイトルの書式設定</text:span><text:span text:style-name="a510" text:class-names=""/></text:p>
        </draw:text-box>
        <svg:title/>
        <svg:desc/>
      </draw:frame>
      <draw:frame draw:id="id41" presentation:style-name="a517" draw:name="Date Placeholder 2" svg:x="2.27627in" svg:y="43.38665in" svg:width="7.44961in" svg:height="2.49224in" presentation:class="date-time" presentation:placeholder="false">
        <draw:text-box>
          <text:p text:style-name="a516" text:class-names="" text:cond-style-name=""><text:span text:style-name="a513" text:class-names=""><text:date text:fixed="false" style:data-style-name="a514">2025/2/5</text:date></text:span><text:span text:style-name="a515" text:class-names=""/></text:p>
        </draw:text-box>
        <svg:title/>
        <svg:desc/>
      </draw:frame>
      <draw:frame draw:id="id42" presentation:style-name="a520" draw:name="Footer Placeholder 3" svg:x="10.96748in" svg:y="43.38665in" svg:width="11.17441in" svg:height="2.49224in" presentation:class="footer" presentation:placeholder="false">
        <draw:text-box>
          <text:p text:style-name="a519" text:class-names="" text:cond-style-name=""><text:span text:style-name="a518" text:class-names=""/></text:p>
        </draw:text-box>
        <svg:title/>
        <svg:desc/>
      </draw:frame>
      <draw:frame draw:id="id43" presentation:style-name="a524" draw:name="Slide Number Placeholder 4" svg:x="23.3835in" svg:y="43.38665in" svg:width="7.44961in" svg:height="2.49224in" presentation:class="page-number" presentation:placeholder="false">
        <draw:text-box>
          <text:p text:style-name="a523" text:class-names="" text:cond-style-name=""><text:span text:style-name="a521" text:class-names=""><text:page-number style:num-format="1" text:fixed="false">‹#›</text:page-number></text:span><text:span text:style-name="a522" text:class-names=""/></text:p>
        </draw:text-box>
        <svg:title/>
        <svg:desc/>
      </draw:frame>
      <presentation:notes style:page-layout-name="pageLayout2" draw:style-name="a564">
        <draw:frame draw:id="id5" presentation:style-name="a527" draw:name="ヘッダー プレースホルダー 1" svg:x="0in" svg:y="0in" svg:width="3.25in" svg:height="0.50174in" presentation:class="header" presentation:placeholder="false">
          <draw:text-box>
            <text:p text:style-name="a526" text:class-names="" text:cond-style-name=""><text:span text:style-name="a525" text:class-names=""/></text:p>
          </draw:text-box>
          <svg:title/>
          <svg:desc/>
        </draw:frame>
        <draw:frame draw:id="id6" presentation:style-name="a532" draw:name="日付プレースホルダー 2" svg:x="4.24826in" svg:y="0in" svg:width="3.25in" svg:height="0.50174in" presentation:class="date-time" presentation:placeholder="false">
          <draw:text-box>
            <text:p text:style-name="a531" text:class-names="" text:cond-style-name=""><text:span text:style-name="a528" text:class-names=""><text:date text:fixed="false" style:data-style-name="a529">2025/2/5</text:date></text:span><text:span text:style-name="a530" text:class-names=""/></text:p>
          </draw:text-box>
          <svg:title/>
          <svg:desc/>
        </draw:frame>
        <draw:page-thumbnail svg:x="2.55729in" svg:y="1.25in" svg:width="2.38542in" svg:height="3.375in" presentation:class="page" draw:id="id7" presentation:style-name="a533" draw:name="スライド イメージ プレースホルダー 3">
          <svg:title/>
          <svg:desc/>
        </draw:page-thumbnail>
        <draw:frame draw:id="id8" presentation:style-name="a556" draw:name="ノート プレースホルダー 4" svg:x="0.75in" svg:y="4.8125in" svg:width="6in" svg:height="3.9375in" presentation:class="notes" presentation:placeholder="false">
          <draw:text-box>
            <text:p text:style-name="a535" text:class-names="" text:cond-style-name=""><text:span text:style-name="a534" text:class-names="">マスター テキストの書式設定</text:span></text:p>
            <text:list text:style-name="a540">
              <text:list-item>
                <text:list text:style-name="a540">
                  <text:list-item>
                    <text:p text:style-name="a539" text:class-names="" text:cond-style-name=""><text:span text:style-name="a536" text:class-names="">第<text:s text:c="1"/></text:span><text:span text:style-name="a537" text:class-names="">2<text:s text:c="1"/></text:span><text:span text:style-name="a538" text:class-names="">レベル</text:span></text:p>
                  </text:list-item>
                </text:list>
              </text:list-item>
            </text:list>
            <text:list text:style-name="a545">
              <text:list-item>
                <text:list text:style-name="a545">
                  <text:list-item>
                    <text:list text:style-name="a545">
                      <text:list-item>
                        <text:p text:style-name="a544" text:class-names="" text:cond-style-name=""><text:span text:style-name="a541" text:class-names="">第<text:s text:c="1"/></text:span><text:span text:style-name="a542" text:class-names="">3<text:s text:c="1"/></text:span><text:span text:style-name="a543" text:class-names="">レベル</text:span></text:p>
                      </text:list-item>
                    </text:list>
                  </text:list-item>
                </text:list>
              </text:list-item>
            </text:list>
            <text:list text:style-name="a550">
              <text:list-item>
                <text:list text:style-name="a550">
                  <text:list-item>
                    <text:list text:style-name="a550">
                      <text:list-item>
                        <text:list text:style-name="a550">
                          <text:list-item>
                            <text:p text:style-name="a549" text:class-names="" text:cond-style-name=""><text:span text:style-name="a546" text:class-names="">第<text:s text:c="1"/></text:span><text:span text:style-name="a547" text:class-names="">4<text:s text:c="1"/></text:span><text:span text:style-name="a548" text:class-names="">レベル</text:span></text:p>
                          </text:list-item>
                        </text:list>
                      </text:list-item>
                    </text:list>
                  </text:list-item>
                </text:list>
              </text:list-item>
            </text:list>
            <text:list text:style-name="a555">
              <text:list-item>
                <text:list text:style-name="a555">
                  <text:list-item>
                    <text:list text:style-name="a555">
                      <text:list-item>
                        <text:list text:style-name="a555">
                          <text:list-item>
                            <text:list text:style-name="a555">
                              <text:list-item>
                                <text:p text:style-name="a554" text:class-names="" text:cond-style-name=""><text:span text:style-name="a551" text:class-names="">第<text:s text:c="1"/></text:span><text:span text:style-name="a552" text:class-names="">5<text:s text:c="1"/></text:span><text:span text:style-name="a553" text:class-names="">レベル</text:span></text:p>
                              </text:list-item>
                            </text:list>
                          </text:list-item>
                        </text:list>
                      </text:list-item>
                    </text:list>
                  </text:list-item>
                </text:list>
              </text:list-item>
            </text:list>
          </draw:text-box>
          <svg:title/>
          <svg:desc/>
        </draw:frame>
        <draw:frame draw:id="id9" presentation:style-name="a559" draw:name="フッター プレースホルダー 5" svg:x="0in" svg:y="9.49826in" svg:width="3.25in" svg:height="0.50174in" presentation:class="footer" presentation:placeholder="false">
          <draw:text-box>
            <text:p text:style-name="a558" text:class-names="" text:cond-style-name=""><text:span text:style-name="a557" text:class-names=""/></text:p>
          </draw:text-box>
          <svg:title/>
          <svg:desc/>
        </draw:frame>
        <draw:frame draw:id="id10" presentation:style-name="a563" draw:name="スライド番号プレースホルダー 6" svg:x="4.24826in" svg:y="9.49826in" svg:width="3.25in" svg:height="0.50174in" presentation:class="page-number" presentation:placeholder="false">
          <draw:text-box>
            <text:p text:style-name="a562" text:class-names="" text:cond-style-name=""><text:span text:style-name="a560" text:class-names=""><text:page-number style:num-format="1" text:fixed="false">‹#›</text:page-number></text:span><text:span text:style-name="a561" text:class-names=""/></text:p>
          </draw:text-box>
          <svg:title/>
          <svg:desc/>
        </draw:frame>
      </presentation:notes>
    </style:master-page>
    <style:master-page style:name="Master1-Layout7-blank-白紙" style:page-layout-name="pageLayout1" draw:style-name="a565">
      <draw:frame draw:id="id44" presentation:style-name="a570" draw:name="Date Placeholder 1" svg:x="2.27627in" svg:y="43.38665in" svg:width="7.44961in" svg:height="2.49224in" presentation:class="date-time" presentation:placeholder="false">
        <draw:text-box>
          <text:p text:style-name="a569" text:class-names="" text:cond-style-name=""><text:span text:style-name="a566" text:class-names=""><text:date text:fixed="false" style:data-style-name="a567">2025/2/5</text:date></text:span><text:span text:style-name="a568" text:class-names=""/></text:p>
        </draw:text-box>
        <svg:title/>
        <svg:desc/>
      </draw:frame>
      <draw:frame draw:id="id45" presentation:style-name="a573" draw:name="Footer Placeholder 2" svg:x="10.96748in" svg:y="43.38665in" svg:width="11.17441in" svg:height="2.49224in" presentation:class="footer" presentation:placeholder="false">
        <draw:text-box>
          <text:p text:style-name="a572" text:class-names="" text:cond-style-name=""><text:span text:style-name="a571" text:class-names=""/></text:p>
        </draw:text-box>
        <svg:title/>
        <svg:desc/>
      </draw:frame>
      <draw:frame draw:id="id46" presentation:style-name="a577" draw:name="Slide Number Placeholder 3" svg:x="23.3835in" svg:y="43.38665in" svg:width="7.44961in" svg:height="2.49224in" presentation:class="page-number" presentation:placeholder="false">
        <draw:text-box>
          <text:p text:style-name="a576" text:class-names="" text:cond-style-name=""><text:span text:style-name="a574" text:class-names=""><text:page-number style:num-format="1" text:fixed="false">‹#›</text:page-number></text:span><text:span text:style-name="a575" text:class-names=""/></text:p>
        </draw:text-box>
        <svg:title/>
        <svg:desc/>
      </draw:frame>
      <presentation:notes style:page-layout-name="pageLayout2" draw:style-name="a617">
        <draw:frame draw:id="id5" presentation:style-name="a580" draw:name="ヘッダー プレースホルダー 1" svg:x="0in" svg:y="0in" svg:width="3.25in" svg:height="0.50174in" presentation:class="header" presentation:placeholder="false">
          <draw:text-box>
            <text:p text:style-name="a579" text:class-names="" text:cond-style-name=""><text:span text:style-name="a578" text:class-names=""/></text:p>
          </draw:text-box>
          <svg:title/>
          <svg:desc/>
        </draw:frame>
        <draw:frame draw:id="id6" presentation:style-name="a585" draw:name="日付プレースホルダー 2" svg:x="4.24826in" svg:y="0in" svg:width="3.25in" svg:height="0.50174in" presentation:class="date-time" presentation:placeholder="false">
          <draw:text-box>
            <text:p text:style-name="a584" text:class-names="" text:cond-style-name=""><text:span text:style-name="a581" text:class-names=""><text:date text:fixed="false" style:data-style-name="a582">2025/2/5</text:date></text:span><text:span text:style-name="a583" text:class-names=""/></text:p>
          </draw:text-box>
          <svg:title/>
          <svg:desc/>
        </draw:frame>
        <draw:page-thumbnail svg:x="2.55729in" svg:y="1.25in" svg:width="2.38542in" svg:height="3.375in" presentation:class="page" draw:id="id7" presentation:style-name="a586" draw:name="スライド イメージ プレースホルダー 3">
          <svg:title/>
          <svg:desc/>
        </draw:page-thumbnail>
        <draw:frame draw:id="id8" presentation:style-name="a609" draw:name="ノート プレースホルダー 4" svg:x="0.75in" svg:y="4.8125in" svg:width="6in" svg:height="3.9375in" presentation:class="notes" presentation:placeholder="false">
          <draw:text-box>
            <text:p text:style-name="a588" text:class-names="" text:cond-style-name=""><text:span text:style-name="a587" text:class-names="">マスター テキストの書式設定</text:span></text:p>
            <text:list text:style-name="a593">
              <text:list-item>
                <text:list text:style-name="a593">
                  <text:list-item>
                    <text:p text:style-name="a592" text:class-names="" text:cond-style-name=""><text:span text:style-name="a589" text:class-names="">第<text:s text:c="1"/></text:span><text:span text:style-name="a590" text:class-names="">2<text:s text:c="1"/></text:span><text:span text:style-name="a591" text:class-names="">レベル</text:span></text:p>
                  </text:list-item>
                </text:list>
              </text:list-item>
            </text:list>
            <text:list text:style-name="a598">
              <text:list-item>
                <text:list text:style-name="a598">
                  <text:list-item>
                    <text:list text:style-name="a598">
                      <text:list-item>
                        <text:p text:style-name="a597" text:class-names="" text:cond-style-name=""><text:span text:style-name="a594" text:class-names="">第<text:s text:c="1"/></text:span><text:span text:style-name="a595" text:class-names="">3<text:s text:c="1"/></text:span><text:span text:style-name="a596" text:class-names="">レベル</text:span></text:p>
                      </text:list-item>
                    </text:list>
                  </text:list-item>
                </text:list>
              </text:list-item>
            </text:list>
            <text:list text:style-name="a603">
              <text:list-item>
                <text:list text:style-name="a603">
                  <text:list-item>
                    <text:list text:style-name="a603">
                      <text:list-item>
                        <text:list text:style-name="a603">
                          <text:list-item>
                            <text:p text:style-name="a602" text:class-names="" text:cond-style-name=""><text:span text:style-name="a599" text:class-names="">第<text:s text:c="1"/></text:span><text:span text:style-name="a600" text:class-names="">4<text:s text:c="1"/></text:span><text:span text:style-name="a601" text:class-names="">レベル</text:span></text:p>
                          </text:list-item>
                        </text:list>
                      </text:list-item>
                    </text:list>
                  </text:list-item>
                </text:list>
              </text:list-item>
            </text:list>
            <text:list text:style-name="a608">
              <text:list-item>
                <text:list text:style-name="a608">
                  <text:list-item>
                    <text:list text:style-name="a608">
                      <text:list-item>
                        <text:list text:style-name="a608">
                          <text:list-item>
                            <text:list text:style-name="a608">
                              <text:list-item>
                                <text:p text:style-name="a607" text:class-names="" text:cond-style-name=""><text:span text:style-name="a604" text:class-names="">第<text:s text:c="1"/></text:span><text:span text:style-name="a605" text:class-names="">5<text:s text:c="1"/></text:span><text:span text:style-name="a606" text:class-names="">レベル</text:span></text:p>
                              </text:list-item>
                            </text:list>
                          </text:list-item>
                        </text:list>
                      </text:list-item>
                    </text:list>
                  </text:list-item>
                </text:list>
              </text:list-item>
            </text:list>
          </draw:text-box>
          <svg:title/>
          <svg:desc/>
        </draw:frame>
        <draw:frame draw:id="id9" presentation:style-name="a612" draw:name="フッター プレースホルダー 5" svg:x="0in" svg:y="9.49826in" svg:width="3.25in" svg:height="0.50174in" presentation:class="footer" presentation:placeholder="false">
          <draw:text-box>
            <text:p text:style-name="a611" text:class-names="" text:cond-style-name=""><text:span text:style-name="a610" text:class-names=""/></text:p>
          </draw:text-box>
          <svg:title/>
          <svg:desc/>
        </draw:frame>
        <draw:frame draw:id="id10" presentation:style-name="a616" draw:name="スライド番号プレースホルダー 6" svg:x="4.24826in" svg:y="9.49826in" svg:width="3.25in" svg:height="0.50174in" presentation:class="page-number" presentation:placeholder="false">
          <draw:text-box>
            <text:p text:style-name="a615" text:class-names="" text:cond-style-name=""><text:span text:style-name="a613" text:class-names=""><text:page-number style:num-format="1" text:fixed="false">‹#›</text:page-number></text:span><text:span text:style-name="a614" text:class-names=""/></text:p>
          </draw:text-box>
          <svg:title/>
          <svg:desc/>
        </draw:frame>
      </presentation:notes>
    </style:master-page>
    <style:master-page style:name="Master1-Layout8-objTx-タイトル付きのコンテンツ" style:page-layout-name="pageLayout1" draw:style-name="a618">
      <draw:frame draw:id="id47" presentation:style-name="a622" draw:name="Title 1" svg:x="2.28058in" svg:y="3.12072in" svg:width="10.67864in" svg:height="10.92251in" presentation:class="title" presentation:placeholder="false">
        <draw:text-box>
          <text:p text:style-name="a621" text:class-names="" text:cond-style-name=""><text:span text:style-name="a619" text:class-names="">マスター タイトルの書式設定</text:span><text:span text:style-name="a620" text:class-names=""/></text:p>
        </draw:text-box>
        <svg:title/>
        <svg:desc/>
      </draw:frame>
      <draw:frame draw:id="id48" presentation:style-name="a647" draw:name="Content Placeholder 2" svg:x="14.0758in" svg:y="6.73989in" svg:width="16.76162in" svg:height="33.26598in" presentation:class="object" presentation:placeholder="false">
        <draw:text-box>
          <text:list text:style-name="a625">
            <text:list-item>
              <text:p text:style-name="a624" text:class-names="" text:cond-style-name=""><text:span text:style-name="a623" text:class-names="">マスター テキストの書式設定</text:span></text:p>
            </text:list-item>
          </text:list>
          <text:list text:style-name="a630">
            <text:list-item>
              <text:list text:style-name="a630">
                <text:list-item>
                  <text:p text:style-name="a629" text:class-names="" text:cond-style-name=""><text:span text:style-name="a626" text:class-names="">第<text:s text:c="1"/></text:span><text:span text:style-name="a627" text:class-names="">2<text:s text:c="1"/></text:span><text:span text:style-name="a628" text:class-names="">レベル</text:span></text:p>
                </text:list-item>
              </text:list>
            </text:list-item>
          </text:list>
          <text:list text:style-name="a635">
            <text:list-item>
              <text:list text:style-name="a635">
                <text:list-item>
                  <text:list text:style-name="a635">
                    <text:list-item>
                      <text:p text:style-name="a634" text:class-names="" text:cond-style-name=""><text:span text:style-name="a631" text:class-names="">第<text:s text:c="1"/></text:span><text:span text:style-name="a632" text:class-names="">3<text:s text:c="1"/></text:span><text:span text:style-name="a633" text:class-names="">レベル</text:span></text:p>
                    </text:list-item>
                  </text:list>
                </text:list-item>
              </text:list>
            </text:list-item>
          </text:list>
          <text:list text:style-name="a640">
            <text:list-item>
              <text:list text:style-name="a640">
                <text:list-item>
                  <text:list text:style-name="a640">
                    <text:list-item>
                      <text:list text:style-name="a640">
                        <text:list-item>
                          <text:p text:style-name="a639" text:class-names="" text:cond-style-name=""><text:span text:style-name="a636" text:class-names="">第<text:s text:c="1"/></text:span><text:span text:style-name="a637" text:class-names="">4<text:s text:c="1"/></text:span><text:span text:style-name="a638" text:class-names="">レベル</text:span></text:p>
                        </text:list-item>
                      </text:list>
                    </text:list-item>
                  </text:list>
                </text:list-item>
              </text:list>
            </text:list-item>
          </text:list>
          <text:list text:style-name="a646">
            <text:list-item>
              <text:list text:style-name="a646">
                <text:list-item>
                  <text:list text:style-name="a646">
                    <text:list-item>
                      <text:list text:style-name="a646">
                        <text:list-item>
                          <text:list text:style-name="a646">
                            <text:list-item>
                              <text:p text:style-name="a645" text:class-names="" text:cond-style-name=""><text:span text:style-name="a641" text:class-names="">第<text:s text:c="1"/></text:span><text:span text:style-name="a642" text:class-names="">5<text:s text:c="1"/></text:span><text:span text:style-name="a643" text:class-names="">レベル</text:span><text:span text:style-name="a644" text:class-names=""/></text:p>
                            </text:list-item>
                          </text:list>
                        </text:list-item>
                      </text:list>
                    </text:list-item>
                  </text:list>
                </text:list-item>
              </text:list>
            </text:list-item>
          </text:list>
        </draw:text-box>
        <svg:title/>
        <svg:desc/>
      </draw:frame>
      <draw:frame draw:id="id49" presentation:style-name="a651" draw:name="Text Placeholder 3" svg:x="2.28058in" svg:y="14.04323in" svg:width="10.67864in" svg:height="26.01682in" presentation:class="outline" presentation:placeholder="false">
        <draw:text-box>
          <text:list text:style-name="a650">
            <text:list-item>
              <text:p text:style-name="a649" text:class-names="" text:cond-style-name=""><text:span text:style-name="a648" text:class-names="">マスター テキストの書式設定</text:span></text:p>
            </text:list-item>
          </text:list>
        </draw:text-box>
        <svg:title/>
        <svg:desc/>
      </draw:frame>
      <draw:frame draw:id="id50" presentation:style-name="a656" draw:name="Date Placeholder 4" svg:x="2.27627in" svg:y="43.38665in" svg:width="7.44961in" svg:height="2.49224in" presentation:class="date-time" presentation:placeholder="false">
        <draw:text-box>
          <text:p text:style-name="a655" text:class-names="" text:cond-style-name=""><text:span text:style-name="a652" text:class-names=""><text:date text:fixed="false" style:data-style-name="a653">2025/2/5</text:date></text:span><text:span text:style-name="a654" text:class-names=""/></text:p>
        </draw:text-box>
        <svg:title/>
        <svg:desc/>
      </draw:frame>
      <draw:frame draw:id="id51" presentation:style-name="a659" draw:name="Footer Placeholder 5" svg:x="10.96748in" svg:y="43.38665in" svg:width="11.17441in" svg:height="2.49224in" presentation:class="footer" presentation:placeholder="false">
        <draw:text-box>
          <text:p text:style-name="a658" text:class-names="" text:cond-style-name=""><text:span text:style-name="a657" text:class-names=""/></text:p>
        </draw:text-box>
        <svg:title/>
        <svg:desc/>
      </draw:frame>
      <draw:frame draw:id="id52" presentation:style-name="a663" draw:name="Slide Number Placeholder 6" svg:x="23.3835in" svg:y="43.38665in" svg:width="7.44961in" svg:height="2.49224in" presentation:class="page-number" presentation:placeholder="false">
        <draw:text-box>
          <text:p text:style-name="a662" text:class-names="" text:cond-style-name=""><text:span text:style-name="a660" text:class-names=""><text:page-number style:num-format="1" text:fixed="false">‹#›</text:page-number></text:span><text:span text:style-name="a661" text:class-names=""/></text:p>
        </draw:text-box>
        <svg:title/>
        <svg:desc/>
      </draw:frame>
      <presentation:notes style:page-layout-name="pageLayout2" draw:style-name="a703">
        <draw:frame draw:id="id5" presentation:style-name="a666" draw:name="ヘッダー プレースホルダー 1" svg:x="0in" svg:y="0in" svg:width="3.25in" svg:height="0.50174in" presentation:class="header" presentation:placeholder="false">
          <draw:text-box>
            <text:p text:style-name="a665" text:class-names="" text:cond-style-name=""><text:span text:style-name="a664" text:class-names=""/></text:p>
          </draw:text-box>
          <svg:title/>
          <svg:desc/>
        </draw:frame>
        <draw:frame draw:id="id6" presentation:style-name="a671" draw:name="日付プレースホルダー 2" svg:x="4.24826in" svg:y="0in" svg:width="3.25in" svg:height="0.50174in" presentation:class="date-time" presentation:placeholder="false">
          <draw:text-box>
            <text:p text:style-name="a670" text:class-names="" text:cond-style-name=""><text:span text:style-name="a667" text:class-names=""><text:date text:fixed="false" style:data-style-name="a668">2025/2/5</text:date></text:span><text:span text:style-name="a669" text:class-names=""/></text:p>
          </draw:text-box>
          <svg:title/>
          <svg:desc/>
        </draw:frame>
        <draw:page-thumbnail svg:x="2.55729in" svg:y="1.25in" svg:width="2.38542in" svg:height="3.375in" presentation:class="page" draw:id="id7" presentation:style-name="a672" draw:name="スライド イメージ プレースホルダー 3">
          <svg:title/>
          <svg:desc/>
        </draw:page-thumbnail>
        <draw:frame draw:id="id8" presentation:style-name="a695" draw:name="ノート プレースホルダー 4" svg:x="0.75in" svg:y="4.8125in" svg:width="6in" svg:height="3.9375in" presentation:class="notes" presentation:placeholder="false">
          <draw:text-box>
            <text:p text:style-name="a674" text:class-names="" text:cond-style-name=""><text:span text:style-name="a673" text:class-names="">マスター テキストの書式設定</text:span></text:p>
            <text:list text:style-name="a679">
              <text:list-item>
                <text:list text:style-name="a679">
                  <text:list-item>
                    <text:p text:style-name="a678" text:class-names="" text:cond-style-name=""><text:span text:style-name="a675" text:class-names="">第<text:s text:c="1"/></text:span><text:span text:style-name="a676" text:class-names="">2<text:s text:c="1"/></text:span><text:span text:style-name="a677" text:class-names="">レベル</text:span></text:p>
                  </text:list-item>
                </text:list>
              </text:list-item>
            </text:list>
            <text:list text:style-name="a684">
              <text:list-item>
                <text:list text:style-name="a684">
                  <text:list-item>
                    <text:list text:style-name="a684">
                      <text:list-item>
                        <text:p text:style-name="a683" text:class-names="" text:cond-style-name=""><text:span text:style-name="a680" text:class-names="">第<text:s text:c="1"/></text:span><text:span text:style-name="a681" text:class-names="">3<text:s text:c="1"/></text:span><text:span text:style-name="a682" text:class-names="">レベル</text:span></text:p>
                      </text:list-item>
                    </text:list>
                  </text:list-item>
                </text:list>
              </text:list-item>
            </text:list>
            <text:list text:style-name="a689">
              <text:list-item>
                <text:list text:style-name="a689">
                  <text:list-item>
                    <text:list text:style-name="a689">
                      <text:list-item>
                        <text:list text:style-name="a689">
                          <text:list-item>
                            <text:p text:style-name="a688" text:class-names="" text:cond-style-name=""><text:span text:style-name="a685" text:class-names="">第<text:s text:c="1"/></text:span><text:span text:style-name="a686" text:class-names="">4<text:s text:c="1"/></text:span><text:span text:style-name="a687" text:class-names="">レベル</text:span></text:p>
                          </text:list-item>
                        </text:list>
                      </text:list-item>
                    </text:list>
                  </text:list-item>
                </text:list>
              </text:list-item>
            </text:list>
            <text:list text:style-name="a694">
              <text:list-item>
                <text:list text:style-name="a694">
                  <text:list-item>
                    <text:list text:style-name="a694">
                      <text:list-item>
                        <text:list text:style-name="a694">
                          <text:list-item>
                            <text:list text:style-name="a694">
                              <text:list-item>
                                <text:p text:style-name="a693" text:class-names="" text:cond-style-name=""><text:span text:style-name="a690" text:class-names="">第<text:s text:c="1"/></text:span><text:span text:style-name="a691" text:class-names="">5<text:s text:c="1"/></text:span><text:span text:style-name="a692" text:class-names="">レベル</text:span></text:p>
                              </text:list-item>
                            </text:list>
                          </text:list-item>
                        </text:list>
                      </text:list-item>
                    </text:list>
                  </text:list-item>
                </text:list>
              </text:list-item>
            </text:list>
          </draw:text-box>
          <svg:title/>
          <svg:desc/>
        </draw:frame>
        <draw:frame draw:id="id9" presentation:style-name="a698" draw:name="フッター プレースホルダー 5" svg:x="0in" svg:y="9.49826in" svg:width="3.25in" svg:height="0.50174in" presentation:class="footer" presentation:placeholder="false">
          <draw:text-box>
            <text:p text:style-name="a697" text:class-names="" text:cond-style-name=""><text:span text:style-name="a696" text:class-names=""/></text:p>
          </draw:text-box>
          <svg:title/>
          <svg:desc/>
        </draw:frame>
        <draw:frame draw:id="id10" presentation:style-name="a702" draw:name="スライド番号プレースホルダー 6" svg:x="4.24826in" svg:y="9.49826in" svg:width="3.25in" svg:height="0.50174in" presentation:class="page-number" presentation:placeholder="false">
          <draw:text-box>
            <text:p text:style-name="a701" text:class-names="" text:cond-style-name=""><text:span text:style-name="a699" text:class-names=""><text:page-number style:num-format="1" text:fixed="false">‹#›</text:page-number></text:span><text:span text:style-name="a700" text:class-names=""/></text:p>
          </draw:text-box>
          <svg:title/>
          <svg:desc/>
        </draw:frame>
      </presentation:notes>
    </style:master-page>
    <style:master-page style:name="Master1-Layout9-picTx-タイトル付きの図" style:page-layout-name="pageLayout1" draw:style-name="a704">
      <draw:frame draw:id="id53" presentation:style-name="a708" draw:name="Title 1" svg:x="2.28058in" svg:y="3.12072in" svg:width="10.67864in" svg:height="10.92251in" presentation:class="title" presentation:placeholder="false">
        <draw:text-box>
          <text:p text:style-name="a707" text:class-names="" text:cond-style-name=""><text:span text:style-name="a705" text:class-names="">マスター タイトルの書式設定</text:span><text:span text:style-name="a706" text:class-names=""/></text:p>
        </draw:text-box>
        <svg:title/>
        <svg:desc/>
      </draw:frame>
      <draw:frame draw:id="id54" presentation:style-name="a712" draw:name="Picture Placeholder 2" svg:x="14.0758in" svg:y="6.73989in" svg:width="16.76162in" svg:height="33.26598in" presentation:class="graphic" presentation:placeholder="false">
        <draw:text-box>
          <text:p text:style-name="a711" text:class-names="" text:cond-style-name=""><text:span text:style-name="a709" text:class-names="">アイコンをクリックして図を追加</text:span><text:span text:style-name="a710" text:class-names=""/></text:p>
        </draw:text-box>
        <svg:title/>
        <svg:desc/>
      </draw:frame>
      <draw:frame draw:id="id55" presentation:style-name="a716" draw:name="Text Placeholder 3" svg:x="2.28058in" svg:y="14.04323in" svg:width="10.67864in" svg:height="26.01682in" presentation:class="outline" presentation:placeholder="false">
        <draw:text-box>
          <text:list text:style-name="a715">
            <text:list-item>
              <text:p text:style-name="a714" text:class-names="" text:cond-style-name=""><text:span text:style-name="a713" text:class-names="">マスター テキストの書式設定</text:span></text:p>
            </text:list-item>
          </text:list>
        </draw:text-box>
        <svg:title/>
        <svg:desc/>
      </draw:frame>
      <draw:frame draw:id="id56" presentation:style-name="a721" draw:name="Date Placeholder 4" svg:x="2.27627in" svg:y="43.38665in" svg:width="7.44961in" svg:height="2.49224in" presentation:class="date-time" presentation:placeholder="false">
        <draw:text-box>
          <text:p text:style-name="a720" text:class-names="" text:cond-style-name=""><text:span text:style-name="a717" text:class-names=""><text:date text:fixed="false" style:data-style-name="a718">2025/2/5</text:date></text:span><text:span text:style-name="a719" text:class-names=""/></text:p>
        </draw:text-box>
        <svg:title/>
        <svg:desc/>
      </draw:frame>
      <draw:frame draw:id="id57" presentation:style-name="a724" draw:name="Footer Placeholder 5" svg:x="10.96748in" svg:y="43.38665in" svg:width="11.17441in" svg:height="2.49224in" presentation:class="footer" presentation:placeholder="false">
        <draw:text-box>
          <text:p text:style-name="a723" text:class-names="" text:cond-style-name=""><text:span text:style-name="a722" text:class-names=""/></text:p>
        </draw:text-box>
        <svg:title/>
        <svg:desc/>
      </draw:frame>
      <draw:frame draw:id="id58" presentation:style-name="a728" draw:name="Slide Number Placeholder 6" svg:x="23.3835in" svg:y="43.38665in" svg:width="7.44961in" svg:height="2.49224in" presentation:class="page-number" presentation:placeholder="false">
        <draw:text-box>
          <text:p text:style-name="a727" text:class-names="" text:cond-style-name=""><text:span text:style-name="a725" text:class-names=""><text:page-number style:num-format="1" text:fixed="false">‹#›</text:page-number></text:span><text:span text:style-name="a726" text:class-names=""/></text:p>
        </draw:text-box>
        <svg:title/>
        <svg:desc/>
      </draw:frame>
      <presentation:notes style:page-layout-name="pageLayout2" draw:style-name="a768">
        <draw:frame draw:id="id5" presentation:style-name="a731" draw:name="ヘッダー プレースホルダー 1" svg:x="0in" svg:y="0in" svg:width="3.25in" svg:height="0.50174in" presentation:class="header" presentation:placeholder="false">
          <draw:text-box>
            <text:p text:style-name="a730" text:class-names="" text:cond-style-name=""><text:span text:style-name="a729" text:class-names=""/></text:p>
          </draw:text-box>
          <svg:title/>
          <svg:desc/>
        </draw:frame>
        <draw:frame draw:id="id6" presentation:style-name="a736" draw:name="日付プレースホルダー 2" svg:x="4.24826in" svg:y="0in" svg:width="3.25in" svg:height="0.50174in" presentation:class="date-time" presentation:placeholder="false">
          <draw:text-box>
            <text:p text:style-name="a735" text:class-names="" text:cond-style-name=""><text:span text:style-name="a732" text:class-names=""><text:date text:fixed="false" style:data-style-name="a733">2025/2/5</text:date></text:span><text:span text:style-name="a734" text:class-names=""/></text:p>
          </draw:text-box>
          <svg:title/>
          <svg:desc/>
        </draw:frame>
        <draw:page-thumbnail svg:x="2.55729in" svg:y="1.25in" svg:width="2.38542in" svg:height="3.375in" presentation:class="page" draw:id="id7" presentation:style-name="a737" draw:name="スライド イメージ プレースホルダー 3">
          <svg:title/>
          <svg:desc/>
        </draw:page-thumbnail>
        <draw:frame draw:id="id8" presentation:style-name="a760" draw:name="ノート プレースホルダー 4" svg:x="0.75in" svg:y="4.8125in" svg:width="6in" svg:height="3.9375in" presentation:class="notes" presentation:placeholder="false">
          <draw:text-box>
            <text:p text:style-name="a739" text:class-names="" text:cond-style-name=""><text:span text:style-name="a738" text:class-names="">マスター テキストの書式設定</text:span></text:p>
            <text:list text:style-name="a744">
              <text:list-item>
                <text:list text:style-name="a744">
                  <text:list-item>
                    <text:p text:style-name="a743" text:class-names="" text:cond-style-name=""><text:span text:style-name="a740" text:class-names="">第<text:s text:c="1"/></text:span><text:span text:style-name="a741" text:class-names="">2<text:s text:c="1"/></text:span><text:span text:style-name="a742" text:class-names="">レベル</text:span></text:p>
                  </text:list-item>
                </text:list>
              </text:list-item>
            </text:list>
            <text:list text:style-name="a749">
              <text:list-item>
                <text:list text:style-name="a749">
                  <text:list-item>
                    <text:list text:style-name="a749">
                      <text:list-item>
                        <text:p text:style-name="a748" text:class-names="" text:cond-style-name=""><text:span text:style-name="a745" text:class-names="">第<text:s text:c="1"/></text:span><text:span text:style-name="a746" text:class-names="">3<text:s text:c="1"/></text:span><text:span text:style-name="a747" text:class-names="">レベル</text:span></text:p>
                      </text:list-item>
                    </text:list>
                  </text:list-item>
                </text:list>
              </text:list-item>
            </text:list>
            <text:list text:style-name="a754">
              <text:list-item>
                <text:list text:style-name="a754">
                  <text:list-item>
                    <text:list text:style-name="a754">
                      <text:list-item>
                        <text:list text:style-name="a754">
                          <text:list-item>
                            <text:p text:style-name="a753" text:class-names="" text:cond-style-name=""><text:span text:style-name="a750" text:class-names="">第<text:s text:c="1"/></text:span><text:span text:style-name="a751" text:class-names="">4<text:s text:c="1"/></text:span><text:span text:style-name="a752" text:class-names="">レベル</text:span></text:p>
                          </text:list-item>
                        </text:list>
                      </text:list-item>
                    </text:list>
                  </text:list-item>
                </text:list>
              </text:list-item>
            </text:list>
            <text:list text:style-name="a759">
              <text:list-item>
                <text:list text:style-name="a759">
                  <text:list-item>
                    <text:list text:style-name="a759">
                      <text:list-item>
                        <text:list text:style-name="a759">
                          <text:list-item>
                            <text:list text:style-name="a759">
                              <text:list-item>
                                <text:p text:style-name="a758" text:class-names="" text:cond-style-name=""><text:span text:style-name="a755" text:class-names="">第<text:s text:c="1"/></text:span><text:span text:style-name="a756" text:class-names="">5<text:s text:c="1"/></text:span><text:span text:style-name="a757" text:class-names="">レベル</text:span></text:p>
                              </text:list-item>
                            </text:list>
                          </text:list-item>
                        </text:list>
                      </text:list-item>
                    </text:list>
                  </text:list-item>
                </text:list>
              </text:list-item>
            </text:list>
          </draw:text-box>
          <svg:title/>
          <svg:desc/>
        </draw:frame>
        <draw:frame draw:id="id9" presentation:style-name="a763" draw:name="フッター プレースホルダー 5" svg:x="0in" svg:y="9.49826in" svg:width="3.25in" svg:height="0.50174in" presentation:class="footer" presentation:placeholder="false">
          <draw:text-box>
            <text:p text:style-name="a762" text:class-names="" text:cond-style-name=""><text:span text:style-name="a761" text:class-names=""/></text:p>
          </draw:text-box>
          <svg:title/>
          <svg:desc/>
        </draw:frame>
        <draw:frame draw:id="id10" presentation:style-name="a767" draw:name="スライド番号プレースホルダー 6" svg:x="4.24826in" svg:y="9.49826in" svg:width="3.25in" svg:height="0.50174in" presentation:class="page-number" presentation:placeholder="false">
          <draw:text-box>
            <text:p text:style-name="a766" text:class-names="" text:cond-style-name=""><text:span text:style-name="a764" text:class-names=""><text:page-number style:num-format="1" text:fixed="false">‹#›</text:page-number></text:span><text:span text:style-name="a765" text:class-names=""/></text:p>
          </draw:text-box>
          <svg:title/>
          <svg:desc/>
        </draw:frame>
      </presentation:notes>
    </style:master-page>
    <style:master-page style:name="Master1-Layout10-vertTx-タイトルと縦書きテキスト" style:page-layout-name="pageLayout1" draw:style-name="a769">
      <draw:frame draw:id="id59" presentation:style-name="a773" draw:name="Title 1" svg:x="2.27627in" svg:y="2.49225in" svg:width="28.55684in" svg:height="9.04792in" presentation:class="title" presentation:placeholder="false">
        <draw:text-box>
          <text:p text:style-name="a772" text:class-names="" text:cond-style-name=""><text:span text:style-name="a770" text:class-names="">マスター タイトルの書式設定</text:span><text:span text:style-name="a771" text:class-names=""/></text:p>
        </draw:text-box>
        <svg:title/>
        <svg:desc/>
      </draw:frame>
      <draw:frame draw:id="id60" presentation:style-name="a798" draw:name="Vertical Text Placeholder 2" svg:x="2.27627in" svg:y="12.4612in" svg:width="28.55684in" svg:height="29.701in" presentation:class="outline" presentation:placeholder="false">
        <draw:text-box>
          <text:list text:style-name="a776">
            <text:list-item>
              <text:p text:style-name="a775" text:class-names="" text:cond-style-name=""><text:span text:style-name="a774" text:class-names="">マスター テキストの書式設定</text:span></text:p>
            </text:list-item>
          </text:list>
          <text:list text:style-name="a781">
            <text:list-item>
              <text:list text:style-name="a781">
                <text:list-item>
                  <text:p text:style-name="a780" text:class-names="" text:cond-style-name=""><text:span text:style-name="a777" text:class-names="">第<text:s text:c="1"/></text:span><text:span text:style-name="a778" text:class-names="">2<text:s text:c="1"/></text:span><text:span text:style-name="a779" text:class-names="">レベル</text:span></text:p>
                </text:list-item>
              </text:list>
            </text:list-item>
          </text:list>
          <text:list text:style-name="a786">
            <text:list-item>
              <text:list text:style-name="a786">
                <text:list-item>
                  <text:list text:style-name="a786">
                    <text:list-item>
                      <text:p text:style-name="a785" text:class-names="" text:cond-style-name=""><text:span text:style-name="a782" text:class-names="">第<text:s text:c="1"/></text:span><text:span text:style-name="a783" text:class-names="">3<text:s text:c="1"/></text:span><text:span text:style-name="a784" text:class-names="">レベル</text:span></text:p>
                    </text:list-item>
                  </text:list>
                </text:list-item>
              </text:list>
            </text:list-item>
          </text:list>
          <text:list text:style-name="a791">
            <text:list-item>
              <text:list text:style-name="a791">
                <text:list-item>
                  <text:list text:style-name="a791">
                    <text:list-item>
                      <text:list text:style-name="a791">
                        <text:list-item>
                          <text:p text:style-name="a790" text:class-names="" text:cond-style-name=""><text:span text:style-name="a787" text:class-names="">第<text:s text:c="1"/></text:span><text:span text:style-name="a788" text:class-names="">4<text:s text:c="1"/></text:span><text:span text:style-name="a789" text:class-names="">レベル</text:span></text:p>
                        </text:list-item>
                      </text:list>
                    </text:list-item>
                  </text:list>
                </text:list-item>
              </text:list>
            </text:list-item>
          </text:list>
          <text:list text:style-name="a797">
            <text:list-item>
              <text:list text:style-name="a797">
                <text:list-item>
                  <text:list text:style-name="a797">
                    <text:list-item>
                      <text:list text:style-name="a797">
                        <text:list-item>
                          <text:list text:style-name="a797">
                            <text:list-item>
                              <text:p text:style-name="a796" text:class-names="" text:cond-style-name=""><text:span text:style-name="a792" text:class-names="">第<text:s text:c="1"/></text:span><text:span text:style-name="a793" text:class-names="">5<text:s text:c="1"/></text:span><text:span text:style-name="a794" text:class-names="">レベル</text:span><text:span text:style-name="a795" text:class-names=""/></text:p>
                            </text:list-item>
                          </text:list>
                        </text:list-item>
                      </text:list>
                    </text:list-item>
                  </text:list>
                </text:list-item>
              </text:list>
            </text:list-item>
          </text:list>
        </draw:text-box>
        <svg:title/>
        <svg:desc/>
      </draw:frame>
      <draw:frame draw:id="id61" presentation:style-name="a803" draw:name="Date Placeholder 3" svg:x="2.27627in" svg:y="43.38665in" svg:width="7.44961in" svg:height="2.49224in" presentation:class="date-time" presentation:placeholder="false">
        <draw:text-box>
          <text:p text:style-name="a802" text:class-names="" text:cond-style-name=""><text:span text:style-name="a799" text:class-names=""><text:date text:fixed="false" style:data-style-name="a800">2025/2/5</text:date></text:span><text:span text:style-name="a801" text:class-names=""/></text:p>
        </draw:text-box>
        <svg:title/>
        <svg:desc/>
      </draw:frame>
      <draw:frame draw:id="id62" presentation:style-name="a806" draw:name="Footer Placeholder 4" svg:x="10.96748in" svg:y="43.38665in" svg:width="11.17441in" svg:height="2.49224in" presentation:class="footer" presentation:placeholder="false">
        <draw:text-box>
          <text:p text:style-name="a805" text:class-names="" text:cond-style-name=""><text:span text:style-name="a804" text:class-names=""/></text:p>
        </draw:text-box>
        <svg:title/>
        <svg:desc/>
      </draw:frame>
      <draw:frame draw:id="id63" presentation:style-name="a810" draw:name="Slide Number Placeholder 5" svg:x="23.3835in" svg:y="43.38665in" svg:width="7.44961in" svg:height="2.49224in" presentation:class="page-number" presentation:placeholder="false">
        <draw:text-box>
          <text:p text:style-name="a809" text:class-names="" text:cond-style-name=""><text:span text:style-name="a807" text:class-names=""><text:page-number style:num-format="1" text:fixed="false">‹#›</text:page-number></text:span><text:span text:style-name="a808" text:class-names=""/></text:p>
        </draw:text-box>
        <svg:title/>
        <svg:desc/>
      </draw:frame>
      <presentation:notes style:page-layout-name="pageLayout2" draw:style-name="a850">
        <draw:frame draw:id="id5" presentation:style-name="a813" draw:name="ヘッダー プレースホルダー 1" svg:x="0in" svg:y="0in" svg:width="3.25in" svg:height="0.50174in" presentation:class="header" presentation:placeholder="false">
          <draw:text-box>
            <text:p text:style-name="a812" text:class-names="" text:cond-style-name=""><text:span text:style-name="a811" text:class-names=""/></text:p>
          </draw:text-box>
          <svg:title/>
          <svg:desc/>
        </draw:frame>
        <draw:frame draw:id="id6" presentation:style-name="a818" draw:name="日付プレースホルダー 2" svg:x="4.24826in" svg:y="0in" svg:width="3.25in" svg:height="0.50174in" presentation:class="date-time" presentation:placeholder="false">
          <draw:text-box>
            <text:p text:style-name="a817" text:class-names="" text:cond-style-name=""><text:span text:style-name="a814" text:class-names=""><text:date text:fixed="false" style:data-style-name="a815">2025/2/5</text:date></text:span><text:span text:style-name="a816" text:class-names=""/></text:p>
          </draw:text-box>
          <svg:title/>
          <svg:desc/>
        </draw:frame>
        <draw:page-thumbnail svg:x="2.55729in" svg:y="1.25in" svg:width="2.38542in" svg:height="3.375in" presentation:class="page" draw:id="id7" presentation:style-name="a819" draw:name="スライド イメージ プレースホルダー 3">
          <svg:title/>
          <svg:desc/>
        </draw:page-thumbnail>
        <draw:frame draw:id="id8" presentation:style-name="a842" draw:name="ノート プレースホルダー 4" svg:x="0.75in" svg:y="4.8125in" svg:width="6in" svg:height="3.9375in" presentation:class="notes" presentation:placeholder="false">
          <draw:text-box>
            <text:p text:style-name="a821" text:class-names="" text:cond-style-name=""><text:span text:style-name="a820" text:class-names="">マスター テキストの書式設定</text:span></text:p>
            <text:list text:style-name="a826">
              <text:list-item>
                <text:list text:style-name="a826">
                  <text:list-item>
                    <text:p text:style-name="a825" text:class-names="" text:cond-style-name=""><text:span text:style-name="a822" text:class-names="">第<text:s text:c="1"/></text:span><text:span text:style-name="a823" text:class-names="">2<text:s text:c="1"/></text:span><text:span text:style-name="a824" text:class-names="">レベル</text:span></text:p>
                  </text:list-item>
                </text:list>
              </text:list-item>
            </text:list>
            <text:list text:style-name="a831">
              <text:list-item>
                <text:list text:style-name="a831">
                  <text:list-item>
                    <text:list text:style-name="a831">
                      <text:list-item>
                        <text:p text:style-name="a830" text:class-names="" text:cond-style-name=""><text:span text:style-name="a827" text:class-names="">第<text:s text:c="1"/></text:span><text:span text:style-name="a828" text:class-names="">3<text:s text:c="1"/></text:span><text:span text:style-name="a829" text:class-names="">レベル</text:span></text:p>
                      </text:list-item>
                    </text:list>
                  </text:list-item>
                </text:list>
              </text:list-item>
            </text:list>
            <text:list text:style-name="a836">
              <text:list-item>
                <text:list text:style-name="a836">
                  <text:list-item>
                    <text:list text:style-name="a836">
                      <text:list-item>
                        <text:list text:style-name="a836">
                          <text:list-item>
                            <text:p text:style-name="a835" text:class-names="" text:cond-style-name=""><text:span text:style-name="a832" text:class-names="">第<text:s text:c="1"/></text:span><text:span text:style-name="a833" text:class-names="">4<text:s text:c="1"/></text:span><text:span text:style-name="a834" text:class-names="">レベル</text:span></text:p>
                          </text:list-item>
                        </text:list>
                      </text:list-item>
                    </text:list>
                  </text:list-item>
                </text:list>
              </text:list-item>
            </text:list>
            <text:list text:style-name="a841">
              <text:list-item>
                <text:list text:style-name="a841">
                  <text:list-item>
                    <text:list text:style-name="a841">
                      <text:list-item>
                        <text:list text:style-name="a841">
                          <text:list-item>
                            <text:list text:style-name="a841">
                              <text:list-item>
                                <text:p text:style-name="a840" text:class-names="" text:cond-style-name=""><text:span text:style-name="a837" text:class-names="">第<text:s text:c="1"/></text:span><text:span text:style-name="a838" text:class-names="">5<text:s text:c="1"/></text:span><text:span text:style-name="a839" text:class-names="">レベル</text:span></text:p>
                              </text:list-item>
                            </text:list>
                          </text:list-item>
                        </text:list>
                      </text:list-item>
                    </text:list>
                  </text:list-item>
                </text:list>
              </text:list-item>
            </text:list>
          </draw:text-box>
          <svg:title/>
          <svg:desc/>
        </draw:frame>
        <draw:frame draw:id="id9" presentation:style-name="a845" draw:name="フッター プレースホルダー 5" svg:x="0in" svg:y="9.49826in" svg:width="3.25in" svg:height="0.50174in" presentation:class="footer" presentation:placeholder="false">
          <draw:text-box>
            <text:p text:style-name="a844" text:class-names="" text:cond-style-name=""><text:span text:style-name="a843" text:class-names=""/></text:p>
          </draw:text-box>
          <svg:title/>
          <svg:desc/>
        </draw:frame>
        <draw:frame draw:id="id10" presentation:style-name="a849" draw:name="スライド番号プレースホルダー 6" svg:x="4.24826in" svg:y="9.49826in" svg:width="3.25in" svg:height="0.50174in" presentation:class="page-number" presentation:placeholder="false">
          <draw:text-box>
            <text:p text:style-name="a848" text:class-names="" text:cond-style-name=""><text:span text:style-name="a846" text:class-names=""><text:page-number style:num-format="1" text:fixed="false">‹#›</text:page-number></text:span><text:span text:style-name="a847" text:class-names=""/></text:p>
          </draw:text-box>
          <svg:title/>
          <svg:desc/>
        </draw:frame>
      </presentation:notes>
    </style:master-page>
    <style:master-page style:name="Master1-Layout11-vertTitleAndTx-縦書きタイトルと&#10;縦書きテキスト" style:page-layout-name="pageLayout1" draw:style-name="a851">
      <draw:frame draw:id="id64" presentation:style-name="a855" draw:name="Vertical Title 1" svg:x="23.6939in" svg:y="2.49224in" svg:width="7.13921in" svg:height="39.66996in" presentation:class="title" presentation:placeholder="false">
        <draw:text-box>
          <text:p text:style-name="a854" text:class-names="" text:cond-style-name=""><text:span text:style-name="a852" text:class-names="">マスター タイトルの書式設定</text:span><text:span text:style-name="a853" text:class-names=""/></text:p>
        </draw:text-box>
        <svg:title/>
        <svg:desc/>
      </draw:frame>
      <draw:frame draw:id="id65" presentation:style-name="a880" draw:name="Vertical Text Placeholder 2" svg:x="2.27627in" svg:y="2.49224in" svg:width="21.00376in" svg:height="39.66996in" presentation:class="outline" presentation:placeholder="false">
        <draw:text-box>
          <text:list text:style-name="a858">
            <text:list-item>
              <text:p text:style-name="a857" text:class-names="" text:cond-style-name=""><text:span text:style-name="a856" text:class-names="">マスター テキストの書式設定</text:span></text:p>
            </text:list-item>
          </text:list>
          <text:list text:style-name="a863">
            <text:list-item>
              <text:list text:style-name="a863">
                <text:list-item>
                  <text:p text:style-name="a862" text:class-names="" text:cond-style-name=""><text:span text:style-name="a859" text:class-names="">第<text:s text:c="1"/></text:span><text:span text:style-name="a860" text:class-names="">2<text:s text:c="1"/></text:span><text:span text:style-name="a861" text:class-names="">レベル</text:span></text:p>
                </text:list-item>
              </text:list>
            </text:list-item>
          </text:list>
          <text:list text:style-name="a868">
            <text:list-item>
              <text:list text:style-name="a868">
                <text:list-item>
                  <text:list text:style-name="a868">
                    <text:list-item>
                      <text:p text:style-name="a867" text:class-names="" text:cond-style-name=""><text:span text:style-name="a864" text:class-names="">第<text:s text:c="1"/></text:span><text:span text:style-name="a865" text:class-names="">3<text:s text:c="1"/></text:span><text:span text:style-name="a866" text:class-names="">レベル</text:span></text:p>
                    </text:list-item>
                  </text:list>
                </text:list-item>
              </text:list>
            </text:list-item>
          </text:list>
          <text:list text:style-name="a873">
            <text:list-item>
              <text:list text:style-name="a873">
                <text:list-item>
                  <text:list text:style-name="a873">
                    <text:list-item>
                      <text:list text:style-name="a873">
                        <text:list-item>
                          <text:p text:style-name="a872" text:class-names="" text:cond-style-name=""><text:span text:style-name="a869" text:class-names="">第<text:s text:c="1"/></text:span><text:span text:style-name="a870" text:class-names="">4<text:s text:c="1"/></text:span><text:span text:style-name="a871" text:class-names="">レベル</text:span></text:p>
                        </text:list-item>
                      </text:list>
                    </text:list-item>
                  </text:list>
                </text:list-item>
              </text:list>
            </text:list-item>
          </text:list>
          <text:list text:style-name="a879">
            <text:list-item>
              <text:list text:style-name="a879">
                <text:list-item>
                  <text:list text:style-name="a879">
                    <text:list-item>
                      <text:list text:style-name="a879">
                        <text:list-item>
                          <text:list text:style-name="a879">
                            <text:list-item>
                              <text:p text:style-name="a878" text:class-names="" text:cond-style-name=""><text:span text:style-name="a874" text:class-names="">第<text:s text:c="1"/></text:span><text:span text:style-name="a875" text:class-names="">5<text:s text:c="1"/></text:span><text:span text:style-name="a876" text:class-names="">レベル</text:span><text:span text:style-name="a877" text:class-names=""/></text:p>
                            </text:list-item>
                          </text:list>
                        </text:list-item>
                      </text:list>
                    </text:list-item>
                  </text:list>
                </text:list-item>
              </text:list>
            </text:list-item>
          </text:list>
        </draw:text-box>
        <svg:title/>
        <svg:desc/>
      </draw:frame>
      <draw:frame draw:id="id66" presentation:style-name="a885" draw:name="Date Placeholder 3" svg:x="2.27627in" svg:y="43.38665in" svg:width="7.44961in" svg:height="2.49224in" presentation:class="date-time" presentation:placeholder="false">
        <draw:text-box>
          <text:p text:style-name="a884" text:class-names="" text:cond-style-name=""><text:span text:style-name="a881" text:class-names=""><text:date text:fixed="false" style:data-style-name="a882">2025/2/5</text:date></text:span><text:span text:style-name="a883" text:class-names=""/></text:p>
        </draw:text-box>
        <svg:title/>
        <svg:desc/>
      </draw:frame>
      <draw:frame draw:id="id67" presentation:style-name="a888" draw:name="Footer Placeholder 4" svg:x="10.96748in" svg:y="43.38665in" svg:width="11.17441in" svg:height="2.49224in" presentation:class="footer" presentation:placeholder="false">
        <draw:text-box>
          <text:p text:style-name="a887" text:class-names="" text:cond-style-name=""><text:span text:style-name="a886" text:class-names=""/></text:p>
        </draw:text-box>
        <svg:title/>
        <svg:desc/>
      </draw:frame>
      <draw:frame draw:id="id68" presentation:style-name="a892" draw:name="Slide Number Placeholder 5" svg:x="23.3835in" svg:y="43.38665in" svg:width="7.44961in" svg:height="2.49224in" presentation:class="page-number" presentation:placeholder="false">
        <draw:text-box>
          <text:p text:style-name="a891" text:class-names="" text:cond-style-name=""><text:span text:style-name="a889" text:class-names=""><text:page-number style:num-format="1" text:fixed="false">‹#›</text:page-number></text:span><text:span text:style-name="a890" text:class-names=""/></text:p>
        </draw:text-box>
        <svg:title/>
        <svg:desc/>
      </draw:frame>
      <presentation:notes style:page-layout-name="pageLayout2" draw:style-name="a932">
        <draw:frame draw:id="id5" presentation:style-name="a895" draw:name="ヘッダー プレースホルダー 1" svg:x="0in" svg:y="0in" svg:width="3.25in" svg:height="0.50174in" presentation:class="header" presentation:placeholder="false">
          <draw:text-box>
            <text:p text:style-name="a894" text:class-names="" text:cond-style-name=""><text:span text:style-name="a893" text:class-names=""/></text:p>
          </draw:text-box>
          <svg:title/>
          <svg:desc/>
        </draw:frame>
        <draw:frame draw:id="id6" presentation:style-name="a900" draw:name="日付プレースホルダー 2" svg:x="4.24826in" svg:y="0in" svg:width="3.25in" svg:height="0.50174in" presentation:class="date-time" presentation:placeholder="false">
          <draw:text-box>
            <text:p text:style-name="a899" text:class-names="" text:cond-style-name=""><text:span text:style-name="a896" text:class-names=""><text:date text:fixed="false" style:data-style-name="a897">2025/2/5</text:date></text:span><text:span text:style-name="a898" text:class-names=""/></text:p>
          </draw:text-box>
          <svg:title/>
          <svg:desc/>
        </draw:frame>
        <draw:page-thumbnail svg:x="2.55729in" svg:y="1.25in" svg:width="2.38542in" svg:height="3.375in" presentation:class="page" draw:id="id7" presentation:style-name="a901" draw:name="スライド イメージ プレースホルダー 3">
          <svg:title/>
          <svg:desc/>
        </draw:page-thumbnail>
        <draw:frame draw:id="id8" presentation:style-name="a924" draw:name="ノート プレースホルダー 4" svg:x="0.75in" svg:y="4.8125in" svg:width="6in" svg:height="3.9375in" presentation:class="notes" presentation:placeholder="false">
          <draw:text-box>
            <text:p text:style-name="a903" text:class-names="" text:cond-style-name=""><text:span text:style-name="a902" text:class-names="">マスター テキストの書式設定</text:span></text:p>
            <text:list text:style-name="a908">
              <text:list-item>
                <text:list text:style-name="a908">
                  <text:list-item>
                    <text:p text:style-name="a907" text:class-names="" text:cond-style-name=""><text:span text:style-name="a904" text:class-names="">第<text:s text:c="1"/></text:span><text:span text:style-name="a905" text:class-names="">2<text:s text:c="1"/></text:span><text:span text:style-name="a906" text:class-names="">レベル</text:span></text:p>
                  </text:list-item>
                </text:list>
              </text:list-item>
            </text:list>
            <text:list text:style-name="a913">
              <text:list-item>
                <text:list text:style-name="a913">
                  <text:list-item>
                    <text:list text:style-name="a913">
                      <text:list-item>
                        <text:p text:style-name="a912" text:class-names="" text:cond-style-name=""><text:span text:style-name="a909" text:class-names="">第<text:s text:c="1"/></text:span><text:span text:style-name="a910" text:class-names="">3<text:s text:c="1"/></text:span><text:span text:style-name="a911" text:class-names="">レベル</text:span></text:p>
                      </text:list-item>
                    </text:list>
                  </text:list-item>
                </text:list>
              </text:list-item>
            </text:list>
            <text:list text:style-name="a918">
              <text:list-item>
                <text:list text:style-name="a918">
                  <text:list-item>
                    <text:list text:style-name="a918">
                      <text:list-item>
                        <text:list text:style-name="a918">
                          <text:list-item>
                            <text:p text:style-name="a917" text:class-names="" text:cond-style-name=""><text:span text:style-name="a914" text:class-names="">第<text:s text:c="1"/></text:span><text:span text:style-name="a915" text:class-names="">4<text:s text:c="1"/></text:span><text:span text:style-name="a916" text:class-names="">レベル</text:span></text:p>
                          </text:list-item>
                        </text:list>
                      </text:list-item>
                    </text:list>
                  </text:list-item>
                </text:list>
              </text:list-item>
            </text:list>
            <text:list text:style-name="a923">
              <text:list-item>
                <text:list text:style-name="a923">
                  <text:list-item>
                    <text:list text:style-name="a923">
                      <text:list-item>
                        <text:list text:style-name="a923">
                          <text:list-item>
                            <text:list text:style-name="a923">
                              <text:list-item>
                                <text:p text:style-name="a922" text:class-names="" text:cond-style-name=""><text:span text:style-name="a919" text:class-names="">第<text:s text:c="1"/></text:span><text:span text:style-name="a920" text:class-names="">5<text:s text:c="1"/></text:span><text:span text:style-name="a921" text:class-names="">レベル</text:span></text:p>
                              </text:list-item>
                            </text:list>
                          </text:list-item>
                        </text:list>
                      </text:list-item>
                    </text:list>
                  </text:list-item>
                </text:list>
              </text:list-item>
            </text:list>
          </draw:text-box>
          <svg:title/>
          <svg:desc/>
        </draw:frame>
        <draw:frame draw:id="id9" presentation:style-name="a927" draw:name="フッター プレースホルダー 5" svg:x="0in" svg:y="9.49826in" svg:width="3.25in" svg:height="0.50174in" presentation:class="footer" presentation:placeholder="false">
          <draw:text-box>
            <text:p text:style-name="a926" text:class-names="" text:cond-style-name=""><text:span text:style-name="a925" text:class-names=""/></text:p>
          </draw:text-box>
          <svg:title/>
          <svg:desc/>
        </draw:frame>
        <draw:frame draw:id="id10" presentation:style-name="a931" draw:name="スライド番号プレースホルダー 6" svg:x="4.24826in" svg:y="9.49826in" svg:width="3.25in" svg:height="0.50174in" presentation:class="page-number" presentation:placeholder="false">
          <draw:text-box>
            <text:p text:style-name="a930" text:class-names="" text:cond-style-name=""><text:span text:style-name="a928" text:class-names=""><text:page-number style:num-format="1" text:fixed="false">‹#›</text:page-number></text:span><text:span text:style-name="a929" text:class-names=""/></text:p>
          </draw:text-box>
          <svg:title/>
          <svg:desc/>
        </draw:frame>
      </presentation:notes>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4.0 MicrosoftPowerPoint</meta:generator>
    <dc:title>PowerPoint プレゼンテーション</dc:title>
    <meta:initial-creator>NISHI JINYA</meta:initial-creator>
    <meta:creation-date>2023-10-23T10:12:40Z</meta:creation-date>
    <dc:date>2025-02-19T03:56:32Z</dc:date>
    <meta:print-date>2024-11-16T08:40:32Z</meta:print-date>
    <meta:template xlink:href="Office%202013%20-%202022%20Theme" xlink:type="simple"/>
    <meta:editing-cycles>194</meta:editing-cycles>
  </office:meta>
</office:document-meta>
</file>